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1" svg:font-family="Symbol"/>
    <style:font-face style:name="Wingdings" svg:font-family="Wingdings"/>
    <style:font-face style:name="Times New Roman1" svg:font-family="'Times New Roman'" style:font-family-generic="roman"/>
    <style:font-face style:name="Courier New1" svg:font-family="'Courier New'" style:font-adornments="Normal"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svg:font-family="Cambria"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Liberation Serif1" svg:font-family="'Liberation Serif'" style:font-family-generic="system" style:font-pitch="variable"/>
    <style:font-face style:name="MS Mincho" svg:font-family="'MS Mincho'" style:font-family-generic="system" style:font-pitch="variable"/>
    <style:font-face style:name="OpenSymbol" svg:font-family="OpenSymbol" style:font-family-generic="system" style:font-pitch="variable"/>
    <style:font-face style:name="PMingLiU" svg:font-family="PMingLiU"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Verdana" svg:font-family="Verdana" style:font-family-generic="system" style:font-pitch="variable"/>
  </office:font-face-decls>
  <office:automatic-styles>
    <style:style style:name="P1" style:family="paragraph" style:parent-style-name="Standard">
      <style:paragraph-properties fo:hyphenation-ladder-count="no-limit"/>
      <style:text-properties fo:hyphenate="false" fo:hyphenation-remain-char-count="2" fo:hyphenation-push-char-count="2"/>
    </style:style>
    <style:style style:name="P2" style:family="paragraph" style:parent-style-name="Standard">
      <style:paragraph-properties fo:orphans="2" fo:widows="2"/>
    </style:style>
    <style:style style:name="P3" style:family="paragraph" style:parent-style-name="Standard">
      <style:paragraph-properties fo:orphans="2" fo:widows="2" fo:hyphenation-ladder-count="no-limit"/>
      <style:text-properties fo:hyphenate="false" fo:hyphenation-remain-char-count="2" fo:hyphenation-push-char-count="2"/>
    </style:style>
    <style:style style:name="P4" style:family="paragraph" style:parent-style-name="Standard" style:list-style-name="L9">
      <style:paragraph-properties fo:orphans="2" fo:widows="2"/>
    </style:style>
    <style:style style:name="P5" style:family="paragraph" style:parent-style-name="Standard">
      <style:paragraph-properties fo:text-align="justify" style:justify-single-word="false" fo:orphans="2" fo:widows="2" fo:hyphenation-ladder-count="no-limit"/>
      <style:text-properties fo:language="en" fo:country="US" style:font-name-asian="Arial Unicode MS" style:font-name-complex="Tahoma" style:language-complex="en" style:country-complex="US" fo:hyphenate="false" fo:hyphenation-remain-char-count="2" fo:hyphenation-push-char-count="2"/>
    </style:style>
    <style:style style:name="P6" style:family="paragraph" style:parent-style-name="Standard">
      <style:paragraph-properties fo:text-align="justify" style:justify-single-word="false" fo:orphans="2" fo:widows="2" fo:hyphenation-ladder-count="no-limit"/>
      <style:text-properties fo:language="en" fo:country="US" style:font-name-asian="DejaVu Sans Mono" style:font-name-complex="DejaVu Sans Mono" style:language-complex="en" style:country-complex="US" fo:hyphenate="false" fo:hyphenation-remain-char-count="2" fo:hyphenation-push-char-count="2"/>
    </style:style>
    <style:style style:name="P7" style:family="paragraph" style:parent-style-name="Standard">
      <style:text-properties fo:language="en" fo:country="US" style:font-name-asian="Times New Roman2"/>
    </style:style>
    <style:style style:name="P8" style:family="paragraph" style:parent-style-name="Standard">
      <style:paragraph-properties fo:hyphenation-ladder-count="no-limit"/>
      <style:text-properties fo:language="en" fo:country="US" style:font-name-asian="Times New Roman2" style:language-asian="ar" style:country-asian="SA" style:font-size-complex="10pt" fo:hyphenate="false" fo:hyphenation-remain-char-count="2" fo:hyphenation-push-char-count="2"/>
    </style:style>
    <style:style style:name="P9" style:family="paragraph" style:parent-style-name="Standard">
      <style:text-properties fo:language="en" fo:country="US" style:font-name-asian="Times New Roman2" style:language-asian="de" style:country-asian="DE"/>
    </style:style>
    <style:style style:name="P10"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en" fo:country="US" style:font-name-asian="Times New Roman2" style:language-asian="de" style:country-asian="DE"/>
    </style:style>
    <style:style style:name="P11" style:family="paragraph" style:parent-style-name="Standard">
      <style:paragraph-properties fo:text-align="center" style:justify-single-word="false" fo:orphans="2" fo:widows="2" fo:hyphenation-ladder-count="no-limit"/>
      <style:text-properties fo:language="en" fo:country="US" fo:font-weight="bold" style:font-name-asian="DejaVu Sans" style:font-weight-asian="bold" style:language-complex="en" style:country-complex="US" style:font-weight-complex="bold" fo:hyphenate="false" fo:hyphenation-remain-char-count="2" fo:hyphenation-push-char-count="2"/>
    </style:style>
    <style:style style:name="P12" style:family="paragraph" style:parent-style-name="Standard">
      <style:text-properties fo:language="en" fo:country="US" fo:font-weight="bold" style:font-name-asian="Times New Roman2" style:language-asian="de" style:country-asian="DE" style:font-weight-asian="bold"/>
    </style:style>
    <style:style style:name="P13" style:family="paragraph" style:parent-style-name="Standard">
      <style:text-properties fo:language="en" fo:country="US" fo:font-weight="bold" style:font-name-asian="Times New Roman2" style:font-weight-asian="bold" style:font-weight-complex="bold"/>
    </style:style>
    <style:style style:name="P14" style:family="paragraph" style:parent-style-name="Standard">
      <style:paragraph-properties fo:orphans="2" fo:widows="2"/>
      <style:text-properties fo:language="en" fo:country="US" fo:font-weight="bold" style:font-name-asian="Cambria" style:font-weight-asian="bold"/>
    </style:style>
    <style:style style:name="P15" style:family="paragraph" style:parent-style-name="Standard">
      <style:paragraph-properties fo:orphans="2" fo:widows="2" fo:hyphenation-ladder-count="no-limit"/>
      <style:text-properties fo:language="en" fo:country="US" style:font-name-asian="Liberation Serif1" style:language-complex="en" style:country-complex="US" fo:hyphenate="false" fo:hyphenation-remain-char-count="2" fo:hyphenation-push-char-count="2"/>
    </style:style>
    <style:style style:name="P16" style:family="paragraph" style:parent-style-name="Standard">
      <style:paragraph-properties fo:orphans="2" fo:widows="2" fo:hyphenation-ladder-count="no-limit"/>
      <style:text-properties fo:language="en" fo:country="US" style:font-name-asian="DejaVu Sans" style:language-complex="en" style:country-complex="US" fo:hyphenate="false" fo:hyphenation-remain-char-count="2" fo:hyphenation-push-char-count="2"/>
    </style:style>
    <style:style style:name="P17" style:family="paragraph" style:parent-style-name="Standard">
      <style:text-properties fo:language="en" fo:country="US" fo:font-style="italic" fo:font-weight="bold" style:font-name-asian="Times New Roman2" style:language-asian="de" style:country-asian="DE" style:font-style-asian="italic" style:font-weight-asian="bold"/>
    </style:style>
    <style:style style:name="P18" style:family="paragraph" style:parent-style-name="Standard">
      <style:text-properties fo:language="en" fo:country="US" style:font-name-asian="Cambria"/>
    </style:style>
    <style:style style:name="P19" style:family="paragraph" style:parent-style-name="Standard">
      <style:paragraph-properties fo:orphans="2" fo:widows="2"/>
      <style:text-properties fo:language="en" fo:country="US" style:font-name-asian="Cambria"/>
    </style:style>
    <style:style style:name="P20" style:family="paragraph" style:parent-style-name="Standard">
      <style:paragraph-properties fo:text-align="end" style:justify-single-word="false" fo:orphans="2" fo:widows="2" fo:hyphenation-ladder-count="no-limit"/>
      <style:text-properties fo:hyphenate="false" fo:hyphenation-remain-char-count="2" fo:hyphenation-push-char-count="2"/>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fo:orphans="2" fo:widows="2" fo:hyphenation-ladder-count="no-limit"/>
      <style:text-properties fo:hyphenate="false" fo:hyphenation-remain-char-count="2" fo:hyphenation-push-char-count="2"/>
    </style:style>
    <style:style style:name="P23" style:family="paragraph" style:parent-style-name="Standard" style:list-style-name="L1">
      <style:paragraph-properties fo:text-align="justify" style:justify-single-word="false" fo:orphans="2" fo:widows="2" fo:hyphenation-ladder-count="no-limit"/>
      <style:text-properties fo:hyphenate="false" fo:hyphenation-remain-char-count="2" fo:hyphenation-push-char-count="2"/>
    </style:style>
    <style:style style:name="P24" style:family="paragraph" style:parent-style-name="Standard" style:list-style-name="L2">
      <style:paragraph-properties fo:text-align="justify" style:justify-single-word="false" fo:orphans="2" fo:widows="2" fo:hyphenation-ladder-count="no-limit"/>
      <style:text-properties fo:hyphenate="false" fo:hyphenation-remain-char-count="2" fo:hyphenation-push-char-count="2"/>
    </style:style>
    <style:style style:name="P25" style:family="paragraph" style:parent-style-name="Standard" style:list-style-name="L3">
      <style:paragraph-properties fo:text-align="justify" style:justify-single-word="false" fo:orphans="2" fo:widows="2" fo:hyphenation-ladder-count="no-limit"/>
      <style:text-properties fo:hyphenate="false" fo:hyphenation-remain-char-count="2" fo:hyphenation-push-char-count="2"/>
    </style:style>
    <style:style style:name="P26" style:family="paragraph" style:parent-style-name="Standard" style:list-style-name="L4">
      <style:paragraph-properties fo:text-align="justify" style:justify-single-word="false" fo:orphans="2" fo:widows="2" fo:hyphenation-ladder-count="no-limit"/>
      <style:text-properties fo:hyphenate="false" fo:hyphenation-remain-char-count="2" fo:hyphenation-push-char-count="2"/>
    </style:style>
    <style:style style:name="P27" style:family="paragraph" style:parent-style-name="Standard" style:list-style-name="L5">
      <style:paragraph-properties fo:text-align="justify" style:justify-single-word="false" fo:orphans="2" fo:widows="2" fo:hyphenation-ladder-count="no-limit"/>
      <style:text-properties fo:hyphenate="false" fo:hyphenation-remain-char-count="2" fo:hyphenation-push-char-count="2"/>
    </style:style>
    <style:style style:name="P28" style:family="paragraph" style:parent-style-name="Standard" style:list-style-name="L6">
      <style:paragraph-properties fo:text-align="justify" style:justify-single-word="false" fo:orphans="2" fo:widows="2" fo:hyphenation-ladder-count="no-limit"/>
      <style:text-properties fo:hyphenate="false" fo:hyphenation-remain-char-count="2" fo:hyphenation-push-char-count="2"/>
    </style:style>
    <style:style style:name="P29" style:family="paragraph" style:parent-style-name="Standard">
      <style:paragraph-properties fo:text-align="justify" style:justify-single-word="false" fo:hyphenation-ladder-count="no-limit">
        <style:tab-stops>
          <style:tab-stop style:position="-0.5in"/>
        </style:tab-stops>
      </style:paragraph-properties>
      <style:text-properties fo:hyphenate="false" fo:hyphenation-remain-char-count="2" fo:hyphenation-push-char-count="2"/>
    </style:style>
    <style:style style:name="P30" style:family="paragraph" style:parent-style-name="Standard">
      <style:text-properties style:font-name-asian="Times New Roman2"/>
    </style:style>
    <style:style style:name="P31" style:family="paragraph" style:parent-style-name="Standard">
      <style:paragraph-properties fo:hyphenation-ladder-count="no-limit"/>
      <style:text-properties style:font-name-asian="Times New Roman2" style:language-asian="ar" style:country-asian="SA" fo:hyphenate="false" fo:hyphenation-remain-char-count="2" fo:hyphenation-push-char-count="2"/>
    </style:style>
    <style:style style:name="P32" style:family="paragraph" style:parent-style-name="Standard">
      <style:paragraph-properties fo:hyphenation-ladder-count="no-limit">
        <style:tab-stops>
          <style:tab-stop style:position="3.6071in"/>
        </style:tab-stops>
      </style:paragraph-properties>
      <style:text-properties style:font-name-asian="Times New Roman2" style:language-asian="ar" style:country-asian="SA" fo:hyphenate="false" fo:hyphenation-remain-char-count="2" fo:hyphenation-push-char-count="2"/>
    </style:style>
    <style:style style:name="P33" style:family="paragraph" style:parent-style-name="Standard">
      <style:paragraph-properties fo:text-align="justify" style:justify-single-word="false"/>
      <style:text-properties style:font-name-asian="Times New Roman2" style:language-asian="en" style:country-asian="GB"/>
    </style:style>
    <style:style style:name="P34" style:family="paragraph" style:parent-style-name="Standard">
      <style:paragraph-properties fo:orphans="2" fo:widows="2"/>
      <style:text-properties style:font-name-asian="Times New Roman2" style:language-asian="en" style:country-asian="GB" style:font-name-complex="DejaVu Sans"/>
    </style:style>
    <style:style style:name="P35" style:family="paragraph" style:parent-style-name="Standard">
      <style:paragraph-properties fo:orphans="2" fo:widows="2"/>
      <style:text-properties style:font-name-asian="Times New Roman2" style:language-asian="en" style:country-asian="GB"/>
    </style:style>
    <style:style style:name="P36" style:family="paragraph" style:parent-style-name="Standard">
      <style:text-properties style:font-name-asian="Times New Roman2" style:font-weight-complex="bold"/>
    </style:style>
    <style:style style:name="P37" style:family="paragraph" style:parent-style-name="Standard">
      <style:text-properties style:font-name-asian="Times New Roman2" style:language-asian="de" style:country-asian="DE"/>
    </style:style>
    <style:style style:name="P38"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sian="Times New Roman2" style:language-asian="de" style:country-asian="DE"/>
    </style:style>
    <style:style style:name="P39" style:family="paragraph" style:parent-style-name="Standard">
      <style:paragraph-properties fo:text-align="justify" style:justify-single-word="false"/>
      <style:text-properties style:font-name-asian="Times New Roman2"/>
    </style:style>
    <style:style style:name="P40" style:family="paragraph" style:parent-style-name="Standard">
      <style:paragraph-properties fo:hyphenation-ladder-count="no-limit"/>
      <style:text-properties fo:font-size="9pt" style:font-name-asian="Times New Roman2" style:font-size-asian="9pt" style:language-asian="ar" style:country-asian="SA" style:font-size-complex="9pt" fo:hyphenate="false" fo:hyphenation-remain-char-count="2" fo:hyphenation-push-char-count="2"/>
    </style:style>
    <style:style style:name="P41" style:family="paragraph" style:parent-style-name="Standard">
      <style:paragraph-properties fo:hyphenation-ladder-count="no-limit"/>
      <style:text-properties fo:font-weight="bold" style:font-name-asian="Times New Roman2" style:language-asian="ar" style:country-asian="SA" style:font-weight-asian="bold" fo:hyphenate="false" fo:hyphenation-remain-char-count="2" fo:hyphenation-push-char-count="2"/>
    </style:style>
    <style:style style:name="P42" style:family="paragraph" style:parent-style-name="Standard">
      <style:text-properties fo:font-weight="bold" style:font-name-asian="Times New Roman2" style:language-asian="de" style:country-asian="DE" style:font-weight-asian="bold"/>
    </style:style>
    <style:style style:name="P43" style:family="paragraph" style:parent-style-name="Standard">
      <style:text-properties fo:font-weight="bold" style:font-weight-asian="bold"/>
    </style:style>
    <style:style style:name="P44" style:family="paragraph" style:parent-style-name="Standard">
      <style:paragraph-properties fo:hyphenation-ladder-count="no-limit">
        <style:tab-stops>
          <style:tab-stop style:position="4.8752in"/>
        </style:tab-stops>
      </style:paragraph-properties>
      <style:text-properties fo:hyphenate="false" fo:hyphenation-remain-char-count="2" fo:hyphenation-push-char-count="2"/>
    </style:style>
    <style:style style:name="P45" style:family="paragraph" style:parent-style-name="Standard">
      <style:paragraph-properties fo:text-align="justify" style:justify-single-word="false" fo:hyphenation-ladder-count="no-limit">
        <style:tab-stops>
          <style:tab-stop style:position="-0.5in"/>
        </style:tab-stops>
      </style:paragraph-properties>
      <style:text-properties fo:color="#000000" fo:letter-spacing="-0.0016in" style:font-name-asian="Times New Roman2" style:language-asian="ar" style:country-asian="SA" fo:hyphenate="false" fo:hyphenation-remain-char-count="2" fo:hyphenation-push-char-count="2"/>
    </style:style>
    <style:style style:name="P46"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fo:font-size="10pt" fo:language="en" fo:country="US" style:font-name-asian="Times New Roman2" style:font-size-asian="10pt" style:language-asian="zh" style:country-asian="CN" style:font-size-complex="10pt"/>
    </style:style>
    <style:style style:name="P47" style:family="paragraph" style:parent-style-name="Standard">
      <style:paragraph-properties fo:text-align="justify" style:justify-single-word="false"/>
      <style:text-properties fo:font-size="14pt" style:font-name-asian="Times New Roman2" style:font-size-asian="14pt" style:language-asian="en" style:country-asian="GB" style:font-size-complex="14pt"/>
    </style:style>
    <style:style style:name="P48" style:family="paragraph" style:parent-style-name="Standard">
      <style:text-properties fo:font-size="14pt" fo:font-weight="bold" style:font-name-asian="Calibri1" style:font-size-asian="14pt" style:language-asian="en" style:country-asian="GB" style:font-weight-asian="bold" style:font-size-complex="14pt"/>
    </style:style>
    <style:style style:name="P49" style:family="paragraph" style:parent-style-name="Standard">
      <style:text-properties fo:font-size="14pt" fo:font-weight="bold" style:font-size-asian="14pt" style:font-weight-asian="bold" style:font-size-complex="14pt"/>
    </style:style>
    <style:style style:name="P50" style:family="paragraph" style:parent-style-name="Standard">
      <style:text-properties fo:font-size="14pt" fo:language="en" fo:country="US" fo:font-weight="bold" style:font-name-asian="Times New Roman2" style:font-size-asian="14pt" style:font-weight-asian="bold" style:font-size-complex="14pt"/>
    </style:style>
    <style:style style:name="P51" style:family="paragraph" style:parent-style-name="Standard">
      <style:text-properties fo:font-size="14pt" style:font-name-asian="Verdana" style:font-size-asian="14pt" style:font-size-complex="14pt"/>
    </style:style>
    <style:style style:name="P52" style:family="paragraph" style:parent-style-name="Standard">
      <style:paragraph-properties fo:text-align="justify" style:justify-single-word="false"/>
      <style:text-properties style:font-name-asian="Calibri1" style:font-weight-complex="bold"/>
    </style:style>
    <style:style style:name="P53" style:family="paragraph" style:parent-style-name="Standard">
      <style:text-properties style:font-name-asian="Calibri1" style:language-asian="en" style:country-asian="GB"/>
    </style:style>
    <style:style style:name="P54" style:family="paragraph" style:parent-style-name="Standard">
      <style:text-properties style:font-name="Calibri" fo:font-size="11pt" style:font-name-asian="Times New Roman2" style:font-size-asian="11pt" style:font-size-complex="10pt"/>
    </style:style>
    <style:style style:name="P55" style:family="paragraph" style:parent-style-name="Standard" style:list-style-name="L7"/>
    <style:style style:name="P56"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7" style:family="paragraph" style:parent-style-name="Standard">
      <style:paragraph-properties fo:orphans="2" fo:widows="2"/>
      <style:text-properties fo:font-style="italic" fo:font-weight="bold" style:font-name-asian="Times New Roman2" style:language-asian="en" style:country-asian="GB" style:font-style-asian="italic" style:font-weight-asian="bold" style:font-style-complex="italic"/>
    </style:style>
    <style:style style:name="P58" style:family="paragraph" style:parent-style-name="Standard" style:list-style-name="L8"/>
    <style:style style:name="P59" style:family="paragraph" style:parent-style-name="Standard">
      <style:paragraph-properties fo:text-align="justify" style:justify-single-word="false"/>
      <style:text-properties fo:color="#ff0000" style:font-name-asian="Times New Roman2"/>
    </style:style>
    <style:style style:name="P60" style:family="paragraph" style:parent-style-name="Standard">
      <style:paragraph-properties fo:orphans="2" fo:widows="2"/>
      <style:text-properties style:font-name="Lucida Console" fo:font-size="8pt" style:font-name-asian="Times New Roman2" style:font-size-asian="8pt" style:language-asian="en" style:country-asian="GB" style:font-size-complex="8pt" style:font-style-complex="italic"/>
    </style:style>
    <style:style style:name="P61" style:family="paragraph" style:parent-style-name="Standard">
      <style:text-properties style:font-name-asian="Verdana"/>
    </style:style>
    <style:style style:name="P62" style:family="paragraph" style:parent-style-name="Standard">
      <style:paragraph-properties fo:margin-left="0in" fo:margin-right="0.5in" fo:text-align="justify" style:justify-single-word="false" fo:orphans="2" fo:widows="2" fo:hyphenation-ladder-count="no-limit" fo:text-indent="0in" style:auto-text-indent="false"/>
      <style:text-properties fo:hyphenate="false" fo:hyphenation-remain-char-count="2" fo:hyphenation-push-char-count="2"/>
    </style:style>
    <style:style style:name="P63" style:family="paragraph" style:parent-style-name="Standard">
      <style:paragraph-properties fo:margin-left="0in" fo:margin-right="0.5in" fo:text-align="justify" style:justify-single-word="false" fo:orphans="2" fo:widows="2" fo:hyphenation-ladder-count="no-limit" fo:text-indent="0in" style:auto-text-indent="false"/>
      <style:text-properties fo:language="en" fo:country="US" style:font-name-asian="Arial Unicode MS" style:font-name-complex="Tahoma" style:language-complex="en" style:country-complex="US" fo:hyphenate="false" fo:hyphenation-remain-char-count="2" fo:hyphenation-push-char-count="2"/>
    </style:style>
    <style:style style:name="P64" style:family="paragraph" style:parent-style-name="Standard">
      <style:paragraph-properties fo:margin-left="0.5in" fo:margin-right="0.5in" fo:text-align="justify" style:justify-single-word="false" fo:orphans="2" fo:widows="2" fo:hyphenation-ladder-count="no-limit" fo:text-indent="0in" style:auto-text-indent="false"/>
      <style:text-properties fo:hyphenate="false" fo:hyphenation-remain-char-count="2" fo:hyphenation-push-char-count="2"/>
    </style:style>
    <style:style style:name="P65" style:family="paragraph" style:parent-style-name="Standard">
      <style:paragraph-properties fo:margin-left="0.5in" fo:margin-right="0.5in" fo:text-align="justify" style:justify-single-word="false" fo:orphans="2" fo:widows="2" fo:hyphenation-ladder-count="no-limit" fo:text-indent="0in" style:auto-text-indent="false"/>
      <style:text-properties fo:language="en" fo:country="US" style:font-name-asian="Arial Unicode MS" style:font-name-complex="Tahoma" style:language-complex="en" style:country-complex="US" fo:hyphenate="false" fo:hyphenation-remain-char-count="2" fo:hyphenation-push-char-count="2"/>
    </style:style>
    <style:style style:name="P66" style:family="paragraph" style:parent-style-name="Standard">
      <style:paragraph-properties fo:margin-left="0.5in" fo:margin-right="0in" fo:text-indent="0in" style:auto-text-indent="false"/>
    </style:style>
    <style:style style:name="P67" style:family="paragraph" style:parent-style-name="Standard">
      <style:paragraph-properties fo:margin-left="0.5in" fo:margin-right="0in" fo:text-align="justify" style:justify-single-word="false" fo:text-indent="0in" style:auto-text-indent="false"/>
    </style:style>
    <style:style style:name="P68" style:family="paragraph" style:parent-style-name="Standard">
      <style:paragraph-properties fo:margin-left="0.5in" fo:margin-right="0in" fo:text-align="justify" style:justify-single-word="false" fo:orphans="2" fo:widows="2" fo:hyphenation-ladder-count="no-limit" fo:text-indent="0in" style:auto-text-indent="false"/>
      <style:text-properties fo:hyphenate="false" fo:hyphenation-remain-char-count="2" fo:hyphenation-push-char-count="2"/>
    </style:style>
    <style:style style:name="P69" style:family="paragraph" style:parent-style-name="Standard">
      <style:paragraph-properties fo:margin-left="0.5in" fo:margin-right="0in" fo:text-align="justify" style:justify-single-word="false" fo:orphans="2" fo:widows="2" fo:hyphenation-ladder-count="no-limit" fo:text-indent="0in" style:auto-text-indent="false"/>
      <style:text-properties fo:language="en" fo:country="US" style:font-name-asian="Arial Unicode MS" style:font-name-complex="Tahoma" style:language-complex="en" style:country-complex="US" fo:hyphenate="false" fo:hyphenation-remain-char-count="2" fo:hyphenation-push-char-count="2"/>
    </style:style>
    <style:style style:name="P70" style:family="paragraph" style:parent-style-name="Standard">
      <style:paragraph-properties fo:margin-left="0.5in" fo:margin-right="0in" fo:text-align="end" style:justify-single-word="false" fo:hyphenation-ladder-count="no-limit" fo:text-indent="0in" style:auto-text-indent="false"/>
      <style:text-properties fo:hyphenate="false" fo:hyphenation-remain-char-count="2" fo:hyphenation-push-char-count="2"/>
    </style:style>
    <style:style style:name="P71" style:family="paragraph" style:parent-style-name="Standard">
      <style:paragraph-properties fo:margin-left="0.5in" fo:margin-right="0in" fo:hyphenation-ladder-count="no-limit" fo:text-indent="0in" style:auto-text-indent="false"/>
      <style:text-properties fo:hyphenate="false" fo:hyphenation-remain-char-count="2" fo:hyphenation-push-char-count="2"/>
    </style:style>
    <style:style style:name="P72" style:family="paragraph" style:parent-style-name="Standard">
      <style:paragraph-properties fo:margin-left="0.5in" fo:margin-right="0in" fo:text-align="justify" style:justify-single-word="false" fo:text-indent="0in" style:auto-text-indent="false"/>
      <style:text-properties style:font-name-asian="Times New Roman2"/>
    </style:style>
    <style:style style:name="P73" style:family="paragraph" style:parent-style-name="Standard">
      <style:paragraph-properties fo:margin-left="0.5in" fo:margin-right="0in" fo:text-align="justify" style:justify-single-word="false" fo:text-indent="0in" style:auto-text-indent="false"/>
      <style:text-properties style:font-name-asian="Calibri1"/>
    </style:style>
    <style:style style:name="P74" style:family="paragraph" style:parent-style-name="Standard">
      <style:paragraph-properties fo:margin-left="0.5in" fo:margin-right="0in"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5" style:family="paragraph" style:parent-style-name="Standard">
      <style:paragraph-properties fo:margin-left="0.5in" fo:margin-right="0in" fo:margin-top="0.0693in" fo:margin-bottom="0.0693in" fo:text-align="justify" style:justify-single-word="false" fo:text-indent="0in" style:auto-text-indent="false"/>
    </style:style>
    <style:style style:name="P76" style:family="paragraph" style:parent-style-name="Standard">
      <style:paragraph-properties fo:margin-left="0.5in" fo:margin-right="0in" fo:margin-top="0in" fo:margin-bottom="0.0835in" fo:text-indent="0in" style:auto-text-indent="false"/>
    </style:style>
    <style:style style:name="P77" style:family="paragraph" style:parent-style-name="Standard" style:list-style-name="L2">
      <style:paragraph-properties fo:margin-left="1in" fo:margin-right="0in" fo:text-align="justify" style:justify-single-word="false" fo:orphans="2" fo:widows="2" fo:hyphenation-ladder-count="no-limit" fo:text-indent="0in" style:auto-text-indent="false"/>
      <style:text-properties fo:hyphenate="false" fo:hyphenation-remain-char-count="2" fo:hyphenation-push-char-count="2"/>
    </style:style>
    <style:style style:name="P78" style:family="paragraph" style:parent-style-name="Standard">
      <style:paragraph-properties fo:margin-left="1in" fo:margin-right="0in" fo:text-align="justify" style:justify-single-word="false" fo:orphans="2" fo:widows="2" fo:hyphenation-ladder-count="no-limit" fo:text-indent="0in" style:auto-text-indent="false"/>
      <style:text-properties fo:language="en" fo:country="US" style:font-name-asian="Arial Unicode MS" style:font-name-complex="Tahoma" style:language-complex="en" style:country-complex="US" fo:hyphenate="false" fo:hyphenation-remain-char-count="2" fo:hyphenation-push-char-count="2"/>
    </style:style>
    <style:style style:name="P79" style:family="paragraph" style:parent-style-name="Standard" style:list-style-name="L2">
      <style:paragraph-properties fo:margin-left="1in" fo:margin-right="0in" fo:text-align="justify" style:justify-single-word="false" fo:orphans="2" fo:widows="2" fo:hyphenation-ladder-count="no-limit" fo:text-indent="0in" style:auto-text-indent="false"/>
      <style:text-properties fo:language="en" fo:country="US" style:font-name-asian="Arial Unicode MS" style:font-name-complex="Tahoma" style:language-complex="en" style:country-complex="US" fo:hyphenate="false" fo:hyphenation-remain-char-count="2" fo:hyphenation-push-char-count="2"/>
    </style:style>
    <style:style style:name="P80" style:family="paragraph" style:parent-style-name="Standard">
      <style:paragraph-properties fo:margin-left="0.5in" fo:margin-right="0in" fo:text-indent="-0.5in" style:auto-text-indent="false"/>
    </style:style>
    <style:style style:name="P81" style:family="paragraph" style:parent-style-name="Standard">
      <style:paragraph-properties fo:margin-left="0.5in" fo:margin-right="0in" fo:text-align="justify" style:justify-single-word="false" fo:text-indent="-0.5in" style:auto-text-indent="false"/>
    </style:style>
    <style:style style:name="P82" style:family="paragraph" style:parent-style-name="Standard">
      <style:paragraph-properties fo:margin-left="0.5in" fo:margin-right="0in" fo:text-align="justify" style:justify-single-word="false" fo:orphans="2" fo:widows="2" fo:hyphenation-ladder-count="no-limit" fo:text-indent="-0.5in" style:auto-text-indent="false"/>
      <style:text-properties fo:hyphenate="false" fo:hyphenation-remain-char-count="2" fo:hyphenation-push-char-count="2"/>
    </style:style>
    <style:style style:name="P83" style:family="paragraph" style:parent-style-name="Standard">
      <style:paragraph-properties fo:margin-left="0.5in" fo:margin-right="0in" fo:hyphenation-ladder-count="no-limit" fo:text-indent="-0.5in" style:auto-text-indent="false"/>
      <style:text-properties fo:hyphenate="false" fo:hyphenation-remain-char-count="2" fo:hyphenation-push-char-count="2"/>
    </style:style>
    <style:style style:name="P84" style:family="paragraph" style:parent-style-name="Standard">
      <style:paragraph-properties fo:margin-left="0.5in" fo:margin-right="0in" fo:orphans="2" fo:widows="2" fo:text-indent="-0.5in" style:auto-text-indent="false"/>
    </style:style>
    <style:style style:name="P85" style:family="paragraph" style:parent-style-name="Standard">
      <style:paragraph-properties fo:margin-left="0.5in" fo:margin-right="0in" fo:text-align="justify" style:justify-single-word="false" fo:hyphenation-ladder-count="no-limit" fo:text-indent="-0.5in" style:auto-text-indent="false" fo:keep-with-next="always">
        <style:tab-stops>
          <style:tab-stop style:position="-0.5in"/>
          <style:tab-stop style:position="0in"/>
        </style:tab-stops>
      </style:paragraph-properties>
      <style:text-properties fo:hyphenate="false" fo:hyphenation-remain-char-count="2" fo:hyphenation-push-char-count="2"/>
    </style:style>
    <style:style style:name="P86" style:family="paragraph" style:parent-style-name="Standard">
      <style:paragraph-properties fo:margin-left="0.5in" fo:margin-right="0in" fo:text-align="justify" style:justify-single-word="false" fo:hyphenation-ladder-count="no-limit" fo:text-indent="-0.5in" style:auto-text-indent="false" fo:keep-with-next="always">
        <style:tab-stops>
          <style:tab-stop style:position="-0.5in"/>
        </style:tab-stops>
      </style:paragraph-properties>
      <style:text-properties fo:hyphenate="false" fo:hyphenation-remain-char-count="2" fo:hyphenation-push-char-count="2"/>
    </style:style>
    <style:style style:name="P87" style:family="paragraph" style:parent-style-name="Standard">
      <style:paragraph-properties fo:break-before="page"/>
    </style:style>
    <style:style style:name="P88" style:family="paragraph" style:parent-style-name="Standard">
      <style:paragraph-properties fo:hyphenation-ladder-count="no-limit" fo:break-before="page"/>
      <style:text-properties fo:hyphenate="false" fo:hyphenation-remain-char-count="2" fo:hyphenation-push-char-count="2"/>
    </style:style>
    <style:style style:name="P89" style:family="paragraph" style:parent-style-name="Standard">
      <style:paragraph-properties fo:text-align="justify" style:justify-single-word="false" fo:break-before="page"/>
    </style:style>
    <style:style style:name="P90" style:family="paragraph" style:parent-style-name="Standard">
      <style:paragraph-properties fo:orphans="2" fo:widows="2" fo:break-before="page"/>
    </style:style>
    <style:style style:name="P91" style:family="paragraph" style:parent-style-name="Standard">
      <style:paragraph-properties fo:margin-left="0in" fo:margin-right="0in" fo:text-indent="0.5in" style:auto-text-indent="false"/>
    </style:style>
    <style:style style:name="P92" style:family="paragraph" style:parent-style-name="Standard">
      <style:paragraph-properties fo:margin-left="0in" fo:margin-right="0in" fo:hyphenation-ladder-count="no-limit" fo:text-indent="0.5in" style:auto-text-indent="false"/>
      <style:text-properties fo:hyphenate="false" fo:hyphenation-remain-char-count="2" fo:hyphenation-push-char-count="2"/>
    </style:style>
    <style:style style:name="P93" style:family="paragraph" style:parent-style-name="Standard">
      <style:paragraph-properties fo:margin-left="0in" fo:margin-right="0in" fo:text-align="justify" style:justify-single-word="false" fo:text-indent="0.5in" style:auto-text-indent="false"/>
    </style:style>
    <style:style style:name="P94" style:family="paragraph" style:parent-style-name="Standard">
      <style:paragraph-properties fo:margin-left="0in" fo:margin-right="0in" fo:text-indent="0.5in" style:auto-text-indent="false"/>
      <style:text-properties fo:language="en" fo:country="US" style:font-name-asian="Times New Roman2"/>
    </style:style>
    <style:style style:name="P95" style:family="paragraph" style:parent-style-name="Standard">
      <style:paragraph-properties fo:margin-left="0in" fo:margin-right="0in" fo:orphans="2" fo:widows="2" fo:text-indent="0.5in" style:auto-text-indent="false"/>
    </style:style>
    <style:style style:name="P96" style:family="paragraph" style:parent-style-name="Standard">
      <style:paragraph-properties fo:margin-left="0in" fo:margin-right="0in" fo:margin-top="0in" fo:margin-bottom="0.0835in" fo:text-indent="0.5in" style:auto-text-indent="false"/>
    </style:style>
    <style:style style:name="P97" style:family="paragraph" style:parent-style-name="Standard">
      <style:paragraph-properties fo:margin-left="0in" fo:margin-right="0in" fo:text-indent="0.25in" style:auto-text-indent="false"/>
    </style:style>
    <style:style style:name="P98" style:family="paragraph" style:parent-style-name="Standard">
      <style:paragraph-properties fo:margin-left="0in" fo:margin-right="0in" fo:hyphenation-ladder-count="no-limit" fo:text-indent="0.25in" style:auto-text-indent="false"/>
      <style:text-properties fo:hyphenate="false" fo:hyphenation-remain-char-count="2" fo:hyphenation-push-char-count="2"/>
    </style:style>
    <style:style style:name="P99" style:family="paragraph" style:parent-style-name="Standard">
      <style:paragraph-properties fo:margin-left="0in" fo:margin-right="0in" fo:orphans="2" fo:widows="2" fo:text-indent="0.25in" style:auto-text-indent="false"/>
    </style:style>
    <style:style style:name="P100" style:family="paragraph" style:parent-style-name="Standard">
      <style:paragraph-properties fo:margin-left="0.5in" fo:margin-right="0in" fo:hyphenation-ladder-count="no-limit" fo:text-indent="-0.25in" style:auto-text-indent="false"/>
      <style:text-properties style:font-name-asian="Times New Roman2" style:language-asian="ar" style:country-asian="SA" fo:hyphenate="false" fo:hyphenation-remain-char-count="2" fo:hyphenation-push-char-count="2"/>
    </style:style>
    <style:style style:name="P101" style:family="paragraph" style:parent-style-name="Standard">
      <style:paragraph-properties fo:margin-left="0.5in" fo:margin-right="0in" fo:text-indent="-0.25in" style:auto-text-indent="false">
        <style:tab-stops/>
      </style:paragraph-properties>
    </style:style>
    <style:style style:name="P102" style:family="paragraph" style:parent-style-name="Standard" style:list-style-name="L2">
      <style:paragraph-properties fo:margin-left="0in" fo:margin-right="0in" fo:hyphenation-ladder-count="no-limit" fo:text-indent="-0.25in" style:auto-text-indent="false"/>
      <style:text-properties fo:hyphenate="false" fo:hyphenation-remain-char-count="2" fo:hyphenation-push-char-count="2"/>
    </style:style>
    <style:style style:name="P103" style:family="paragraph" style:parent-style-name="Standard">
      <style:paragraph-properties fo:margin-left="0in" fo:margin-right="-1.2319in" fo:hyphenation-ladder-count="no-limit" fo:text-indent="0in" style:auto-text-indent="false">
        <style:tab-stops>
          <style:tab-stop style:position="3.6071in"/>
        </style:tab-stops>
      </style:paragraph-properties>
      <style:text-properties fo:hyphenate="false" fo:hyphenation-remain-char-count="2" fo:hyphenation-push-char-count="2"/>
    </style:style>
    <style:style style:name="P104" style:family="paragraph" style:parent-style-name="Standard">
      <style:paragraph-properties fo:margin-left="0in" fo:margin-right="-1.2319in" fo:hyphenation-ladder-count="no-limit" fo:text-indent="0in" style:auto-text-indent="false">
        <style:tab-stops>
          <style:tab-stop style:position="3.6071in"/>
        </style:tab-stops>
      </style:paragraph-properties>
      <style:text-properties style:font-name-asian="Times New Roman2" style:language-asian="ar" style:country-asian="SA" fo:hyphenate="false" fo:hyphenation-remain-char-count="2" fo:hyphenation-push-char-count="2"/>
    </style:style>
    <style:style style:name="P105" style:family="paragraph" style:parent-style-name="Standard">
      <style:paragraph-properties fo:margin-left="1in" fo:margin-right="0in" fo:text-align="justify" style:justify-single-word="false" fo:hyphenation-ladder-count="no-limit" fo:text-indent="-1in" style:auto-text-indent="false">
        <style:tab-stops>
          <style:tab-stop style:position="-0.5in"/>
          <style:tab-stop style:position="0in"/>
          <style:tab-stop style:position="0.5in"/>
        </style:tab-stops>
      </style:paragraph-properties>
      <style:text-properties fo:color="#000000" fo:letter-spacing="-0.0016in" style:font-name-asian="Times New Roman2" style:language-asian="ar" style:country-asian="SA" fo:hyphenate="false" fo:hyphenation-remain-char-count="2" fo:hyphenation-push-char-count="2"/>
    </style:style>
    <style:style style:name="P106" style:family="paragraph" style:parent-style-name="Standard">
      <style:paragraph-properties fo:margin-top="0.0693in" fo:margin-bottom="0.0693in" fo:text-align="justify" style:justify-single-word="false"/>
    </style:style>
    <style:style style:name="P107" style:family="paragraph" style:parent-style-name="Standard">
      <style:paragraph-properties fo:margin-top="0.0693in" fo:margin-bottom="0.0693in" fo:text-align="justify" style:justify-single-word="false"/>
      <style:text-properties style:font-name-asian="Times New Roman2" style:language-asian="en" style:country-asian="GB"/>
    </style:style>
    <style:style style:name="P108" style:family="paragraph" style:parent-style-name="Standard">
      <style:paragraph-properties fo:margin-top="0in" fo:margin-bottom="0.139in" fo:line-height="115%"/>
      <style:text-properties fo:font-size="14pt" fo:font-weight="bold" style:font-name-asian="Calibri1" style:font-size-asian="14pt" style:language-asian="en" style:country-asian="GB" style:font-weight-asian="bold" style:font-size-complex="14pt"/>
    </style:style>
    <style:style style:name="P109" style:family="paragraph" style:parent-style-name="Standard" style:list-style-name="L11">
      <style:paragraph-properties fo:margin-top="0in" fo:margin-bottom="0.139in" fo:line-height="115%"/>
    </style:style>
    <style:style style:name="P110" style:family="paragraph" style:parent-style-name="Standard" style:list-style-name="L12">
      <style:paragraph-properties fo:margin-top="0in" fo:margin-bottom="0.139in" fo:line-height="115%"/>
    </style:style>
    <style:style style:name="P111" style:family="paragraph" style:parent-style-name="Standard">
      <style:paragraph-properties fo:margin-top="0in" fo:margin-bottom="0.0835in"/>
    </style:style>
    <style:style style:name="P112" style:family="paragraph" style:parent-style-name="Standard">
      <style:paragraph-properties fo:margin-top="0in" fo:margin-bottom="0.0835in"/>
      <style:text-properties fo:font-weight="bold" style:font-name-asian="Times New Roman2" style:font-weight-asian="bold" style:font-weight-complex="bold"/>
    </style:style>
    <style:style style:name="P113" style:family="paragraph" style:parent-style-name="Standard">
      <style:paragraph-properties fo:margin-top="0in" fo:margin-bottom="0.0835in" fo:orphans="2" fo:widows="2"/>
      <style:text-properties style:font-name-asian="Times New Roman2" style:language-asian="en" style:country-asian="GB" style:font-name-complex="DejaVu Sans"/>
    </style:style>
    <style:style style:name="P114" style:family="paragraph" style:parent-style-name="Standard">
      <style:paragraph-properties fo:margin-top="0in" fo:margin-bottom="0.0835in" fo:break-before="page"/>
    </style:style>
    <style:style style:name="P115" style:family="paragraph" style:parent-style-name="Standard">
      <style:paragraph-properties fo:margin-left="0.3in" fo:margin-right="0in" fo:orphans="2" fo:widows="2" fo:text-indent="-0.3in" style:auto-text-indent="false" fo:break-before="page" fo:keep-with-next="always"/>
    </style:style>
    <style:style style:name="P116" style:family="paragraph" style:parent-style-name="Standard">
      <style:paragraph-properties fo:margin-left="0.3in" fo:margin-right="0in" fo:orphans="2" fo:widows="2" fo:hyphenation-ladder-count="no-limit" fo:text-indent="-0.3in" style:auto-text-indent="false" fo:break-before="page" fo:keep-with-next="always"/>
      <style:text-properties fo:hyphenate="false" fo:hyphenation-remain-char-count="2" fo:hyphenation-push-char-count="2"/>
    </style:style>
    <style:style style:name="P117" style:family="paragraph" style:parent-style-name="Standard">
      <style:paragraph-properties fo:margin-left="0in" fo:margin-right="0in" fo:orphans="2" fo:widows="2" fo:text-indent="0.4925in" style:auto-text-indent="false"/>
    </style:style>
    <style:style style:name="P118" style:family="paragraph" style:parent-style-name="Standard">
      <style:paragraph-properties fo:margin-left="0in" fo:margin-right="0in" fo:orphans="2" fo:widows="2" fo:hyphenation-ladder-count="no-limit" fo:text-indent="0.4925in" style:auto-text-indent="false"/>
      <style:text-properties fo:hyphenate="false" fo:hyphenation-remain-char-count="2" fo:hyphenation-push-char-count="2"/>
    </style:style>
    <style:style style:name="P119" style:family="paragraph" style:parent-style-name="Standard">
      <style:paragraph-properties fo:margin-left="0in" fo:margin-right="0in" fo:text-align="justify" style:justify-single-word="false" fo:orphans="2" fo:widows="2" fo:text-indent="0.4925in" style:auto-text-indent="false"/>
    </style:style>
    <style:style style:name="P120" style:family="paragraph" style:parent-style-name="Standard">
      <style:paragraph-properties fo:margin-left="0in" fo:margin-right="0in" fo:orphans="2" fo:widows="2" fo:text-indent="0.4925in" style:auto-text-indent="false"/>
      <style:text-properties style:font-name-asian="Times New Roman2" style:language-asian="en" style:country-asian="GB"/>
    </style:style>
    <style:style style:name="P121" style:family="paragraph" style:parent-style-name="Standard">
      <style:paragraph-properties fo:orphans="2" fo:widows="2" fo:hyphenation-ladder-count="no-limit" fo:keep-with-next="always"/>
      <style:text-properties fo:hyphenate="false" fo:hyphenation-remain-char-count="2" fo:hyphenation-push-char-count="2"/>
    </style:style>
    <style:style style:name="P122" style:family="paragraph" style:parent-style-name="Standard">
      <style:paragraph-properties fo:margin-left="0.4925in" fo:margin-right="0in" fo:orphans="2" fo:widows="2" fo:hyphenation-ladder-count="no-limit" fo:text-indent="-0.4925in" style:auto-text-indent="false"/>
      <style:text-properties fo:language="en" fo:country="US" style:font-name-asian="Liberation Serif1" style:language-complex="en" style:country-complex="US" fo:hyphenate="false" fo:hyphenation-remain-char-count="2" fo:hyphenation-push-char-count="2"/>
    </style:style>
    <style:style style:name="P123" style:family="paragraph" style:parent-style-name="Standard">
      <style:paragraph-properties fo:margin-left="0.4925in" fo:margin-right="0in" fo:orphans="2" fo:widows="2" fo:text-indent="-0.4925in" style:auto-text-indent="false"/>
    </style:style>
    <style:style style:name="P124" style:family="paragraph" style:parent-style-name="Standard">
      <style:paragraph-properties fo:margin-left="0.4925in" fo:margin-right="0in" fo:orphans="2" fo:widows="2" fo:hyphenation-ladder-count="no-limit" fo:text-indent="-0.4925in" style:auto-text-indent="false"/>
      <style:text-properties fo:hyphenate="false" fo:hyphenation-remain-char-count="2" fo:hyphenation-push-char-count="2"/>
    </style:style>
    <style:style style:name="P125" style:family="paragraph" style:parent-style-name="Standard">
      <style:paragraph-properties fo:margin-left="0.4925in" fo:margin-right="0in" fo:orphans="2" fo:widows="2" fo:text-indent="-0.4925in" style:auto-text-indent="false"/>
      <style:text-properties style:font-name-asian="Times New Roman2" style:language-asian="en" style:country-asian="GB"/>
    </style:style>
    <style:style style:name="P126" style:family="paragraph" style:parent-style-name="Standard">
      <style:paragraph-properties fo:margin-left="0in" fo:margin-right="0in" fo:text-indent="0.4917in" style:auto-text-indent="false"/>
    </style:style>
    <style:style style:name="P127" style:family="paragraph" style:parent-style-name="Standard">
      <style:paragraph-properties fo:margin-left="0.3937in" fo:margin-right="0in"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in"/>
          <style:tab-stop style:position="6.9972in"/>
          <style:tab-stop style:position="7.6335in"/>
          <style:tab-stop style:position="8.2693in"/>
          <style:tab-stop style:position="8.9055in"/>
          <style:tab-stop style:position="9.5417in"/>
          <style:tab-stop style:position="10.178in"/>
        </style:tab-stops>
      </style:paragraph-properties>
    </style:style>
    <style:style style:name="P128" style:family="paragraph" style:parent-style-name="Standard">
      <style:paragraph-properties fo:margin-left="0.3937in" fo:margin-right="0in"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29" style:family="paragraph" style:parent-style-name="Standard">
      <style:paragraph-properties fo:margin-left="0.3937in" fo:margin-right="0in" fo:hyphenation-ladder-count="no-limit" fo:text-indent="0in" style:auto-text-indent="false">
        <style:tab-stops>
          <style:tab-stop style:position="-0.5in"/>
          <style:tab-stop style:position="0in"/>
        </style:tab-stops>
      </style:paragraph-properties>
      <style:text-properties fo:hyphenate="false" fo:hyphenation-remain-char-count="2" fo:hyphenation-push-char-count="2"/>
    </style:style>
    <style:style style:name="P130" style:family="paragraph" style:parent-style-name="Standard">
      <style:paragraph-properties fo:margin-left="0in" fo:margin-right="0in" fo:text-indent="0.3937in" style:auto-text-indent="false"/>
    </style:style>
    <style:style style:name="P131" style:family="paragraph" style:parent-style-name="Standard">
      <style:paragraph-properties fo:margin-left="0.1972in" fo:margin-right="0in" fo:text-indent="-0.1972in" style:auto-text-indent="false"/>
    </style:style>
    <style:style style:name="P132" style:family="paragraph" style:parent-style-name="Standard">
      <style:paragraph-properties fo:margin-left="0.3937in" fo:margin-right="0.3937in" fo:hyphenation-ladder-count="no-limit" fo:text-indent="0in" style:auto-text-indent="false">
        <style:tab-stops>
          <style:tab-stop style:position="-0.5in"/>
          <style:tab-stop style:position="0in"/>
        </style:tab-stops>
      </style:paragraph-properties>
      <style:text-properties fo:letter-spacing="-0.002in" fo:language="en" fo:country="US" style:font-name-asian="Times New Roman2" style:language-asian="de" style:country-asian="DE" fo:hyphenate="false" fo:hyphenation-remain-char-count="2" fo:hyphenation-push-char-count="2"/>
    </style:style>
    <style:style style:name="P133" style:family="paragraph" style:parent-style-name="Standard">
      <style:paragraph-properties fo:margin-left="0.3937in" fo:margin-right="0in" fo:text-indent="-0.3937in" style:auto-text-indent="false"/>
    </style:style>
    <style:style style:name="P134" style:family="paragraph" style:parent-style-name="Standard">
      <style:paragraph-properties fo:margin-left="0.3937in" fo:margin-right="0in" fo:text-align="justify" style:justify-single-word="false" fo:text-indent="-0.3937in" style:auto-text-indent="false"/>
      <style:text-properties style:font-name-asian="Times New Roman2"/>
    </style:style>
    <style:style style:name="P135" style:family="paragraph" style:parent-style-name="Standard">
      <style:paragraph-properties fo:margin-left="0.3937in" fo:margin-right="0in" fo:text-indent="-0.3937in" style:auto-text-indent="false" fo:keep-with-next="always"/>
    </style:style>
    <style:style style:name="P136" style:family="paragraph" style:parent-style-name="Standard" style:list-style-name="L8">
      <style:paragraph-properties fo:margin-top="0.1665in" fo:margin-bottom="0in" fo:keep-with-next="always"/>
    </style:style>
    <style:style style:name="P137" style:family="paragraph" style:parent-style-name="Standard">
      <style:paragraph-properties fo:margin-left="0.25in" fo:margin-right="0in" fo:text-indent="0in" style:auto-text-indent="false"/>
    </style:style>
    <style:style style:name="P138" style:family="paragraph" style:parent-style-name="Standard">
      <style:paragraph-properties fo:margin-left="0.25in" fo:margin-right="0in" fo:text-indent="0in" style:auto-text-indent="false"/>
      <style:text-properties fo:language="en" fo:country="US" fo:font-weight="bold" style:font-name-asian="Times New Roman2" style:font-weight-asian="bold"/>
    </style:style>
    <style:style style:name="P139" style:family="paragraph" style:parent-style-name="Standard">
      <style:paragraph-properties fo:margin-left="0.5in" fo:margin-right="0.7in" fo:text-indent="0in" style:auto-text-indent="false"/>
    </style:style>
    <style:style style:name="P140" style:family="paragraph" style:parent-style-name="Standard">
      <style:paragraph-properties fo:margin-left="0.5in" fo:margin-right="0.7in" fo:text-indent="0in" style:auto-text-indent="false"/>
      <style:text-properties fo:language="en" fo:country="US" style:font-name-asian="Times New Roman2"/>
    </style:style>
    <style:style style:name="P141" style:family="paragraph" style:parent-style-name="Standard">
      <style:paragraph-properties fo:margin-left="0.4862in" fo:margin-right="0.2709in" fo:orphans="2" fo:widows="2" fo:text-indent="0in" style:auto-text-indent="false">
        <style:tab-stops>
          <style:tab-stop style:position="5.9236in"/>
        </style:tab-stops>
      </style:paragraph-properties>
    </style:style>
    <style:style style:name="P142" style:family="paragraph" style:parent-style-name="Standard">
      <style:paragraph-properties fo:margin-left="0.4in" fo:margin-right="0in" fo:orphans="2" fo:widows="2" fo:text-indent="-0.4in" style:auto-text-indent="false" fo:keep-with-next="always"/>
    </style:style>
    <style:style style:name="P143" style:family="paragraph" style:parent-style-name="Standard" style:list-style-name="L10">
      <style:paragraph-properties fo:margin-left="0in" fo:margin-right="0in" fo:text-indent="0in" style:auto-text-indent="false">
        <style:tab-stops>
          <style:tab-stop style:position="0.1252in"/>
        </style:tab-stops>
      </style:paragraph-properties>
    </style:style>
    <style:style style:name="P144" style:family="paragraph" style:parent-style-name="Standard" style:master-page-name="Standard">
      <style:paragraph-properties fo:orphans="2" fo:widows="2" fo:hyphenation-ladder-count="no-limit" style:page-number="auto"/>
      <style:text-properties fo:hyphenate="false" fo:hyphenation-remain-char-count="2" fo:hyphenation-push-char-count="2"/>
    </style:style>
    <style:style style:name="P145" style:family="paragraph" style:parent-style-name="Text_20_body">
      <style:paragraph-properties fo:margin-top="0in" fo:margin-bottom="0in" fo:break-before="page"/>
    </style:style>
    <style:style style:name="P146" style:family="paragraph" style:parent-style-name="Footer" style:master-page-name="Converted70">
      <style:paragraph-properties fo:text-align="end" style:justify-single-word="false" style:page-number="auto"/>
    </style:style>
    <style:style style:name="P147" style:family="paragraph" style:parent-style-name="Header">
      <style:paragraph-properties fo:text-align="center" style:justify-single-word="false">
        <style:tab-stops>
          <style:tab-stop style:position="3.1339in" style:type="center"/>
          <style:tab-stop style:position="3.25in" style:type="center"/>
          <style:tab-stop style:position="6.2681in" style:type="right"/>
          <style:tab-stop style:position="6.5in" style:type="right"/>
        </style:tab-stops>
      </style:paragraph-properties>
    </style:style>
    <style:style style:name="P148" style:family="paragraph" style:parent-style-name="Header" style:master-page-name="Converted69">
      <style:paragraph-properties style:page-number="auto">
        <style:tab-stops>
          <style:tab-stop style:position="3.1339in" style:type="center"/>
          <style:tab-stop style:position="3.25in" style:type="center"/>
          <style:tab-stop style:position="6.2681in" style:type="right"/>
          <style:tab-stop style:position="6.5in" style:type="right"/>
        </style:tab-stops>
      </style:paragraph-properties>
    </style:style>
    <style:style style:name="P149" style:family="paragraph" style:parent-style-name="annotation_20_text" style:master-page-name="Converted12">
      <style:paragraph-properties style:page-number="auto"/>
    </style:style>
    <style:style style:name="P150" style:family="paragraph" style:parent-style-name="annotation_20_text" style:master-page-name="Converted48">
      <style:paragraph-properties style:page-number="auto"/>
    </style:style>
    <style:style style:name="P151" style:family="paragraph" style:parent-style-name="annotation_20_text" style:master-page-name="Converted49">
      <style:paragraph-properties style:page-number="auto"/>
    </style:style>
    <style:style style:name="P152" style:family="paragraph" style:parent-style-name="annotation_20_text" style:master-page-name="Converted50">
      <style:paragraph-properties style:page-number="auto"/>
    </style:style>
    <style:style style:name="P153" style:family="paragraph" style:parent-style-name="annotation_20_text" style:master-page-name="Converted55">
      <style:paragraph-properties style:page-number="auto"/>
    </style:style>
    <style:style style:name="P154" style:family="paragraph" style:parent-style-name="footnote_20_text" style:master-page-name="Converted1">
      <style:paragraph-properties style:page-number="auto"/>
    </style:style>
    <style:style style:name="P155" style:family="paragraph" style:parent-style-name="footnote_20_text" style:master-page-name="Converted2">
      <style:paragraph-properties style:page-number="auto"/>
    </style:style>
    <style:style style:name="P156" style:family="paragraph" style:parent-style-name="footnote_20_text" style:master-page-name="Converted3">
      <style:paragraph-properties style:page-number="auto"/>
    </style:style>
    <style:style style:name="P157" style:family="paragraph" style:parent-style-name="footnote_20_text" style:master-page-name="Converted4">
      <style:paragraph-properties style:page-number="auto"/>
    </style:style>
    <style:style style:name="P158" style:family="paragraph" style:parent-style-name="footnote_20_text" style:master-page-name="Converted5">
      <style:paragraph-properties style:page-number="auto"/>
    </style:style>
    <style:style style:name="P159" style:family="paragraph" style:parent-style-name="footnote_20_text" style:master-page-name="Converted6">
      <style:paragraph-properties style:page-number="auto"/>
    </style:style>
    <style:style style:name="P160" style:family="paragraph" style:parent-style-name="footnote_20_text" style:master-page-name="Converted7">
      <style:paragraph-properties style:page-number="auto"/>
    </style:style>
    <style:style style:name="P161" style:family="paragraph" style:parent-style-name="footnote_20_text" style:master-page-name="Converted8">
      <style:paragraph-properties style:page-number="auto"/>
    </style:style>
    <style:style style:name="P162" style:family="paragraph" style:parent-style-name="footnote_20_text" style:master-page-name="Converted9">
      <style:paragraph-properties style:page-number="auto"/>
    </style:style>
    <style:style style:name="P163" style:family="paragraph" style:parent-style-name="footnote_20_text" style:master-page-name="Converted10">
      <style:paragraph-properties style:page-number="auto"/>
    </style:style>
    <style:style style:name="P164" style:family="paragraph" style:parent-style-name="footnote_20_text" style:master-page-name="Converted11">
      <style:paragraph-properties style:page-number="auto"/>
    </style:style>
    <style:style style:name="P165" style:family="paragraph" style:parent-style-name="footnote_20_text" style:master-page-name="Converted13">
      <style:paragraph-properties style:page-number="auto"/>
    </style:style>
    <style:style style:name="P166" style:family="paragraph" style:parent-style-name="footnote_20_text" style:master-page-name="Converted14">
      <style:paragraph-properties style:page-number="auto"/>
    </style:style>
    <style:style style:name="P167" style:family="paragraph" style:parent-style-name="footnote_20_text" style:master-page-name="Converted15">
      <style:paragraph-properties style:page-number="auto"/>
    </style:style>
    <style:style style:name="P168" style:family="paragraph" style:parent-style-name="footnote_20_text" style:master-page-name="Converted16">
      <style:paragraph-properties style:page-number="auto"/>
    </style:style>
    <style:style style:name="P169" style:family="paragraph" style:parent-style-name="footnote_20_text" style:master-page-name="Converted17">
      <style:paragraph-properties style:page-number="auto"/>
    </style:style>
    <style:style style:name="P170" style:family="paragraph" style:parent-style-name="footnote_20_text" style:master-page-name="Converted18">
      <style:paragraph-properties style:page-number="auto"/>
    </style:style>
    <style:style style:name="P171" style:family="paragraph" style:parent-style-name="footnote_20_text" style:master-page-name="Converted19">
      <style:paragraph-properties style:page-number="auto"/>
    </style:style>
    <style:style style:name="P172" style:family="paragraph" style:parent-style-name="footnote_20_text" style:master-page-name="Converted20">
      <style:paragraph-properties style:page-number="auto"/>
    </style:style>
    <style:style style:name="P173" style:family="paragraph" style:parent-style-name="footnote_20_text" style:master-page-name="Converted21">
      <style:paragraph-properties style:page-number="auto"/>
    </style:style>
    <style:style style:name="P174" style:family="paragraph" style:parent-style-name="footnote_20_text" style:master-page-name="Converted22">
      <style:paragraph-properties style:page-number="auto"/>
    </style:style>
    <style:style style:name="P175" style:family="paragraph" style:parent-style-name="footnote_20_text" style:master-page-name="Converted23">
      <style:paragraph-properties style:page-number="auto"/>
    </style:style>
    <style:style style:name="P176" style:family="paragraph" style:parent-style-name="footnote_20_text" style:master-page-name="Converted24">
      <style:paragraph-properties style:page-number="auto"/>
    </style:style>
    <style:style style:name="P177" style:family="paragraph" style:parent-style-name="footnote_20_text" style:master-page-name="Converted25">
      <style:paragraph-properties style:page-number="auto"/>
    </style:style>
    <style:style style:name="P178" style:family="paragraph" style:parent-style-name="footnote_20_text" style:master-page-name="Converted26">
      <style:paragraph-properties style:page-number="auto"/>
    </style:style>
    <style:style style:name="P179" style:family="paragraph" style:parent-style-name="footnote_20_text" style:master-page-name="Converted27">
      <style:paragraph-properties style:page-number="auto"/>
    </style:style>
    <style:style style:name="P180" style:family="paragraph" style:parent-style-name="footnote_20_text" style:master-page-name="Converted28">
      <style:paragraph-properties style:page-number="auto"/>
    </style:style>
    <style:style style:name="P181" style:family="paragraph" style:parent-style-name="footnote_20_text" style:master-page-name="Converted29">
      <style:paragraph-properties style:page-number="auto"/>
    </style:style>
    <style:style style:name="P182" style:family="paragraph" style:parent-style-name="footnote_20_text" style:master-page-name="Converted30">
      <style:paragraph-properties style:page-number="auto"/>
    </style:style>
    <style:style style:name="P183" style:family="paragraph" style:parent-style-name="footnote_20_text" style:master-page-name="Converted31">
      <style:paragraph-properties style:page-number="auto"/>
    </style:style>
    <style:style style:name="P184" style:family="paragraph" style:parent-style-name="footnote_20_text" style:master-page-name="Converted32">
      <style:paragraph-properties style:page-number="auto"/>
    </style:style>
    <style:style style:name="P185" style:family="paragraph" style:parent-style-name="footnote_20_text" style:master-page-name="Converted33">
      <style:paragraph-properties style:page-number="auto"/>
    </style:style>
    <style:style style:name="P186" style:family="paragraph" style:parent-style-name="footnote_20_text" style:master-page-name="Converted34">
      <style:paragraph-properties style:page-number="auto"/>
    </style:style>
    <style:style style:name="P187" style:family="paragraph" style:parent-style-name="footnote_20_text" style:master-page-name="Converted35">
      <style:paragraph-properties style:page-number="auto"/>
    </style:style>
    <style:style style:name="P188" style:family="paragraph" style:parent-style-name="footnote_20_text" style:master-page-name="Converted36">
      <style:paragraph-properties style:page-number="auto"/>
    </style:style>
    <style:style style:name="P189" style:family="paragraph" style:parent-style-name="footnote_20_text" style:master-page-name="Converted37">
      <style:paragraph-properties style:page-number="auto"/>
    </style:style>
    <style:style style:name="P190" style:family="paragraph" style:parent-style-name="footnote_20_text" style:master-page-name="Converted38">
      <style:paragraph-properties style:page-number="auto"/>
    </style:style>
    <style:style style:name="P191" style:family="paragraph" style:parent-style-name="footnote_20_text" style:master-page-name="Converted39">
      <style:paragraph-properties style:page-number="auto"/>
    </style:style>
    <style:style style:name="P192" style:family="paragraph" style:parent-style-name="footnote_20_text" style:master-page-name="Converted40">
      <style:paragraph-properties style:page-number="auto"/>
    </style:style>
    <style:style style:name="P193" style:family="paragraph" style:parent-style-name="footnote_20_text" style:master-page-name="Converted41">
      <style:paragraph-properties style:page-number="auto"/>
    </style:style>
    <style:style style:name="P194" style:family="paragraph" style:parent-style-name="footnote_20_text" style:master-page-name="Converted42">
      <style:paragraph-properties style:page-number="auto"/>
    </style:style>
    <style:style style:name="P195" style:family="paragraph" style:parent-style-name="footnote_20_text" style:master-page-name="Converted43">
      <style:paragraph-properties style:page-number="auto"/>
    </style:style>
    <style:style style:name="P196" style:family="paragraph" style:parent-style-name="footnote_20_text" style:master-page-name="Converted44">
      <style:paragraph-properties style:page-number="auto"/>
    </style:style>
    <style:style style:name="P197" style:family="paragraph" style:parent-style-name="footnote_20_text" style:master-page-name="Converted45">
      <style:paragraph-properties style:page-number="auto"/>
    </style:style>
    <style:style style:name="P198" style:family="paragraph" style:parent-style-name="footnote_20_text" style:master-page-name="Converted46">
      <style:paragraph-properties style:page-number="auto"/>
    </style:style>
    <style:style style:name="P199" style:family="paragraph" style:parent-style-name="footnote_20_text" style:master-page-name="Converted47">
      <style:paragraph-properties style:page-number="auto"/>
    </style:style>
    <style:style style:name="P200" style:family="paragraph" style:parent-style-name="footnote_20_text" style:master-page-name="Converted51">
      <style:paragraph-properties style:page-number="auto"/>
    </style:style>
    <style:style style:name="P201" style:family="paragraph" style:parent-style-name="footnote_20_text" style:master-page-name="Converted52">
      <style:paragraph-properties style:page-number="auto"/>
    </style:style>
    <style:style style:name="P202" style:family="paragraph" style:parent-style-name="footnote_20_text" style:master-page-name="Converted53">
      <style:paragraph-properties style:page-number="auto"/>
    </style:style>
    <style:style style:name="P203" style:family="paragraph" style:parent-style-name="footnote_20_text" style:master-page-name="Converted54">
      <style:paragraph-properties style:page-number="auto"/>
    </style:style>
    <style:style style:name="P204" style:family="paragraph" style:parent-style-name="footnote_20_text" style:master-page-name="Converted56">
      <style:paragraph-properties style:page-number="auto"/>
    </style:style>
    <style:style style:name="P205" style:family="paragraph" style:parent-style-name="footnote_20_text" style:master-page-name="Converted57">
      <style:paragraph-properties style:page-number="auto"/>
    </style:style>
    <style:style style:name="P206" style:family="paragraph" style:parent-style-name="footnote_20_text" style:master-page-name="Converted58">
      <style:paragraph-properties style:page-number="auto"/>
    </style:style>
    <style:style style:name="P207" style:family="paragraph" style:parent-style-name="footnote_20_text" style:master-page-name="Converted59">
      <style:paragraph-properties style:page-number="auto"/>
    </style:style>
    <style:style style:name="P208" style:family="paragraph" style:parent-style-name="footnote_20_text" style:master-page-name="Converted60">
      <style:paragraph-properties style:page-number="auto"/>
    </style:style>
    <style:style style:name="P209" style:family="paragraph" style:parent-style-name="footnote_20_text" style:master-page-name="Converted61">
      <style:paragraph-properties style:page-number="auto"/>
    </style:style>
    <style:style style:name="P210" style:family="paragraph" style:parent-style-name="footnote_20_text" style:master-page-name="Converted62">
      <style:paragraph-properties style:page-number="auto"/>
    </style:style>
    <style:style style:name="P211" style:family="paragraph" style:parent-style-name="footnote_20_text" style:master-page-name="Converted63">
      <style:paragraph-properties style:page-number="auto"/>
    </style:style>
    <style:style style:name="P212" style:family="paragraph" style:parent-style-name="footnote_20_text" style:master-page-name="Converted64">
      <style:paragraph-properties style:page-number="auto"/>
    </style:style>
    <style:style style:name="P213" style:family="paragraph" style:parent-style-name="footnote_20_text" style:master-page-name="Converted65">
      <style:paragraph-properties style:page-number="auto"/>
    </style:style>
    <style:style style:name="P214" style:family="paragraph" style:parent-style-name="footnote_20_text" style:master-page-name="Converted66">
      <style:paragraph-properties style:page-number="auto"/>
    </style:style>
    <style:style style:name="P215" style:family="paragraph" style:parent-style-name="footnote_20_text" style:master-page-name="Converted67">
      <style:paragraph-properties style:page-number="auto"/>
    </style:style>
    <style:style style:name="P216" style:family="paragraph" style:parent-style-name="footnote_20_text" style:master-page-name="Converted68">
      <style:paragraph-properties style:page-number="auto"/>
    </style:style>
    <style:style style:name="T1" style:family="text">
      <style:text-properties fo:font-weight="bold" style:font-name-asian="Times New Roman2" style:language-asian="ar" style:country-asian="SA" style:font-weight-asian="bold"/>
    </style:style>
    <style:style style:name="T2" style:family="text">
      <style:text-properties fo:font-weight="bold" style:font-name-asian="Times New Roman2" style:language-asian="en" style:country-asian="GB" style:font-weight-asian="bold"/>
    </style:style>
    <style:style style:name="T3" style:family="text">
      <style:text-properties fo:font-weight="bold" style:font-name-asian="Times New Roman2" style:language-asian="en" style:country-asian="GB" style:font-weight-asian="bold" style:font-weight-complex="bold"/>
    </style:style>
    <style:style style:name="T4" style:family="text">
      <style:text-properties fo:font-weight="bold" style:font-name-asian="Times New Roman2" style:language-asian="en" style:country-asian="GB" style:font-weight-asian="bold" style:font-style-complex="italic" style:font-weight-complex="bold"/>
    </style:style>
    <style:style style:name="T5" style:family="text">
      <style:text-properties fo:font-weight="bold" style:font-name-asian="Times New Roman2" style:font-weight-asian="bold"/>
    </style:style>
    <style:style style:name="T6" style:family="text">
      <style:text-properties fo:font-weight="bold" style:font-name-asian="Times New Roman2" style:font-weight-asian="bold" style:font-weight-complex="bold"/>
    </style:style>
    <style:style style:name="T7" style:family="text">
      <style:text-properties fo:font-weight="bold" style:font-weight-asian="bold"/>
    </style:style>
    <style:style style:name="T8" style:family="text">
      <style:text-properties fo:font-weight="bold" style:font-name-asian="Verdana" style:font-weight-asian="bold"/>
    </style:style>
    <style:style style:name="T9" style:family="text">
      <style:text-properties fo:font-size="14pt" fo:font-weight="bold" style:font-name-asian="Times New Roman2" style:font-size-asian="14pt" style:language-asian="ar" style:country-asian="SA" style:font-weight-asian="bold" style:font-size-complex="14pt"/>
    </style:style>
    <style:style style:name="T10" style:family="text">
      <style:text-properties fo:font-size="14pt" fo:font-weight="bold" style:font-name-asian="Times New Roman2" style:font-size-asian="14pt" style:language-asian="en" style:country-asian="GB" style:font-weight-asian="bold" style:font-size-complex="14pt"/>
    </style:style>
    <style:style style:name="T11" style:family="text">
      <style:text-properties fo:font-size="14pt" fo:font-weight="bold" style:font-name-asian="Times New Roman2" style:font-size-asian="14pt" style:font-weight-asian="bold" style:font-size-complex="14pt"/>
    </style:style>
    <style:style style:name="T12" style:family="text">
      <style:text-properties fo:font-size="14pt" fo:font-weight="bold" style:font-name-asian="Times New Roman2" style:font-size-asian="14pt" style:font-weight-asian="bold" style:font-size-complex="14pt" style:font-weight-complex="bold"/>
    </style:style>
    <style:style style:name="T13" style:family="text">
      <style:text-properties fo:font-size="14pt" fo:font-weight="bold" style:font-size-asian="14pt" style:font-weight-asian="bold" style:font-size-complex="14pt"/>
    </style:style>
    <style:style style:name="T14" style:family="text">
      <style:text-properties fo:font-size="14pt" fo:font-weight="bold" style:font-name-asian="Calibri1" style:font-size-asian="14pt" style:language-asian="en" style:country-asian="GB" style:font-weight-asian="bold" style:font-size-complex="14pt"/>
    </style:style>
    <style:style style:name="T15" style:family="text">
      <style:text-properties fo:font-size="14pt" fo:font-weight="bold" style:font-name-asian="Verdana" style:font-size-asian="14pt" style:font-weight-asian="bold" style:font-size-complex="14pt"/>
    </style:style>
    <style:style style:name="T16" style:family="text">
      <style:text-properties fo:font-size="14pt" fo:language="en" fo:country="US" fo:font-weight="bold" style:font-name-asian="Arial Unicode MS" style:font-size-asian="14pt" style:font-weight-asian="bold" style:font-name-complex="Tahoma" style:font-size-complex="14pt" style:language-complex="en" style:country-complex="US" style:font-weight-complex="bold"/>
    </style:style>
    <style:style style:name="T17" style:family="text">
      <style:text-properties fo:font-size="14pt" fo:language="en" fo:country="US" fo:font-weight="bold" style:font-name-asian="Times New Roman2" style:font-size-asian="14pt" style:font-weight-asian="bold" style:font-size-complex="14pt" style:language-complex="en" style:country-complex="US" style:font-weight-complex="bold"/>
    </style:style>
    <style:style style:name="T18" style:family="text">
      <style:text-properties fo:font-size="14pt" fo:language="en" fo:country="US" fo:font-weight="bold" style:font-name-asian="Times New Roman2" style:font-size-asian="14pt" style:font-weight-asian="bold" style:font-size-complex="14pt" style:font-weight-complex="bold"/>
    </style:style>
    <style:style style:name="T19" style:family="text">
      <style:text-properties fo:font-size="14pt" fo:language="en" fo:country="US" fo:font-weight="bold" style:font-name-asian="DejaVu Sans" style:font-size-asian="14pt" style:font-weight-asian="bold" style:font-size-complex="14pt" style:language-complex="en" style:country-complex="US" style:font-weight-complex="bold"/>
    </style:style>
    <style:style style:name="T20" style:family="text">
      <style:text-properties fo:font-size="14pt" fo:language="en" fo:country="US" fo:font-weight="bold" style:font-name-asian="Cambria" style:font-size-asian="14pt" style:font-weight-asian="bold" style:font-size-complex="14pt"/>
    </style:style>
    <style:style style:name="T21" style:family="text">
      <style:text-properties fo:font-size="14pt" fo:language="en" fo:country="US" style:font-name-asian="Arial Unicode MS" style:font-size-asian="14pt" style:font-name-complex="Tahoma" style:font-size-complex="14pt" style:language-complex="en" style:country-complex="US"/>
    </style:style>
    <style:style style:name="T22" style:family="text">
      <style:text-properties fo:language="en" fo:country="US"/>
    </style:style>
    <style:style style:name="T23" style:family="text">
      <style:text-properties fo:language="en" fo:country="US" style:font-name-asian="Arial Unicode MS"/>
    </style:style>
    <style:style style:name="T24" style:family="text">
      <style:text-properties fo:language="en" fo:country="US" style:font-name-asian="Arial Unicode MS" style:font-name-complex="Tahoma" style:language-complex="en" style:country-complex="US"/>
    </style:style>
    <style:style style:name="T25" style:family="text">
      <style:text-properties fo:language="en" fo:country="US" style:font-name-asian="Arial Unicode MS" style:font-name-complex="Tahoma" style:language-complex="en" style:country-complex="US" style:font-style-complex="italic"/>
    </style:style>
    <style:style style:name="T26" style:family="text">
      <style:text-properties fo:language="en" fo:country="US" fo:font-weight="bold" style:font-name-asian="Arial Unicode MS" style:font-weight-asian="bold" style:font-name-complex="Tahoma" style:language-complex="en" style:country-complex="US" style:font-weight-complex="bold"/>
    </style:style>
    <style:style style:name="T27" style:family="text">
      <style:text-properties fo:language="en" fo:country="US" fo:font-weight="bold" style:font-name-asian="DejaVu Sans Mono" style:font-weight-asian="bold" style:font-name-complex="DejaVu Sans Mono" style:language-complex="en" style:country-complex="US" style:font-weight-complex="bold"/>
    </style:style>
    <style:style style:name="T28" style:family="text">
      <style:text-properties fo:language="en" fo:country="US" fo:font-weight="bold" style:font-name-asian="DejaVu Sans" style:font-weight-asian="bold" style:language-complex="en" style:country-complex="US"/>
    </style:style>
    <style:style style:name="T29" style:family="text">
      <style:text-properties fo:language="en" fo:country="US" fo:font-weight="bold" style:font-name-asian="Times New Roman2" style:language-asian="de" style:country-asian="DE" style:font-weight-asian="bold"/>
    </style:style>
    <style:style style:name="T30" style:family="text">
      <style:text-properties fo:language="en" fo:country="US" fo:font-weight="bold" style:font-name-asian="Times New Roman2" style:font-weight-asian="bold"/>
    </style:style>
    <style:style style:name="T31" style:family="text">
      <style:text-properties fo:language="en" fo:country="US" fo:font-weight="bold" style:font-name-asian="Times New Roman2" style:font-weight-asian="bold" style:font-weight-complex="bold"/>
    </style:style>
    <style:style style:name="T32" style:family="text">
      <style:text-properties fo:language="en" fo:country="US" fo:font-weight="bold" style:letter-kerning="true" style:font-name-asian="Times New Roman2" style:font-weight-asian="bold" style:font-weight-complex="bold"/>
    </style:style>
    <style:style style:name="T33" style:family="text">
      <style:text-properties fo:language="en" fo:country="US" fo:font-weight="bold" style:font-name-asian="Cambria" style:font-weight-asian="bold"/>
    </style:style>
    <style:style style:name="T34" style:family="text">
      <style:text-properties fo:language="en" fo:country="US" fo:font-weight="bold" style:font-name-asian="Cambria" style:font-weight-asian="bold" style:font-weight-complex="bold"/>
    </style:style>
    <style:style style:name="T35" style:family="text">
      <style:text-properties fo:language="en" fo:country="US" fo:font-style="italic" fo:font-weight="bold" style:font-name-asian="Arial Unicode MS" style:font-style-asian="italic" style:font-weight-asian="bold" style:font-name-complex="Tahoma" style:language-complex="en" style:country-complex="US" style:font-style-complex="italic"/>
    </style:style>
    <style:style style:name="T36" style:family="text">
      <style:text-properties fo:language="en" fo:country="US" fo:font-style="italic" fo:font-weight="bold" style:font-name-asian="Times New Roman2" style:font-style-asian="italic" style:font-weight-asian="bold" style:language-complex="en" style:country-complex="US" style:font-style-complex="italic"/>
    </style:style>
    <style:style style:name="T37" style:family="text">
      <style:text-properties fo:language="en" fo:country="US" fo:font-style="italic" fo:font-weight="bold" style:font-name-asian="Times New Roman2" style:language-asian="de" style:country-asian="DE" style:font-style-asian="italic" style:font-weight-asian="bold"/>
    </style:style>
    <style:style style:name="T38" style:family="text">
      <style:text-properties fo:language="en" fo:country="US" fo:font-style="italic" style:font-name-asian="Arial Unicode MS" style:font-style-asian="italic" style:font-name-complex="Tahoma" style:language-complex="en" style:country-complex="US"/>
    </style:style>
    <style:style style:name="T39" style:family="text">
      <style:text-properties fo:language="en" fo:country="US" fo:font-style="italic" style:font-name-asian="Arial Unicode MS" style:font-style-asian="italic" style:font-name-complex="Tahoma" style:language-complex="en" style:country-complex="US" style:font-style-complex="italic"/>
    </style:style>
    <style:style style:name="T40" style:family="text">
      <style:text-properties fo:language="en" fo:country="US" fo:font-style="italic" style:font-name-asian="DejaVu Sans Mono" style:font-style-asian="italic" style:font-name-complex="DejaVu Sans Mono" style:language-complex="en" style:country-complex="US" style:font-style-complex="italic"/>
    </style:style>
    <style:style style:name="T41" style:family="text">
      <style:text-properties fo:language="en" fo:country="US" fo:font-style="italic" style:font-name-asian="Times New Roman2" style:font-style-asian="italic"/>
    </style:style>
    <style:style style:name="T42" style:family="text">
      <style:text-properties fo:language="en" fo:country="US" fo:font-style="italic" style:font-name-asian="Times New Roman2" style:font-style-asian="italic" style:language-complex="en" style:country-complex="US" style:font-style-complex="italic"/>
    </style:style>
    <style:style style:name="T43" style:family="text">
      <style:text-properties fo:language="en" fo:country="US" fo:font-style="italic" style:font-name-asian="Times New Roman2" style:font-style-asian="italic" style:font-style-complex="italic"/>
    </style:style>
    <style:style style:name="T44" style:family="text">
      <style:text-properties fo:language="en" fo:country="US" fo:font-style="italic" style:font-name-asian="Times New Roman2" style:language-asian="de" style:country-asian="DE" style:font-style-asian="italic"/>
    </style:style>
    <style:style style:name="T45" style:family="text">
      <style:text-properties fo:language="en" fo:country="US" fo:font-style="italic" style:font-name-asian="Times New Roman2" style:language-asian="ko" style:country-asian="KR" style:font-style-asian="italic" style:font-style-complex="italic"/>
    </style:style>
    <style:style style:name="T46" style:family="text">
      <style:text-properties fo:language="en" fo:country="US" fo:font-style="italic" style:font-name-asian="DejaVu Sans" style:font-style-asian="italic" style:language-complex="en" style:country-complex="US"/>
    </style:style>
    <style:style style:name="T47" style:family="text">
      <style:text-properties fo:language="en" fo:country="US" fo:font-style="italic" style:font-name-asian="DejaVu Sans" style:font-style-asian="italic" style:language-complex="en" style:country-complex="US" style:font-style-complex="italic"/>
    </style:style>
    <style:style style:name="T48" style:family="text">
      <style:text-properties fo:language="en" fo:country="US" fo:font-style="italic" style:font-name-asian="Liberation Serif1" style:font-style-asian="italic" style:language-complex="en" style:country-complex="US"/>
    </style:style>
    <style:style style:name="T49" style:family="text">
      <style:text-properties fo:language="en" fo:country="US" fo:font-style="italic" style:font-name-asian="Cambria" style:font-style-asian="italic"/>
    </style:style>
    <style:style style:name="T50" style:family="text">
      <style:text-properties fo:language="en" fo:country="US" fo:font-style="italic" style:font-name-asian="Cambria" style:font-style-asian="italic" style:font-size-complex="16pt"/>
    </style:style>
    <style:style style:name="T51" style:family="text">
      <style:text-properties fo:language="en" fo:country="US" style:font-name-asian="DejaVu Sans Mono" style:font-name-complex="DejaVu Sans Mono" style:language-complex="en" style:country-complex="US"/>
    </style:style>
    <style:style style:name="T52" style:family="text">
      <style:text-properties fo:language="en" fo:country="US" style:font-name-asian="Times New Roman2"/>
    </style:style>
    <style:style style:name="T53" style:family="text">
      <style:text-properties fo:language="en" fo:country="US" style:font-name-asian="Times New Roman2" style:language-complex="en" style:country-complex="US"/>
    </style:style>
    <style:style style:name="T54" style:family="text">
      <style:text-properties fo:language="en" fo:country="US" style:font-name-asian="Times New Roman2" style:language-asian="de" style:country-asian="DE"/>
    </style:style>
    <style:style style:name="T55" style:family="text">
      <style:text-properties fo:language="en" fo:country="US" style:font-name-asian="Times New Roman2" style:font-weight-complex="bold"/>
    </style:style>
    <style:style style:name="T56" style:family="text">
      <style:text-properties fo:language="en" fo:country="US" style:font-name-asian="Times New Roman2" style:font-style-complex="italic"/>
    </style:style>
    <style:style style:name="T57" style:family="text">
      <style:text-properties fo:language="en" fo:country="US" style:font-name-asian="Times New Roman2" style:language-asian="ko" style:country-asian="KR"/>
    </style:style>
    <style:style style:name="T58" style:family="text">
      <style:text-properties fo:language="en" fo:country="US" style:font-name-asian="DejaVu Sans" style:language-complex="en" style:country-complex="US"/>
    </style:style>
    <style:style style:name="T59" style:family="text">
      <style:text-properties fo:language="en" fo:country="US" style:font-name-asian="DejaVu Sans" style:language-complex="en" style:country-complex="US" style:font-weight-complex="bold"/>
    </style:style>
    <style:style style:name="T60" style:family="text">
      <style:text-properties fo:language="en" fo:country="US" style:font-name-asian="Liberation Serif1" style:language-complex="en" style:country-complex="US"/>
    </style:style>
    <style:style style:name="T61" style:family="text">
      <style:text-properties fo:language="en" fo:country="US" style:font-name-asian="Cambria"/>
    </style:style>
    <style:style style:name="T62" style:family="text">
      <style:text-properties fo:language="en" fo:country="US" style:font-name-asian="Cambria" style:font-size-complex="16pt"/>
    </style:style>
    <style:style style:name="T63" style:family="text">
      <style:text-properties style:font-name-asian="Times New Roman2"/>
    </style:style>
    <style:style style:name="T64" style:family="text">
      <style:text-properties style:font-name-asian="Times New Roman2" style:language-asian="ar" style:country-asian="SA"/>
    </style:style>
    <style:style style:name="T65" style:family="text">
      <style:text-properties style:font-name-asian="Times New Roman2" style:language-asian="ar" style:country-asian="SA" style:font-size-complex="10pt"/>
    </style:style>
    <style:style style:name="T66" style:family="text">
      <style:text-properties style:font-name-asian="Times New Roman2" style:language-asian="en" style:country-asian="GB"/>
    </style:style>
    <style:style style:name="T67" style:family="text">
      <style:text-properties style:font-name-asian="Times New Roman2" style:language-asian="en" style:country-asian="GB" style:font-name-complex="DejaVu Sans"/>
    </style:style>
    <style:style style:name="T68" style:family="text">
      <style:text-properties style:font-name-asian="Times New Roman2" style:language-asian="en" style:country-asian="GB" style:font-style-complex="italic"/>
    </style:style>
    <style:style style:name="T69" style:family="text">
      <style:text-properties style:font-name-asian="Times New Roman2" style:font-weight-complex="bold"/>
    </style:style>
    <style:style style:name="T70" style:family="text">
      <style:text-properties style:font-name-asian="Times New Roman2" style:language-asian="de" style:country-asian="DE"/>
    </style:style>
    <style:style style:name="T71" style:family="text">
      <style:text-properties style:font-name-asian="Times New Roman2" style:language-asian="de" style:country-asian="DE" style:font-style-complex="italic"/>
    </style:style>
    <style:style style:name="T72" style:family="text">
      <style:text-properties style:font-name-asian="Times New Roman2" style:language-asian="de" style:country-asian="DE" style:font-weight-complex="bold"/>
    </style:style>
    <style:style style:name="T73" style:family="text">
      <style:text-properties style:font-name-asian="Times New Roman2" style:font-style-complex="italic"/>
    </style:style>
    <style:style style:name="T74" style:family="text">
      <style:text-properties style:font-style-complex="italic"/>
    </style:style>
    <style:style style:name="T75" style:family="text">
      <style:text-properties fo:font-style="italic" fo:font-weight="bold" style:font-name-asian="Times New Roman2" style:language-asian="ar" style:country-asian="SA" style:font-style-asian="italic" style:font-weight-asian="bold"/>
    </style:style>
    <style:style style:name="T76" style:family="text">
      <style:text-properties fo:font-style="italic" fo:font-weight="bold" style:font-name-asian="Times New Roman2" style:language-asian="en" style:country-asian="GB" style:font-style-asian="italic" style:font-weight-asian="bold" style:font-style-complex="italic"/>
    </style:style>
    <style:style style:name="T77" style:family="text">
      <style:text-properties fo:font-style="italic" style:font-style-asian="italic"/>
    </style:style>
    <style:style style:name="T78" style:family="text">
      <style:text-properties fo:font-style="italic" style:font-style-asian="italic" style:font-style-complex="italic"/>
    </style:style>
    <style:style style:name="T79" style:family="text">
      <style:text-properties fo:font-style="italic" style:font-name-asian="Times New Roman2" style:language-asian="ar" style:country-asian="SA" style:font-style-asian="italic"/>
    </style:style>
    <style:style style:name="T80" style:family="text">
      <style:text-properties fo:font-style="italic" style:font-name-asian="Times New Roman2" style:language-asian="ar" style:country-asian="SA" style:font-style-asian="italic" style:font-style-complex="italic"/>
    </style:style>
    <style:style style:name="T81" style:family="text">
      <style:text-properties fo:font-style="italic" style:font-name-asian="Times New Roman2" style:language-asian="ar" style:country-asian="SA" style:font-style-asian="italic" style:font-size-complex="10pt"/>
    </style:style>
    <style:style style:name="T82" style:family="text">
      <style:text-properties fo:font-style="italic" style:font-name-asian="Times New Roman2" style:language-asian="ar" style:country-asian="SA" style:font-style-asian="italic" style:font-size-complex="10pt" style:font-style-complex="italic"/>
    </style:style>
    <style:style style:name="T83" style:family="text">
      <style:text-properties fo:font-style="italic" style:font-name-asian="Times New Roman2" style:language-asian="en" style:country-asian="GB" style:font-style-asian="italic"/>
    </style:style>
    <style:style style:name="T84" style:family="text">
      <style:text-properties fo:font-style="italic" style:font-name-asian="Times New Roman2" style:language-asian="en" style:country-asian="GB" style:font-style-asian="italic" style:font-style-complex="italic"/>
    </style:style>
    <style:style style:name="T85" style:family="text">
      <style:text-properties fo:font-style="italic" style:font-name-asian="Times New Roman2" style:font-style-asian="italic"/>
    </style:style>
    <style:style style:name="T86" style:family="text">
      <style:text-properties fo:font-style="italic" style:font-name-asian="Times New Roman2" style:font-style-asian="italic" style:font-weight-complex="bold"/>
    </style:style>
    <style:style style:name="T87" style:family="text">
      <style:text-properties fo:font-style="italic" style:font-name-asian="Times New Roman2" style:font-style-asian="italic" style:font-style-complex="italic"/>
    </style:style>
    <style:style style:name="T88" style:family="text">
      <style:text-properties fo:font-style="italic" style:font-name-asian="Times New Roman2" style:language-asian="de" style:country-asian="DE" style:font-style-asian="italic"/>
    </style:style>
    <style:style style:name="T89" style:family="text">
      <style:text-properties fo:font-style="italic" style:font-name-asian="Times New Roman2" style:language-asian="de" style:country-asian="DE" style:font-style-asian="italic" style:font-style-complex="italic"/>
    </style:style>
    <style:style style:name="T90" style:family="text">
      <style:text-properties fo:font-style="italic" style:font-name-asian="Calibri1" style:font-style-asian="italic"/>
    </style:style>
    <style:style style:name="T91" style:family="text">
      <style:text-properties fo:font-style="italic" style:font-name-asian="Calibri1" style:font-style-asian="italic" style:font-style-complex="italic" style:font-weight-complex="bold"/>
    </style:style>
    <style:style style:name="T92" style:family="text">
      <style:text-properties fo:font-style="italic" style:font-name-asian="Cambria" style:font-style-asian="italic" style:font-style-complex="italic"/>
    </style:style>
    <style:style style:name="T93" style:family="text">
      <style:text-properties style:text-position="super 58%"/>
    </style:style>
    <style:style style:name="T94" style:family="text">
      <style:text-properties style:text-position="super 58%" fo:language="en" fo:country="US" style:font-name-asian="Arial Unicode MS" style:font-name-complex="Tahoma" style:language-complex="en" style:country-complex="US"/>
    </style:style>
    <style:style style:name="T95" style:family="text">
      <style:text-properties style:text-position="super 58%" fo:language="en" fo:country="US" fo:font-style="italic" style:font-name-asian="Liberation Serif1" style:font-style-asian="italic" style:language-complex="en" style:country-complex="US"/>
    </style:style>
    <style:style style:name="T96" style:family="text">
      <style:text-properties style:text-position="super 58%" fo:language="en" fo:country="US" style:font-name-asian="Times New Roman2" style:language-asian="de" style:country-asian="DE"/>
    </style:style>
    <style:style style:name="T97" style:family="text">
      <style:text-properties style:text-position="super 58%" style:font-name-asian="Times New Roman2"/>
    </style:style>
    <style:style style:name="T98" style:family="text">
      <style:text-properties style:text-position="super 58%" style:font-name-asian="Times New Roman2" style:language-asian="ar" style:country-asian="SA" style:font-size-complex="10pt"/>
    </style:style>
    <style:style style:name="T99" style:family="text">
      <style:text-properties style:text-position="super 58%" style:font-name-asian="Times New Roman2" style:language-asian="de" style:country-asian="DE"/>
    </style:style>
    <style:style style:name="T100" style:family="text">
      <style:text-properties style:text-position="super 58%" style:font-name-asian="Times New Roman2" style:font-style-complex="italic"/>
    </style:style>
    <style:style style:name="T101" style:family="text">
      <style:text-properties style:text-position="-58% 100%" fo:font-size="7pt" fo:language="en" fo:country="US" style:font-name-asian="Arial Unicode MS" style:font-size-asian="7pt" style:font-name-complex="Tahoma" style:language-complex="en" style:country-complex="US"/>
    </style:style>
    <style:style style:name="T102" style:family="text">
      <style:text-properties fo:font-size="9pt" fo:font-style="italic" style:font-name-asian="Times New Roman2" style:font-size-asian="9pt" style:language-asian="ar" style:country-asian="SA" style:font-style-asian="italic" style:font-size-complex="9pt"/>
    </style:style>
    <style:style style:name="T103" style:family="text">
      <style:text-properties fo:color="#000000" fo:letter-spacing="-0.0016in" fo:language="en" fo:country="US" fo:font-weight="bold" style:font-name-asian="Times New Roman2" style:language-asian="ar" style:country-asian="SA" style:font-weight-asian="bold" style:font-size-complex="10pt" style:font-weight-complex="bold"/>
    </style:style>
    <style:style style:name="T104" style:family="text">
      <style:text-properties fo:color="#000000" fo:letter-spacing="-0.0016in" fo:language="en" fo:country="US" style:font-name-asian="Times New Roman2" style:language-asian="ar" style:country-asian="SA" style:font-size-complex="10pt"/>
    </style:style>
    <style:style style:name="T105" style:family="text">
      <style:text-properties fo:color="#000000" fo:letter-spacing="-0.0016in" style:font-name-asian="Times New Roman2" style:language-asian="ar" style:country-asian="SA"/>
    </style:style>
    <style:style style:name="T106" style:family="text">
      <style:text-properties fo:color="#000000" fo:letter-spacing="-0.0016in" fo:font-weight="bold" style:font-name-asian="Times New Roman2" style:language-asian="ar" style:country-asian="SA" style:font-weight-asian="bold" style:font-weight-complex="bold"/>
    </style:style>
    <style:style style:name="T107" style:family="text">
      <style:text-properties fo:color="#000000" style:font-name-asian="Times New Roman2" style:language-asian="ar" style:country-asian="SA"/>
    </style:style>
    <style:style style:name="T108" style:family="text">
      <style:text-properties fo:color="#000000" style:font-name-asian="Times New Roman2" style:language-asian="en" style:country-asian="GB"/>
    </style:style>
    <style:style style:name="T109" style:family="text">
      <style:text-properties fo:color="#000000" style:font-name-asian="Calibri1"/>
    </style:style>
    <style:style style:name="T110" style:family="text">
      <style:text-properties fo:color="#000000" style:font-name-asian="Calibri1" style:font-weight-complex="bold"/>
    </style:style>
    <style:style style:name="T111" style:family="text">
      <style:text-properties fo:font-size="8pt" style:font-name-asian="Verdana" style:font-size-asian="8pt"/>
    </style:style>
    <style:style style:name="T112" style:family="text">
      <style:text-properties style:font-name="Courier New" fo:font-size="8pt" fo:language="en" fo:country="US" style:font-name-asian="MS Mincho" style:font-size-asian="8pt" style:language-asian="ar" style:country-asian="SA" style:font-size-complex="10pt"/>
    </style:style>
    <style:style style:name="T113" style:family="text">
      <style:text-properties style:font-name-asian="MS Mincho"/>
    </style:style>
    <style:style style:name="T114" style:family="text">
      <style:text-properties style:font-name-asian="Calibri1"/>
    </style:style>
    <style:style style:name="T115" style:family="text">
      <style:text-properties style:font-name-asian="Calibri1" style:font-weight-complex="bold"/>
    </style:style>
    <style:style style:name="T116" style:family="text">
      <style:text-properties style:font-name-asian="Calibri1" style:language-asian="en" style:country-asian="GB"/>
    </style:style>
    <style:style style:name="T117" style:family="text">
      <style:text-properties style:font-name="Symbol" style:font-name-asian="Times New Roman2" style:font-weight-complex="bold"/>
    </style:style>
    <style:style style:name="T118" style:family="text">
      <style:text-properties style:font-name="Liberation Serif" fo:font-size="8pt" fo:language="en" fo:country="US" style:font-name-asian="DejaVu Sans" style:font-size-asian="8pt" style:font-name-complex="DejaVu Sans" style:font-size-complex="8pt" style:language-complex="en" style:country-complex="US"/>
    </style:style>
    <style:style style:name="T119" style:family="text">
      <style:text-properties fo:letter-spacing="-0.002in" style:font-name-asian="Times New Roman2" style:language-asian="de" style:country-asian="DE"/>
    </style:style>
    <style:style style:name="T120" style:family="text">
      <style:text-properties style:text-underline-style="solid" style:text-underline-width="auto" style:text-underline-color="font-color" style:font-name-asian="Times New Roman2"/>
    </style:style>
    <style:style style:name="T121" style:family="text">
      <style:text-properties style:text-underline-style="solid" style:text-underline-width="auto" style:text-underline-color="font-color" style:font-name-asian="Times New Roman2" style:font-weight-complex="bold"/>
    </style:style>
    <style:style style:name="T122" style:family="text">
      <style:text-properties style:font-name="Lucida Console" fo:font-size="8pt" style:font-name-asian="Times New Roman2" style:font-size-asian="8pt" style:language-asian="en" style:country-asian="GB" style:font-size-complex="8pt"/>
    </style:style>
    <style:style style:name="T123" style:family="text">
      <style:text-properties style:font-name="Lucida Console" fo:font-size="8pt" style:font-name-asian="Times New Roman2" style:font-size-asian="8pt" style:language-asian="en" style:country-asian="GB" style:font-size-complex="8pt" style:font-style-complex="italic"/>
    </style:style>
    <style:style style:name="T124" style:family="text">
      <style:text-properties style:font-name="Lucida Console" fo:font-size="8pt" fo:font-style="italic" style:font-name-asian="Times New Roman2" style:font-size-asian="8pt" style:language-asian="en" style:country-asian="GB" style:font-style-asian="italic" style:font-size-complex="8pt"/>
    </style:style>
    <style:style style:name="T125" style:family="text">
      <style:text-properties style:font-name="Lucida Console" fo:font-size="8pt" fo:font-style="italic" style:font-name-asian="Times New Roman2" style:font-size-asian="8pt" style:language-asian="en" style:country-asian="GB" style:font-style-asian="italic" style:font-size-complex="8pt" style:font-style-complex="italic"/>
    </style:style>
    <style:style style:name="T126" style:family="text">
      <style:text-properties style:font-name="Lucida Console" fo:font-size="8pt" fo:font-style="italic" fo:font-weight="bold" style:font-name-asian="Times New Roman2" style:font-size-asian="8pt" style:language-asian="en" style:country-asian="GB" style:font-style-asian="italic" style:font-weight-asian="bold" style:font-size-complex="8pt" style:font-style-complex="italic"/>
    </style:style>
    <style:style style:name="T127" style:family="text">
      <style:text-properties style:font-name="Lucida Console" fo:font-size="8pt" fo:font-weight="bold" style:font-name-asian="Times New Roman2" style:font-size-asian="8pt" style:language-asian="en" style:country-asian="GB" style:font-weight-asian="bold" style:font-size-complex="8pt"/>
    </style:style>
    <style:style style:name="T128" style:family="text">
      <style:text-properties style:font-name="Lucida Console" fo:font-size="8pt" fo:font-weight="bold" style:font-name-asian="Times New Roman2" style:font-size-asian="8pt" style:language-asian="en" style:country-asian="GB" style:font-weight-asian="bold" style:font-size-complex="8pt" style:font-style-complex="italic"/>
    </style:style>
    <style:style style:name="T129" style:family="text">
      <style:text-properties fo:color="#0000ff" style:text-underline-style="solid" style:text-underline-width="auto" style:text-underline-color="font-color" style:font-name-asian="Times New Roman2" style:language-asian="en" style:country-asian="GB"/>
    </style:style>
    <style:style style:name="T130" style:family="text">
      <style:text-properties style:font-name-asian="Cambria"/>
    </style:style>
    <style:style style:name="T131" style:family="text">
      <style:text-properties style:font-name-asian="Cambria" style:font-style-complex="italic"/>
    </style:style>
    <style:style style:name="T132" style:family="text">
      <style:text-properties style:font-name-asian="PMingLiU"/>
    </style:style>
    <style:style style:name="T133" style:family="text">
      <style:text-properties style:font-name="Times New Roman" fo:font-size="8pt" style:font-size-asian="8pt" style:font-name-complex="F" style:font-size-complex="8pt"/>
    </style:style>
    <style:style style:name="T134" style:family="text">
      <style:text-properties style:font-name-asian="Verdana"/>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1"/>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Times New Roman1"/>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1"/>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Times New Roman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imes New Roman1"/>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1"/>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prefix="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1."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1."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1."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1."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prefix="("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prefix="("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prefix="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2."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2."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2."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6" text:style-name="ListLabel_20_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ListLabel_20_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9"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ListLabel_20_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text:span text:style-name="T16">Corpus linguistics and theoretical linguistics:a love-hate relationship? Not necessarily </text:span><text:span text:style-name="T17">…</text:span><text:note text:id="ftn1" text:note-class="footnote"><text:note-citation text:label="*">*</text:note-citation><text:note-body><text:p text:style-name="P154"><text:span text:style-name="Endnote_20_Symbol">*</text:span>I thank Chris Butler for comments on an earlier draft. The usual disclaimers apply.</text:p><text:p text:style-name="Footnote"/></text:note-body></text:note></text:p>
      <text:p text:style-name="P5"/>
      <text:p text:style-name="P3"><text:span text:style-name="T25">Stefan Th. Gries</text:span></text:p>
      <text:p text:style-name="P3"><text:span text:style-name="T25">University of California, Santa Barbara</text:span></text:p>
      <text:p text:style-name="P3"><text:span text:style-name="T25">stgries@gmail.com</text:span></text:p>
      <text:p text:style-name="P5"/>
      <text:p text:style-name="P5"/>
      <text:p text:style-name="P20"><text:span text:style-name="T24">"it is common now to address theoretical issues through</text:span></text:p>
      <text:p text:style-name="P20"><text:span text:style-name="T24">the examination of bodies of naturally occurring language use."</text:span></text:p>
      <text:p text:style-name="P20"><text:span text:style-name="T24">Bybee (2006:712)</text:span></text:p>
      <text:p text:style-name="P5"/>
      <text:list xml:id="list973584606" text:style-name="L1">
        <text:list-item>
          <text:p text:style-name="P23"><text:span text:style-name="T26">Corpus linguistics and (more) theoretical approaches</text:span></text:p>
        </text:list-item>
      </text:list>
      <text:p text:style-name="P5"/>
      <text:p text:style-name="P22"><text:span text:style-name="T24">The relation between corpus linguistics (CL) and linguistic theory has traditionally been somewhat problematic. I think there are two reasons for this:</text:span></text:p>
      <text:p text:style-name="P5"/>
      <text:list xml:id="list365845827" text:style-name="L2">
        <text:list-item>
          <text:p text:style-name="P24"><text:span text:style-name="T24">corpus linguists differ as to what they think CL is: a tool, method(ology), discipline, theory, paradigm, framework, …;</text:span></text:p>
        </text:list-item>
        <text:list-item>
          <text:p text:style-name="P24"><text:span text:style-name="T24">there are some things that make CL appear less attractive to the observer from theoretical linguistics.</text:span></text:p>
        </text:list-item>
      </text:list>
      <text:p text:style-name="P5"/>
      <text:list xml:id="list1463528291" text:style-name="L3">
        <text:list-item>
          <text:p text:style-name="P25"><text:span text:style-name="T35">Within CL: what we think corpus linguistics is</text:span></text:p>
        </text:list-item>
      </text:list>
      <text:p text:style-name="P22"><text:span text:style-name="T24">As for the former, some consider CL a theory, for instance Leech (1992:106), Stubbs (1993:2f.), Tognini-Bonelli (2001:1), Teubert (2005:2).</text:span><text:note text:id="ftn2" text:note-class="footnote"><text:note-citation>1</text:note-citation><text:note-body><text:p text:style-name="P155"><text:span text:style-name="footnote_20_reference"/> Much of this article takes issue with Teubert's position, which is due to his having been the editor of what probably is the flagship journal of the discipline and his being very vocal with regard to his position.</text:p><text:p text:style-name="Footnote"/></text:note-body></text:note><text:span text:style-name="T24"> Others consider CL a methodology, such as McEnery and Wilson (1996), Meyer (2002), Bowker and Pearson (2002), McEnery, Xiao, and Tono (2006:7f.), Hardie.</text:span><text:note text:id="ftn3" text:note-class="footnote"><text:note-citation>2</text:note-citation><text:note-body><text:p text:style-name="P156"><text:span text:style-name="Endnote_20_Symbol"><text:span text:style-name="T93"/></text:span> Hardie, message # 12240 to Corpora List, 14 August 2008. </text:p><text:p text:style-name="Footnote"/></text:note-body></text:note><text:span text:style-name="T24"> The latter two positions are particularly worth quoting here:</text:span></text:p>
      <text:p text:style-name="P5"/>
      <text:p text:style-name="P64"><text:span text:style-name="T24">corpus linguistics is a whole system of methods and principles of how to apply corpora in language studies and teaching/learning, it certainly has a theoretical status. Yet theoretical status is not theory in itself (McEnery, Xiao, and Tono 2006:7f.)</text:span></text:p>
      <text:p text:style-name="P65"/>
      <text:p text:style-name="P64"><text:span text:style-name="T24">As a corpus linguist I consider myself primarily a methodologist and CL primarily a methodology, to be applied to whatever theory seems most appropriate for the task at hand (Hardie</text:span><text:note text:id="ftn4" text:note-class="footnote"><text:note-citation>3</text:note-citation><text:note-body><text:p text:style-name="P157"><text:span text:style-name="footnote_20_reference"/> Hardie, message # 12240 to Corpora List, 14 August 2008</text:p><text:p text:style-name="Footnote"/></text:note-body></text:note><text:span text:style-name="T24">)</text:span></text:p>
      <text:p text:style-name="P5"/>
      <text:p text:style-name="P22"><text:span text:style-name="T24"><text:tab/>Yet other corpus linguists (e.g., Aarts 2002, Teubert 2005, Williams 2006) use other labels such as </text:span><text:span text:style-name="T39">discipline</text:span><text:span text:style-name="T24"> or what I would call a methodological commitment: "[CL] is rather an insistence on working only with real language data taken from the discourse in a principled way and compiled into a corpus" (Teubert 2005:4).</text:span></text:p>
      <text:p text:style-name="P22"><text:soft-page-break/><text:span text:style-name="T24"><text:tab/>Whether scholars attribute the status of theory to CL or not often somewhat coincides with where they are on the continuum of corpus-driven and corpus-based linguistics. Corpus-driven linguists</text:span></text:p>
      <text:p text:style-name="P5"/>
      <text:list xml:id="list1810479535" text:continue-list="list365845827" text:style-name="L2">
        <text:list-item>
          <text:p text:style-name="P24"><text:span text:style-name="T24">aim to build theory from scratch, completely free from pre-corpus theoretical premises;</text:span></text:p>
        </text:list-item>
        <text:list-item>
          <text:p text:style-name="P24"><text:span text:style-name="T24">base theories exclusively on corpus data;</text:span></text:p>
        </text:list-item>
        <text:list-item>
          <text:p text:style-name="P24"><text:span text:style-name="T24">often reject corpus annotation (as a pre-corpus theoretical commitment).</text:span></text:p>
        </text:list-item>
      </text:list>
      <text:p text:style-name="P6"/>
      <text:p text:style-name="P22"><text:span text:style-name="T24"><text:tab/>Corpus-driven linguistics, in essence, means 'bottom-up'. The following quote by Teubert (2005:4) is instructive:</text:span></text:p>
      <text:p text:style-name="P5"/>
      <text:p text:style-name="P64"><text:span text:style-name="T24">While corpus linguistics may make use of the categories of traditional linguistics, it does not take them for granted. It is the discourse itself, and not a language-external taxonomy of linguistic entities, which will have to provide the categories and classifications that are needed to answer a given research question.</text:span></text:p>
      <text:p text:style-name="P5"/>
      <text:p text:style-name="P22"><text:span text:style-name="T24"><text:tab/>Corpus-based linguists approach corpus data with moderate corpus-external premises, with the aim of testing and improving such theories, and often use corpus annotation. I myself am more of a corpus-based linguist and consider CL "a major methodological paradigm in applied and theoretical linguistics" Gries (2006:191). Why? First, I agree with Aarts, who coined the term </text:span><text:span text:style-name="T39">corpus linguistics</text:span><text:span text:style-name="T24">, but is also</text:span></text:p>
      <text:p text:style-name="P5"/>
      <text:p text:style-name="P64"><text:span text:style-name="T24">reported as commenting that the term was coined with some hesitation 'because we thought (and I still think) that it was not a very good name: it is an odd discipline that is called by the name of its major research tool and data source.' (Taylor 2008:179)</text:span></text:p>
      <text:p text:style-name="P5"/>
      <text:p text:style-name="P22"><text:span text:style-name="T24"><text:tab/>Put differently, I don't accord CL the status of a theory just as I don't think there is a theory called </text:span><text:span text:style-name="T39">experimental linguistics</text:span><text:span text:style-name="T24"> or </text:span><text:span text:style-name="T39">self-paced reading time linguistics</text:span><text:span text:style-name="T24"> even though, just like corpus-based results, results from self-paced reading times may call into question units/structures/processes assumed in the kind of formal linguistics that (some of) CL was a reaction against.</text:span></text:p>
      <text:p text:style-name="P22"><text:span text:style-name="T24"><text:tab/>Second, with the exception of, </text:span><text:span text:style-name="T39">maybe</text:span><text:span text:style-name="T24">, Sinclair and Mauranen's Linear Unit Grammar, I have yet to see a truly corpus-driven approach. Even self-proclaimed corpus-driven studies are often not as corpus-driven as they could / claim to be, which can be seen on different levels:</text:span></text:p>
      <text:p text:style-name="P5"/>
      <text:list xml:id="list844424484" text:style-name="L4">
        <text:list-item>
          <text:p text:style-name="P26"><text:span text:style-name="T51">from a theoretical perspective, a truly corpus-driven approach would, strictly speaking, require a complete distributional analysis of the corpus (with maybe some machine-learning algorithm / neural network) to initially identify the linguistic units manifested in the data (as in, say, C.C. Fries's approach). And while some corpus linguists make statements to that effect (cf. Teubert's "Corpus linguists still don't know what a morpheme, a word, a phrase or a pattern is."</text:span><text:note text:id="ftn5" text:note-class="footnote"><text:note-citation>4</text:note-citation><text:note-body><text:p text:style-name="P158"><text:span text:style-name="footnote_20_reference"/> Teubert, message # 12237 to Corpora List, 14 August 2008</text:p><text:p text:style-name="Footnote"/></text:note-body></text:note><text:span text:style-name="T51">),</text:span></text:p>
        </text:list-item>
      </text:list>
      <text:p text:style-name="P5"/>
      <text:list xml:id="list40726892" text:continue-list="list1810479535" text:style-name="L2">
        <text:list-item>
          <text:p text:style-name="P24"><text:span text:style-name="T24">many corpus-driven studies start out from some notion of a word;</text:span></text:p>
        </text:list-item>
        <text:list-item>
          <text:p text:style-name="P24"><text:span text:style-name="T24">Bill Louw (2000) posts a concordance of </text:span><text:span text:style-name="T39">all sorts of</text:span><text:span text:style-name="T24">, and my guess is he has not first used a bottom-up or even replicable algorithm to identify </text:span><text:span text:style-name="T39">all sorts of</text:span><text:span text:style-name="T24"> as a unit;</text:span></text:p>
        </text:list-item>
        <text:list-item>
          <text:p text:style-name="P24"><text:span text:style-name="T24">POS are not uncommon in so-called corpus-driven studies (cf. Xiao 2009:995; Linear Unit Grammar at least starts out without POS);</text:span></text:p>
        </text:list-item>
        <text:list-item>
          <text:p text:style-name="P24"><text:soft-page-break/><text:span text:style-name="T24">even Halliday (2005:174), revered by many corpus-driven linguists, writes "a corpus-driven grammar is not one that is theory-free," referring to Hunston and Francis and Tognini-Bonelli.</text:span></text:p>
        </text:list-item>
      </text:list>
      <text:p text:style-name="P5"/>
      <text:p text:style-name="P22"><text:span text:style-name="T24"><text:tab/>Xiao (2009:995) summarizes the problems of corpus-driven linguistics persuasively: "applying intuitions when classifying concordances may simply be an implicit annotation process, which unconsciously makes use of preconceived theory", and this implicit annotation is "to all intents and purposes unrecoverable and thus more unreliable than explicit annotation."</text:span></text:p>
      <text:p text:style-name="P5"/>
      <text:list xml:id="list491708737" text:continue-list="list844424484" text:style-name="L4">
        <text:list-item>
          <text:p text:style-name="P26"><text:span text:style-name="T51">from a more concrete perspective, the corpus-driven approach is also not always really corpus-driven. For example, many corpus-driven studies look at </text:span><text:span text:style-name="T40">n</text:span><text:span text:style-name="T51">-grams, where </text:span><text:span text:style-name="T40">n</text:span><text:span text:style-name="T51"> is arbitrarily defined as one number (currently, </text:span><text:span text:style-name="T40">n</text:span><text:span text:style-name="T51">=4 is en vogue), but most studies do not</text:span></text:p>
        </text:list-item>
      </text:list>
      <text:p text:style-name="P5"/>
      <text:list xml:id="list963256423" text:continue-list="list40726892" text:style-name="L2">
        <text:list-item>
          <text:p text:style-name="P24"><text:span text:style-name="T24">check whether that </text:span><text:span text:style-name="T39">n</text:span><text:span text:style-name="T24"> is indeed the best number for all </text:span><text:span text:style-name="T39">n</text:span><text:span text:style-name="T24">-grams; as one of few exceptions, Biber (2009) checks for 5-grams;</text:span></text:p>
        </text:list-item>
        <text:list-item>
          <text:p text:style-name="P24"><text:span text:style-name="T24">check whether it would not indeed be better to have different </text:span><text:span text:style-name="T39">n</text:span><text:span text:style-name="T24">'s for different </text:span><text:span text:style-name="T39">n</text:span><text:span text:style-name="T24">-grams (cf. Kita et al. 1994, Mason 2006, and Mukherjee and Gries 2009 on varying length </text:span><text:span text:style-name="T39">n</text:span><text:span text:style-name="T24">-grams);</text:span></text:p>
        </text:list-item>
        <text:list-item>
          <text:p text:style-name="P24"><text:span text:style-name="T24">even consider discontinuous </text:span><text:span text:style-name="T39">n</text:span><text:span text:style-name="T24">-grams (e.g., Nagao and Mori 1994).</text:span></text:p>
        </text:list-item>
      </text:list>
      <text:p text:style-name="P5"/>
      <text:list xml:id="list529468793" text:continue-list="list491708737" text:style-name="L4">
        <text:list-item>
          <text:p text:style-name="P26"><text:span text:style-name="T51">from a register perspective: Halliday (2005:66) wrote "Register variation can in fact be defined as systematic variation in probabilities; a register is a tendency to select certain combinations of meanings with certain frequencies." I agree, but with regard to much corpus-driven work the register distinctions in a corpus may not be most useful from a truly bottom-up perspective (cf. Gries to appear a, Gries, Newman, and Shaoul 2009).</text:span></text:p>
        </text:list-item>
      </text:list>
      <text:p text:style-name="P5"/>
      <text:p text:style-name="P22"><text:span text:style-name="T24"><text:tab/>Comparing corpus-driven and corpus-based linguistics, Xiao (2009) states "the distinction between the two is overstated" and that "the corpus-based approach is better suited to contributing to linguistic theory." As to the former, I disagree – if anything, it is </text:span><text:span text:style-name="T39">under</text:span><text:span text:style-name="T24">stated given that </text:span><text:span text:style-name="T39">truly</text:span><text:span text:style-name="T24"> corpus-driven work seems a myth at best. The latter, I find interesting because in effect it says that corpus-driven linguistics, where scholars use corpus-driven characteristics to argue for corpus linguistics as a theory, is in fact less suited to contributing to linguistic theory than corpus-based linguistics, which often views corpus linguistics as a method(ology) 'only'.</text:span></text:p>
      <text:p text:style-name="P5"/>
      <text:list xml:id="list1562045307" text:continue-list="list1463528291" text:style-name="L3">
        <text:list-item>
          <text:p text:style-name="P25"><text:span text:style-name="T35">From within CL: what we think/say we and others do</text:span></text:p>
        </text:list-item>
      </text:list>
      <text:p text:style-name="P22"><text:span text:style-name="T24">Turning to what we and scholars from other disciplines see from, and think about, each other, I think there are several things that make corpus linguistics less attractive to the observer from theoretical linguistics (apart from very time-consuming retrieval and coding operations). These include some corpus linguists'</text:span></text:p>
      <text:p text:style-name="P5"/>
      <text:list xml:id="list1975394453" text:style-name="L5">
        <text:list-item>
          <text:p text:style-name="P27"><text:span text:style-name="T51">rather 'unusual' ideas about potentially relevant neighboring disciplines;</text:span></text:p>
        </text:list-item>
        <text:list-item>
          <text:p text:style-name="P27"><text:span text:style-name="T51">rather 'unusual' ways of defending their perspective(s);</text:span></text:p>
        </text:list-item>
        <text:list-item>
          <text:p text:style-name="P27"><text:span text:style-name="T51">rather 'unusual' ideas about the nature of the discipline (above and beyond the above issues).</text:span></text:p>
        </text:list-item>
      </text:list>
      <text:p text:style-name="P5"/>
      <text:p text:style-name="P22"><text:span text:style-name="T24"><text:tab/>I cannot discuss all these issues in detail so some examples must suffice. As for (i),</text:span></text:p>
      <text:p text:style-name="P5"/>
      <text:list xml:id="list69079981" text:continue-list="list963256423" text:style-name="L2">
        <text:list-item>
          <text:p text:style-name="P24"><text:span text:style-name="T24">Teubert</text:span><text:note text:id="ftn6" text:note-class="footnote"><text:note-citation>5</text:note-citation><text:note-body><text:p text:style-name="P159"><text:span text:style-name="footnote_20_reference"/> Teubert, message # 12330 to Corpora List, 29 August 2008</text:p><text:p text:style-name="Footnote"/></text:note-body></text:note><text:span text:style-name="T24"> characterizes the relation between NLP and cognitive linguistics (CogLing) as follows: NLP is one of CogLing's "illegitimate offspring[s]." This just leaves me baffled. I fail to see any connection between these fields other than that Teubert does not want CL to be like either of them, and neither do, I think, most members of these two disciplines. I don't </text:span><text:soft-page-break/><text:span text:style-name="T24">see cognitive linguistics papers in </text:span><text:span text:style-name="T39">Computational Linguistics</text:span><text:span text:style-name="T24"> or the many different proceedings in which computational linguists publish, nor do I see NLP papers in </text:span><text:span text:style-name="T39">Cognitive Linguistics</text:span><text:span text:style-name="T24">.</text:span></text:p>
        </text:list-item>
        <text:list-item>
          <text:p text:style-name="P24"><text:span text:style-name="T24">In a generally interesting paper, Mason (2007:2) argues in favor of Linear Unit Grammar:</text:span></text:p>
        </text:list-item>
      </text:list>
      <text:p text:style-name="P5"/>
      <text:p text:style-name="P64"><text:span text:style-name="T24">"Formal approaches to the description of sentence structure furthermore take for granted a hierarchical (phrase) structure, [</text:span><text:span text:style-name="T53">…</text:span><text:span text:style-name="T24">]. However, language is not produced in that way, but instead is a linear sequence created in stops and starts. A hierarchical structure thus cannot account for the fact that the beginning of an utterance is already produced before the whole sentence has been completely worked out. Similar issues apply for the reception of language. Unlike the hierarchical, a linear approach is more closely related to the way most language is received. Processing usually begins before a complete sentence has been heard or read, and quite often the remaining parts of a sentence can be predicted with high accuracy before its completion."</text:span></text:p>
      <text:p text:style-name="P5"/>
      <text:p text:style-name="P68"><text:span text:style-name="T24">This betrays a serious misunderstanding of psycholinguistic approaches to language production and comprehension: An incremental approach to language production and comprehension does </text:span><text:span text:style-name="T39">by no means</text:span><text:span text:style-name="T24"> require abandoning a largely hierarchical view of language structure (cf. Hawkins's 1994, 2005 or G. Kempen's work). A looser definition of constituency </text:span><text:span text:style-name="T39">may</text:span><text:span text:style-name="T24"> be useful to increase the range of units that are manipulated in comprehension and production to include (linear) multi-word units etc. but that does not mean such units cannot still be analyzed hierarchically.</text:span></text:p>
      <text:p text:style-name="P63"/>
      <text:p text:style-name="P62"><text:span text:style-name="T24"><text:tab/>As for (ii),</text:span></text:p>
      <text:p text:style-name="P63"/>
      <text:list xml:id="list932620858" text:continue-numbering="true" text:style-name="L2">
        <text:list-item>
          <text:p text:style-name="P24"><text:span text:style-name="T24">I find that, for instance, Fillmore's polarization of arm-chair linguists vs. corpus linguists is too often taken way too seriously: theoretical linguists need (corpus) data, but CL also needs (more) theory.</text:span></text:p>
        </text:list-item>
        <text:list-item>
          <text:p text:style-name="P24"><text:span text:style-name="T24">Discourse with and about (more) theoretical linguistics is often characterized by a strange us vs. them gate-keeping warfare that (i) uses geographical labels in place of arguments (as when agendas are simply labeled as "transatlantic"), that (ii) contrasts (good) old-fashioned Sinclairian core corpus linguistics with those who "piss into"</text:span><text:note text:id="ftn7" text:note-class="footnote"><text:note-citation>6</text:note-citation><text:note-body><text:p text:style-name="P160"><text:span text:style-name="Endnote_20_Symbol"><text:span text:style-name="T93"/></text:span> This quote is from a 'review' considered anonymous of two book manuscripts submitted to Benjamins's SCL series in 2003/2004.</text:p><text:p text:style-name="Footnote"/></text:note-body></text:note><text:span text:style-name="T24"> Sinclair's canonical corpus linguistics tent and use corpora in "a seemingly inappropriate, toolbox-like, inherently non-Sinclairian way" (Mukherjee</text:span><text:note text:id="ftn8" text:note-class="footnote"><text:note-citation>7</text:note-citation><text:note-body><text:p text:style-name="P161"><text:span text:style-name="footnote_20_reference"/> Mukherjee, message # 12250 to Corpora List, 16 August 2008</text:p><text:p text:style-name="Footnote"/></text:note-body></text:note><text:span text:style-name="T24">, characterizing the viewpoint he opposes), that (iii) couches interdisciplinary discourse in terms of ‘hijacking’ (Teubert</text:span><text:note text:id="ftn9" text:note-class="footnote"><text:note-citation>8</text:note-citation><text:note-body><text:p text:style-name="P162"><text:span text:style-name="footnote_20_reference"/> Teubert, message # 12237 to Corpora List, 14 August 2008</text:p><text:p text:style-name="Footnote"/></text:note-body></text:note><text:span text:style-name="T24">) and "takeover bid[s]" (Williams</text:span><text:note text:id="ftn10" text:note-class="footnote"><text:note-citation>9</text:note-citation><text:note-body><text:p text:style-name="P163"><text:span text:style-name="footnote_20_reference"/> Williams, message # 12265 to Corpora List, 14 August 2008</text:p><text:p text:style-name="Footnote"/></text:note-body></text:note><text:span text:style-name="T24">).</text:span><text:note text:id="ftn11" text:note-class="footnote"><text:note-citation>10</text:note-citation><text:note-body><text:p text:style-name="P164"><text:span text:style-name="Endnote_20_Symbol"><text:span text:style-name="T93"/></text:span> Teubert (message # 12237 to Corpora List, 14 August 2008) even argues against a particular software that I have come to be associated with on the grounds that "it does no matter what kind of strings of information bit are processed. It could be language, but it could also be DNA sequences or the ciphers behind the "3." in the number pi" – as if that wasn't true of any concordancer …</text:p><text:p text:style-name="Footnote"/></text:note-body></text:note></text:p>
        </text:list-item>
      </text:list>
      <text:p text:style-name="P5"/>
      <text:p text:style-name="P22"><text:span text:style-name="T24"><text:tab/>As for (iii),</text:span></text:p>
      <text:p text:style-name="P5"/>
      <text:list xml:id="list1247689688" text:continue-numbering="true" text:style-name="L2">
        <text:list-item>
          <text:p text:style-name="P24"><text:soft-page-break/><text:span text:style-name="T24">"corpus linguistics looks at phenomena which cannot be explained by recourse to general rules and assumptions" (Teubert 2005:5) – I know many corpus linguists who are interested in explaining phenomena this way, especially since "general rules and assumptions" does not rule out </text:span><text:span text:style-name="T39">probabilistic</text:span><text:span text:style-name="T24"> rules and assumptions.</text:span></text:p>
        </text:list-item>
        <text:list-item>
          <text:p text:style-name="P24"><text:span text:style-name="T24">"When linguists come across a sentence such as 'The sweetness of this lemon is sublime.', their task is […] to look to see if other testimony in the discourse does or does not provide supporting evidence" (Teubert 2005:10) – seeing if there is more evidence in the discourse about a lemon's sweetness appears to me as something for the hypothetical </text:span><text:span text:style-name="T39">Journal of Taste and Smell Research</text:span><text:span text:style-name="T24">, not the hypothetical </text:span><text:span text:style-name="T39">Journal of Corpus Linguistics</text:span><text:span text:style-name="T24">.</text:span></text:p>
        </text:list-item>
        <text:list-item>
          <text:p text:style-name="P24"><text:span text:style-name="T24">Teubert (2005:2f.) states "[c]orpus linguistics looks at language from a social perspective. It is not concerned with the </text:span><text:span text:style-name="T39">psychological</text:span><text:span text:style-name="T24"> aspects of language" (my emphasis), but on the other hand, he writes (2005:7):</text:span></text:p>
        </text:list-item>
      </text:list>
      <text:p text:style-name="P5"/>
      <text:p text:style-name="P64"><text:span text:style-name="T24">Linguistics is not a science like the natural sciences whose remit is the search for 'truth'. It belongs to the </text:span><text:span text:style-name="T39">humanities,</text:span><text:span text:style-name="T24"> and as such it is a part of the endeavour to make sense of the human condition. Interpretation, and not verification, is the proper response to the quest for meaning.</text:span></text:p>
      <text:p text:style-name="P65"/>
      <text:p text:style-name="P68"><text:span text:style-name="T24">I don't see how blanking out the very thing that makes us human – mind/</text:span><text:span text:style-name="T39">Geist</text:span><text:span text:style-name="T24"> – helps in the endeavor to make sense of the human condition </text:span><text:span text:style-name="T53">…</text:span></text:p>
      <text:p text:style-name="P5"/>
      <text:list xml:id="list1982759815" text:continue-list="list1562045307" text:style-name="L3">
        <text:list-item>
          <text:p text:style-name="P25"><text:span text:style-name="T35">Taking stock </text:span><text:span text:style-name="T36">…</text:span></text:p>
        </text:list-item>
      </text:list>
      <text:p text:style-name="P22"><text:span text:style-name="T24">None of this must distract from the fact that CL has left quite a mark on linguistics in general and theoretical linguistics in particular. However, I think CL can benefit from more interaction because many take the above delimitation(s) of the field too literally and develop tools/methods that may appear useful when applied with the we-never-talk-about-anything-other-than-the-discourse(s) perspective but that hardly get validated against anything outside the discourses.</text:span></text:p>
      <text:p text:style-name="P22"><text:span text:style-name="T24"><text:tab/>For example, there are 20+ measures of dispersion but few corpus linguists try to determine which are best in which circumstances (exceptions include Lyne 1985 and Gries 2008, 2009). For example, there are many different ways to generate </text:span><text:span text:style-name="T39">n</text:span><text:span text:style-name="T24">-grams, but few corpus linguists try to determine which of these ways result in something corresponding to something outside of the narrow confines of the discourses. For example, there are 30-something of measures of collocational strength, but not only do few corpus linguists try to determine which are best when (Evert and Krenn 2005 and Wiechmann 2008 are laudable exceptions), there are now also corpus linguists who pretty much argue for trying different ways to modify existing measures and pick whatever yields results that intuitively (!) appear best and then sell that functionality as part of an unvalidated commercial web-based package. These facts are troubling because such validations are so necessary as studies differ with regard to which, say, measures of attraction yield the best results: Krug (1998) finds string frequency to be most predictive; Gries et al. (2005) find </text:span><text:span text:style-name="T39">p</text:span><text:span text:style-name="T101">Fisher-Yates</text:span><text:span text:style-name="T24"> to be best; Wiechmann (2008) gets the best results with minimum sensitivity, etc. Thus, do we as corpus linguists just go on using </text:span><text:span text:style-name="T39">MI</text:span><text:span text:style-name="T24"> (or </text:span><text:span text:style-name="T39">t</text:span><text:span text:style-name="T24"> or …) just because we're supposed to focus on the discourse only and because the WordSketch engine makes that easy? Don't we care there are psycholinguistic results available that bear on our choice of statistics?</text:span></text:p>
      <text:p text:style-name="P149"><text:span text:style-name="T24"><text:tab/>Obviously, I think we should and, thus, CL would benefit from applying corpus methods outside of CL and its discourses proper, because that would increase CL's visibility in linguistics as a whole and in in disciplines that have often independently arrived at similar conclusions, but also because external validation would streamline corpus-linguistic research. Butler (2004) argues that, contrary to what Sinclair believed, CL should not</text:span>I think it reads slightly better with a n'not' here. <text:s/>Otherwise I find I am reading it as 'should be non-cognitive.</text:p>
      <text:p text:style-name="annotation_20_text">I think? </text:p>
      <text:p text:style-name="annotation_20_text">Perhaps there needs to be an exclamation mark here?</text:p>
      <text:p text:style-name="annotation_20_text">I think?</text:p>
      <text:p text:style-name="annotation_20_text">You are the only person who uses this specific wording but you use it in reply to John Sowa's message so I have referenced that.</text:p>
      <text:p text:style-name="P22"><text:span text:style-name="T24"><text:s/>and need not be non-cognitive. A similar plea for the coming together of CL and cognitive approaches is made by Hoey (2005: 7), who states the need for a "greater awareness in corpus linguistics of the need for a more powerful and cognitively valid theory." However, if that is so, which theory should CL turn to?</text:span></text:p>
      <text:p text:style-name="P22"><text:span text:style-name="T24"><text:tab/>By now it has become obvious that I disagree with most of Teubert's opinions, which is why one can turn to him to guess which theory I have in mind. Here are some instructive quotes:</text:span></text:p>
      <text:p text:style-name="P5"/>
      <text:list xml:id="list1260627483" text:continue-list="list1247689688" text:style-name="L2">
        <text:list-item>
          <text:p text:style-name="P24"><text:span text:style-name="T24">"For me, corpus linguistics and cognitive linguistics are two complementary, but ultimately irreconcilable paradigms." (2005:8)</text:span></text:p>
        </text:list-item>
        <text:list-item>
          <text:p text:style-name="P24"><text:span text:style-name="T24">"Corpus linguistics localises the study of language, once again, firmly and deliberately, in the </text:span><text:span text:style-name="T39">Geisteswissenschaften</text:span><text:span text:style-name="T24">, the humanities." (2005:13)</text:span></text:p>
        </text:list-item>
        <text:list-item>
          <text:p text:style-name="P24"><text:span text:style-name="T24">"Corpus linguistics looks at language from a social perspective. It is not concerned with the psychological aspects of language." (2005:2f.)</text:span></text:p>
        </text:list-item>
      </text:list>
      <text:p text:style-name="P5"/>
      <text:p text:style-name="P22"><text:span text:style-name="T24"><text:tab/>Adding up all this brings me to a psycholinguistically informed, (cognitively-inspired) usage-based linguistics which should be located, firmly and deliberately, in the social/behavioral sciences.</text:span><text:note text:id="ftn12" text:note-class="footnote"><text:note-citation>11</text:note-citation><text:note-body><text:p text:style-name="P165"><text:span text:style-name="Endnote_20_Symbol"><text:span text:style-name="T93"/></text:span>I use the term <text:span text:style-name="T78">usage-based</text:span> here as meaning 'linking use (as in 'found in corpora'), synchrony, diachrony' and in terms of Langacker's (1987:494) statement that "[s]ubstantial importance is given to the actual use of the linguistic system and a speaker's knowledge of this use" (cf. Gonzálvez-García and Butler 2006 for more discussion).</text:p><text:p text:style-name="Footnote"/></text:note-body></text:note><text:span text:style-name="T24"> And in some sense, that is the logical choice. First, as we're talking about the </text:span><text:span text:style-name="T39">humanistic</text:span><text:span text:style-name="T24"> perspective and the Geistes</text:span><text:span text:style-name="T39">wissenschaften</text:span><text:span text:style-name="T24">, isn't illuminating the cognitive system(s) that ultimately give rise to discourse(s) telling us much more about the 'human condition' than interrelations between text files? How can we seriously be in the </text:span><text:span text:style-name="T39">Geisteswissenschaften</text:span><text:span text:style-name="T24"> if the one thing we </text:span><text:span text:style-name="T39">a priori</text:span><text:span text:style-name="T24"> blank out is </text:span><text:span text:style-name="T39">Geist</text:span><text:span text:style-name="T24">?!</text:span></text:p>
      <text:p text:style-name="P22"><text:span text:style-name="T24"><text:tab/>Second, at some point of time, going cognitive is necessary: things only enter into discourse when a speaker has processed them and 'decided' to utter them and, thus, make them part of the discourse, and the way a hearer processes input is also determined by that hearer's internal structure. As Maxwell</text:span><text:note text:id="ftn13" text:note-class="footnote"><text:note-citation>12</text:note-citation><text:note-body><text:p text:style-name="P166"><text:span text:style-name="footnote_20_reference"/> Maxwell, message # 12261 to Corpora List, 17 August 2008.</text:p><text:p text:style-name="Footnote"/></text:note-body></text:note><text:span text:style-name="T24"> put it:</text:span></text:p>
      <text:p text:style-name="P5"/>
      <text:p text:style-name="P64"><text:span text:style-name="T51">I would have thought that meaning was not inherent in any corpus, nor in some community's use of language, but could only be understood (bad term, but I can't think of another) with reference to the individual minds of the people using that language (cf. Washtell</text:span><text:note text:id="ftn14" text:note-class="footnote"><text:note-citation>13</text:note-citation><text:note-body><text:p text:style-name="P167"><text:span text:style-name="footnote_20_reference"/> Washtell, message # 12294 to Corpora List, 21 August 2008.</text:p><text:p text:style-name="Footnote"/></text:note-body></text:note><text:span text:style-name="T51"> for a similar statement)</text:span></text:p>
      <text:p text:style-name="P5"/>
      <text:p text:style-name="P22"><text:span text:style-name="T24"><text:tab/>Thus, a psycho- and cognitive-linguistically informed usage-based linguistics it is. But how does this field relate to CL?</text:span></text:p>
      <text:p text:style-name="P5"/>
      <text:p text:style-name="P5"/>
      <text:p text:style-name="P20"><text:span text:style-name="T24">"At a recent conference devoted to modern developments</text:span></text:p>
      <text:p text:style-name="P20"><text:span text:style-name="T24">in corpus studies I was struck by the way that a number of speakers</text:span></text:p>
      <text:p text:style-name="P20"><text:span text:style-name="T24">at the conference were setting up an opposition between</text:span></text:p>
      <text:p text:style-name="P20"><text:soft-page-break/><text:span text:style-name="T24">'corpus linguistics' and 'theoretical linguistics' – not a conflict,</text:span></text:p>
      <text:p text:style-name="P20"><text:span text:style-name="T24">I mean, but a distinction, as if these were members of two distinct species.</text:span></text:p>
      <text:p text:style-name="P20"><text:span text:style-name="T24">I commented on this at the time, saying that I found it strange because</text:span></text:p>
      <text:p text:style-name="P20"><text:span text:style-name="T24">corpus linguistics seemed to me to be, potentially at least,</text:span></text:p>
      <text:p text:style-name="P20"><text:span text:style-name="T24">a highly theoretical pursuit." (Halliday 2005:130)</text:span></text:p>
      <text:p text:style-name="P5"/>
      <text:list xml:id="list1564683704" text:continue-list="list973584606" text:style-name="L1">
        <text:list-item>
          <text:p text:style-name="P23"><text:span text:style-name="T26">Corpus linguistics and one particular (more) theoretical approach</text:span></text:p>
        </text:list-item>
      </text:list>
      <text:p text:style-name="P5"/>
      <text:list xml:id="list249138322" text:style-name="L6">
        <text:list-item>
          <text:p text:style-name="P28"><text:span text:style-name="T35">CL and cognitive linguistics / psycholinguistics: some commonalities</text:span></text:p>
        </text:list-item>
      </text:list>
      <text:p text:style-name="P22"><text:span text:style-name="T24">If one takes a look at some such frameworks (cf. Gonzálvez-García and Butler 2006 for excellent discussion), many commonalities between CL and (newer) developments in psycholinguistically informed, (cognitively-inspired) usage-based linguistics emerge. In fact, many things in CL have immediate psycholinguistic and/or cognitive-linguistic relevance:</text:span></text:p>
      <text:p text:style-name="P5"/>
      <text:list xml:id="list1182808438" text:continue-list="list1975394453" text:style-name="L5">
        <text:list-item>
          <text:list>
            <text:list-item>
              <text:p text:style-name="P27"><text:span text:style-name="T24">when corpus linguists talk about </text:span><text:span text:style-name="T39">token frequencies</text:span><text:span text:style-name="T24">,</text:span></text:p>
            </text:list-item>
          </text:list>
        </text:list-item>
      </text:list>
      <text:list xml:id="list859501920" text:continue-list="list1260627483" text:style-name="L2">
        <text:list-item>
          <text:list>
            <text:list-item>
              <text:p text:style-name="P77"><text:span text:style-name="T24">cognitive linguists become interested because, on the whole, token frequencies correlate with degree of entrenchment (Schmid 2000); phonetic reduction and development of new forms (Fidelholtz 1975, Bybee and Thompson 1997, Bybee and Scheibman 1999); resistance to morphosyntactic language change (Bybee and Thompson 1997), etc.;</text:span></text:p>
            </text:list-item>
            <text:list-item>
              <text:p text:style-name="P77"><text:span text:style-name="T24">psycholinguists become interested because, on the whole, token frequencies correlate with ease/earliness of acquisition (Casenhiser and Goldberg 2005); lexical decision tasks, word naming, picture naming (Howes and Solomon 1951, Forster and Chambers 1973; re web data, cf. Van Durme et al., in progress).</text:span></text:p>
            </text:list-item>
          </text:list>
        </text:list-item>
      </text:list>
      <text:p text:style-name="P78"/>
      <text:list xml:id="list143211544" text:continue-list="list1182808438" text:style-name="L5">
        <text:list-item>
          <text:list>
            <text:list-item>
              <text:p text:style-name="P27"><text:span text:style-name="T24">when corpus linguists talk about </text:span><text:span text:style-name="T39">type frequencies</text:span><text:span text:style-name="T24">,</text:span></text:p>
            </text:list-item>
          </text:list>
        </text:list-item>
      </text:list>
      <text:list xml:id="list545372215" text:continue-list="list859501920" text:style-name="L2">
        <text:list-item>
          <text:list>
            <text:list-item>
              <text:p text:style-name="P77"><text:span text:style-name="T24">cognitive linguists become interested because type frequencies are correlated with (morphological) productivity and language change (type frequency: Bybee 1985, rule reliability: Albright and Hayes 2003);</text:span></text:p>
            </text:list-item>
            <text:list-item>
              <text:p text:style-name="P77"><text:span text:style-name="T24">psycholinguists become interested because type frequencies are correlated with the productivity of, say, constructions in first/second language acquisition.</text:span></text:p>
            </text:list-item>
          </text:list>
        </text:list-item>
      </text:list>
      <text:p text:style-name="P78"/>
      <text:list xml:id="list750372120" text:continue-list="list143211544" text:style-name="L5">
        <text:list-item>
          <text:p text:style-name="P27"><text:span text:style-name="T24">when corpus linguists talk about </text:span><text:span text:style-name="T39">dispersion</text:span><text:span text:style-name="T24">, which they do too rarely, cognitive and psycholinguists become interested because dispersion has implications for psycholinguistic experiments (Gries 2009) and learning/acquisition: (cf. Simpson and Ellis 2005, Ambridge et al. 2006, Schmidtke-Bode 2009).</text:span></text:p>
        </text:list-item>
      </text:list>
      <text:p text:style-name="P69"/>
      <text:list xml:id="list2168423459" text:continue-numbering="true" text:style-name="L5">
        <text:list-item>
          <text:p text:style-name="P27"><text:span text:style-name="T24">when corpus linguists argue against a </text:span><text:span text:style-name="T39">strict separation of syntax and lexis</text:span><text:span text:style-name="T24">, cognitive linguists agree, and many psycholinguists have long assumed that words and syntactic patterns are represented as qualitatively similar nodes in a network where, in production, lexical and syntactic nodes are activated when they fit the semantic/pragmatic meaning to be communicated.</text:span></text:p>
        </text:list-item>
      </text:list>
      <text:p text:style-name="P5"/>
      <text:list xml:id="list1576368703" text:continue-numbering="true" text:style-name="L5">
        <text:list-item>
          <text:p text:style-name="P27"><text:span text:style-name="T24">when corpus linguists talk about the </text:span><text:span text:style-name="T39">Idiom Principle</text:span><text:span text:style-name="T24"> ("a language user has available to him or her a large number of semi-preconstructed phrases that constitute single choices, even though they might appear to be analysable into segments" (Sinclair 1991:110), cognitive linguistics become interested because it reminds them of</text:span></text:p>
        </text:list-item>
      </text:list>
      <text:p text:style-name="P5"/>
      <text:list xml:id="list2028012464" text:continue-list="list545372215" text:style-name="L2">
        <text:list-item>
          <text:list>
            <text:list-item>
              <text:p text:style-name="P77"><text:span text:style-name="T24">Langacker's (1987:57) unit, "a structure that a speaker has mastered quite thoroughly, to the extent that he can employ it in largely automatic fashion, without having to focus his attention specifically on its individual parts for their arrangement […] he has no need to reflect on how to put it together."</text:span></text:p>
            </text:list-item>
            <text:list-item>
              <text:p text:style-name="P77"><text:soft-page-break/><text:span text:style-name="T24">Langacker's (1987:42) rule-list fallacy: "[t]here is a viable alternative: to include in the grammar both the rules and instantiating expressions. This option allows any valid generalizations to be captured (by means of rules), and while the descriptions it affords may not be maximally economical, they have to be preferred on grounds of psychological accuracy to the extent that specific expressions do in fact become established as well-rehearsed units. Such units are cognitive entities in their own right whose existence is not reducible to that of the general patterns they instantiate."</text:span></text:p>
            </text:list-item>
            <text:list-item>
              <text:p text:style-name="P79"/>
            </text:list-item>
          </text:list>
        </text:list-item>
      </text:list>
      <text:list xml:id="list1145349893" text:continue-list="list1576368703" text:style-name="L5">
        <text:list-item>
          <text:p text:style-name="P27"><text:span text:style-name="T24">when corpus linguists talk about words and patterns, psycholinguists become interested because when something attains unit status it can prime and be primed (both lexically and syntactically), and cognitive linguists become interested because Hunston and Francis's patterns are very similar to Goldberg's constructions:</text:span></text:p>
        </text:list-item>
      </text:list>
      <text:p text:style-name="P5"/>
      <text:p text:style-name="P64"><text:span text:style-name="T24">"The patterns of a word can be defined as all the words and structures which are regularly associated with the word and contribute to its meaning. A pattern can be identified if a combination of words occurs relatively frequently, if it is dependent on a particular word choice, and if there is a clear meaning associated with it." (Hunston and Francis 2000:37)</text:span></text:p>
      <text:p text:style-name="P5"/>
      <text:p text:style-name="P64"><text:span text:style-name="T24">"Any linguistic pattern is recognized as a construction as long as some aspect of its form or function is not strictly predictable from its component parts or other constructions recognized to exist. In addition, patterns are stored as constructions even if they are fully predictable as long as they occur with sufficient frequency" (Goldberg 2006:5)</text:span></text:p>
      <text:p text:style-name="P5"/>
      <text:list xml:id="list1945041760" text:continue-numbering="true" text:style-name="L5">
        <text:list-item>
          <text:p text:style-name="P27"><text:span text:style-name="T24">when corpus linguists talk about concordances, collocations, </text:span><text:span text:style-name="T39">n</text:span><text:span text:style-name="T24">-grams, colligations – i.e., anything having to do with co-occurrence information – psycholinguists become interested because such co-occurrence information</text:span></text:p>
        </text:list-item>
      </text:list>
      <text:list xml:id="list738873398" text:continue-list="list2028012464" text:style-name="L2">
        <text:list-item>
          <text:list>
            <text:list-item>
              <text:p text:style-name="P77"><text:span text:style-name="T24">helps children discern phonotactic patterns (Saffran et al. 1996);</text:span></text:p>
            </text:list-item>
            <text:list-item>
              <text:p text:style-name="P77"><text:span text:style-name="T24">can predict reading times (MacDonald 1993) and gaze duration (McDonald, Shillcock, and Brew 2001);</text:span></text:p>
            </text:list-item>
            <text:list-item>
              <text:p text:style-name="P77"><text:span text:style-name="T24">helps subjects recognize frequent 4-grams faster (when 1-gram and 2-gram frequency is controlled) (Snider and Arnon, in progress);</text:span></text:p>
            </text:list-item>
            <text:list-item>
              <text:p text:style-name="P77"><text:span text:style-name="T24">language production and comprehension have been shown to be highly item-specific, which is just another way of saying context-bound (e.g., lexically-specific reduction or priming effects).</text:span></text:p>
            </text:list-item>
          </text:list>
        </text:list-item>
      </text:list>
      <text:p text:style-name="P5"/>
      <text:p text:style-name="P22"><text:span text:style-name="T24"><text:tab/>In an ironic twist, many of these approaches are more corpus-driven than much self-proclaimed corpus-driven work, as when Reddington et al. (1998) and Mintz et al. (2002) apply nearly completely bottom-up cluster algorithms to corpus data to explain children's recognition of parts of speech.</text:span></text:p>
      <text:p text:style-name="P22"><text:span text:style-name="T24"><text:tab/>Also, in conformity with Teubert's social perspective, Croft (2009) and others are now arguing for a cognitive sociolinguistics, and Construction Grammar even explicitly allows for such a connection: "the function pole in the definition of a construction indeed allows for the incorporation of factors pertaining to social situation, such as e.g. register" (Goldberg, 2003:221). There is also increasingly more work in CogLing relying on corpora. There were several theme sessions on corpus-related topics at several recent CogLing conferences, and more than half of all papers in the next proceedings of the American version of the CogLing conference use corpora. Similarly, more and more psycholinguistic work utilizes corpora, as can be seen by searching for the words </text:span><text:span text:style-name="T39">corpus</text:span><text:span text:style-name="T24">/</text:span><text:span text:style-name="T39">corpora</text:span><text:span text:style-name="T24"> on, say, the website of the </text:span><text:span text:style-name="T39">Journal of Memory and Language</text:span><text:span text:style-name="T24">.</text:span></text:p>
      <text:p text:style-name="P5"/>
      <text:list xml:id="list1644747238" text:continue-list="list249138322" text:style-name="L6">
        <text:list-item>
          <text:p text:style-name="P28"><text:span text:style-name="T35">Taking stock again </text:span><text:span text:style-name="T36">…</text:span></text:p>
        </text:list-item>
      </text:list>
      <text:p text:style-name="P22"><text:soft-page-break/><text:span text:style-name="T24">Obviously, CL is concerned with many things having immediate psycholinguistic and/or cognitive-linguistic relevance, but it becomes just as clear that it is often linguists </text:span><text:span text:style-name="T39">outside of</text:span><text:span text:style-name="T24"> CL that apply our methods, demonstrate their relevance to notions/data outside of the 'discourses', and validate the suggestions we've made. It follows that not only can CL benefit from relating to more of what happens in these "irreconcilably different" disciplines, but that these disciplines have developed theories and models that allow us to move from the purely descriptive approach for which CL is often criticized to explanation, prediction, and the embedding into a larger context, or theory, or model. The kind of cognitive-linguistic / psycholinguistic model many of the above studies come with is an exemplar-based approach, in which </text:span></text:p>
      <text:p text:style-name="P5"/>
      <text:p text:style-name="P64"><text:span text:style-name="T24">"each instance redefines the system, however infinitesimally, maintaining its present state or shifting its probabilities in one direction or the other" (Halliday 2005:67)</text:span></text:p>
      <text:p text:style-name="P5"/>
      <text:p text:style-name="P64"><text:span text:style-name="T24">"each learning event updates a statistical representation of a category independently of other learning events." (Ellis 2002:147)</text:span></text:p>
      <text:p text:style-name="P5"/>
      <text:p text:style-name="P22"><text:span text:style-name="T24"><text:tab/>Speakers/listeners remember (aspects of) tokens/exemplars and 'place them' into a multidimensional space/network (cf. Pierrehumbert 2003). As indicated above, the distributional aspects to be remembered are various and involve phonetic, phonological, prosodic, morphemic, lexical (co-)occurrence and extra-linguistic/contextual aspects including utterance context (e.g. the incongruity implication of the </text:span><text:span text:style-name="T39">What's</text:span><text:span text:style-name="T24">-X-</text:span><text:span text:style-name="T39">Doing</text:span><text:span text:style-name="T24">-Y construction), sociolinguistic speaker factors, and information about register/genre/mode.</text:span></text:p>
      <text:p text:style-name="P22"><text:span text:style-name="T24"><text:tab/>Exemplars which are identical to an already memorized exemplar (at the available level of granularity) strengthen the existing exemplar's representation. Exemplars which are similar/dissimilar to each other are close to / far from each other respectively, and categorization of a new exemplar proceeds on the basis of multidimensional spatial proximity to clouds of already memorized exemplars. This does not mean that speakers/listeners remember each exemplar and everything about it: (aspects of) memories of individual exemplars may not be accessible because they may decay, be generalized over, or never make it into long-term memory.</text:span></text:p>
      <text:p text:style-name="P22"><text:span text:style-name="T24"><text:tab/>The appealing aspects of this model, its implications, and its compatibility with CL are manifold: it explains first language acquisition without recourse to largely untestable parameters etc., a topic about which much of CL proper has had little to say. It 'embodies' our knowledge that speakers/listeners store immense amounts of probabilistic information, and the assumption of clouds of remembered exemplars models all kinds of frequency effects: high frequencies of (co-)occurrence correspond to particularly dense clouds with many different points in close proximity (from different angles). That in turn means that this kind of approach can easily account for categorization/prototype effects, differences between native speakers of the same language, and register or other contextual effects, which merely become additional dimensions of variation.</text:span></text:p>
      <text:p text:style-name="P5"/>
      <text:p text:style-name="P5"/>
      <text:p text:style-name="P20"><text:span text:style-name="T24">"there is a major convergence of research from many different perspectives –</text:span></text:p>
      <text:p text:style-name="P20"><text:span text:style-name="T24">corpus-based analysis, computational linguistics, discourse, cognitive</text:span></text:p>
      <text:p text:style-name="P20"><text:span text:style-name="T24">and functional linguistics, and psycholinguistics—that all point to</text:span></text:p>
      <text:p text:style-name="P20"><text:span text:style-name="T24">a new theory of grammar with its attendant theory of language acquisition."</text:span></text:p>
      <text:p text:style-name="P20"><text:span text:style-name="T24">(Bybee 2002:215)</text:span></text:p>
      <text:p text:style-name="P5"/>
      <text:list xml:id="list1468591228" text:continue-list="list1564683704" text:style-name="L1">
        <text:list-item>
          <text:p text:style-name="P23"><text:span text:style-name="T26">Wrapping up</text:span></text:p>
        </text:list-item>
      </text:list>
      <text:p text:style-name="P5"/>
      <text:p text:style-name="P22"><text:span text:style-name="T24">I made a few minor proposals, which included the proposal to maybe rethink the contrast of corpus-driven and corpus-based linguistics, and to definitely rethink the us vs. them hijacking warfare. However, my main focus was something else: First, I wanted to</text:span></text:p>
      <text:p text:style-name="P5"/>
      <text:list xml:id="list767455263" text:continue-list="list738873398" text:style-name="L2">
        <text:list-item>
          <text:p text:style-name="P24"><text:soft-page-break/><text:span text:style-name="T24">discuss reasons why some part of theoretical linguists and some part of CL have so far not yet entered into the kind of fruitful relation I would like to see more;</text:span></text:p>
        </text:list-item>
        <text:list-item>
          <text:p text:style-name="P24"><text:span text:style-name="T24">explain why I think that this gap should be closed at a much faster pace;</text:span></text:p>
        </text:list-item>
        <text:list-item>
          <text:p text:style-name="P24"><text:span text:style-name="T24">show that much of CL is extremely compatible with developments in CogL / Construction Grammar and with some psycholinguistic theories/models, and that these theories can help CL answer </text:span><text:span text:style-name="T39">why</text:span><text:span text:style-name="T24">-questions in a better way than the humanistic hermeneutic-circle meaning-in-discourses-is-negotiated-by-the-community way upheld by some.</text:span></text:p>
        </text:list-item>
      </text:list>
      <text:p text:style-name="P5"/>
      <text:p text:style-name="P22"><text:span text:style-name="T24"><text:tab/>Thus, my main proposal is for us corpus linguists to assume as the main theoretical framework within which to explain and embed our analyses a psycholinguistically informed, (cognitively-inspired) usage-based linguistics. Thankfully, I am not alone in this. There are some linguists who have assumed similar positions already (Sch</text:span><text:span text:style-name="T51">ö</text:span><text:span text:style-name="T24">nefeld 1999, Schmid 2000, Mukherjee 2004, and Butler 2004, for instance), but the major breakthrough I would hope for has not yet happened. The from my point of view most important arguments in a very similar spirit are from Miller and Charles as well as Hoey. For example, Miller and Charles's work on near synonymy and antonymy (e.g., Miller and Charles 1991) involves the notion of a </text:span><text:span text:style-name="T39">contextual representation</text:span><text:span text:style-name="T24">, a "a mental representation of the contexts in which the word occurs, a representation that includes all of the syntactic, semantic, pragmatic, and stylistic information required to use the word appropriately", but even more fitting is one of my favorite quotes from Hoey (2005:11):</text:span></text:p>
      <text:p text:style-name="P5"/>
      <text:p text:style-name="P64"><text:span text:style-name="T24">the mind has a mental concordance of every word it has encountered, a concordance that has been richly glossed for social, physical, discoursal, generic and interpersonal context. […] all kinds of patterns, including collocational patterns, are available for use</text:span></text:p>
      <text:p text:style-name="P5"/>
      <text:p text:style-name="P22"><text:span text:style-name="T24"><text:tab/>It's time to finally recognize this connection between corpus linguistics, cognitive linguistics, and psycholinguistics </text:span><text:span text:style-name="T51">…</text:span></text:p>
      <text:p text:style-name="P5"/>
      <text:p text:style-name="P5"/>
      <text:p text:style-name="P22"><text:span text:style-name="T27">References</text:span></text:p>
      <text:p text:style-name="P6"/>
      <text:p text:style-name="P82"><text:span text:style-name="T24">Aarts, J. 2002. “Does corpus linguistics exist? Some old and new issues.” In L.E. Breivik &amp; A. Hasselgren (Eds.). </text:span><text:span text:style-name="T39">From the COLT's mouth </text:span><text:span text:style-name="T42">…</text:span><text:span text:style-name="T39"> and others': language corpora studies in honour of Anna-Brita Stenström</text:span><text:span text:style-name="T24">, Amsterdam: Rodopi, 1-19.</text:span></text:p>
      <text:p text:style-name="P82"><text:span text:style-name="T24">Albright, A. &amp; Hayes, B.. 2003. “Rules vs. analogy in English past tenses: a computational/experimental study.” </text:span><text:span text:style-name="T39">Cognition, </text:span><text:span text:style-name="T24"><text:s/>90 (2), 119-161.</text:span></text:p>
      <text:p text:style-name="P82"><text:span text:style-name="T24">Ambridge, B. Theakston, A. <text:s/>Lieven, E.V.M. &amp; Tomasello, M. 2006. “The distributed learning effect for children's acquisition of an abstract grammatical construction.” </text:span><text:span text:style-name="T39">Cognitive Development,</text:span><text:span text:style-name="T24"> 21 (2), 174-93.</text:span></text:p>
      <text:p text:style-name="P82"><text:span text:style-name="T24">Biber, D. 2009. “A corpus-driven approach to formulaic language in English: multi-word patterns in speech and writing.” Plenary talk given at Corpus Linguistics 2009, University of Liverpool.</text:span></text:p>
      <text:p text:style-name="P82"><text:span text:style-name="T24">Bowker, L. &amp; Pearson, J. 2002. </text:span><text:span text:style-name="T39">Working with specialized language: a practical guide to using corpora</text:span><text:span text:style-name="T24">. London: Routledge.</text:span></text:p>
      <text:p text:style-name="P82"><text:span text:style-name="T24">Butler, C.S. 2004. “Corpus studies and functional linguistic theories.” </text:span><text:span text:style-name="T39">Functions of Language,</text:span><text:span text:style-name="T24"> 11 (2), 147-86.</text:span></text:p>
      <text:p text:style-name="P82"><text:span text:style-name="T24">Bybee, J.L. 1985. </text:span><text:span text:style-name="T39">Morphology: a study of the relation between meaning and form</text:span><text:span text:style-name="T24">. Amsterdam, Philadelphia: John Benjamins.</text:span></text:p>
      <text:p text:style-name="P82"><text:span text:style-name="T51">Bybee, J.L. 2002. “Phonological evidence for exemplar storage of multiword sequences.” </text:span><text:span text:style-name="T40">Studies in Second Language Acquisition,</text:span><text:span text:style-name="T51"> 24 (2), 215-21.</text:span></text:p>
      <text:p text:style-name="P82"><text:span text:style-name="T51">Bybee, J.L. 2006. “From usage to grammar: the mind's response to repetition.” </text:span><text:span text:style-name="T40">Language,</text:span><text:span text:style-name="T51"> 82 (4), 711-33.</text:span></text:p>
      <text:p text:style-name="P82"><text:soft-page-break/><text:span text:style-name="T24">Bybee, J.L. &amp; Scheibman, J. 1999. “The effect of usage on degrees of constituency: the reduction of </text:span><text:span text:style-name="T39">don't</text:span><text:span text:style-name="T24"> in English.” </text:span><text:span text:style-name="T39">Linguistics,</text:span><text:span text:style-name="T24"> 37 (4), 575-96.</text:span></text:p>
      <text:p text:style-name="P82"><text:span text:style-name="T24">Bybee, J.L. &amp; Thompson, S.A. 1997. “Three frequency effects in syntax.” </text:span><text:span text:style-name="T39">Berkeley Linguistic Society, </text:span><text:span text:style-name="T25">23</text:span><text:span text:style-name="T24">, 65-85.</text:span></text:p>
      <text:p text:style-name="P82"><text:span text:style-name="T24">Casenhiser, D.M. &amp; Goldberg, A.E. 2005. “Fast mapping of a phrasal form and meaning.” </text:span><text:span text:style-name="T39">Developmental Science,</text:span><text:span text:style-name="T24"> 8 (6), 500-8.</text:span></text:p>
      <text:p text:style-name="P82"><text:span text:style-name="T24">Croft, W. 2009. “Toward a social cognitive linguistics.” In <text:s/>V. Evans &amp; S. Pourcel (Eds.). </text:span><text:span text:style-name="T39">New directions in cognitive linguistics</text:span><text:span text:style-name="T24">. Amsterdam, Philadelphia: John Benjamins, 395-420.</text:span></text:p>
      <text:p text:style-name="P82"><text:span text:style-name="T24">Ellis, N.C. 2002. “Frequency effects in language processing and acquisition.” </text:span><text:span text:style-name="T39">Studies in Second Language Acquisition,</text:span><text:span text:style-name="T24"> 24 (2), 143-88. </text:span></text:p>
      <text:p text:style-name="P82"><text:span text:style-name="T24">Evert, S. &amp; Krenn, B. 2005. “Using small random samples for the manual evaluation of statistical association measures.” </text:span><text:span text:style-name="T39">Computer Speech and Language,</text:span><text:span text:style-name="T24"> 19 (4), 450-66.</text:span></text:p>
      <text:p text:style-name="P82"><text:span text:style-name="T24">Fidelholtz, J.L. 1975. “Word frequency and vowel reduction in. English.” </text:span><text:span text:style-name="T39">Chicago Linguistic Society,</text:span><text:span text:style-name="T24"> 11, 200-213.</text:span></text:p>
      <text:p text:style-name="P82"><text:span text:style-name="T24">Forster, K.I. &amp; Chambers, S.M. 1973. “Lexical access and naming time.” </text:span><text:span text:style-name="T39">Journal of Verbal Learning and Verbal Behavior,</text:span><text:span text:style-name="T24"> 12 (6), 627-35.</text:span></text:p>
      <text:p text:style-name="P82"><text:span text:style-name="T24">Goldberg, A.E. 2003. “Constructions: A new theoretical approach to language.” </text:span><text:span text:style-name="T39">Trends in Cognitive Sciences,</text:span><text:span text:style-name="T24"> 7 (5), 219-24.</text:span></text:p>
      <text:p text:style-name="P82"><text:span text:style-name="T24">Goldberg, A.E. 2006. </text:span><text:span text:style-name="T39">Constructions at work: on the nature of generalization in language</text:span><text:span text:style-name="T24">. Oxford: O.U.P.</text:span></text:p>
      <text:p text:style-name="P82"><text:span text:style-name="T24">Gonzálvez-García, F. &amp; Butler, C.S. 2006. “Mapping functional-cognitive space.” </text:span><text:span text:style-name="T39">Annual Review of Cognitive Linguistics,</text:span><text:span text:style-name="T24"> 4, 39-96.</text:span></text:p>
      <text:p text:style-name="P82"><text:span text:style-name="T24">Gries, S.Th. 2006. “Introduction.” In S.Th. Gries &amp; A. Stefanowitsch (Eds.), </text:span><text:span text:style-name="T39">Corpora in cognitive linguistics: corpus-based approaches to syntax and lexis</text:span><text:span text:style-name="T24">, Berlin, New York: Mouton de Gruyter, 1-17.</text:span></text:p>
      <text:p text:style-name="P82"><text:span text:style-name="T24">Gries, S.Th. 2008. “Dispersions and adjusted frequencies in corpora.” </text:span><text:span text:style-name="T39">International Journal of Corpus Linguistics</text:span><text:span text:style-name="T24"> 13 (4), 403-37.</text:span></text:p>
      <text:p text:style-name="P82"><text:span text:style-name="T24">Gries, S.Th. (to appear a). “Bigrams in registers, domains, and varieties: a bigram gravity approach to the homogeneity of corpora.” </text:span><text:span text:style-name="T38">Proceedings of Corpus Linguistics 2009</text:span><text:span text:style-name="T24">, University of Liverpool.</text:span></text:p>
      <text:p text:style-name="P82"><text:span text:style-name="T24">Gries, S.Th. 2009. “Dispersions and adjusted frequencies in corpora: further explorations.” In S.Th. Gries, S. Wulff, &amp; M. Davies (Eds.), </text:span><text:span text:style-name="T39">Corpus linguistic applications: current studies, new directions</text:span><text:span text:style-name="T24">, Amsterdam: Rodopi, 197-212.</text:span></text:p>
      <text:p text:style-name="P82"><text:span text:style-name="T24">Gries, S.Th., Hampe, B. &amp; Schönefeld. D. 2005. “Converging evidence: bringing together experimental and corpus data on the association of verbs and constructions.” </text:span><text:span text:style-name="T39">Cognitive Linguistics,</text:span><text:span text:style-name="T24"> 16 (4), 635-76.</text:span></text:p>
      <text:p text:style-name="P82"><text:span text:style-name="T24">Gries, S.Th., Newman, J. &amp; Shaoul, C. 2009. “</text:span><text:span text:style-name="T39">N</text:span><text:span text:style-name="T24">-grams and the clustering of genres.” Paper presented at the workshop “Corpus, colligation, register variation” at the 31</text:span><text:span text:style-name="T94">st</text:span><text:span text:style-name="T24"> Annual Meeting of the Deutsche Gsellschaft für.</text:span></text:p>
      <text:p text:style-name="P82"><text:span text:style-name="T24">Halliday, M.A.K. 2005. </text:span><text:span text:style-name="T39">Computational and quantitative studies</text:span><text:span text:style-name="T24">. London, New York: Continuum. <text:s/></text:span></text:p>
      <text:p text:style-name="P82"><text:span text:style-name="T24">Hawkins, J.A. 1994 . </text:span><text:span text:style-name="T39">A performance theory of order and constituency</text:span><text:span text:style-name="T24">. Cambridge: C.U.P.</text:span></text:p>
      <text:p text:style-name="P82"><text:span text:style-name="T24">Hawkins, J.A.. 2005. </text:span><text:span text:style-name="T39">Efficiency and complexity in grammars</text:span><text:span text:style-name="T24">. Oxford: O.U.P.</text:span></text:p>
      <text:p text:style-name="P82"><text:span text:style-name="T24">Hoey, M. 2005. </text:span><text:span text:style-name="T39">Lexical priming: a new theory of words and language</text:span><text:span text:style-name="T24">. London, New York: Routledge.</text:span></text:p>
      <text:p text:style-name="P82"><text:span text:style-name="T24">Howes, D.H. &amp; Solomon. R.L. 1951. “Visual duration threshold as a function of word probability.” </text:span><text:span text:style-name="T39">Journal of Experimental Psychology,</text:span><text:span text:style-name="T24"> 41 (6), 401-10.</text:span></text:p>
      <text:p text:style-name="P82"><text:span text:style-name="T24">Hunston, S. &amp;l Francis, G. 2000. </text:span><text:span text:style-name="T39">Pattern grammar: a corpus-driven approach to the lexical grammar of English</text:span><text:span text:style-name="T24">. Amsterdam, Philadelphia: John Benjamins.</text:span></text:p>
      <text:p text:style-name="P82"><text:span text:style-name="T24">Kita, K., Kato, Y., Omoto, T. &amp; Yano, Y. 1994. “A comparative study of automatic extraction of collocations from corpora: Mutual information vs. cost criteria.” </text:span><text:span text:style-name="T39">Journal of Natural Language Processing,</text:span><text:span text:style-name="T24"> 1 (1), 21-33.</text:span></text:p>
      <text:p text:style-name="P82"><text:span text:style-name="T24">Krug, M. 1998. “String frequency: a cognitive motivating factor in coalescence, language processing, and linguistic change.” </text:span><text:span text:style-name="T38">Journal of English Linguistics, </text:span><text:span text:style-name="T24">26 (4), 286-320.</text:span></text:p>
      <text:p text:style-name="P82"><text:soft-page-break/><text:span text:style-name="T24">Langacker, R.W. 1987. </text:span><text:span text:style-name="T39">Foundations of cognitive grammar. Volume I: Theoretical Prerequisites</text:span><text:span text:style-name="T24">. Stanford, CA: Stanford University Press.</text:span></text:p>
      <text:p text:style-name="P82"><text:span text:style-name="T24">Leech, G.N. 1992. “Corpora and theories of linguistic performance.” In Jan Svartvik (Ed.), </text:span><text:span text:style-name="T39">Directions in corpus linguistics. Proceedings of Nobel Symposium 82</text:span><text:span text:style-name="T24">, Berlin, New York: Mouton de Gruyter , 105-22 </text:span></text:p>
      <text:p text:style-name="P82"><text:span text:style-name="T24">Louw, W. 2000. “Contextual prosodic theory: bringing semantic prosodies to life.” <text:s/>In C. Heffer and H. Sauntson (Eds.). <text:s/></text:span><text:span text:style-name="T38">Texte paru dans Words in Context, a tribute to John Sinclair on his retirement. <text:s text:c="2"/></text:span></text:p>
      <text:p text:style-name="P82"><text:span text:style-name="T24">Lyne, A.A. 1985. </text:span><text:span text:style-name="T39">The vocabulary of French business correspondence</text:span><text:span text:style-name="T24">. Geneva, Paris: Slatkine-Champion.</text:span></text:p>
      <text:p text:style-name="P82"><text:span text:style-name="T24">MacDonald, M.C. 1993. “The interaction of lexical and syntactic ambiguity.” </text:span><text:span text:style-name="T39">Journal of Memory and Language,</text:span><text:span text:style-name="T24"> 32 (5), 692-715. </text:span></text:p>
      <text:p text:style-name="P82"><text:span text:style-name="T24">Mason, O. 2006. “The automatic extraction of linguistic information from text corpora.” Unpublished Ph.D. dissertation, University of Birmingham.</text:span></text:p>
      <text:p text:style-name="P82"><text:span text:style-name="T24">Mason, O. 2007. “From lexis to syntax: the use of multi-word units in grammatical description.” </text:span><text:span text:style-name="T39">Proceedings of Lexis and Grammar 2007</text:span><text:span text:style-name="T24">.</text:span></text:p>
      <text:p text:style-name="P82"><text:span text:style-name="T24">McDonald, S., Shillcock, R. &amp; Brew, C. 2001. “Low-level predictive inference in reading: using distributional statistics to predict eye movements.” </text:span><text:span text:style-name="T39">7th Annual Conference on Architectures and Mechanisms for Language Processing</text:span><text:span text:style-name="T24">.</text:span></text:p>
      <text:p text:style-name="P82"><text:span text:style-name="T24">McEnery, T. &amp; Wilson, A. 1996. </text:span><text:span text:style-name="T39">Corpus linguistics</text:span><text:span text:style-name="T24">. Edinburgh: E.U.P.</text:span></text:p>
      <text:p text:style-name="P82"><text:span text:style-name="T24">McEnery, T., Xiao, R. &amp; Tono, Y. 2006. </text:span><text:span text:style-name="T39">Corpus-based language studies: an advanced resource book</text:span><text:span text:style-name="T24">. London, New York: Routledge.</text:span></text:p>
      <text:p text:style-name="P82"><text:span text:style-name="T24">Meyer, C.F. 2002. </text:span><text:span text:style-name="T39">English corpus linguistics: an introduction</text:span><text:span text:style-name="T24">. Cambridge: C.U.P.</text:span></text:p>
      <text:p text:style-name="P82"><text:span text:style-name="T24">Miller, G.A. &amp; Charles, W.G. 1991. “Contextual correlates of semantic similarity.” </text:span><text:span text:style-name="T39">Language and Cognitive Processes,</text:span><text:span text:style-name="T24"> 6 (1), 1-28 .</text:span></text:p>
      <text:p text:style-name="P82"><text:span text:style-name="T24">Mintz, T.H., Newport, E.L. &amp; Bever, T.G.. 2002. “The distributional structure of grammatical categories in the speech to young children.” </text:span><text:span text:style-name="T39">Cognitive Science,</text:span><text:span text:style-name="T24"> 26 (4), 393-424. </text:span></text:p>
      <text:p text:style-name="P82"><text:span text:style-name="T24">Mukherjee, J. &amp; Gries, S.Th. 2009. “Lexical gravity across varieties of English: an ICE-based study of speech and writing in Asian Englishes.” Paper presented at ICAME 2009, University of Lancaster.</text:span></text:p>
      <text:p text:style-name="P82"><text:span text:style-name="T24">Mukherjee, J. 2004. “Corpus data in a usage-based cognitive grammar.” In K. Aijmer &amp; B. Altenberg (Eds.), </text:span><text:span text:style-name="T39">Corpus data in a usage-based cognitive grammar</text:span><text:span text:style-name="T24">, Amsterdam: Rodopi, 85-100.</text:span></text:p>
      <text:p text:style-name="P82"><text:span text:style-name="T24">Nagao, M., &amp; Mori, S. 1994. “A new method of </text:span><text:span text:style-name="T39">n</text:span><text:span text:style-name="T24">-gram statistics for large number of </text:span><text:span text:style-name="T39">n</text:span><text:span text:style-name="T24"> and automatic extraction of words and phrases from large text data of Japanese.” </text:span><text:span text:style-name="T39">Proceedings of the 15th Conference on Computational Linguistics</text:span><text:span text:style-name="T24">, 611-5. </text:span></text:p>
      <text:p text:style-name="P82"><text:span text:style-name="T24">Pierrehumbert, J. 2003. “Probabilistic phonology: discrimination and robustness.” In R. Bod, J. Hay &amp; S. Jannedy (Eds.). </text:span><text:span text:style-name="T39">Probabilistic linguistics</text:span><text:span text:style-name="T24">, Cambridge, MA: The M.I.T. Press, 177-228.</text:span></text:p>
      <text:p text:style-name="P82"><text:span text:style-name="T24">Redington, M., Chater, N. &amp; Finch, S. 1998. “Distributional information: A powerful cue for acquiring syntactic categories.” </text:span><text:span text:style-name="T39">Cognitive Science,</text:span><text:span text:style-name="T24"> 22 (4), 435-69. </text:span></text:p>
      <text:p text:style-name="P82"><text:span text:style-name="T24">Saffran, J.R., Aslin, R.N. &amp; Newport, E.L. 1996. “Statistical learning by 8-months-old infants.” </text:span><text:span text:style-name="T39">Science,</text:span><text:span text:style-name="T24"> 274, 1926-8. </text:span></text:p>
      <text:p text:style-name="P82"><text:span text:style-name="T24">Schmid, H-J. 1993. Cottage </text:span><text:span text:style-name="T39">and</text:span><text:span text:style-name="T24"> co., idea, start</text:span><text:span text:style-name="T39"> vs. </text:span><text:span text:style-name="T24">begin. Tübingen: Max Niemeyer.</text:span></text:p>
      <text:p text:style-name="P82"><text:span text:style-name="T24">Schmidtke-Bode, K. 2009. “</text:span><text:span text:style-name="T39">Going-to</text:span><text:span text:style-name="T24">-V and </text:span><text:span text:style-name="T39">gonna-V</text:span><text:span text:style-name="T24"> in child language: a quantitative approach to constructional development.” </text:span><text:span text:style-name="T39">Cognitive Linguistics,</text:span><text:span text:style-name="T24"> 20 (3), 509-38.</text:span></text:p>
      <text:p text:style-name="P82"><text:span text:style-name="T51">Schönefeld, D. 1999. “Corpus linguistics and cognitivism.” </text:span><text:span text:style-name="T40">International Journal of Corpus Linguistics,</text:span><text:span text:style-name="T51"> 4, 131-71.</text:span></text:p>
      <text:p text:style-name="P82"><text:span text:style-name="T24">Simpson, R. &amp; Ellis, N.C. 2005. “An academic formulas list: extraction, validation, prioritization.” Paper presented at Phraseology 2005, Université catholique de Louvain.</text:span></text:p>
      <text:p text:style-name="P82"><text:span text:style-name="T24">Sinclair, J.M. 1991. </text:span><text:span text:style-name="T39">Corpus, concordance, collocation</text:span><text:span text:style-name="T24">. Oxford: O.U.P.</text:span></text:p>
      <text:p text:style-name="P82"><text:span text:style-name="T24">Snider, N. &amp; Arnon, I. (in progress). “More than words: speakers are sensitive to the frequency of multi-word sequences.”</text:span></text:p>
      <text:p text:style-name="P82"><text:soft-page-break/><text:span text:style-name="T24">Stubbs, M. 1993. “British traditions in text analysis: from Firth to Sinclair.” In M. Baker, F. Francis &amp; E. Tognini-Bonelli (Eds.). </text:span><text:span text:style-name="T39">Text and technology: in honour of John Sinclair</text:span><text:span text:style-name="T24">, Amsterdam, Philadelphia: John Benjamins, 1-46.</text:span></text:p>
      <text:p text:style-name="P82"><text:span text:style-name="T51">Taylor, C. 2008. “What is corpus linguistics? What the data says.” </text:span><text:span text:style-name="T40">ICAME Journal,</text:span><text:span text:style-name="T51"> 3, 179-200.</text:span></text:p>
      <text:p text:style-name="P82"><text:span text:style-name="T24">Teubert, W. 2005. “My version of corpus linguistics.” </text:span><text:span text:style-name="T39">International Journal of Corpus Linguistics,</text:span><text:span text:style-name="T24"> 10 (1), 1-13.</text:span></text:p>
      <text:p text:style-name="P82"><text:span text:style-name="T24">Tognini-Bonelli, E. 2001. </text:span><text:span text:style-name="T39">Corpus linguistics at work</text:span><text:span text:style-name="T24">. Amsterdam, Philadelphia: John Benjamins.</text:span></text:p>
      <text:p text:style-name="P82"><text:span text:style-name="T24">Van Durme, B, Austin, F. &amp; Jaeger, T.F. (in progress). “Resources for cross-linguistic psycholinguistic research: the web is good enough.”</text:span></text:p>
      <text:p text:style-name="P82"><text:span text:style-name="T24">Wiechmann, D. 2008. “On the computation of collostruction strength: testing measures of association as expressions of lexical bias.” </text:span><text:span text:style-name="T39">Corpus Linguistics and Linguistic Theory,</text:span><text:span text:style-name="T24"> 4 (2), 253-90.</text:span></text:p>
      <text:p text:style-name="P82"><text:span text:style-name="T24">Williams, G. 2006. “La linguistique de corpus: une affaire préposition- nelle.” In F. Rastier &amp; M. Ballabriga (Eds.), </text:span><text:span text:style-name="T39">Corpus en lettres et sciences sociales: des documents numériques à l'interprétation</text:span><text:span text:style-name="T24">, Paris: Texto, 151-8.</text:span></text:p>
      <text:p text:style-name="P82"><text:span text:style-name="T24">Xiao, R. 2009. “Theory-driven corpus research: using corpora to inform aspect theory.” In Lüdeling, A. &amp; M. Kytö (Eds.), </text:span><text:span text:style-name="T39">Corpus linguistics: an international handbook</text:span><text:span text:style-name="T24">, Berlin, New York: Mouton de Gruyter, 987-1008.</text:span></text:p>
      <text:p text:style-name="Standard"/>
      <text:p text:style-name="P88"><text:span text:style-name="T9">‘The painting is where the paint is not’: Reflections on the ‘Bootcamp Debate’</text:span></text:p>
      <text:p text:style-name="P31"/>
      <text:p text:style-name="P1"><text:span text:style-name="T64">Bill Louw</text:span></text:p>
      <text:p text:style-name="P1"><text:span text:style-name="T64">Head </text:span></text:p>
      <text:p text:style-name="P1"><text:span text:style-name="T64">Department of English</text:span></text:p>
      <text:p text:style-name="P1"><text:span text:style-name="T64">University of Zimbabwe</text:span></text:p>
      <text:p text:style-name="P1"><text:span text:style-name="T64">louwbill@gmail.com; louwfirth@yahoo.com</text:span></text:p>
      <text:p text:style-name="P31"/>
      <text:p text:style-name="P70"><text:span text:style-name="T102">‘Two drunks were disputing whether it was day or night. Finally, in a state of near paralysis and exhaustion, they decide to appeal to a passer-by to settle the matter: “Say, Buddie, can you tell us, is it day or night?” The stranger replies: ”I dunno. I’m noo here.”</text:span></text:p>
      <text:p text:style-name="P40"/>
      <text:p text:style-name="P40"/>
      <text:p text:style-name="P1"><text:span text:style-name="T1">1.<text:tab/>Introduction</text:span></text:p>
      <text:p text:style-name="P31"/>
      <text:p text:style-name="P1"><text:span text:style-name="T64">The bootcamp issue would not normally have risen much above a disparaging label like ‘storm in a teacup’. It would not have achieved its current status as a </text:span><text:span text:style-name="T79">debate</text:span><text:span text:style-name="T64">, if it were not fuelled, even now, by </text:span><text:span text:style-name="T79">ideology</text:span><text:span text:style-name="T64">, or ‘manufactured consent’. A broad ecumenism (see Williams, this volume) appears to operate within corpus studies as a single discipline. However, when invisible ideological lines in the sand are crossed, the transgressor is instantly filled with surprise, both at the manifest illogicality of the objections raised and the fragility of the ideology itself, especially the levels of heat that, apparently effortlessly, keep it in place. Could corpus studies be a place where even strangers are aware that averring </text:span><text:span text:style-name="T79">a priori</text:span><text:span text:style-name="T64"> knowledge (such as whether it is day or night) is at best a risky business? Ideologies are no joking matter and, because they hamper the advancement of science and scholarship, they must be stripped away to reveal the motives that lurk behind their existence.</text:span></text:p>
      <text:p text:style-name="P92"><text:span text:style-name="T64">The term ‘bootcamp’ itself is hardly devoid of ideology. In fact, part of the ideology of bootcamps is, on occasion, that they are deliberately designed to provide inadequate preparation for battle conditions. The renowned film director Stanley Kubrick (1928-1999) may have learned this to his cost. The very reason that the film </text:span><text:span text:style-name="T79">Full Metal Jacket</text:span><text:span text:style-name="T64"> (1987) (which refers to the cladding of bullets and not the protection afforded soldiers by combat gear) is in </text:span><text:span text:style-name="T79">two</text:span><text:span text:style-name="T64"> parts, is calculated to demonstrate the woeful inadequacy of preparation for combat (part two) provided by bootcamps (part one). Can bootcamps be forms of ‘hazing’ and initiation? Like the soldier in the movie, academics come to understand that they can do evil things and still live with themselves, especially as their subsistence may be threatened if they do not. </text:span></text:p>
      <text:p text:style-name="P92"><text:span text:style-name="T64">What we include in bootcamps is as important as what we choose not to pack. That which is not packed may have the status of a paradox: it may resemble the manner in which paint is laid down by impressionist painters like Cezanne (see title of this article). Those areas that receive more paint are ideologically sound, while those that receive no paint have not only to be inferred, like the pencilled peak of Mont St Victoire, but, paradoxically, make up the painting itself through the absence of paint. This paper will devote some attention to the ideological heat behind issues in corpus linguistics [CL], especially where corpora have been adopted by outsiders to CL as a matter of convenience and expediency rather than accorded the primacy and trust (Sinclair, 2004) due to science. Science is, as we know, established through a process of serial falsification (Popper, 1935) and has instrumentation as its ultimate goal. Philosophers know when knowledge has become certain and must be handed over to science (Russell, 1960). Linguists know when this is the case, but any handover would cross a line in the sand. And so, the linguists remain silent, feverishly tackling bland, non-face-threatening pursuits. Scientists bring about revolutions and paradigm-shifts (Kuhn, 1996; Chateau, 2007), and these lead to changes of method (Gk. </text:span><text:span text:style-name="T79">Meta+hodos, after+path). </text:span><text:span text:style-name="T64">Changes of method become the memory of scientists: all dictionaries written today owe something to the methods established by John Sinclair at COBUILD. They are the new quark, until Rundell, Williams and others take them further.</text:span></text:p>
      <text:p text:style-name="P31"/>
      <text:p text:style-name="P1"><text:span text:style-name="T1">2. What are we looking for in and from corpora?</text:span></text:p>
      <text:p text:style-name="P41"><text:soft-page-break/></text:p>
      <text:p text:style-name="P1"><text:span text:style-name="T64">The poet Yeats cautions in one of his poems: ‘</text:span><text:span text:style-name="T79">Do not love too long, or you will grow out of fashion like an old song.’ </text:span><text:span text:style-name="T64">One of the difficulties about love is that it is, if genuine, </text:span><text:span text:style-name="T79">unconditional</text:span><text:span text:style-name="T64">. Philip Kitcher (1993) recognises the gravity of this problem for the history of science. He refers to it as ‘science as mythology’. We may love approaches and their proponents because we are familiar with them or because we are told to love them. However, sentimentality for schools of thought and reverence for their individual Herculeses aside, science requires its practitioners, above all, to be scrupulously honest. That does </text:span><text:span text:style-name="T79">not</text:span><text:span text:style-name="T64"> mean behaving like Kubrick’s soldier and asking if pretending to adopt the corpus or looking for evidence of the mind of our own particular Hercules in it, will save the school of thought! The reason is (see Williams, this volume) that it does a disservice to the </text:span><text:span text:style-name="T79">discipline.</text:span><text:span text:style-name="T64"> The very term implies pupillage and advancement. Corpora are not here to preserve falsifiable aspects of intuitive weakness. They are not here to allow scholars to ingratiate themselves into a discipline where their contribution would be weak or to feed off of the name of its dead Hercules. Corpora were not created to save any particular Hercules who once eschewed corpora, but now appears to embrace them in order to preserve an intuitively-derived theory for reasons of sentimentality or loss of face or both. </text:span></text:p>
      <text:p text:style-name="P92"><text:span text:style-name="T64">Looking for the mind of Michael Halliday in the corpus (Thompson and Hunston, 2006), although instructive, is scientifically inappropriate and misplaced, especially as a practice among Systemic Functional Neo-</text:span><text:span text:style-name="T79">Firthians</text:span><text:span text:style-name="T64">, whose proto-mentor’s own work was, in Householder’s (1952) terms, classifiable as </text:span><text:span text:style-name="T79">hocus-pocus</text:span><text:span text:style-name="T64"> rather than </text:span><text:span text:style-name="T79">God’s Truth</text:span><text:span text:style-name="T64">. The underlying trend of Systemic Functional research is mentalist, with an interest in the individual text, or chosen exemplars, not the corpus with its inevitable contradictions. Conversely, if, in the presence of ideology, we are alert enough to choose the right Hercules, our results may become too powerful for the broad church of corpus studies to bear. Claxons sound and valid research may, as a result, be lost or remain unpublished. Remember that Sinclair was never allowed a full Dictionary of Collocation and the OSTI Report (Krishnamurthy, 2004) was ‘lost’, from the mid 60s until it was re-published by Ramesh Krishnamurthy, with an interview of John Sinclair by Wolfgang Teubert.</text:span></text:p>
      <text:p text:style-name="P92"><text:span text:style-name="T64">The problem is made worse by backwash: The ancient text </text:span><text:span text:style-name="T79">Apolocolyntosis Claudii</text:span><text:span text:style-name="T64"> (pumpkinification of Claudius) has its counterpart in the mentalisation of the corpus rather than the reduction by corpora of dependence upon intuition, introspection, connotation and the plethora of other cognitive terms that are being allowed by publishers permanent status within corpus studies as latter-day </text:span><text:span text:style-name="T79">phlogiston</text:span><text:span text:style-name="T64">. There is more science to be had in reverting to Firth (1957) than in any NLP, Lexical Priming or Systemic Functional </text:span><text:span text:style-name="T79">concepts</text:span><text:span text:style-name="T64">. These may be studies using corpora, but cannot be attested as corpus linguistic, because the claims they make on behalf of corpora, as these are </text:span><text:span text:style-name="T80">thought</text:span><text:span text:style-name="T64"> to influence the minds of individuals in specific communities (such as </text:span><text:span text:style-name="T79">Guardian</text:span><text:span text:style-name="T64"> readers), can never be proved. Firth’s science is clear:</text:span></text:p>
      <text:p text:style-name="P31"/>
      <text:p text:style-name="P71"><text:span text:style-name="T64">‘Meaning by collocation is an abstraction at the syntagmatic level and is not directly concerned with the </text:span><text:span text:style-name="T79">conceptual or idea</text:span><text:span text:style-name="T64"> approach to the meaning of words. One of the meanings of </text:span><text:span text:style-name="T79">night</text:span><text:span text:style-name="T64"> is its collocability with </text:span><text:span text:style-name="T79">dark</text:span><text:span text:style-name="T64"> and of </text:span><text:span text:style-name="T79">dark</text:span><text:span text:style-name="T64">, of course, collocation with </text:span><text:span text:style-name="T79">night</text:span><text:span text:style-name="T64">. (1957: 196) (emphasis added)</text:span></text:p>
      <text:p text:style-name="P31"/>
      <text:p text:style-name="P1"><text:span text:style-name="T64">Now is the time for keeping Sinclairan science as pure as it was when he received it from Firth (see also, Louw, 2009) and used it as the basis for the automation of Firth’s theory in the OSTI Report (Krishnamurthy, 2004). Beware the thin end of the wedge: Stewart (2010) creates root room in semantic prosody for the prevalence of mentalism until the end of time or until a scholar, who is not ‘new here’ puts a stop to it. Only published results can do that, if and only if they are allowed into print. The blog beckons as a method for tracking debates.</text:span></text:p>
      <text:p text:style-name="P31"/>
      <text:p text:style-name="P1"><text:span text:style-name="T1">3.<text:tab/>Why the bootcamp needs the corpus.</text:span></text:p>
      <text:p text:style-name="P31"/>
      <text:p text:style-name="P1"><text:span text:style-name="T64">Stefan Gries (this volume) will no doubt inform us of how it is that numbers and ciphers can provide all meaning including situational meaning. But where we see figures, or even single </text:span><text:soft-page-break/><text:span text:style-name="T64">keywords (Frege, 1884; 1893) instead of </text:span><text:span text:style-name="T79">states of affairs</text:span><text:span text:style-name="T64"> (Wittgenstein, 1922: 7) being extracted from the corpus, it is worth asking what our goal is. The goal may be related to trends and to </text:span><text:span text:style-name="T79">fashion</text:span><text:span text:style-name="T64">. Yule and Zipf needed no corpora. Goals may be motivated by a desire to look modern and scientific, sometimes like a sexed up but dodgy dossier. Or if that goal is </text:span><text:span text:style-name="T79">description</text:span><text:span text:style-name="T64">, my reply would be that its efforts have been overtaken by events over thousands of years from Dionysius Thrax (100 BC) to John Sinclair himself. However, since Sinclair, </text:span><text:span text:style-name="T79">description</text:span><text:span text:style-name="T64"> continues to be used as a cover for </text:span><text:span text:style-name="T75">not</text:span><text:span text:style-name="T64"> finding the truth. Sinclair (personal communication on the subject of lexical priming) claims that at the end of the book (Hoey, 2005) ‘…truth is still elsewhere.’ The new quarks of corpus linguistics are simply too converting for the old approaches to survive. Their practitioners will grow out of fashion like an old song. Max Planck says that the younger generation will forget the heated disputes that the older generation fought over before they died. The cognitive may still look good in church, but it courts the kiss of death every time it hits the key marked ‘enter’.</text:span></text:p>
      <text:p text:style-name="P92"><text:span text:style-name="T64">Yeats may have said of the tools of description: ‘Players and painted stage took all my love, but not the things that they were emblems of.’ We should, instead of describing, be moving towards the next quark: </text:span><text:span text:style-name="T79">automation</text:span><text:span text:style-name="T64"> by means of corpora of the theories of Firth and Malinowski, through the computational research of Sinclair as corroborated by the automation of the theories analytic philosophers like Russell, Wittgenstein and Carnap (Louw, 2009a; 2009b). The corpus can achieve this, but ideology may attempt, crassly, to prevent it from becoming regarded as proof. The methods for defeating scholarship are myriad (Louw, 2010, forthcoming; see also Louw, 2007b, where the font size of the concordance lines was used to defeat their reading as instrumentation). Sinclair’s words in </text:span><text:span text:style-name="T79">Trust the Text</text:span><text:span text:style-name="T64">, written with characteristic calm and politeness, are in search of </text:span><text:span text:style-name="T79">conversion</text:span><text:span text:style-name="T64"> rather than </text:span><text:span text:style-name="T79">co-existence</text:span><text:span text:style-name="T64">:</text:span></text:p>
      <text:p text:style-name="P31"/>
      <text:p text:style-name="P71"><text:span text:style-name="T64">In summary I am advocating that we should trust the text. We should be </text:span><text:span text:style-name="T79">open </text:span><text:span text:style-name="T64">to what it may tell us. We should </text:span><text:span text:style-name="T79">not impose our ideas on it</text:span><text:span text:style-name="T64">… we should apply only frameworks that are </text:span><text:span text:style-name="T79">loose and flexible</text:span><text:span text:style-name="T64"> …The machines can be harnessed in order to attest our </text:span><text:span text:style-name="T79">hypotheses,</text:span><text:span text:style-name="T64"> they can show us things that we may not already know and even things which </text:span><text:span text:style-name="T79">shake our faith quite a bit in established models</text:span><text:span text:style-name="T64">, and which </text:span><text:span text:style-name="T79">may cause us to revise our ideas very substantially.</text:span><text:span text:style-name="T64"> (Sinclair, 2004: 23) (emphasis added)</text:span></text:p>
      <text:p text:style-name="P31"/>
      <text:p text:style-name="P92"><text:span text:style-name="T64">This is more than ecumenism: terms and conditions apply. Sinclair attended all major conference on Systemic Functional Linguistics in the hope that he would see some change. Instead, (personal communication) he was treated as the Court Jester for not believing in System. The man with the corpus was ‘watered down’ in public. In all fairness, we cannot accept that mentalist subversion of scientific principles is what Sinclair had in mind, but today, we find it ever more brazenly expressed in work coming out of distinguished publishers, apparently approved by series editors, some with glaring conflicts of interest both in their appointment and on their agenda. Who ever heard of semantic prosody being accessible to intuition without the use of computers (Stewart, 2010: 122-151), when Sinclair expressly refers to it as ‘hidden meaning’ (Sinclair, 2004b, Chapter 14) that can only be fully accessed by computers alone?</text:span></text:p>
      <text:p text:style-name="P31"/>
      <text:p text:style-name="P1"><text:span text:style-name="T1">4. <text:s/>Prevention of ‘watering down’: minimum conditions for membership of a broad CL church. <text:s/></text:span></text:p>
      <text:p text:style-name="P31"/>
      <text:p text:style-name="P44"><text:span text:style-name="T64">If there is a motive for all of this apparent defeating of science, what could it be? Since Louw (1993) there has been little or no uptake of the other parallel strand to </text:span><text:span text:style-name="T79">irony</text:span><text:span text:style-name="T64">, namely </text:span><text:span text:style-name="T79">insincerity.</text:span><text:span text:style-name="T64"> The realisation that spin creates fake institutions that semantic prosody can unravel undeniably induces a sense of shock: nobody, except perhaps priests, victims and John Sinclair appreciated the sight of a Truth and Reconciliation Commission [TRC] with its four wheels in the air, </text:span><text:span text:style-name="T79">falsified from its title alone</text:span><text:span text:style-name="T64"> (Louw, 2003). The BNC was apparently swamped by the inclusion of a legal textbook on the subject of natural justice which prevented the event from being read from its outcomes in newspapers: the results in real life of an authentic, Malinowskian mode of action </text:span><text:span text:style-name="T79">in </text:span><text:soft-page-break/><text:span text:style-name="T79">rebus</text:span><text:span text:style-name="T64"> (Firth, 1957: 182). Stewart (2010) omits all reference to Louw (2007a) in which a full concordance for </text:span><text:span text:style-name="T79">natural justice</text:span><text:span text:style-name="T64"> from the Bank of English is provided and the assistance of the philosophy of language and logical atomism are mooted in order to strengthen the science of CL. Newspapers apparently no longer refer to </text:span><text:span text:style-name="T79">natural justice</text:span><text:span text:style-name="T64"> in their reports on court cases. The International Criminal Court has had to intervene in Kenya’s adjudication of post-election crimes because its TRC has no credibility.</text:span></text:p>
      <text:p text:style-name="P98"><text:span text:style-name="T64">Collocation definitely appears to be off limits. Its offshoots into semantic prosody have been targeted concertedly since 2005 in books, workshops and in one entirely intuitively argued article. The balance will need to be restored as part of any attempt to prevent watering down on either side in any disciplinary conflict. Some minimum conditions may need to be introduced, but only in relation to areas of study that pursue the new quark in CL. Practitioners in search of an electronic filing cabinet are, of course, exempted from these conditions. The list below is only a start: </text:span></text:p>
      <text:p text:style-name="P31"/>
      <text:p text:style-name="P31"/>
      <text:p text:style-name="P100"/>
      <text:list xml:id="list248839056" text:continue-numbering="true" text:style-name="L2">
        <text:list-item>
          <text:p text:style-name="P102"><text:span text:style-name="T64">When publishing, all </text:span><text:span text:style-name="T79">research questions</text:span><text:span text:style-name="T64"> need be stated in full in relation to proposed corpus exploitation and hypothesised proofs. </text:span></text:p>
        </text:list-item>
        <text:list-item>
          <text:p text:style-name="P102"><text:span text:style-name="T64">Home-made corpora may need to be scrutinised for the ‘minnows-in’ ‘minnows-out’ problem.</text:span></text:p>
        </text:list-item>
        <text:list-item>
          <text:p text:style-name="P102"><text:span text:style-name="T64">Attempts to be scientific ought to be recognised. For example, the </text:span><text:span text:style-name="T79">binarity</text:span><text:span text:style-name="T64"> principle that operates between irony and insincerity in Louw (1993) was finally proved after seven years in Louw (2000) in the phrase </text:span><text:span text:style-name="T79">recipe+for</text:span><text:span text:style-name="T64">. This proof has gone ‘unnoticed’ in the literature. The phenomena of irony and insincerity are themselves </text:span><text:span text:style-name="T79">exceptions</text:span><text:span text:style-name="T64"> to the overall semantic prosody of a form. They occupy only 3% of the total concordance! There </text:span><text:span text:style-name="T79">must</text:span><text:span text:style-name="T64"> be a commitment to a theory. Any initiative that does not have one will be deemed to have participated in the watering-down of itself.</text:span></text:p>
        </text:list-item>
        <text:list-item>
          <text:p text:style-name="P102"><text:span text:style-name="T64">Tolerance for the terminology of disciplines may need to be tempered by the provision of proof that terms are necessary. A good example, even within our own branch of the discipline would be to ask whether the terms </text:span><text:span text:style-name="T79">discourse</text:span><text:span text:style-name="T64"> prosody (Stubbs) and </text:span><text:span text:style-name="T79">register</text:span><text:span text:style-name="T64"> prosody (O’Halloran) are necessary and justifiable and not merely hybridising.</text:span></text:p>
        </text:list-item>
      </text:list>
      <text:p text:style-name="P32"/>
      <text:p text:style-name="P103"><text:span text:style-name="T1">5. <text:s/>Conclusion</text:span></text:p>
      <text:p text:style-name="P104"/>
      <text:p text:style-name="P1"><text:span text:style-name="T64">Ecumenism is respectful of differences but intolerant of heresy. The latter distinction is of some importance. In the world of theology, the mark of the heretic is always total certainty within a discipline that emphasises an unending search for certainty within a climate of scepticism that is circumscribed by the brevity of life on earth and the goal of the afterlife. Within science, we have exactly the opposite situation: certainty and proof prompt the handover to science by philosophy of settled knowledge, because settled knowledge is no longer part of the philosopher’s remit (Russell, 1960). But how convenient it is for the defeaters of science to claim that their knowledge is settled! Even Priestley doubted for a brief period that what he had discovered was oxygen rather than ‘phlogistonated air’.</text:span></text:p>
      <text:p text:style-name="P92"><text:span text:style-name="T64">For this reason, it is important that researchers in search of the continuity of scholarship from the analogue to the digital be encouraged in their efforts. If computers had been around from 1922 to 1957, the nexus between philosophy, linguistics and corpora may well have fallen into place, but there is no reason for not testing it today by using corpora, with the benefit of hindsight. Co-selection is a powerful finder of Wittgensteinian ‘facts’ as Sachverhalten in the metaphysical world. CL may live to become the tail that wags the philosophical dog.</text:span></text:p>
      <text:p text:style-name="P92"><text:span text:style-name="T64">Proofs of this kind must no longer be censored in order to protect weak theories that are already so watered-down that they carry their own aqueous supplies with them. Stylistics is the perfect proving ground for scientific studies. Literary worlds are not expected to be fully logical or truthful, but the world against which they are set has been sampled by corpora that were made 500 times larger in order to cope with the task of lexicography (see Williams, this volume): one million </text:span><text:soft-page-break/><text:span text:style-name="T64">words of running text was once the standard, until the Bank of English reached a total of almost 480 million. It was the excitement inherent in this fact that impelled me to begin the highly censored discipline of corpus stylistics (Louw, 1989). <text:s/>At the very least we ought, untrammelled by ideology, to be allowed to demonstrate where the next quark lies. We need to be able to adapt the science of Firth as we read a poem by Hopkins and declare: ‘One meaning of the word </text:span><text:span text:style-name="T79">self </text:span><text:span text:style-name="T64">is its collocability with </text:span><text:span text:style-name="T79">poor.</text:span><text:span text:style-name="T64">’ Note that in the example that follows, only two concordance lines out of 42 may be declared irrelevant to the task of criticism. I say that that is indicative of science. They have been left in out of honesty and a commitment to science.</text:span></text:p>
      <text:p text:style-name="P104"/>
      <text:p text:style-name="P85"><text:span text:style-name="T103">'My own heart'</text:span></text:p>
      <text:p text:style-name="P45"/>
      <text:p text:style-name="P29"><text:span text:style-name="T105">My own heart let me more have pity on; let</text:span></text:p>
      <text:p text:style-name="P29"><text:span text:style-name="T105">Me live to my </text:span><text:span text:style-name="T106">sad self</text:span><text:span text:style-name="T105"> hereafter kind,</text:span></text:p>
      <text:p text:style-name="P29"><text:span text:style-name="T105">Charitable; not live in this tormented mind</text:span></text:p>
      <text:p text:style-name="P29"><text:span text:style-name="T105">With this tormented mind tormenting yet.</text:span></text:p>
      <text:p text:style-name="P45"/>
      <text:p text:style-name="P29"><text:span text:style-name="T105">I cast for comfort I can no more get</text:span></text:p>
      <text:p text:style-name="P29"><text:span text:style-name="T105">By groping round my comfortless than blind</text:span></text:p>
      <text:p text:style-name="P29"><text:span text:style-name="T105">Eyes in the dark can day or thirst can find</text:span></text:p>
      <text:p text:style-name="P29"><text:span text:style-name="T105">Thirst's all-in-all in all a world of wet.</text:span></text:p>
      <text:p text:style-name="P45"/>
      <text:p text:style-name="P29"><text:span text:style-name="T106">Soul, self; come, poor Jackself</text:span><text:span text:style-name="T105">, I do advise</text:span></text:p>
      <text:p text:style-name="P29"><text:span text:style-name="T105">You, jaded, let be; call off thoughts awhile</text:span></text:p>
      <text:p text:style-name="P29"><text:span text:style-name="T105">Elsewhere; leave comfort root-room; let joy size</text:span></text:p>
      <text:p text:style-name="P45"/>
      <text:p text:style-name="P29"><text:span text:style-name="T105">At God knows when to God knows what; whose smile</text:span></text:p>
      <text:p text:style-name="P86"><text:span text:style-name="T104">'S not wrung, see you; unforeseentimes rather - as skies</text:span></text:p>
      <text:p text:style-name="P29"><text:span text:style-name="T105">Betweenpie mountains - lights a lovely mile.</text:span></text:p>
      <text:p text:style-name="P45"/>
      <text:p text:style-name="P29"><text:span text:style-name="T105">Gerard Manley Hopkins.</text:span></text:p>
      <text:p text:style-name="P31"/>
      <text:p text:style-name="P1"><text:span text:style-name="T112">MicroConcord search SW: poor CW: self</text:span></text:p>
      <text:p text:style-name="P1"><text:span text:style-name="T112">80 characters per entry</text:span></text:p>
      <text:p text:style-name="P1"><text:span text:style-name="T112">Sort : 1L/SW <text:s text:c="3"/>unshifted.</text:span></text:p>
      <text:p text:style-name="P1"><text:span text:style-name="T112"><text:s text:c="4"/>1 streets lose self-esteem. They have a poor diet and look bad, and gradually care</text:span></text:p>
      <text:p text:style-name="P1"><text:span text:style-name="T112"><text:s text:c="4"/>2 an be precipitated by a major loss, a poor self image or by having a genetic pre</text:span></text:p>
      <text:p text:style-name="P1"><text:span text:style-name="T112"><text:s text:c="4"/>3 se leads to a disorder of mood with a poor self-image and a sense of shame and u</text:span></text:p>
      <text:p text:style-name="P1"><text:span text:style-name="T112"><text:s text:c="4"/>4 e school with a sense of failure or a poor self-image. &lt;/p&gt; &lt;p&gt; Many techniques </text:span></text:p>
      <text:p text:style-name="P1"><text:span text:style-name="T112"><text:s text:c="4"/>5 an certainly contribute if you have a poor self-image already. This poor self-im</text:span></text:p>
      <text:p text:style-name="P1"><text:span text:style-name="T112"><text:s text:c="4"/>6 cesses due to drug and alcohol abuse; poor self-control of anger; a lack of scru</text:span></text:p>
      <text:p text:style-name="P1"><text:span text:style-name="T112"><text:s text:c="4"/>7 o do with feelings of inadequacy, and poor self-image. It is important to unders</text:span></text:p>
      <text:p text:style-name="P1"><text:span text:style-name="T112"><text:s text:c="4"/>8 precursors of lowered self-esteem and poor coping will also be examined. &lt;/p&gt; Aw</text:span></text:p>
      <text:p text:style-name="P1"><text:span text:style-name="T112"><text:s text:c="4"/>9 use of a tendency to self-neglect and poor compliance with medication; they are </text:span></text:p>
      <text:p text:style-name="P1"><text:span text:style-name="T112"><text:s text:c="3"/>10 many people with a low self-image are poor stewards of their appearance. They se</text:span></text:p>
      <text:p text:style-name="P1"><text:span text:style-name="T112"><text:s text:c="3"/>11 ty it might seem; since each would be poor in self-awareness, he would be still </text:span></text:p>
      <text:p text:style-name="P1"><text:span text:style-name="T112"><text:s text:c="3"/>12 . Two cinemas (comfortable seats, but poor legroom). Self-service restaurant off</text:span></text:p>
      <text:p text:style-name="P1"><text:span text:style-name="T112"><text:s text:c="3"/>13 <text:s/>self-esteem, insomnia, mood changes, poor memory, loss of confidence, loss of i</text:span></text:p>
      <text:p text:style-name="P1"><text:span text:style-name="T112"><text:s text:c="3"/>14 ison his or her memory and continuing poor self-image. &lt;/p&gt; &lt;p&gt; The process of m</text:span></text:p>
      <text:p text:style-name="P1"><text:span text:style-name="T112"><text:s text:c="3"/>15 k children in particular, suffer from poor self-image or self-esteem (Stone, 198</text:span></text:p>
      <text:p text:style-name="P1"><text:span text:style-name="T112"><text:s text:c="3"/>16 elf-fulfilment, because students from poor backgrounds may be forced to give up </text:span></text:p>
      <text:p text:style-name="P1"><text:span text:style-name="T112"><text:s text:c="3"/>17 <text:s/>easily Unaffectionate to others, has poor self-image Sleeps badly Constantly th</text:span></text:p>
      <text:p text:style-name="P1"><text:span text:style-name="T112"><text:s text:c="3"/>18 <text:s/>example, children in care often have poor self-esteem and difficulties in makin</text:span></text:p>
      <text:p text:style-name="P1"><text:span text:style-name="T112"><text:s text:c="3"/>19 characteristic self-pity, excuses his poor output: &lt;p&gt; Knowsley Hall &lt;/p&gt; &lt;p&gt; 31</text:span></text:p>
      <text:p text:style-name="P1"><text:span text:style-name="T112"><text:s text:c="3"/>20 s who are often self-indulgent and in poor physical shape, and have the ability </text:span></text:p>
      <text:p text:style-name="P1"><text:span text:style-name="T112"><text:s text:c="3"/>21 a to reinforce any child's feeling of poor self-esteem, so the problem needs to </text:span></text:p>
      <text:p text:style-name="P1"><text:span text:style-name="T112"><text:s text:c="3"/>22 ng! There it's better to be it's only poor and have your self respect &lt;/p&gt; &lt;PS04</text:span></text:p>
      <text:p text:style-name="P1"><text:span text:style-name="T112"><text:s text:c="3"/>23 <text:s/>motivation and self-confidence. &lt;/p&gt; Poor spectacle &lt;p&gt; But the new Queen's cha</text:span></text:p>
      <text:p text:style-name="P1"><text:span text:style-name="T112"><text:s text:c="3"/>24 atures of a self-fulfilling prophecy. Poor care in turn begat defensiveness and </text:span></text:p>
      <text:p text:style-name="P1"><text:span text:style-name="T112"><text:s text:c="3"/>25 c disorder, or be low in self-esteem, poor in coping skills, or low in support. </text:span></text:p>
      <text:p text:style-name="P1"><text:span text:style-name="T112"><text:s text:c="3"/>26 er than improve the poor self-esteem, poor individual coping skills and poor emo</text:span></text:p>
      <text:p text:style-name="P1"><text:span text:style-name="T112"><text:s text:c="3"/>27 a small, wintry self-possessed smile. Poor Mr. Preston! she said in a kindly man</text:span></text:p>
      <text:p text:style-name="P1"><text:soft-page-break/><text:span text:style-name="T112"><text:s text:c="3"/>28 other side is that because we are the poor men and are self-conscious about it, </text:span></text:p>
      <text:p text:style-name="P1"><text:span text:style-name="T112"><text:s text:c="3"/>29 <text:s/>we frequently have to break down the poor self-image he or she has acquired ove</text:span></text:p>
      <text:p text:style-name="P1"><text:span text:style-name="T112"><text:s text:c="3"/>30 g reality. It meant self-respect- the poor man's sword of honour, a fine doctrin</text:span></text:p>
      <text:p text:style-name="P1"><text:span text:style-name="T112"><text:s text:c="3"/>31 way that self-help shelter houses the poor cheaply, thus making low wages and th</text:span></text:p>
      <text:p text:style-name="P1"><text:span text:style-name="T112"><text:s text:c="3"/>32 ther forms of self-gratification. The poor get theirs in ways of which we disapp</text:span></text:p>
      <text:p text:style-name="P1"><text:span text:style-name="T112"><text:s text:c="3"/>33 tivities. &lt;/p&gt; Perfectionism: &lt;p&gt; The poor internal self-image is reflected outw</text:span></text:p>
      <text:p text:style-name="P1"><text:span text:style-name="T112"><text:s text:c="3"/>34 <text:s/>to aggravate rather than improve the poor self-esteem, poor individual coping s</text:span></text:p>
      <text:p text:style-name="P1"><text:span text:style-name="T112"><text:s text:c="3"/>35 uperization of self-respect among the poor; their grasping of excitement; and th</text:span></text:p>
      <text:p text:style-name="P1"><text:span text:style-name="T112"><text:s text:c="3"/>36 <text:s/>have a poor self-image already. This poor self-image is clearly not just about </text:span></text:p>
      <text:p text:style-name="P1"><text:span text:style-name="T112"><text:s text:c="3"/>37 children and young people with a very poor self image and where their investment</text:span></text:p>
      <text:p text:style-name="P1"><text:span text:style-name="T112"><text:s text:c="3"/>38 sed depression happens to people with poor self-image, or to someone who is heav</text:span></text:p>
      <text:p text:style-name="P1"><text:span text:style-name="T112"><text:s text:c="3"/>39 el alienated and isolated 'cos you're poor. And your self-esteem is just attacke</text:span></text:p>
      <text:p text:style-name="P1"><text:span text:style-name="T112"><text:s text:c="3"/>40 . Let's see what you're doing to your poor old self. &lt;/p&gt; &lt;PS2DG:&gt; I don't know </text:span></text:p>
      <text:p text:style-name="P1"><text:span text:style-name="T112"><text:s text:c="3"/>41 you and see what you're doing to your poor old self. He's a tickly boy today. Ar</text:span></text:p>
      <text:p text:style-name="P1"><text:span text:style-name="T112"><text:s text:c="3"/>42 you and see what you're doing to your poor old self. &lt;/p&gt; &lt;G4EPS000:&gt; They're al</text:span></text:p>
      <text:p text:style-name="P105"/>
      <text:p text:style-name="P1"><text:span text:style-name="T64">(Source: The British National Corpus)</text:span></text:p>
      <text:p text:style-name="P104"/>
      <text:p text:style-name="P104"/>
      <text:p text:style-name="P103"><text:span text:style-name="T1">References</text:span></text:p>
      <text:p text:style-name="P104"/>
      <text:p text:style-name="P1"><text:span text:style-name="T65">Chateau, C. 2007. “How ‘continental’ moves in geological English.” Dijon: mimeo.</text:span></text:p>
      <text:p text:style-name="P1"><text:span text:style-name="T65">Firth, J.R. 1957. </text:span><text:span text:style-name="T81">Papers in Linguistics 1934-1951</text:span><text:span text:style-name="T65">. Oxford: OUP.</text:span></text:p>
      <text:p text:style-name="P1"><text:span text:style-name="T65">Frege, G. 1884. </text:span><text:span text:style-name="T81">The Foundations of Arithmetic</text:span><text:span text:style-name="T65">: </text:span><text:span text:style-name="T81">A Logico-Mathematical Enquiry into </text:span></text:p>
      <text:p text:style-name="P92"><text:span text:style-name="T81">the Concept of Number. <text:s/></text:span><text:span text:style-name="T65">J.L. Austin (trans.) 1974. Oxford: Blackwell.</text:span></text:p>
      <text:p text:style-name="P1"><text:span text:style-name="T65">Gavins, J. &amp; Steen, G. 2003. </text:span><text:span text:style-name="T81">Cognitive Poetics in Practice.</text:span><text:span text:style-name="T65"> London: Routledge.</text:span></text:p>
      <text:p text:style-name="P1"><text:span text:style-name="T65">Gries, S. Th. This volume</text:span></text:p>
      <text:p text:style-name="P1"><text:span text:style-name="T65">Hoey, M.H. 2005</text:span><text:span text:style-name="T81">. Lexical Priming: A New Theory of Words and Language</text:span><text:span text:style-name="T65">. London: </text:span></text:p>
      <text:p text:style-name="P92"><text:span text:style-name="T65">Routledge.</text:span></text:p>
      <text:p text:style-name="P83"><text:span text:style-name="T64">Householder, F.W. Jr. 1952. “Review of Harris, Z. S., Methods in Structural Linguistics.” </text:span><text:span text:style-name="T79">International Journal of American Linguistics</text:span><text:span text:style-name="T64">, 18, 260-268.</text:span></text:p>
      <text:p text:style-name="P83"><text:span text:style-name="T64">Kitcher, P. 1993 </text:span><text:span text:style-name="T79">The Advancement of Science. </text:span><text:span text:style-name="T64">New York: Oxford University Press.</text:span></text:p>
      <text:p text:style-name="P1"><text:span text:style-name="T65">Krishnamurthy, R. 2004. </text:span><text:span text:style-name="T81">English Collocation Studies: The</text:span><text:span text:style-name="T65"> </text:span><text:span text:style-name="T81">OSTI Report</text:span><text:span text:style-name="T65">. London: </text:span></text:p>
      <text:p text:style-name="P92"><text:span text:style-name="T65">Continuum.</text:span></text:p>
      <text:p text:style-name="P1"><text:span text:style-name="T65">Kuhn, T. 1996. </text:span><text:span text:style-name="T81">The Structure of Scientific Revolutions </text:span><text:span text:style-name="T65">(3</text:span><text:span text:style-name="T98">rd</text:span><text:span text:style-name="T65"> edition). Chicago: <text:tab/>University of Chicago Press.</text:span></text:p>
      <text:p text:style-name="P1"><text:span text:style-name="T65">Louw, W.E. 1989. “Subroutines in the integration of language and literature.” In R. </text:span></text:p>
      <text:p text:style-name="P92"><text:span text:style-name="T65">Carter (Ed.) </text:span><text:span text:style-name="T82">Literature and the Learner: Methodological Approaches,</text:span><text:span text:style-name="T65"> British </text:span></text:p>
      <text:p text:style-name="P92"><text:span text:style-name="T65">Council ELT Documents 130. London: Pergamon.</text:span></text:p>
      <text:p text:style-name="P83"><text:span text:style-name="T64">Louw, W.E. 1993. “Irony in the text or insincerity in the writer? The diagnostic </text:span></text:p>
      <text:p text:style-name="P71"><text:span text:style-name="T64">potential of semantic prosodies.” In M. Baker, G. Francis &amp; E. Tognini-Bonelli et al (Eds.) </text:span><text:span text:style-name="T79">Text and Technology: In Honour of John Sinclair,</text:span><text:span text:style-name="T64"> Amsterdam: John Benjamins.</text:span></text:p>
      <text:p text:style-name="P83"><text:span text:style-name="T65">Louw, W.E. 2000. “Contextual Prosodic Theory: Bringing Semantic Prosodies to Life.” In C.Heffer &amp; H. Sauntson (Eds.) </text:span><text:span text:style-name="T81">Words in Context</text:span><text:span text:style-name="T65">. </text:span><text:span text:style-name="T81">In Honour of John Sinclair,</text:span><text:span text:style-name="T65"> Birmingham: ELR.</text:span></text:p>
      <text:p text:style-name="P1"><text:span text:style-name="T65">Louw, W.E. 2003. “Dressing up waiver: a stochastic-collocational reading of the Truth <text:tab/>and Reconciliation Commission (TRC).” Harare: mimeo, also available in the </text:span></text:p>
      <text:p text:style-name="P71"><text:span text:style-name="T81">Occasional Papers dei Quaderni del CeSLIC</text:span><text:span text:style-name="T65"> at </text:span><text:a xlink:type="simple" xlink:href="http://www.lingue.unibo.it/ceslic/e_occ_papers.htm"><text:span text:style-name="T107">http://www.lingue.unibo.it/ceslic/e_occ_papers.htm</text:span></text:a></text:p>
      <text:p text:style-name="P1"><text:span text:style-name="T65">Louw, W.E. 2007a. “Truth, literary worlds and devices as collocation.” Closing </text:span></text:p>
      <text:p text:style-name="P92"><text:span text:style-name="T65">Keynote presentation at TaLC6 on 7</text:span><text:span text:style-name="T98">th</text:span><text:span text:style-name="T65"> July 2004. In E. Hidalgo, L. Quereda </text:span></text:p>
      <text:p text:style-name="P92"><text:span text:style-name="T65">&amp; J. Santana (Eds.), </text:span><text:span text:style-name="T81">Proceedings of the Sixth Conference on Teaching and </text:span></text:p>
      <text:p text:style-name="P92"><text:span text:style-name="T81">Language Corpora,</text:span><text:span text:style-name="T65"> Amsterdam: Rodopi.</text:span></text:p>
      <text:p text:style-name="P1"><text:span text:style-name="T65">Louw, W.E. 2007b. “Literary worlds as collocation.” G. Watson &amp; S. Zyngier (Eds.) </text:span></text:p>
      <text:p text:style-name="P92"><text:span text:style-name="T81">Literature and Stylistics for Language Learners: Theory and Practice,</text:span><text:span text:style-name="T65"> </text:span></text:p>
      <text:p text:style-name="P92"><text:span text:style-name="T65">Basingstoke:Palgrave Macmillan.</text:span></text:p>
      <text:p text:style-name="P1"><text:span text:style-name="T65">Louw, W.E. 2009a “Consolidating empirical method in data-assisted stylistics:</text:span></text:p>
      <text:p text:style-name="P92"><text:soft-page-break/><text:span text:style-name="T65"><text:s/>towards a corpus-attested glossary of literary terms.” In D. Viana &amp; S. Zyngier, </text:span></text:p>
      <text:p text:style-name="P92"><text:span text:style-name="T65">(Eds.) </text:span><text:span text:style-name="T81">Directions in Empirical Literary Studies. In Honour of Willie van </text:span></text:p>
      <text:p text:style-name="P92"><text:span text:style-name="T81">Peer, </text:span><text:span text:style-name="T65">Amsterdam: John Benjamins.</text:span></text:p>
      <text:p text:style-name="P83"><text:span text:style-name="T64">Louw, W.E. (2009b) “Collocation as instrumentation for meaning: a scientific fact. In W. van Peer, V. Viana &amp; S. Zyngier (Eds.),</text:span><text:span text:style-name="T79"> Digital Learning Methods and Technologies,</text:span><text:span text:style-name="T64"> Hershey, PA: IGI Global.</text:span></text:p>
      <text:p text:style-name="P1"><text:span text:style-name="T65">Louw, W.E. 2010 (in press) “Interview No. 7.” In V. Viana &amp; G. Barnbrook,<text:tab/></text:span><text:span text:style-name="T82">Approaches to Corpus Linguistics</text:span><text:span text:style-name="T65">, Amsterdam: John Benjamins</text:span></text:p>
      <text:p text:style-name="P1"><text:span text:style-name="T65">Malinowski, B. 1946. “The problem of meaning in primitive languages. Supplement<text:tab/> 1.” In C.K. Ogden &amp; I.A. Richards, </text:span><text:span text:style-name="T81">The Meaning of Meaning,</text:span><text:span text:style-name="T65"> London: </text:span></text:p>
      <text:p text:style-name="P92"><text:span text:style-name="T65">Kegan Paul, Trench and Trubner.</text:span></text:p>
      <text:p text:style-name="P1"><text:span text:style-name="T64">Popper,K.R. 1959. </text:span><text:span text:style-name="T79">The Logic of Scientific Discovery</text:span><text:span text:style-name="T64">. London: RKP.</text:span></text:p>
      <text:p text:style-name="P1"><text:span text:style-name="T65">Russell, B. 1960. </text:span><text:span text:style-name="T81">Bertrand Russell Speaks his Mind.</text:span><text:span text:style-name="T65"> London: Arthur Baker.</text:span></text:p>
      <text:p text:style-name="P83"><text:span text:style-name="T65">Sinclair, J.M., Hanks, P., Fox, G., Moon, R. &amp; Stock, P. 1987 and 2</text:span><text:span text:style-name="T98">nd</text:span><text:span text:style-name="T65"> ed. 1993. </text:span><text:span text:style-name="T81">Collins COBUILD English Language Dictionary</text:span><text:span text:style-name="T65">. London: HarperCollins.</text:span></text:p>
      <text:p text:style-name="P1"><text:span text:style-name="T65">Sinclair, J.M. 2004a. </text:span><text:span text:style-name="T81">Trust the Text.</text:span><text:span text:style-name="T65"> London: Routledge.</text:span></text:p>
      <text:p text:style-name="P1"><text:span text:style-name="T65">Sinclair, J.M. 2004b. </text:span><text:span text:style-name="T81">Reading Concordances.</text:span><text:span text:style-name="T65"> London: Longman.</text:span></text:p>
      <text:p text:style-name="P1"><text:span text:style-name="T65">Stewart, D. 2010. </text:span><text:span text:style-name="T81">Semantic Prosody: A Critical Evaluation.</text:span><text:span text:style-name="T65"> New York: Routledge.</text:span></text:p>
      <text:p text:style-name="P1"><text:span text:style-name="T65">Thompson, G. &amp; Hunston, S. 2006. </text:span><text:span text:style-name="T81">System and Corpus.</text:span><text:span text:style-name="T65"> London: Equinox.</text:span></text:p>
      <text:p text:style-name="P1"><text:span text:style-name="T65">Williams, G. <text:s/>This volume</text:span></text:p>
      <text:p text:style-name="P1"><text:span text:style-name="T65">Wittgenstein, L. 1922. </text:span><text:span text:style-name="T81">Tractatus Logico-Philosophicus</text:span><text:span text:style-name="T65">. Trans. D.F. Pears and D.F. </text:span></text:p>
      <text:p text:style-name="P92"><text:span text:style-name="T65">McGuiness, 1960. London: Routledge and Kegan Paul. </text:span></text:p>
      <text:p text:style-name="P8"/>
      <text:p text:style-name="P31"/>
      <text:p text:style-name="P31"/>
      <text:p text:style-name="P104"/>
      <text:p text:style-name="P89"><text:span text:style-name="T10">Our brave new world.</text:span></text:p>
      <text:p text:style-name="P47"/>
      <text:p text:style-name="P21"><text:span text:style-name="T66">Wolfgang Teubert</text:span></text:p>
      <text:p text:style-name="P21"><text:span text:style-name="T66">University of Birmingham</text:span></text:p>
      <text:p text:style-name="P21"><text:span text:style-name="T66">W.Teubert@bham.ac.uk</text:span></text:p>
      <text:p text:style-name="P33"/>
      <text:p text:style-name="P21"><text:span text:style-name="T66">Dear All, </text:span></text:p>
      <text:p text:style-name="P106"><text:span text:style-name="T66">I found the interaction between Bill Louw and Stefan Gries on Corpora List so exciting that I could not resist the temptation to contribute to it. Of course Bill Louw gets it wrong by expecting a bootcamp to be anything like a conference. The corpus tells us that a boot camp is </text:span></text:p>
      <text:p text:style-name="P75"><text:span text:style-name="T66">another word for a military training camp which was used during World War II and many other wars </text:span></text:p>
      <text:p text:style-name="P75"><text:span text:style-name="T66">a very strict, highly structured facility with staff that act as drill instructors </text:span></text:p>
      <text:p text:style-name="P75"><text:span text:style-name="T66">more like a review that prepares you for an exam. </text:span></text:p>
      <text:p text:style-name="P106"><text:span text:style-name="T66">Dagmar S. Divjak's and Stefan Gries' bootcamp</text:span><text:note text:id="ftn15" text:note-class="footnote"><text:note-citation>14</text:note-citation><text:note-body><text:p text:style-name="P168"><text:span text:style-name="footnote_20_reference"/> Gries, message # 12224 to Corpora List, 12 August 2008.</text:p><text:p text:style-name="Footnote"/></text:note-body></text:note><text:span text:style-name="T66"> is, as I see it, not so much about discussing corpus linguistics, but rather tells participants </text:span></text:p>
      <text:p text:style-name="P106"><text:span text:style-name="T83">how to generate frequency lists; </text:span></text:p>
      <text:p text:style-name="P106"><text:span text:style-name="T83">how to search for words and patterns; </text:span></text:p>
      <text:p text:style-name="P106"><text:span text:style-name="T83">how to handle corpora and perform corpus-linguistic searches that typical corpus software does not support; </text:span></text:p>
      <text:p text:style-name="P106"><text:span text:style-name="T83">how to carry out basic statistical evaluations of corpus data (significance tests and statistical graphs). </text:span></text:p>
      <text:p text:style-name="P93"><text:span text:style-name="T66">Stefan Gries claims that statistics clearly plays a subordinate role in this syllabus, but also that R-based software tools will be made available that allow one to easily perform many of the above operations. The title of the event is: "Quantitative Corpus Linguistics with R." The provider of this software tells us: "R is a free software environment for statistical computing and graphics."</text:span><text:note text:id="ftn16" text:note-class="footnote"><text:note-citation>15</text:note-citation><text:note-body><text:p text:style-name="P169"><text:span text:style-name="footnote_20_reference"/> <text:s/>See <text:a xlink:type="simple" xlink:href="http://www.r-project.org/"><text:span text:style-name="Internet_20_link">http://www.r-project.org/</text:span></text:a>. <text:s/></text:p><text:p text:style-name="Footnote"/></text:note-body></text:note></text:p>
      <text:p text:style-name="P93"><text:span text:style-name="T66">For R-software, it does not matter what kind of strings of information are processed. It could be language, but it could also be DNA sequences or the ciphers behind the "3." in the number pi. To me it seems that much of what will be presented at the camp is relatively application-free. Language is just one of many possible applications. What is not discussed is what a morpheme is, what makes a sentence a sentence, or how we can measure language acquisition. What is not mentioned is meaning. </text:span></text:p>
      <text:p text:style-name="P93"><text:span text:style-name="T66">No doubt corpus software, including statistics programs such as t-score, MI or log-likelihood, including also more general programming languages particularly suited for corpus analysis (I seem to vaguely remember LISP), play an important role within corpus linguistics. This is also the case for R-Software (and it is to be welcomed that he has published the book </text:span><text:a xlink:type="simple" xlink:href="http://www.amazon.co.uk/Quantitative-Corpus-Linguistics-Practical-Introduction/dp/0415962706/ref=sr_1_1?ie=UTF8&amp;s=books&amp;qid=1263559970&amp;sr=8-1"><text:span text:style-name="T90">Quantitative Corpus Linguistics with R: A Practical Introduction</text:span></text:a><text:span text:style-name="T114"> (Gries 2008).</text:span></text:p>
      <text:p text:style-name="P93"><text:span text:style-name="T66">But then we have to remember that Stefan Gries wears at least two hats. The journal he co-edits bears the name </text:span><text:span text:style-name="T83">Corpus Linguistics and Linguistic Theory</text:span><text:span text:style-name="T66">. His impressively large list of publications does not leave us in any doubt that the primary language theory that Gries accepts is cognitive linguistics</text:span><text:note text:id="ftn17" text:note-class="footnote"><text:note-citation>16</text:note-citation><text:note-body><text:p text:style-name="P170"><text:span text:style-name="footnote_20_reference"/> See <text:span text:style-name="T74">http://www.linguistics.ucsb.edu/faculty/stgries/research/overview-research.html</text:span><text:span text:style-name="T78">. <text:s/></text:span></text:p><text:p text:style-name="Footnote"/></text:note-body></text:note><text:span text:style-name="T66">. It plays only a subsidiary role in his version of corpus linguistics, as he is ready to point out, for instance in his paper ‘</text:span><text:span text:style-name="T115">Corpus-based methods and cognitive semantics: The many senses of </text:span><text:span text:style-name="T91">to run</text:span><text:span text:style-name="T115">’ (Gries 2006)</text:span><text:span text:style-name="T23">: </text:span></text:p>
      <text:p text:style-name="P52"><text:soft-page-break/></text:p>
      <text:p text:style-name="P67"><text:span text:style-name="T114">I have tried to emphasize the benefits of additional corpus-based evidence, but I should like to point out, however, that I do not advocate using corpus evidence alone. Corpus evidence can complement different research methodologies such as (psycho-)linguistic experiments, but it should not replace them.</text:span></text:p>
      <text:p text:style-name="P73"/>
      <text:p text:style-name="P93"><text:span text:style-name="T66">Meaning, for Gries, is a theoretical and therefore a cognitive concept. Corpus linguistics is the label for methods that help us to come up with suitable citations found in real language data. In the paper mentioned here there is a rather short section (2 ½ out of 40 pages) entitled ‘corpus-based approaches’. There the only corpus people quoted are B. T. A. Atkins, who uses corpora in this sense, annotating her selected citations and categorising them according to a taxonomy independent of corpus evidence, and Patrick Hanks, whose interests are more in the field of computational that those of corpus linguistics.</text:span></text:p>
      <text:p text:style-name="P93"><text:span text:style-name="T66">What linguists such as Atkins and Hanks are interested in is the language system, a complex yet finite mechanism consisting of rules, lists and statistics that they aim to model in their grammars and dictionaries. The corpus is there to validate the model. Indeed, we expect dictionaries and grammars to provide instructions permitting us to use a given language without making mistakes. Also computer programs designed to process language for machine translations or artificial intelligence have commonly incorporated such a language model, for good reasons, though rarely with much success. </text:span></text:p>
      <text:p text:style-name="P93"><text:span text:style-name="T66">Cognitive linguists like to work with annotated language data. But annotations presuppose categories not validated by corpus evidence. Thus any results thus acquired reflect the hypothetical order of things as preconceived by the annotator. A word tagged as a ‘noun’ will be counted as such. But it will shed no light on the ‘true nature’ of ‘noun’. This does not mean that tagging cannot be useful and simplify our work. If I am interested in synonyms and antonyms a good way to find them is to study binomials. I might look up the phrase </text:span><text:span text:style-name="T83">friends and</text:span><text:span text:style-name="T66">, and I may not know beforehand which nouns will come up as the next word on the right, words such as </text:span><text:span text:style-name="T83">allies</text:span><text:span text:style-name="T66"> or </text:span><text:span text:style-name="T83">enemies</text:span><text:span text:style-name="T66">. What is important, though, is that it is discourse, and not a mental mechanism, that tells me what counts as synonyms or antonyms of </text:span><text:span text:style-name="T83">friends</text:span><text:span text:style-name="T66">. Synonymy and antonymy are discourse constructs, not emanations of a hypothetical language system.</text:span></text:p>
      <text:p text:style-name="P93"><text:span text:style-name="T66">Corpus linguistics has two parts. One part falls into ‘hard’ science. Applying the same methodology to the same data set will always produce identical results. But results as such are meaningless, unless we make sense of them. Interpreting the results is the other part of corpus linguistics, the part that belongs to the human sciences, the </text:span><text:span text:style-name="T83">Geisteswissenschaften</text:span><text:span text:style-name="T66">. I can use existing concepts like 'antonym' and 'synonym' to pigeonhole the results. But these concepts have been constructed through the discourse. Google knows 64 million occurrences of the phrase “means the same as”, for instance “</text:span><text:span text:style-name="T109">I wonder if "to this day" </text:span><text:span text:style-name="T110">means the same as</text:span><text:span text:style-name="T109"> "until this day"”</text:span><text:span text:style-name="T66">. But mentalist and cognitive linguists see synonymy as something that plays a role in the mental mechanism that turns thought into language and language into thought. William of Ockham discusses at great length the question whether there are synonyms in the lingua mentis. If mental concepts are language-independent and universal, what do we do with synonymy? How synonymous are the words I find in WordNet's synsets? What indeed do we know about mental concepts? Are there more concepts than words (Sperber/Wilson), or are there about as many (Fodor), or are there only some fifty (non-synonymous) semantic primitives from which all other concepts are built (Wierzbicka)? How synonymous are 'chien' and 'dog'? </text:span></text:p>
      <text:p text:style-name="P93"><text:span text:style-name="T66">For old-fashioned corpus linguists like myself, corpus linguistics is more than a bunch of methods for identifying, counting, measuring and comparing real language data. Corpus linguistics is not about modelling an ever-elusive language system, whether situated in society (as Ferdinand de Saussure would have it) or in the mind, as mentalist and cognitive linguists claim. Language for corpus linguists is what takes place between people, it is discourse taking place between the members of a discourse community. For corpus linguists there is not a procrustean taxonomy of senses in which we have to we squeeze all the corpus citations of </text:span><text:span text:style-name="T83">run</text:span><text:span text:style-name="T66">, to stay with Stefan’s example. The meaning of </text:span><text:span text:style-name="T83">run</text:span><text:span text:style-name="T66"> is, for me, contained in the entirety of all contextualised occurrences </text:span><text:soft-page-break/><text:span text:style-name="T66">of this verb in a given discourse. How this evidence is presented is not a matter of the language system but of expedience, of the purpose of my research. </text:span></text:p>
      <text:p text:style-name="P93"><text:span text:style-name="T66">I have to accept, however, even though grudgingly, that the label corpus linguistics has, over the last decade, been hijacked by theoretical linguists of all feathers. What used to be and still is for some of us a radically different, a new way to look at language, namely as discourse and not as a quasi-mechanical system, has been foreshortened to a bunch of methods, a toolbox to "search for words and patterns." Its role is to provide empirical data that will then be interpreted from the theoretical platform of cognitive linguistics. Corpus linguists are not innocent of this trend. At home in applied linguistics, they have often shied away from formulating the fundamental difference between the two approaches: for cognitive linguists, meaning is the representation of something said in the individual, monadic minds of speakers and hearers, while for corpus linguists, meaning is in the discourse (or the corpus, as a sample thereof). </text:span></text:p>
      <text:p text:style-name="P93"><text:span text:style-name="T66">For Bill Louw, the inspirational theoretician of my version of corpus linguistics, collocation, and certainly not statistics, is at the very heart of meaning. It is how meaning configures itself within a text and within the discourse. Collocation breaks down the meaning of a text in to units of meaning. Once corpus tools have identified a potential unit of meaning in a text, we can try to make sense of it by relating it to comparable potential units within the discourse to which this text belongs. Thus we can investigate meaning through an analysis of intertextual links. But corpus linguistics won’t tell us anything about a system which reduces meaning to a representation of uninterpreted symbols as we find them in a computational device. It is language only that means, and only the discourse tells us the meaning of a given language token. Language is symbolic. Meaning has to be negotiated. It is irreducible to hypothesised mental representations and equally to neurons firing in our brains. </text:span></text:p>
      <text:p text:style-name="P93"><text:span text:style-name="T66">For cognitive linguists, and perhaps also for Stefan Gries, morphemes, words and phrases, and even word senses are (mental or neural) realities onto which we must learn to map the evidence of real language data. To carry out such a correlation between language data and the mind would be the purpose a corpus linguistics toolbox has to serve. Corpus linguists, on the other hand, neither know nor care about these realities. They analyse the discourse. That is why they always insist on discussing collocation. For them, there is no finite system of rules. Their object of study, the discourse( at least any healthy discourse) is unruly, and unpredictable. People are free to use their language as they see fit. Stefan Gries' brand of corpus linguistics may well be our brave new world. It is, however, not John Sinclair's corpus linguistics. </text:span></text:p>
      <text:p text:style-name="P33"/>
      <text:p text:style-name="P21"><text:span text:style-name="T66">Yours</text:span></text:p>
      <text:p text:style-name="P33"/>
      <text:p text:style-name="Standard"><text:span text:style-name="T116">Wolfgang Teubert</text:span></text:p>
      <text:p text:style-name="P108"/>
      <text:p text:style-name="P106"><text:span text:style-name="T2">References</text:span></text:p>
      <text:p text:style-name="P81"><text:span text:style-name="T114">Gries, S. Th. 2008. </text:span><text:a xlink:type="simple" xlink:href="http://www.amazon.co.uk/Quantitative-Corpus-Linguistics-Practical-Introduction/dp/0415962706/ref=sr_1_1?ie=UTF8&amp;s=books&amp;qid=1263559970&amp;sr=8-1"><text:span text:style-name="T90">Quantitative Corpus Linguistics with R: A Practical Introduction</text:span></text:a><text:span text:style-name="T114">. <text:s/>London: Routledge.</text:span></text:p>
      <text:p text:style-name="P81"><text:span text:style-name="T66">Gries, S. Th. 2006. ‘</text:span><text:span text:style-name="T115">Corpus-based methods and cognitive semantics: The many senses of </text:span><text:span text:style-name="T91">to run</text:span><text:span text:style-name="T114">’. <text:s/>In S. Th. Gries &amp; A. Stefanowitsch (Eds.), </text:span><text:span text:style-name="T90">Corpora in cognitive linguistics: corpus-based approaches to syntax and lexis</text:span><text:span text:style-name="T114">. Berlin: Mouton de Gruyter, 57-99. </text:span></text:p>
      <text:p text:style-name="P108"/>
      <text:p text:style-name="Standard"/>
      <text:p text:style-name="P114"><text:span text:style-name="T12">The game I’m interested in.</text:span></text:p>
      <text:p text:style-name="P54"/>
      <text:p text:style-name="Standard"><text:span text:style-name="T69">Christopher Tribble<text:line-break/>King's College, London University</text:span></text:p>
      <text:p text:style-name="Standard"><text:span text:style-name="T69">ctribble@clara.co.uk<text:line-break/></text:span></text:p>
      <text:p text:style-name="P111"><text:span text:style-name="T69">My contribution to this discussion was triggered by Wolfgang Teubert's comment:</text:span></text:p>
      <text:p text:style-name="P76"><text:span text:style-name="T69">For Bill Louw, the inspirational theoretician of my version of corpus linguistics, collocation, and certainly not statistics, is at the very heart of meaning. <text:s/>It is how meaning configures itself within a text and within the discourse. <text:s/>It relates a phrase we find in a text to the discourse at large. <text:s/>It allows us to investigate meaning through intertextual links and through paraphrase. <text:s/>It does not supply us with a hypothetical model of the meaning of a phrase, as cognitive linguistics does. <text:s/>Rather it presents the evidence of the meaning itself. <text:s/>It is then up to the interpretive community to make sense of it. <text:s/>Language is symbolic. <text:s/>Meaning has to be negotiated.</text:span><text:note text:id="ftn18" text:note-class="footnote"><text:note-citation>17</text:note-citation><text:note-body><text:p text:style-name="P171"><text:span text:style-name="footnote_20_reference"/> Teubert, message # 12237 to Corpora<text:span text:style-name="T77"> </text:span>List, 14 August, 2008.</text:p><text:p text:style-name="Footnote"/></text:note-body></text:note></text:p>
      <text:p text:style-name="P96"><text:span text:style-name="T69">For me, Teubert's comment resonated with Sinclair's earlier work on the idiom principle (Sinclair, 1987), with its emphasis on the central importance of collocation, and his later position set out in Sinclair (2004:281), where he proposes a set of hypotheses which educators and researchers should address in their pedagogic accounts of language. <text:s/>I find his Hypothesis #1 particularly relevant to my own professional practice:</text:span></text:p>
      <text:p text:style-name="P76"><text:span text:style-name="T69">Hypothesis #1: The lexical item is best described maximally, not minimally.<text:line-break/>[…] A lexical item consists of one or more words that together make up a unit of meaning. <text:s/>Inevitably this alteration in the perception of vocabulary will high-light variation, because the extended dimension of the unit of meaning will take it well beyond the present way of seeing a lexical item as not more or less than a word. (Sinclair, 2004:281)</text:span></text:p>
      <text:p text:style-name="P91"><text:span text:style-name="T69">This sums up for me a lot of what is at the centre of Louw's concern, and is certainly at the heart of the game I'm interested in. <text:s/>In language education, an understanding of the linguistic environment in which lexical items occur is not sufficient. <text:s/>It's also necessary to build an understanding of how wordings are shaped by the requirements of the context of communication. <text:s text:c="2"/></text:span></text:p>
      <text:p text:style-name="P91"><text:span text:style-name="T69">In my own experience in language education as a teacher and course developer (and during the last 38 years this has included work in the UK and in other countries at primary, secondary, further, adult and university levels), this has meant starting to think about a teaching programme by identifying and reviewing socially situated texts. <text:s/>The second stage has involved a process of enquiry which has moved from a description of the choices speakers and writers have made in order to achieve certain social purposes, to an attempt to explain why they have made these choices. <text:s/>The final step has then been one of developing strategies that will help learners to make fuller and more effective contributions to discourses that matter to them. <text:s/>In doing this work the main frames of reference that I have found most useful have been derived from what once could broadly describe as London School Linguistics (Firth, Halliday, Sinclair being the main players from my perspective – see Stubbs, 1996:22-50).</text:span></text:p>
      <text:p text:style-name="P96"><text:span text:style-name="T69">Perhaps this positions me as a member of a group that tries to "ground their pedagogic practice in language as experienced"</text:span><text:note text:id="ftn19" text:note-class="footnote"><text:note-citation>18</text:note-citation><text:note-body><text:p text:style-name="P172"><text:span text:style-name="footnote_20_reference"/> Burnard, message # 12277 to Corpora List, 19 August 2008.</text:p><text:p text:style-name="Footnote"/></text:note-body></text:note><text:span text:style-name="T69"> </text:span><text:span text:style-name="T117"></text:span><text:span text:style-name="T69"> but I feel that it is rather good company if you accept the value of recent work by e.g. Biber (2006) and Hyland (2008). <text:s/>Whether means that I'm not doing corpus linguistics I'm not sure. <text:s/>Yorick Wilks comment in this discussion is an interesting one. <text:s/>He says:</text:span></text:p>
      <text:p text:style-name="P76"><text:soft-page-break/><text:span text:style-name="T69">Christopher Tribble's contribution was the clearest reference to the practice of using corpora in these activities, and I would maintain it is, however much improved and refined, a traditional activity known for centuries; it requires corpora to be humanly "viewable" </text:span><text:span text:style-name="T117"></text:span><text:span text:style-name="T69"> to use the same rather unsatisfactory word as I did earlier. That seems to me a long way from computing over very large corpora that are not humanly viewable or assimilable or even readable: it is that activity that both computational linguistics and corpus linguistics claim to be involved in, and it is there that the source of the negativity seems to be.</text:span><text:note text:id="ftn20" text:note-class="footnote"><text:note-citation>19</text:note-citation><text:note-body><text:p text:style-name="P173"><text:span text:style-name="footnote_20_reference"/> Wilks, message # 12284 to Corpora<text:span text:style-name="T77"> </text:span>List, 19 August 2008.</text:p><text:p text:style-name="Footnote"/></text:note-body></text:note><text:span text:style-name="T69"> </text:span></text:p>
      <text:p text:style-name="Standard"><text:span text:style-name="T69">While I agree that in some areas of applied corpus linguistics we will frequently work with very small, specialist collections (see Ghaddesy et al., 2001), this is not always the case. <text:s/>Biber's work in the typification of registers on the basis of lexical bundles offers an example. <text:s/>Biber et al., 2000's account of broad language categories was based on corpora which I would hold fall into the "unviewable" category (e.g. BNC), <text:s/>and later accounts of the role of lexical bundles in language in academic settings (Biber 2006) also depends on the analysis of significant (unviewable) sets <text:s/>of data. <text:s/>However, I'm not sure that whether we work with viewable or unviewable data is really the issue. <text:s/></text:span></text:p>
      <text:p text:style-name="P91"><text:span text:style-name="T69">Perhaps it is the ends which we are seeking which causes this divergence. <text:s/>When the main purpose of research is to come to a better understanding of discourse in restricted domains (whether this be academic discourse or, as in Short &amp; Semino (2004), how speech is represented in literary texts), it is often most useful to start from individual or small sets of textual instances. <text:s/>In this kind of study, corpus linguistics methods are at one end of a continuum, with the linguistic analysis of individual texts at another (as in Halliday 1994's account of the language of </text:span><text:span text:style-name="T86">The Origin of the Species</text:span><text:span text:style-name="T69">). <text:s/>I have argued for a long time (starting in Tribble &amp; Jones, 1990) that these small "viewable" corpora have a value for language educators, and that corpus tools can applied even to individual texts to make visible patterns that would not normally be noticed. <text:s/></text:span></text:p>
      <text:p text:style-name="P96"><text:span text:style-name="T69">Is this doing corpus linguistics? <text:s/>I would hold that it is. <text:s/>It is not the same project as the one that Wilks appears to outline when he talks about: </text:span></text:p>
      <text:p text:style-name="P76"><text:span text:style-name="T69">computing over very large corpora that are not humanly viewable or assimilable or even readable</text:span><text:note text:id="ftn21" text:note-class="footnote"><text:note-citation>20</text:note-citation><text:note-body><text:p text:style-name="P174"><text:span text:style-name="footnote_20_reference"/> <text:span text:style-name="T77">ibid.</text:span></text:p><text:p text:style-name="Footnote"/></text:note-body></text:note></text:p>
      <text:p text:style-name="P111"><text:span text:style-name="T69">… but it is still an empirical linguistics which uses computational methods to come to a better understanding of human language production. <text:s/>In my field I have depended on, and will continue to depend on "viewable" data, drawing on insights from Swales' work in genre analysis, pioneering critical studies such as Fowler (1991), or from the kinds of simple counting that Halliday recommended as far back 1973 in his seminal study of Golding's </text:span><text:span text:style-name="T86">The Inheritors</text:span><text:span text:style-name="T69">. <text:s/>I also know that I will also benefit from new insights which will arise from work on very large corpora that are not humanly viewable. <text:s/>What I find exciting is that I can have access to both </text:span><text:span text:style-name="T117"></text:span><text:span text:style-name="T69"> it just isn't a case of either / or.</text:span></text:p>
      <text:p text:style-name="P112"/>
      <text:p text:style-name="P112"/>
      <text:p text:style-name="P111"><text:span text:style-name="T6">References</text:span></text:p>
      <text:p text:style-name="P80"><text:span text:style-name="T69">Biber, D.</text:span><text:span text:style-name="T6"> </text:span><text:span text:style-name="T69"><text:s/>2006. <text:s/></text:span><text:span text:style-name="T86">University language: a corpus-based study of spoken and written registers.</text:span><text:span text:style-name="T69"> Amsterdam/Philadelphia: John Benjamins.</text:span></text:p>
      <text:p text:style-name="P80"><text:span text:style-name="T69">Biber, D., Johansson, S., Leech, G., Conrad, S. &amp; Finegan, E. 2000. <text:s/></text:span><text:span text:style-name="T86">Longman Grammar of Spoken and Written English.</text:span><text:span text:style-name="T69"> Harlow: Addison Wesley Longman. <text:s text:c="2"/></text:span></text:p>
      <text:p text:style-name="P80"><text:span text:style-name="T69">Fowler, R. 1991. </text:span><text:span text:style-name="T86">Language in the news. </text:span><text:span text:style-name="T69"><text:s/>London: Routledge </text:span></text:p>
      <text:p text:style-name="P80"><text:soft-page-break/><text:span text:style-name="T69">Ghadessy, M., Henry, A. &amp; Roseberry, R. (Eds.) 2001. <text:s/></text:span><text:span text:style-name="T86">Small corpus studies and ELT.</text:span><text:span text:style-name="T69"> Amsterdam / Philadelphia: <text:s/>John Benjamins. <text:s/></text:span></text:p>
      <text:p text:style-name="P80"><text:span text:style-name="T69">Halliday, M.A.K. 1973. </text:span><text:span text:style-name="T86">Explorations in the Functions of Language. </text:span><text:span text:style-name="T69"><text:s/>London: Edward Arnold</text:span></text:p>
      <text:p text:style-name="P80"><text:span text:style-name="T69">Halliday, M.A.K. 1994. "The construction of knowledge and value in scientific discourse, with reference to Charles Darwin's </text:span><text:span text:style-name="T86">The Origin of Species.</text:span><text:span text:style-name="T69">" In M. Coulthard (Ed.), </text:span><text:span text:style-name="T86">Advances in written text analysis,</text:span><text:span text:style-name="T69"> London: Routledge.</text:span></text:p>
      <text:p text:style-name="P80"><text:span text:style-name="T69">Hyland, K. 2008. "Academic clusters: text patterning in published and postgraduate writing". <text:s/></text:span><text:span text:style-name="T86">International Journal of Applied Linguistics,</text:span><text:span text:style-name="T69"> 18 (1), 41-62</text:span></text:p>
      <text:p text:style-name="P80"><text:span text:style-name="T69">Scott, M., &amp; Tribble, C. 2006. <text:s/></text:span><text:span text:style-name="T86">Textual Patterns: Key words and corpus analysis in language education.</text:span><text:span text:style-name="T69"> <text:s/>Amsterdam/Philadelphia: John Benjamins. <text:s/></text:span></text:p>
      <text:p text:style-name="P80"><text:span text:style-name="T69">Short, M. &amp; Semino, E. 2004. <text:s text:c="2"/></text:span><text:span text:style-name="T86">Corpus Stylistics: speech, writing and thought presentation in a corpus of English writing.</text:span><text:span text:style-name="T69"> <text:s/>London: Routledge. <text:s text:c="2"/></text:span></text:p>
      <text:p text:style-name="P80"><text:span text:style-name="T69">Sinclair, J. M. 1987. "The nature of the evidence". In J. M. Sinclair (Ed.) </text:span><text:span text:style-name="T86">Looking Up: An Account of the COBUILD Project in Lexical Computing,</text:span><text:span text:style-name="T69"> <text:s/>London: Collins, 150-159.</text:span></text:p>
      <text:p text:style-name="P80"><text:span text:style-name="T69">Sinclair, J.M. 2004. "New evidence, new priorities, new attitudes", In Sinclair, J.M. (Ed) </text:span><text:span text:style-name="T86">How to use corpora in language teaching,</text:span><text:span text:style-name="T69"> Amsterdam: John Benjamins, 271-297</text:span></text:p>
      <text:p text:style-name="P80"><text:span text:style-name="T69">Stubbs, M. 1996. </text:span><text:span text:style-name="T86">Text and Corpus Analysis.</text:span><text:span text:style-name="T69"> Oxford: Blackwell. <text:s text:c="2"/></text:span></text:p>
      <text:p text:style-name="P80"><text:span text:style-name="T69">Tribble, C., &amp; Jones, G. 1990. <text:s/></text:span><text:span text:style-name="T86">Concordances in the Classroom.</text:span><text:span text:style-name="T69"> Harlow: Longman. <text:s/></text:span></text:p>
      <text:p text:style-name="P36"/>
      <text:p text:style-name="Standard"/>
      <text:p text:style-name="P116"><text:span text:style-name="T19">Structure in Linguistics</text:span></text:p>
      <text:p text:style-name="P3"><text:span text:style-name="T58"><text:s text:c="11"/></text:span></text:p>
      <text:p text:style-name="P3"><text:span text:style-name="T59">Linas Vepstas</text:span></text:p>
      <text:p text:style-name="P3"><text:span text:style-name="T58">Novamente, OpenCog Project</text:span></text:p>
      <text:p text:style-name="P3"><text:span text:style-name="T59">linasvepstas@gmail.com</text:span></text:p>
      <text:p text:style-name="P11"/>
      <text:p text:style-name="P15"/>
      <text:p text:style-name="P3"><text:span text:style-name="T58">A combination of increasing compute power and commercial utility will attract new attention to the field of corpus linguistics, and lead an invasion of computational linguistics principles. Access to computer resources allows large data-driven experiments to be performed using large collections of linguistic data, while commercial utility introduces a pragmatic engineering ethos where workable methods and practical results are more important than theoretical debates. <text:s/>The corpus provides the fertile ground on which this growth of interest can take place.<text:tab/></text:span></text:p>
      <text:p text:style-name="P118"><text:span text:style-name="T58">Half a century of computational linguistics has revealed that building AI/NLP systems by hand is a difficult and seemingly insurmountable task. However, the process of hand-building seems understood well enough that parts of it can be automated – that is, grammars can be learned by machine-learning systems, and semantic content can be automatically discerned. <text:s/>The availability of a large corpus appears to be crucial for this task. <text:s/>In this sense, the distinction of corpus linguistics and computational linguistics is now blurred.</text:span><text:note text:id="ftn22" text:note-class="footnote"><text:note-citation>21</text:note-citation><text:note-body><text:p text:style-name="P175"><text:span text:style-name="footnote_20_reference"/> Gries, message # 12256 to Corpora List, 16 August 2008; Vepstas, message # 12262 to Corpora List, 17 August 2008; Vespstas, message # 12272 to Corpora List, 18 August 2008; Wilks, message # 12276 to Corpora List, 19 August 2008.</text:p><text:p text:style-name="Footnote"/></text:note-body></text:note><text:span text:style-name="T58"> <text:s/></text:span></text:p>
      <text:p text:style-name="P118"><text:span text:style-name="T58">The use of experimental techniques to discover new linguistic facts <text:s/>hidden in large corpora have provided many new discoveries. However, some (Varela </text:span><text:span text:style-name="T46">et al </text:span><text:span text:style-name="T58">1991, Pfeifer and Scheier 1999) suggest that there are even stronger ways to discover linguistic and semantic structure: "linguistics by embodiment". <text:s/>For humans, it is easier to learn something by doing it, as opposed to just reading about it. <text:s/>Similarly, the embodiment hypothesis is that a software agent can more easily learn semantic communication by having a virtual, 3D body allowing linguistic behaviors to be correlated with visual and motor senses. This raises important theoretical and philosophical questions about "concepts" and "meaning": Is meaning confined to the evidence attainable from a corpus</text:span><text:note text:id="ftn23" text:note-class="footnote"><text:note-citation>22</text:note-citation><text:note-body><text:p text:style-name="P176"><text:span text:style-name="footnote_20_reference"/> Teubert, message # 12320 to Corpora List, 28 August 2008.</text:p><text:p text:style-name="Footnote"/></text:note-body></text:note><text:span text:style-name="T58">, or is there a sublime aspect of meaning that is accessible only by doing, feeling, sensing? In humans, internal feelings and sensations are not directly accessible to outside observers, and so such debates can be rendered moot by lack of evidence. The conceit of corpus linguistics, that meaning is negotiated between speakers</text:span><text:note text:id="ftn24" text:note-class="footnote"><text:note-citation>23</text:note-citation><text:note-body><text:p text:style-name="P177"><text:span text:style-name="footnote_20_reference"/> Williams, message # 12275 to Corpora List, 19 August 2008; Teubert, message # 12249, 16 August 2008.</text:p><text:p text:style-name="Footnote"/></text:note-body></text:note><text:span text:style-name="T58">, and is located only in the discourse</text:span><text:note text:id="ftn25" text:note-class="footnote"><text:note-citation>24</text:note-citation><text:note-body><text:p text:style-name="P178"><text:span text:style-name="footnote_20_reference"/> Teubert, message # 12320 to Corpora List, 28 August 2008.</text:p><text:p text:style-name="Footnote"/></text:note-body></text:note><text:span text:style-name="T58">, has reigned unchallenged. <text:s/>But what happens when one has access to a robotic linguistic actor, whose internal states can be probed and examined, where the sublime and ineffable can be viewed and measured? This possibility even turns corpus linguistics on its head: does it make sense to collect and analyze a corpus of humans talking to automated bankers and pizza ordering systems?</text:span><text:note text:id="ftn26" text:note-class="footnote"><text:note-citation>25</text:note-citation><text:note-body><text:p text:style-name="P179"><text:span text:style-name="footnote_20_reference"/> Vepstas, message # 12325 to Corpora List, 28 August 2008.</text:p><text:p text:style-name="Footnote"/></text:note-body></text:note><text:span text:style-name="T58"> Surely, the fact that the software programming for the pizza ordering system is available seems to obviate the need to sample its utterances. And yet, a sampling of the confusions and digressions that occur during chat between humans and robotic systems can be commercially valuable: the efficiency and accuracy of these systems can be improved by studying how communications breaks down.</text:span></text:p>
      <text:p text:style-name="P118"><text:span text:style-name="T58">The goal of the rest of this screed is to sketch not only how linguistic analysis is performed automatically, but how deeply layered and abstract it has become. Two points emerge: collocation </text:span><text:soft-page-break/><text:span text:style-name="T58">and corpus are key elements, and that forward progress requires clever observation of subtle linguistic phenomena by human linguists.</text:span></text:p>
      <text:p text:style-name="P16"/>
      <text:p text:style-name="P121"><text:span text:style-name="T28">Collocation from a Mathematical Point of View</text:span></text:p>
      <text:p text:style-name="P16"/>
      <text:p text:style-name="P3"><text:span text:style-name="T58">The starting point for automated linguistic learning is collocation. One of the simplest analysis one can perform is to discover important bigrams by means of mutual information (Yuret 1998). While a simple count of probabilities might show which word pairs (or N-grams) occur frequently, mutual information gives a different view: it uncovers idiomatic expressions and "set phrases": collections of words that are used together in a relatively invariant fashion. Examples of high mutual information word pairs are 'Johns Hopkins' and 'jet propulsion', both scoring an MI of about 15 in one dataset (Vepstas 2008). <text:s/>The most striking result from looking over lists of high-mutual-information word pairs is that most are the names of conceptual entities.</text:span></text:p>
      <text:p text:style-name="P118"><text:span text:style-name="T58">Mutual information between word pairs provides the starting point for a class of parsers such as the Minimum Spanning Tree Parser (McDonald </text:span><text:span text:style-name="T46">et al</text:span><text:span text:style-name="T58"> 2005). These parsers <text:s/>typically are dependency parsers that discover dependency relations using only "unsupervised" training. The key word here is "unsupervised": rather than providing the learning algorithm with linguist-annotated datasets, the parser "learns" merely by observing text "au naturel", without annotations. <text:s/>This is in contrast to many other parsers built on statistical techniques, which require an annotated corpus as input. <text:s/>By eschewing annotation, it stays true to one of the core ideals of corpus linguistics: "trust the text".</text:span></text:p>
      <text:p text:style-name="P118"><text:span text:style-name="T58">Sometimes it is imagined that statistical techniques stop here: anyone who has played with (or read about) Markov chains built from N-grams know that such systems are adept at generating quasi-grammatical nonsense text. <text:s/>But this does not imply that machine learning techniques cannot advance further: it merely means that a single level of analysis has only limited power, and must be aided by further layers providing additional structure and constraints. <text:s/>So, for example, although a naive Markov chain might allow nonsense word combinations, a higher order structure discriminator <text:s/>or “layer” would note that certain frequently-generated patterns are rarely or never observed in an actual corpus, and prohibit their generation (alternatively, balk at creating a parse when presented with such ungrammatical input). Example of such “layering” are presented below. <text:s/></text:span></text:p>
      <text:p text:style-name="P118"><text:span text:style-name="T58">Another important point is that the observation of structures in corpora can be used to validate "mentalistic" theories of grammar. The whole point of traditional, hand-built parsers was to demonstrate that one could model certain high-frequency word occurrences with a relatively small set of rules – that these rules can differentiate between grammatical and ungrammatical text. The “small” set of rules capture and distil the contents of a much larger corpus. Thus, for example, high mutual information word pairs help validate the "mentalistic" notion of a "dependency” parser. <text:s/>But this is a two way street: theories based on practical experience can serve as a guide for the kinds of structures and patterns that one might be able to automatically mine, using unsupervised techniques, from a text corpus. Thus, for example, the "Meaning-Text Theory" developed by Igor Mel'cuk and others (Mel’cuk and Polguere 1987, Steele 1990) provides a description of "set phrases", deep semantic structures, and of the interesting notion of "lexical functions". Perhaps one might be able to discover these by automated means, and conversely, use these automatically discovered structures to perform more accurate parsing and even analysis of semantic content.</text:span></text:p>
      <text:p text:style-name="P118"><text:span text:style-name="T58">Such attempts at automated, unsupervised learning of deeper structure are already being done, albeit without any theoretical baggage in tow. Prominent examples include Dekang Lin's work on the automatic discovery of synonymous phrases ("Discovery of Inference Rules from Text" Dekang and Pantel 2001), and Poon and Domingos’ (2009) extension of these ideas to the automated discovery of synonymous relations of higher arity ("Unsupervised Semantic Parsing"). The earlier work by Lin applies a fairly straight-forward statistical analysis to discover co-occurring phrases and thus deduce their synonymy.</text:span></text:p>
      <text:p text:style-name="P118"><text:span text:style-name="T58">However, it is important to note that Lin's analysis is "straight-forward" only because a certain amount of heavy lifting was already performed by parsing the input corpus. <text:s/>That is, rather </text:span><text:soft-page-break/><text:span text:style-name="T58">than applying statistical techniques on raw N-grams, the text is first analyzed with a dependency parser; it is the output of the parser that is subject to statistical analysis. <text:s/>Crudely speaking, "collocations of parses" are found.</text:span></text:p>
      <text:p text:style-name="P118"><text:span text:style-name="T58">This provides an example of the kind of "layered" approach that seems <text:s/>to be necessary to tease out the deeper structures in text – it is not possible to define a single, simple statistical measure that will magically reveal hidden structure in text. Indeed, the complexity of techniques can quickly escalate: although the work of Poon &amp; Domingos (2009) can be seen as a kind of generalization of that of Lin, it employs a considerably more dense and intellectually challenging mathematical framework to do so. <text:s/>Nonetheless, it takes as its core the idea of "trust the text" – neither linguistics nor meaning are "engineered <text:s/>into the system" – there are no ad-hoc English-language-specific tweaks in the code, and, indeed, almost no linguistic theory whatsoever, beyond the core requirement that dependency parsing provide the input.</text:span></text:p>
      <text:p text:style-name="P118"><text:span text:style-name="T58">And so we’ve painted a picture of a layered cake of analysis, starting with a corpus, passing through mutual information to a dependency parser, from which further relationships are teased out using progressively more abstract principles. There are certainly other recipes for that cake. <text:s/>Phrase-structure-driven parsers can also be learned by statistical techniques, although the </text:span><text:span text:style-name="T47">unsupervised </text:span><text:span text:style-name="T58">discovery of such grammars is more mathematically challenging (</text:span><text:span text:style-name="T47">i.e.</text:span><text:span text:style-name="T58"> requiring a deeper understanding of topics in computer science). That "large scale knowledge extraction" is possible from such grammars is demonstrated by Michael and Valiant (2008).</text:span></text:p>
      <text:p text:style-name="P118"><text:span text:style-name="T58">A major blot on the above argument is that the nature of the driving force behind the results is the urge to discover some practical, usable, functional technique for automatically discovering and manipulating "knowledge". This is a laudable goal, for doing so will presumably shed light on the nature of "meaning" and "concepts", as well as be of considerable economic benefit. <text:s/>Yet, in the mad rush towards automated knowledge extraction and manipulation, finer and more subtle linguistic phenomena are left on the wayside. The overall attack is still brute-force: the knowledge to be extracted is often no deeper than an analysis of the sentence "Aristotle is a man", and often requires little more linguistic analysis than that needed to parse that sentence. This is partly because the methods are still crude, but is also partly cultural: engineers and mathematicians usually have little appreciation of linguistic tradition arising from the Humanities. The genres frequently analyzed are financial or biomedical texts; fine literature and poetry are roundly ignored. <text:s/>I can only hope that perhaps some of these techniques can be refocused on more subtle phenomena, under the guidance or leadership from scholars in the more humanistic side of linguistics.</text:span></text:p>
      <text:p text:style-name="P118"><text:span text:style-name="T58">The trend towards ever-more complex analysis seems inexorable. But this does not mean that every simple, fast, easy way of analyzing text has been discovered. Recent work from Google and NEC labs titled "Polynomial Semantic Indexing" (2009) demonstrates how a fairly simple, <text:s/>shallow mathematical technique, which assumes no syntactic structure in the text whatsoever, can none-the-less discover considerable amounts of semantic content. While the technique is hardly any deeper than that of computing co-occurrence probabilities or mutual information, it is notable in that it requires a miniscule amount of CPU time, as compared to other "obvious" approaches, or even the act of parsing text.</text:span></text:p>
      <text:p text:style-name="P16"/>
      <text:p text:style-name="P121"><text:span text:style-name="T28">Conclusion</text:span></text:p>
      <text:p text:style-name="P16"/>
      <text:p text:style-name="P3"><text:span text:style-name="T58">In the connectionist view of semantics, "meaning" exists only in patterns and relations and connections: meaning is expressed in linguistic dialog. <text:s/>In the case of embodied actors, meaning can be expressed in action; but again, the action is in reference to some thing. There is no atomic kernel to meaning, there is no "there", there. Rather, meaning is tied into the expression and articulation of structure. </text:span></text:p>
      <text:p text:style-name="P118"><text:span text:style-name="T58">But what is meant by "structure" and "connections"? There are multiple candidates for things that could be "structure" in linguistics. One obvious candidate is "lexis" – that grand lexicon in the sky, where all words, phrases and idioms are defined maximally in relation to one another. <text:s/>But there is also the structure commonly known as "syntax" – a set of rules governing the </text:span><text:soft-page-break/><text:span text:style-name="T58">positional ordering of words. <text:s/>Cognitive linguistics posits that there are even deep structures of various sorts (such as the "lexical functions" of Meaning-Text Theory). It would seem that each of these different kinds of structures can be discerned to some degree or another using automatic, unsupervised machine-learning techniques, taking only a bare, naked corpus of text as input. <text:s/></text:span></text:p>
      <text:p text:style-name="P118"><text:span text:style-name="T58">To put it crudely, collocation need not always be done "by hand": let the computer do it, and look at what it does. Don't just look at what words are next to each other, but look at what structures are next to each other. <text:s/>Future effort at the intersection of computational and corpus linguistics is in the discovery of more subtle structure and the invention of new techniques to expose and manipulate it. Insofar as current structures only capture an approximation of human discourse, then clearly more work remains to be done.</text:span></text:p>
      <text:p text:style-name="P118"><text:span text:style-name="T58">Perhaps to the reader, this layering and interaction of different algorithms to explain linguistic phenomena is reminiscent of the use of epicycles on epicycles to correct for circular planetary orbits. <text:s/>Perhaps it is. But at this stage, it is still too early to tell. <text:s/>Certainly, the parsers of a few decades back were perhaps less than impressive. Language has a lot of structure, and capturing that structure with hand-coded rules proved to be an overwhelming task. <text:s/>Yet, the structure is there, unclear as it may often be. <text:s/>What we have now, that we didn't have back then, are the tools to raise the exploration to a "meta" level: the tools themselves find rules and structure in the corpus – and now we can try to understand what sort of rules and structure they are finding, and why some kinds of structure are invisible to some kinds of tools, and what it is that makes one tool better than another. </text:span></text:p>
      <text:p text:style-name="P16"/>
      <text:p text:style-name="P121"><text:span text:style-name="T28">About the Author</text:span></text:p>
      <text:p text:style-name="P16"/>
      <text:p text:style-name="P3"><text:span text:style-name="T58">Dr. Linas Vepstas is a relative newcomer to the field of linguistics, and thus expresses a naive view of the field, likely to be grating to old hands. Worse, his doctorate is in physics and mathematics, and so is doubly cursed by those who have come to linguistics as a discipline of the humanities. <text:s/>He hopes to make up for these sins with enthusiasm, striving for some state of grace.</text:span></text:p>
      <text:p text:style-name="P16"/>
      <text:p text:style-name="P16"/>
      <text:p text:style-name="P121"><text:span text:style-name="T28">References</text:span></text:p>
      <text:p text:style-name="P122"/>
      <text:p text:style-name="P124"><text:span text:style-name="T60">Bing, <text:s/>B. &amp; Weston, J. 2009. "Polynomial Semantic Indexing". <text:s/>In </text:span><text:span text:style-name="T48">Proceedings</text:span><text:span text:style-name="T118"> </text:span><text:span text:style-name="T48">of the 2009 Conference in Advances in Neural Information Processing Systems 22.</text:span><text:span text:style-name="T60"> <text:s/></text:span></text:p>
      <text:p text:style-name="P124"><text:span text:style-name="T60">Lin, D. &amp; Pantel, P. 2001. “Discovery of Inference Rules from Text.” In </text:span><text:span text:style-name="T48">Proceedings of the Seventh ACM SIGKDD International Conference on Knowledge Discovery and Data Mining (KDD'01). </text:span><text:span text:style-name="T60">USA: ACM Press, 323-328.</text:span></text:p>
      <text:p text:style-name="P124"><text:span text:style-name="T60">Loizos, M. &amp; Valiant, L.G. 2008 <text:s/>"A First Experimental <text:s/>Demonstration of Massive Knowledge Infusion." <text:s/>In </text:span><text:span text:style-name="T48">Proceedings 11</text:span><text:span text:style-name="T95">th</text:span><text:span text:style-name="T48"> <text:s/>International Conference on Principles of Knowledge Representation and Reasoning, Sept. 16-20, 2008, Sydney, Australia,</text:span><text:span text:style-name="T60"> 378-389.</text:span></text:p>
      <text:p text:style-name="P124"><text:span text:style-name="T60">McDonald, R., Pereira, F. 2005 "Minimum-Spanning Tree Parser" <text:s text:c="3"/>http://www.seas.upenn.edu/~strctlrn/MSTParser/MSTParser.html</text:span></text:p>
      <text:p text:style-name="P124"><text:span text:style-name="T60">Mel'cuk, I.A., &amp; Polguere, A. 1987. “A Formal Lexicon in Meaning-Text Theory.” </text:span><text:span text:style-name="T48">Computational Linguistics</text:span><text:span text:style-name="T60">, 13, 261-275,</text:span></text:p>
      <text:p text:style-name="P124"><text:span text:style-name="T60">Pfeifer, R., Scheier, C. 1999. <text:s/></text:span><text:span text:style-name="T48">Understanding Intelligence.</text:span><text:span text:style-name="T60"> <text:s/>Cambridge, MA: MIT Press</text:span></text:p>
      <text:p text:style-name="P124"><text:span text:style-name="T60">Poon, H. &amp; Domingos, P. 2009 “Unsupervised Semantic Parsing.” In </text:span><text:span text:style-name="T48">Proceedings of the 2009 Conference on Empirical Methods in Natural Language Processing.</text:span><text:span text:style-name="T60"> Singapore: Association for Computational Linguistics, 1-10. http://www.aclweb.org/anthology/D/D09/D09-1001.</text:span></text:p>
      <text:p text:style-name="P124"><text:span text:style-name="T60">Steele, J. (Ed.) 1990. </text:span><text:span text:style-name="T48">Meaning-Text Theory: Linguistics, Lexicography, and Implications</text:span><text:span text:style-name="T60">. <text:s/>USA: University of Ottowa Press.</text:span></text:p>
      <text:p text:style-name="P124"><text:span text:style-name="T60">Varela, F.J., Thompson, E., &amp; Rosch, E. <text:s/>1991. <text:s/></text:span><text:span text:style-name="T48">The embodied mind: <text:s/>Cognitive science and human experience. </text:span><text:span text:style-name="T60"><text:s/>Cambridge, MA: MIT Press. </text:span></text:p>
      <text:p text:style-name="P124"><text:span text:style-name="T60">Vepstas, L. 2008. "Linas' collection of NLP data." <text:s/>http://gnucash.org/linas/nlp/</text:span></text:p>
      <text:p text:style-name="P124"><text:soft-page-break/><text:span text:style-name="T60">Yuret, D. 1998. <text:s/></text:span><text:span text:style-name="T48">Discovery of Linguistic Relations Using <text:s/>Lexical Attraction</text:span><text:span text:style-name="T60">. PhD Thesis</text:span></text:p>
      <text:p text:style-name="P15"/>
      <text:p text:style-name="P15"/>
      <text:p text:style-name="Standard"><text:span text:style-name="T29">Corpus linguistics versus corpus dogmatism –</text:span></text:p>
      <text:p text:style-name="Standard"><text:span text:style-name="T37">pace</text:span><text:span text:style-name="T29"> Wolfgang Teubert</text:span></text:p>
      <text:p text:style-name="P12"/>
      <text:p text:style-name="P42"/>
      <text:p text:style-name="Standard"><text:span text:style-name="T70">Joybrato Mukherjee</text:span></text:p>
      <text:p text:style-name="Standard"><text:span text:style-name="T70">Department of English, </text:span></text:p>
      <text:p text:style-name="Standard"><text:span text:style-name="T70">Justus Liebig University, Giessen</text:span></text:p>
      <text:p text:style-name="P9"/>
      <text:p text:style-name="Standard"><text:span text:style-name="T70">Mukherjee@uni-giessen.de</text:span></text:p>
      <text:p text:style-name="P37"/>
      <text:p text:style-name="P37"/>
      <text:list xml:id="list1518553526" text:style-name="L7">
        <text:list-item>
          <text:p text:style-name="P55"><text:span text:style-name="T29"><text:s/>Introduction</text:span></text:p>
        </text:list-item>
      </text:list>
      <text:p text:style-name="P9"/>
      <text:p text:style-name="Standard"><text:span text:style-name="T54">At the 25</text:span><text:span text:style-name="T96">th</text:span><text:span text:style-name="T54"> Conference of the International Computer Archive of Modern and Medieval English (ICAME) in Verona in May 2004, a panel discussion with the title "I came – but where are we going?" was organised by Geoffrey Leech, focusing on future directions of English corpus linguistics. One of the panellists was John Sinclair. In his introductory statement he stated that his answer to the question included in the title of the panel was very simple: "Back! I think we have to go back to the beginning." This blunt answer was not meant to be a token of corpus-linguistic nostalgia, though – quite on the contrary: what he referred to was the need to reassess the foundations and key concepts of corpus linguistics, including, for example, issues of tokenisation and annotation. Sinclair argued in this context that many concepts and methods in modern corpus linguistics are still based on </text:span><text:span text:style-name="T44">ad-hoc</text:span><text:span text:style-name="T54"> decisions and makeshift solutions from the early days of corpus linguistics when things had to be initiated with few resources and with limited computer-technological tools. What I found particularly refreshing about Sinclair's plea for reassessing the very foundations on which corpus-linguistics rests today was his continued commitment to theoretical and methodological openness and broad-mindedness in corpus linguistics and his rejection of any kind of dogma in corpus linguistics.</text:span></text:p>
      <text:p text:style-name="P126"><text:span text:style-name="T54">Against the background of many on-going discussions about the current state and the future of corpus linguistics, of which the flurry of exchanges on the so-called "bootcamp war" on Corpora List is only one example, Sinclair's slogan "back to the beginning" remains very relevant: as corpus linguists, we should keep the undogmatic approach to linguistics of the early days and the openness of the field for a wide range of models and applications alive. At a meta-level, it seems to me that the bootcamp war discussion on the Corpora List in the summer of 2008 was marked by a profound disagreement between (at least) two camps on (1) what can and should be subsumed under corpus linguistics, (2) what the aim and scope of corpus linguistics is, and (3) whether corpora are to be seen as relevant to other areas of linguistic sciences, especially cognitive linguistics. In essence, we have to ask ourselves what the nature of corpus linguistics is, what our identity as corpus linguists is based on and, consequently, to what extent our understanding of corpus linguistics is open to on-going critical self-assessment or guided by dogmatic statements. In my view, the dogmatism that has become visible in some of the contributions to the "bootcamp war discussion" on the Corpora List has no place whatsoever in corpus linguistics: corpus linguistics and corpus dogmatism are mutually exclusive.</text:span></text:p>
      <text:p text:style-name="P9"/>
      <text:p text:style-name="Standard"><text:span text:style-name="T29">2. <text:s/>Corpus dogmatism as anathema to corpus linguistics </text:span></text:p>
      <text:p text:style-name="P9"/>
      <text:p text:style-name="Standard"><text:span text:style-name="T54">Corpus dogmatism has been at the very root of the bootcamp war discussion on Corpora List. What do I mean by corpus dogmatism? The term is intended to refer to a general attitude that seems to be gaining ground and that is based on a strange mélange of nostalgia, fixation and hostility towards </text:span><text:soft-page-break/><text:span text:style-name="T54">innovation. Let me briefly address these three aspects by also referring to relevant statements, in particular by Wolfgang Teubert, from the bootcamp war controversy.</text:span></text:p>
      <text:p text:style-name="P9"/>
      <text:p text:style-name="P56"><text:span text:style-name="T37">2.1 Nostalgia</text:span></text:p>
      <text:p text:style-name="P56"><text:span text:style-name="T54">There is a growing feeling among some (or many?) corpus linguists that the field is becoming too broad and too strongly influenced by people with a (seemingly) non-corpus-linguistic background. More specifically, some colleagues who have been engaged in corpus-based research for decades, obviously feel that the field of corpus linguistics is becoming usurped by linguists who use corpora as goldmines of examples and as useful databases but with no commitment to the "true aims" of corpus linguistics as described in the early days by pioneers such as Nelson Francis, Henry Kucera, John Sinclair and Jan Svartvik. Consider Wolfgang Teubert's description:</text:span></text:p>
      <text:p text:style-name="P10"/>
      <text:p text:style-name="P127"><text:span text:style-name="T54">Old-fashioned corpus linguists like myself have to accept that the label corpus linguistics has, over the last decade, been hijacked by theoretical linguists of all feathers.</text:span><text:note text:id="ftn27" text:note-class="footnote"><text:note-citation>26</text:note-citation><text:note-body><text:p text:style-name="P180"><text:span text:style-name="footnote_20_reference"/> <text:span text:style-name="T22">Teubert, message # 12237 to Corpora List, 14 Aug 2008.</text:span></text:p><text:p text:style-name="Footnote"/></text:note-body></text:note><text:span text:style-name="T54"> </text:span></text:p>
      <text:p text:style-name="P9"/>
      <text:p text:style-name="Standard"><text:span text:style-name="T54">In a similar vein, Bill Louw, the instigator of the bootcamp war discussion, rejects the idea of opening corpus resources to everyone who is interested in corpus data – on grounds of the fact that generative linguistics in the 1960s was unable to appreciate the value of corpora for the linguistic sciences:</text:span></text:p>
      <text:p text:style-name="P9"/>
      <text:p text:style-name="P128"><text:span text:style-name="T54">[I]f corpora are for general use in a spirit of ecumenism, will they be fulfilling the purpose for which they were created? […] Chomsky started by showing the corpus the door in a footnote in </text:span><text:span text:style-name="T44">Aspects</text:span><text:span text:style-name="T54"> (1964) and it never got invited back in the house.</text:span><text:note text:id="ftn28" text:note-class="footnote"><text:note-citation>27</text:note-citation><text:note-body><text:p text:style-name="P181"><text:span text:style-name="footnote_20_reference"/> <text:span text:style-name="T22">Louw, message # 12266 to Corpora List, 18 Aug 2008.</text:span></text:p><text:p text:style-name="Footnote"/></text:note-body></text:note><text:span text:style-name="T54"> </text:span></text:p>
      <text:p text:style-name="P9"/>
      <text:p text:style-name="P56"><text:span text:style-name="T54">I firmly believe that this kind of nostalgia has no place whatsoever in corpus linguistics. We should remember that corpus linguistics had to be established in a largely hostile environment in the 1960s when most linguists were interested in theoretical models based on invented and decontextualised sentences rather than in the description of large amounts of authentic data in real contexts. The fact that the use of corpora has become part of mainstream linguistics over the past few decades is a tremendous success story, and we should not view the wide-spread use of corpora (far beyond the inner possum of the corpus-linguistic community) as an instantiation of "hijacking" or as a manifestation of a flawed "spirit of ecumenism" – quite on the contrary! The more linguists use corpora as databases for their research purposes, the better it is.</text:span></text:p>
      <text:p text:style-name="P10"/>
      <text:p text:style-name="P56"><text:span text:style-name="T37">2.2 Fixation</text:span></text:p>
      <text:p text:style-name="P56"><text:span text:style-name="T54">I also see a growing danger in corpus linguistics of becoming too fixed on some aspects of corpus-linguistic research and/or on some theoretical assumptions at the expense of others. An essential case in point is what I wish to call the crusade for meaning. Consider Wolfgang Teubert's very clear personal standpoint on what meaning in discourse means to him:</text:span></text:p>
      <text:p text:style-name="P10"/>
      <text:p text:style-name="P128"><text:span text:style-name="T54">For me, the meaning of 'globalisation' is all that has been said about globalisation. Meaning is only in the discourse, and nowhere else. Our task as language users is (I do not believe that linguists have a privileged access to meaning) to collaborate in interpreting this discourse evidence. […] Meanings and their interpretations are always provisional, as long as the discourse goes on. The clash of different interpretations is what makes innovation, or progress, possible. </text:span><text:note text:id="ftn29" text:note-class="footnote"><text:note-citation>28</text:note-citation><text:note-body><text:p text:style-name="P182"><text:span text:style-name="footnote_20_reference"/> <text:span text:style-name="T22">Teubert, message # 12274 to Corpora List, 19 Aug 2008.</text:span></text:p><text:p text:style-name="Footnote"/></text:note-body></text:note></text:p>
      <text:p text:style-name="P10"/>
      <text:p text:style-name="P56"><text:soft-page-break/><text:span text:style-name="T54">The dogmatic statement "Meaning is only in the discourse, and nowhere else" ignores the existence of meaning at an abstract level in speakers' minds, as part of their competence, their mental lexicon etc. It is simply untenable to dismiss the entirety of research in cognitive linguistics and psycholinguistics, for example, that focus on how meaning is abstracted away from individual instances and contexts and how meaning is stored and structured in a speaker's mind. Teubert also falls into the trap of what I would like to refer to as the corpus-abstraction fallacy: what we find in a corpus is not an individual speaker's linguistic experience. It is, at best, an approximation to what many speakers have experienced in many contexts – and it is an act of faith to draw the conclusion that the corpus captures an abstract and average speaker's linguistic experience. If Teubert really believes that all discourse contexts in which the lexical item X is used add continuously to the meaning of the type X, there is no basis for abstracting away stable meanings of lexical items for an abstract and average native speaker, and, consequently, there are, by definition, no two single speakers whose lexicosemantic knowledge of the item X is the same.</text:span></text:p>
      <text:p text:style-name="P56"><text:span text:style-name="T54"><text:tab/>Another fixed idea is the assumption, fuelled also by advocates of a certain brand of "corpus-driven" linguistics (e.g. Tognini Bonelli 2001), that all the linguistic categories that have been used in linguistic research for centuries, are inherently flawed and need to be reassessed in the light of corpus data. While it is true that quite a number of traditional concepts and distinctions in linguistics, e.g. Saussurean dualisms such as the distinction between syntagmatic and paradigmatic relations (cf. e.g. Stubbs 1993), have to be taken with a pinch of salt and modified or even revised, I have always been skeptical about the general rejection of basic concepts in linguistics without which linguistic analysis is simply impossible. It is again a statement by Wolfgang Teubert, in which he attacks the aim and scope of cognitive linguistics, that illustrates this stance very clearly: </text:span></text:p>
      <text:p text:style-name="P10"/>
      <text:p text:style-name="P128"><text:span text:style-name="T54">Cognitive linguistics tells Stefan Gries what a morpheme, a word, a phrase or a pattern is. This, then, is his input into the toolbox that he and many others now call corpus linguistics. Corpus linguists still don't know what a morpheme, a word, a phrase or a pattern is. That is why they always insist on discussing collocation. But they know that words change their meaning. There would be no innovation without the re-interpretation of what is there. Stefan Gries' brand of corpus linguistics may well be our brave new world. It is, however, not John Sinclair's corpus linguistics. </text:span><text:note text:id="ftn30" text:note-class="footnote"><text:note-citation>29</text:note-citation><text:note-body><text:p text:style-name="P183"><text:span text:style-name="footnote_20_reference"/> <text:span text:style-name="T22">Teubert, message # 12237 to Corpora List, 14 Aug 2008.</text:span></text:p><text:p text:style-name="Footnote"/></text:note-body></text:note></text:p>
      <text:p text:style-name="P10"/>
      <text:p text:style-name="Standard"><text:span text:style-name="T54">Don't we really know what a morpheme is? Don't we really know what the potential meanings of the highly ambiguous concept of 'word' are? And, what is more: why should cognitive linguists know more than corpus linguists? And finally: Is collocation really the central area of research and the most essential object of inquiry of corpus linguistics? None of the answers that Wolfgang Teubert has to offer is convincing to me – I think they are the result of a fixation on meaning in discourse and on the seemingly good old days of John Sinclair's corpus linguistics. But I am not so sure whether John Sinclair himself would also have seen a similarly clear divide between cognitive linguistics and corpus linguistics or between Stefan Gries and himself, for that matter. Wolfgang Teubert's rejection of cognitive linguistics and, obviously, of quantitative-statistical methods as propagated by Stefan Gries and others, leads me to the third aspect of corpus dogmatism: hostility towards innovation.</text:span></text:p>
      <text:p text:style-name="P17"/>
      <text:p text:style-name="Standard"><text:span text:style-name="T37">2.3 Hostility towards innovation</text:span></text:p>
      <text:p text:style-name="Standard"><text:span text:style-name="T54">Hostility towards innovation is the perhaps most worrisome aspect of corpus dogmatism. The use of corpus data in cognitively-oriented approaches to language and in models of language cognition is a relatively recent development. It is a fascinating area of research because the analysis of authentic language use is taken as a starting point for the the description of how language may be entrenched in the mind, for example in usage-based models of lexicogrammar (cf. e.g. Langacker 2000) or in corpus-based models of metaphor (cf. e.g. Stefanowitsch and Gries 2007). The linguistic modelling of language in our mind is a relevant area of research, and it is good to see that </text:span><text:soft-page-break/><text:span text:style-name="T54">corpus data play an ever-increasing role in cognitive linguistics. Teubert's dogmatic statement that "I find cognitive linguistics flawed" </text:span><text:note text:id="ftn31" text:note-class="footnote"><text:note-citation>30</text:note-citation><text:note-body><text:p text:style-name="P184"><text:span text:style-name="footnote_20_reference"/> <text:span text:style-name="T22">Teubert, message # 12249 to Corpora List, 16 Aug 2008.</text:span></text:p><text:p text:style-name="Footnote"/></text:note-body></text:note><text:span text:style-name="T54"> brushes aside all the interesting questions that are addressed in cognitive linguistics and the answers to which may profit considerably from corpus data and the combination of corpus data and other kinds of data (cf. e.g. Gilquin 2008). </text:span></text:p>
      <text:p text:style-name="P130"><text:span text:style-name="T54">Another wide-spread hostility in the corpus-linguistic community affects quantitative-statistical methods. It is surprising that in the light of the outstanding importance of frequency (of words, of meanings of words, of co-occurrence patterns etc.) in corpus-based research, sophisticated statistical methods are often met with reservation. Sometimes, this reservation is combined with a critical assessment of the people involved in quantitative-statistical analyses of corpora. Consider, once again, Wolfgang Teubert's thoughts: </text:span></text:p>
      <text:p text:style-name="P9"/>
      <text:p text:style-name="P128"><text:span text:style-name="T54">Gries claims that statistics clearly plays a subordinate role in this syllabus [of his bootcamp]. […] For R-software, it does not matter what kind of strings of information bits are processed. It could be language, but it could also be DNA sequences or the ciphers behind the "3." in the number pi. To me it seems that much of what will be presented at the camp is relatively application-free. Language is just one of many possible applications. What is not discussed is what a morpheme is, what makes a sentence a sentence, or how we can measure language acquisition. What is not mentioned is meaning.</text:span><text:note text:id="ftn32" text:note-class="footnote"><text:note-citation>31</text:note-citation><text:note-body><text:p text:style-name="P185"><text:span text:style-name="footnote_20_reference"/> <text:span text:style-name="T22">Teubert, message # 12237 to Corpora List, <text:s/>14 Aug 2008.</text:span></text:p><text:p text:style-name="Footnote"/></text:note-body></text:note><text:span text:style-name="T54"> </text:span></text:p>
      <text:p text:style-name="P10"/>
      <text:p text:style-name="P56"><text:span text:style-name="T54">To me, the implication is obvious: linguists who engage in quantitative-statistical analyses of corpus data (using, for example, R software, but one could also add Perl scripts or any standard software package for corpus analysis) are not really interested in language (or meaning in language), but they are statisticians who happen to work with linguistic input. Again, such an apodictic misreading of what quantitative models on the basis of corpus data have to offer, ignores the wide range of theoretical and practical implications and applications of recent innovations in statistically sophisticated studies. For example, the concept of collostructions (cf. e.g. Stefanowitsch and Gries 2003) has opened up entirely new perspectives in the description of the nature of word-pattern associations that had not been captured by previously suggested models.</text:span></text:p>
      <text:p text:style-name="P56"><text:span text:style-name="T54"><text:tab/>Corpus dogmatism based on nostalgia, fixation and hostility towards innovation needs to be overcome. The question remains, however, what the future of corpus linguistics is. In my view, much of the controversy involved in the bootcamp war discussion is linked to a wide-spread uncertainty about the status and the future of the field: Is corpus linguistics just a methodology or a discipline in its own right? Will it vanish as a methodology if an ever-increasing number of linguists use corpora? Will the discipline die if it is "hijacked" by linguists with no corpus-linguistic background? Is corpus linguistics being swallowed by cognitive linguistics? Questions like these are lingering in many corpus linguists' minds – yet, I believe that there is a bright and unthreatening future for corpus linguistics if we accept that corpus linguistics is both an increasingly mainstream methodology in linguistics and a discipline with its own research agenda. </text:span></text:p>
      <text:p text:style-name="P9"/>
      <text:p text:style-name="P9"/>
      <text:p text:style-name="P9"/>
      <text:p text:style-name="P9"/>
      <text:p text:style-name="P131"><text:span text:style-name="T29">3. <text:s/><text:tab/>Corpus linguistics tomorrow: part of the mainstream and a discipline in its own right</text:span></text:p>
      <text:p text:style-name="P9"/>
      <text:p text:style-name="Standard"><text:span text:style-name="T54">The success of corpus linguistics is a very welcome development, as it indicates the wide-spread acceptance of the need for empirical language descriptions on the basis of large amounts of authentic data. But the question arises whether corpus linguistics will continue to exist as a discipline in its own right if an ever-increasing number of linguists in a wide range of research </text:span><text:soft-page-break/><text:span text:style-name="T54">paradigms and theoretical frameworks uses corpora and corpus-based methods. In other words: will the corpus-linguistic revolution eat its own children at some point?</text:span></text:p>
      <text:p text:style-name="P56"><text:span text:style-name="T54"><text:tab/>It really depends on whether you view corpus linguistics as a methodology or as a discipline. In the bootcamp war discussion on Corpora List, various linguists described themselves as members of the CL-as-theory camp or the CL-as-methodology camp (e.g. Wolfgang Teubert and Andrew Hardie, respectively). I have argued elsewhere (cf. e.g. Mukherjee 2005: 86f.) that these two positions are not mutually exclusive: in fact, corpus linguistics is both a methodology and a discipline. More specifically, I agree with Jan Aarts (2000: 17) on the point that an analogy can be drawn between corpus linguistics and microbiology. In their standard introduction to microbiology, Madigan et al. (1997), for example, point out that the development of new methods (i.e. microscopes in particular) and of an independent branch within biology (i.e. microbiology) are inseparable from a historical point of view:</text:span></text:p>
      <text:p text:style-name="P132"/>
      <text:p text:style-name="P129"><text:span text:style-name="T119">Although the existence of creatures too small to be seen with the eye had long been suspected, their discovery was linked to the invention of the microscope. [...] During its history, the science of microbiology has traditionally taken the greatest steps forward when better microscopes have been developed, for these enabled scientists to penetrate ever deeper into the mysteries of the cell. Microbiology as a science did not develop until the latter part of the nineteenth century. This long delay occurred because, in addition to microscopy, certain basic techniques for the study of microorganisms needed to be devised. (Madigan et al. 1997: 20f.)</text:span></text:p>
      <text:p text:style-name="P37"/>
      <text:p text:style-name="Standard"><text:span text:style-name="T70">As for corpus linguistics, it seems to me that there is a similar correlation between its methodology and its status as a discipline in its own right. Specifically, the compilation of large and representative corpora as well as the development of relevant software tools exemplify methods which have allowed for entirely new insights into language use. In a wider setting, these corpus-based insights have had such wide-ranging effects (e.g. because many previously held assumptions about language were up for re-interpretation) that corpus-based research could be seen as a new approach to language indeed. For example, the interdependence of lexis and grammar as well as habitual co-occurrences of forms and structures can only be described by looking closely at large amounts of language data. Thus, it is obvious that corpus-based methodology leads to linguistic theories that include features and aspects that could not have been covered by linguistic research in the pre-corpus era. However, just as microscopes are used as instruments in many biological disciplines other than microbiology (e.g. in botany and in molecular biology), corpus data are also becoming standard databases outside corpus linguistics proper.</text:span></text:p>
      <text:p text:style-name="P126"><text:span text:style-name="T70">Thus, the future of corpus linguistics seems to be two-fold. As a methodology corpus linguistics will presumably be absorbed by a wide range of linguistic subdisciplines, including research into varieties of English, pragmatics, applied linguistics and language pedagogy. Corpora and corpus-based methods as such will thus no longer be unique to corpus linguistics. But as a discipline, corpus linguistics will certainly develop further in its own right if it follows its own research agenda above and beyond the mere application of corpus-based methods. Corpus linguistics as a discipline will address issues of linguistic theory and the modelling of language use and language cognition on the basis of corpus data (e.g. in grammaticalisation theory and in cognitive linguistics), questions of methodological innovations (e.g. new quantitative and statistical approaches, the development of new kinds of corpus annotation) and conceptual issues of corpus applications (e.g. in grammar-writing). In essence, it will be our job as corpus linguists to constantly improve both theoretical models of language and corpus-linguistic methodology, while positively accepting the spin-off that our models and methods will be utilised by linguists in other disciplines and frameworks.</text:span></text:p>
      <text:p text:style-name="P38"/>
      <text:p text:style-name="P9"/>
      <text:p text:style-name="Standard"><text:span text:style-name="T29">References </text:span></text:p>
      <text:p text:style-name="P133"><text:soft-page-break/><text:span text:style-name="T70">Aarts, J. 2000. “Towards a new generation of corpus-based English grammars.” In B. Lewandowska-Tomaszczyk &amp; P.J. Melia (Eds.) </text:span><text:span text:style-name="T88">PALC’99: Practical Applications in Language Corpora</text:span><text:span text:style-name="T70">, Frankfurt am Main: Peter Lang, 17-36.</text:span></text:p>
      <text:p text:style-name="P133"><text:span text:style-name="T70">Gilquin, G. 2008. “What you think ain’t what you get: highly polysemous verbs in grammar and mind.” <text:s/>In J.-R. Lapaire, G. Desaguiler &amp; J.-B. Guiguard (Eds.), </text:span><text:span text:style-name="T89">Du Fait Grammatical au Fait Cognitif – From Grammar to Mind: Grammar as Cognition</text:span><text:span text:style-name="T71">,</text:span><text:span text:style-name="T70"> Vol. 2. Pessac: Presses Universitaires de Bordeaux, 235-255 </text:span></text:p>
      <text:p text:style-name="P133"><text:span text:style-name="T70">Langacker, R.W. 2000. “A dynamic usage-based model.” In M. Barlow &amp; S. Kemmer (Eds.), </text:span><text:span text:style-name="T88">Usage-based models of language</text:span><text:span text:style-name="T70">, Stanford/CA: CSLI Publications, 1-63.</text:span></text:p>
      <text:p text:style-name="P133"><text:span text:style-name="T70">Madigan, M.T., J.M. Martinko &amp; Parker, J. 1997. </text:span><text:span text:style-name="T88">Brock: Biology of Microorganisms</text:span><text:span text:style-name="T70">. (8</text:span><text:span text:style-name="T99">th</text:span><text:span text:style-name="T70"> edition). Upper Saddle River/NJ: Prentice-Hall.</text:span></text:p>
      <text:p text:style-name="P133"><text:span text:style-name="T54">Mukherjee, J. 2005. </text:span><text:span text:style-name="T44">English Ditransitive Verbs: Aspects of Theory, Description and a Usage-based Model</text:span><text:span text:style-name="T54">. Amsterdam: Rodopi.</text:span></text:p>
      <text:p text:style-name="P131"><text:span text:style-name="T54">Stefanowitsch, A. &amp; Gries, S. Th. </text:span><text:span text:style-name="T70">2003. “Collostructions: investigating the interaction of words and constructions.” <text:s/></text:span><text:span text:style-name="T88">International Journal of Corpus Linguistics</text:span><text:span text:style-name="T70">, </text:span><text:span text:style-name="T72">8 </text:span><text:span text:style-name="T70">(2), 209-243.</text:span></text:p>
      <text:p text:style-name="P135"><text:span text:style-name="T54">Stefanowitsch, A. &amp; Gries, S. Th. (Eds.). <text:s/>2007. <text:s/></text:span><text:span text:style-name="T44">Corpus-Based Approaches to Metaphor and Metonymy</text:span><text:span text:style-name="T54">. Berlin: Mouton de Gruyter.</text:span></text:p>
      <text:p text:style-name="P133"><text:span text:style-name="T54">Stubbs, M. 1993. <text:s/>“British traditions in text analysis: from Firth to Sinclair.” In M. Baker, G. Francis &amp; Tognini Bonelli, E.</text:span><text:span text:style-name="T44"> </text:span><text:span text:style-name="T54">(Eds.), </text:span><text:span text:style-name="T44">Text and Technology: In Honour of John Sinclair</text:span><text:span text:style-name="T54">. Amsterdam: John Benjamins, 1-33.</text:span></text:p>
      <text:p text:style-name="P133"><text:span text:style-name="T70">Tognini Bonelli, E. 2001. </text:span><text:span text:style-name="T88">Corpus Linguistics at Work</text:span><text:span text:style-name="T70">. Amsterdam: John Benjamins.</text:span></text:p>
      <text:p text:style-name="P9"/>
      <text:p text:style-name="P9"/>
      <text:p text:style-name="P145"><text:span text:style-name="T13">Limitations of corpora.</text:span></text:p>
      <text:p text:style-name="P50"/>
      <text:p text:style-name="Standard"><text:span text:style-name="T52">Mike Maxwell</text:span></text:p>
      <text:p text:style-name="Standard"><text:span text:style-name="T52">University of Maryland,</text:span></text:p>
      <text:p text:style-name="Standard"><text:span text:style-name="T52">maxwell@umiacs.umd.edu</text:span></text:p>
      <text:p text:style-name="P7"/>
      <text:p text:style-name="Standard"><text:span text:style-name="T52">I believe I made (or tried to make) three points in the bootcamp discussion (but I am taking the liberty to expand on my third point).</text:span></text:p>
      <text:list xml:id="list2092094329" text:style-name="L8">
        <text:list-item>
          <text:p text:style-name="P136"><text:span text:style-name="T32"><text:s/>It is reasonable to believe that humans have a specialized, built-in language learning component.</text:span></text:p>
        </text:list-item>
      </text:list>
      <text:p text:style-name="P7"/>
      <text:p text:style-name="Standard"><text:span text:style-name="T52">I come to this conclusion by the apparent contradiction between two facts:</text:span></text:p>
      <text:p text:style-name="P7"/>
      <text:p text:style-name="P101"><text:span text:style-name="T52">Languages are among the most complex things people learn.</text:span></text:p>
      <text:p text:style-name="P101"><text:span text:style-name="T52">Virtually every child learns a first language without explicit instruction.</text:span></text:p>
      <text:p text:style-name="P7"/>
      <text:p text:style-name="Standard"><text:span text:style-name="T52">Fact (2) should be obvious: every child, even those who are mildly retarded, learns the grammar of their language. It is of course true that languages vary over time; the English inflectional morphology of today is not the same as that of Shakespeare's time, and the vocabulary of today's youth differs even from that of their parents. But once you learn the second person singular pronouns and verbal morphology of Shakespeare, and a relatively small amount of vocabulary, the rest is easy – because the core grammar is substantially unchanged.</text:span></text:p>
      <text:p text:style-name="P91"><text:span text:style-name="T52">In support of fact (1), no linguist has ever explicitly and completely described any language. For the languages which are best described, linguists are still discovering new facts. English is of course at the top of any such list, and syntactic facts that were discovered relatively recently include the complementizer-trace effect, and the island constraints. The correct explanation of such discoveries often eludes us: despite decades of work by smart linguists, we don't even know the right theory of phonology, much less that of syntax. But that only enhances the mystery: how do children come up with not only the right theory, but the correct analysis, when linguists can't? The only possible explanation, it seems, is that children come to the task with something linguists don't have: a meta-grammar, which must include both a way of finding the properties of a language (since languages clearly differ in their grammars), and a way of fitting those properties into a structure that allows them to both understand and speak that language. </text:span></text:p>
      <text:p text:style-name="P91"><text:span text:style-name="T52">One might claim that language is not so complex, in comparison to other things we learn, such as trigonometry, chemistry, or computer programming. But there are three facts that invalidate such comparisons. First, as already noted, virtually every child learns a first language; not all children succeed in learning these other disciplines (that's why we give grades in school) – and even people who do well in one of them may fail at others. </text:span></text:p>
      <text:p text:style-name="P91"><text:span text:style-name="T52">A second point which invalidates the "language is no more complex than other things we learn" argument, is that in fact trigonometry is explicitly and completely described; chemistry is explicitly described in textbooks (although there may be new facts to be discovered); and computer programming languages are invented, and painstakingly crafted to be consistent. Natural languages, in contrast, have been neither explicitly nor completely described, nor are they invented or crafted. No ancestor of ours ever chose whether wh-movement should exhibit the complementizer-trace phenomenon.</text:span></text:p>
      <text:p text:style-name="P91"><text:span text:style-name="T52">The third difference between language and these other domains is that children (or adults) must be explicitly taught math, science, or computer programming. Unlike language, these do not come naturally; they are learned in the classroom or from a tutor, by explicit (if occasionally Socratic) instruction. As for language, we are taught only the most trivial facts: "don't say 'ain't'", "the plural of 'ox' is 'oxen'". Parent's correction of their children's language is rarely more than this, and as has been frequently demonstrated, the corrections are often ignored. (Children are like that.)</text:span></text:p>
      <text:p text:style-name="P91"><text:soft-page-break/><text:span text:style-name="T52">In sum, language is immensely complex; we do not know the right theory, and as linguists we understand only some of the facts. But children (if not adults) pick it up naturally. The only explanation I can think of is that children come to the task of language learning with some specialized – I am tempted to say magical – ability. This ability does not appear to be manifested elsewhere; it certainly is not manifested in our learning of such domains as math or science.</text:span></text:p>
      <text:p text:style-name="P94"/>
      <text:list xml:id="list2094338118" text:continue-numbering="true" text:style-name="L8">
        <text:list-item>
          <text:p text:style-name="P58"><text:span text:style-name="T30">Language is in the head </text:span></text:p>
        </text:list-item>
      </text:list>
      <text:p text:style-name="P138"/>
      <text:p text:style-name="Standard"><text:span text:style-name="T52">A point came up during the bootcamp discussion which I may have misunderstood. <text:s/>At the risk of misrepresenting it, I will try to say what it was, and then explain my disagreement. <text:s/>The point was made by Wolfgang Teubert:</text:span></text:p>
      <text:p text:style-name="P7"/>
      <text:p text:style-name="P139"><text:span text:style-name="T52">Meanings are not in the head, as Hilary Putnam never got tired of repeating. The meaning of a sign is the way in which the members of a discourse community are using it. It is what happens in the symbolic interactions between people, not in their minds.</text:span><text:note text:id="ftn33" text:note-class="footnote"><text:note-citation>32</text:note-citation><text:note-body><text:p text:style-name="P186"><text:span text:style-name="footnote_20_reference"/> Teubert, message # 112249 to Corpora List, 16 August 2008.</text:p><text:p text:style-name="Footnote"/></text:note-body></text:note></text:p>
      <text:p text:style-name="P140"/>
      <text:p text:style-name="P91"><text:span text:style-name="T52">My reaction to this is that there is no language-based interaction between people except what comes out of their mouths (or from their hands, for signers); and the words that come out of the mouth must have come out of the mind. Certainly what is in my mind got there because of interactions with a community; but the sentences I am writing now have probably never spoken or written before. So there must be interactions (symbolic, I would think) going on in my mind – and the minds of every other speaker – which come out as discourse.</text:span></text:p>
      <text:p text:style-name="P91"><text:span text:style-name="T52">That discourse may not be in the presence of any other community members; I am writing now with no one looking over my shoulder. The community – my readers, in particular – may re-interpret or even misunderstand what I am saying (or they may think of better ways to say it); and in that sense, the meaning of my signs will be interpreted by that community. But if the only meaning to my utterances were those assigned by the community, it would be nonsensical to say "I was misunderstood"; whereas in fact we often say this, and with reason.</text:span></text:p>
      <text:p text:style-name="P91"><text:span text:style-name="T52">Moreover, as linguists are only too aware, it is quite possible for languages to be spoken by a single person – the last speaker of the language. If meaning were possible only in a discourse community, requiring "interactions between people", such utterances would also be nonsensical in the most literal sense.</text:span></text:p>
      <text:p text:style-name="P94"/>
      <text:list xml:id="list1912006721" text:continue-numbering="true" text:style-name="L8">
        <text:list-item>
          <text:p text:style-name="P58"><text:span text:style-name="T30">Linguistics cannot limit itself to corpora</text:span></text:p>
        </text:list-item>
      </text:list>
      <text:p text:style-name="P138"/>
      <text:p text:style-name="Standard"><text:span text:style-name="T52">Finally, I pointed out that if linguists were to limit themselves to studying large corpora (as is common in computational linguistics), they would be unable to study most of the languages of the world, for there are no large corpora for most languages, and probably never will be: the languages will become extinct before large corpora of them are available.</text:span></text:p>
      <text:p text:style-name="P91"><text:span text:style-name="T52">I must of course define "large" in this context. By "large corpus," I mean a corpus that would be sufficient to confidently study collocations, or to apply machine learning techniques to building speech recognition or statistical machine translation tools. The latter application – statistically based machine translation (SMT) – requires a bare minimum of hundreds of thousands of words of parallel text aligned at the sentence level. The performance of SMT is generally useful only for same-domain texts (an SMT program trained on news texts performs very badly on medical text, for example); it improves with larger quantities of text (the saying is "More data is good data"); and the quantity of text needed for a pair of languages varies depending on the particular languages in ways which are not always understood. SMT between French and English is reasonably easy, which is not surprising because the grammars are relatively similar. But SMT between Modern Standard Arabic and English is surprisingly better than SMT between Mandarin </text:span><text:soft-page-break/><text:span text:style-name="T52">Chinese and English for the same quantities of text (which are measured nowadays in the gigawords), and it is not entirely clear why this should be.</text:span></text:p>
      <text:p text:style-name="P91"><text:span text:style-name="T52">I hasten to say that I am not against gathering corpora. Corpora have their place (and at one point I actually earned a living building corpora); and for languages where it is economically feasible, large corpora certainly have their place. But for most languages – particularly languages which are as yet unwritten, or written languages for which there is little or no tradition of writing by native speakers (these two categories account for perhaps two thirds of the languages of the world), linguists will for the foreseeable future be collecting their corpora by hand transcription of audio data, a slow process. Linguists who want to describe these languages in grammars and dictionaries are forced to supplement their corpus collection with directed elicitation of rare forms and constructions.</text:span><text:note text:id="ftn34" text:note-class="footnote"><text:note-citation>33</text:note-citation><text:note-body><text:p text:style-name="P187"><text:span text:style-name="footnote_20_reference"/> The use of elicitation is by the way not limited to humans; the machine learning counterpart is called "active learning.</text:p><text:p text:style-name="Footnote"/></text:note-body></text:note></text:p>
      <text:p text:style-name="P96"><text:span text:style-name="T52">Fortunately, field linguistics has a long history of using the complementary methods of text collection and directed elicitation. Also fortunately, human linguists are good at interpreting linguistic structures on the basis of smaller corpora than are needed by most statistically based computational methods. In fact, I will close with what I believe would be an interesting experiment: consider a fixed corpus for some language consisting of a few hundred thousand words (on the order of size of a translated Bible or New Testament, one of the few substantial texts available for many languages), plus a more or less free translation of that text, and an audio recording of the text. Assume that the language is an isolate, or that we do not use our knowledge of related languages. Let the goal be to learn as much about the language as possible within the space of a year: phonetics, phonology, morphology (if relevant), syntax, and a lexicon (including glosses, thereby bringing in at least lexical semantics). How much could a linguist learn in that time, and how much could our best machine learning techniques learn? My hunch is that the human would learn more. But that is only a hunch, and I would be delighted to see the experiment actually tried. If nothing else, I think it would result in a much needed growth of computational tools for field linguistics – perhaps even ground breaking developments, which could alter the way we document and describe endangered languages. Now that would be an outcome of corpus linguistics that any linguist could applaud!</text:span></text:p>
      <text:p text:style-name="Standard"/>
      <text:p text:style-name="P89"><text:span text:style-name="T11">On two traditions in corpus linguistics, and what they have in common</text:span></text:p>
      <text:p text:style-name="P39"/>
      <text:p text:style-name="P21"><text:span text:style-name="T63">Andrew Hardie and Tony McEnery</text:span></text:p>
      <text:p text:style-name="P21"><text:span text:style-name="T63">Lancaster University</text:span></text:p>
      <text:p text:style-name="P21"><text:span text:style-name="T63">{a.hardie, a.mcenery}@lancaster.ac.uk</text:span></text:p>
      <text:p text:style-name="P39"/>
      <text:p text:style-name="P39"/>
      <text:p text:style-name="P21"><text:span text:style-name="T5">1. Some background: an overview of the main traditions of corpus linguistics</text:span></text:p>
      <text:p text:style-name="P39"/>
      <text:p text:style-name="P21"><text:span text:style-name="T63">Corpus linguists, narrowly defined – that is, excluding researchers who use corpora in their research but do not primarily self-identify as corpus linguists – may be grouped into two ‘camps’, or broad traditions. For reasons of historical contingency, the field in its early stages developed in slightly different ways in different parts of European, and more importantly British, academia in particular. The two traditions persist to this day and continue to inform the perspectives of corpus researchers trained within each tradition. </text:span></text:p>
      <text:p text:style-name="P93"><text:span text:style-name="T63">One tradition emerged at University College London, later expanding to Lancaster University, the Universities of Oslo and Bergen, and many other institutions in Europe and elsewhere around the world. The origins of this approach to corpus linguistics lie in the Survey of English Usage, beginning in the late 1950s with the collection of the original Survey data in non-electronic form.</text:span><text:note text:id="ftn35" text:note-class="footnote"><text:note-citation>34</text:note-citation><text:note-body><text:p text:style-name="P188"><text:span text:style-name="footnote_20_reference"/> See <text:a xlink:type="simple" xlink:href="http://www.ucl.ac.uk/english-usage/about/history.htm"><text:span text:style-name="Internet_20_link">http://www.ucl.ac.uk/english-usage/about/history.htm</text:span></text:a></text:p><text:p text:style-name="Footnote"/></text:note-body></text:note><text:span text:style-name="T63"> Later, with inspiration coming from America in the form of the original Brown corpus (Kučera and</text:span><text:span text:style-name="T69"> Francis 1967</text:span><text:span text:style-name="T63">), researchers in this tradition were involved in the development of corpora such as the London-Lund Corpus (Svartvik 1990), LOB, FLOB and Frown (Johansson et al. 1978, Hundt et al. 1998, Hundt et al. 1999), and perhaps most notably the BNC</text:span><text:note text:id="ftn36" text:note-class="footnote"><text:note-citation>35</text:note-citation><text:note-body><text:p text:style-name="P189"><text:span text:style-name="footnote_20_reference"/> See <text:a xlink:type="simple" xlink:href="http://www.natcorp.ox.ac.uk/"><text:span text:style-name="Internet_20_link">http://www.natcorp.ox.ac.uk/</text:span></text:a></text:p><text:p text:style-name="Footnote"/></text:note-body></text:note><text:span text:style-name="T63"> and the ICE.</text:span><text:note text:id="ftn37" text:note-class="footnote"><text:note-citation>36</text:note-citation><text:note-body><text:p text:style-name="P190"><text:span text:style-name="footnote_20_reference"/> See <text:a xlink:type="simple" xlink:href="http://ice-corpora.net/ice/"><text:span text:style-name="Internet_20_link">http://ice-corpora.net/ice/</text:span></text:a></text:p><text:p text:style-name="Footnote"/></text:note-body></text:note><text:span text:style-name="T63"> Prominent figures within this tradition of corpus linguistics include B. Aarts, J. Aarts, Aijmer, Biber, Greenbaum, Johansson, Leech, Mair, Quirk, and Svartvik.</text:span><text:note text:id="ftn38" text:note-class="footnote"><text:note-citation>37</text:note-citation><text:note-body><text:p text:style-name="P191"><text:span text:style-name="footnote_20_reference"/> Our listing of major figures in each tradition is intended to be indicative and not exhaustive.</text:p><text:p text:style-name="Footnote"/></text:note-body></text:note><text:span text:style-name="T63"> </text:span></text:p>
      <text:p text:style-name="P93"><text:span text:style-name="T63">The other tradition emerged at the University of Birmingham in the early 1970s, but is rooted in the work of J. R. Firth, a dominant figure in British linguistics around the middle part of the twentieth century. From this work emerged first the COBUILD corpus and then its successor the Bank of English,</text:span><text:note text:id="ftn39" text:note-class="footnote"><text:note-citation>38</text:note-citation><text:note-body><text:p text:style-name="P192"><text:span text:style-name="footnote_20_reference"/> See <text:a xlink:type="simple" xlink:href="http://www.titania.bham.ac.uk/docs/"><text:span text:style-name="Internet_20_link">http://www.titania.bham.ac.uk/docs/</text:span></text:a></text:p><text:p text:style-name="Footnote"/></text:note-body></text:note><text:span text:style-name="T63"> a renowned (and very large) monitor corpus which continues to grow. The central figure of this tradition is John McHenry Sinclair; other prominent figures include Carter, Hoey, Hunston, Krishnamurthy, Louw, Scott, Teubert, and Tognini-Bonelli. The work of Halliday, strongly influenced as it is by Firth’s ideas (as noted, for instance, by Halliday 1995), is similar to but distinct from that in the main strand of this tradition defined by Sinclair’s ideas (as outlined, for example, in Sinclair 1991).</text:span></text:p>
      <text:p text:style-name="P93"><text:span text:style-name="T63">There are no universally accepted labels for these two traditions. The distinction between them has famously been characterised as ‘corpus-based’ versus ‘corpus-driven’ by Tognini-Bonelli (2001). This terminology has been fairly widely adopted, although for reasons we explain elsewhere (McEnery and Hardie, forthcoming) we do not find this means of characterising the distinction altogether useful. Another attempt to characterise them has been in terms of their views on the role of the corpus in linguistics. The tradition stemming from the SEU views corpus linguistics as a method for the analysis of language, whereas the tradition rooted in Sinclair’s work views corpus linguistics as a sub-field in its own right (e.g. Teubert 2005), or even as having a ‘theoretical status’ (Tognini-Bonelli 2001:1). We will therefore describe the former tradition, as the ‘methodologist’ tradition, highlighting its emphasis on corpus linguistics as a set of methods, </text:span><text:soft-page-break/><text:span text:style-name="T63">and the latter tradition as the ‘neo-Firthian’ tradition, echoing Mitchell’s (1975) use of this term and the more contemporary usage of, among others, McEnery and Wilson (2001: 24).</text:span><text:note text:id="ftn40" text:note-class="footnote"><text:note-citation>39</text:note-citation><text:note-body><text:p text:style-name="P193"><text:span text:style-name="footnote_20_reference"/> The term ‘neo-Firthian’ is not commonly used by this school of linguists as a self-description. Hunston (2007: 249), a prominent member of the school, describes this approach as the ‘phraseological’ tradition of corpus linguistics focusing on ‘the typical behaviour of individual lexical items as observed using “key word in context” concordance lines’. However, neither the use of concordances nor a concern with phraseology are unique to Sinclair and his successors – whereas the grounding of corpus linguistics in the ideas of Firth <text:span text:style-name="T77">is</text:span>. Thus ‘neo-Firthian’ is the clearest and most unambiguous term. It is also a long-established term that has been in use much longer than the term ‘corpus linguistics’ itself. Sinclair’s work (and Halliday’s) was described as ‘neo-Firthian’ as early as 1975 (Mitchell 1975: 134, 202), although admittedly Mitchell also uses the term for Leech, who is not a neo-Firthian in the sense that the term is used today (e.g. by McEnery and Wilson 2001).</text:p><text:p text:style-name="Footnote"/></text:note-body></text:note><text:span text:style-name="T63"> We should at this point disclose clearly our own identification. As corpus linguists, we consider ourselves primarily methodologists, and corpus linguistics primarily a methodology.</text:span></text:p>
      <text:p text:style-name="P93"><text:span text:style-name="T63">The achievements of the two traditions in advancing corpus linguistics as a field are both considerable. For example, work within the methodologist tradition has led to a complete revolution in the approach taken in standard, descriptive grammars of English such as Quirk et al. (1985) and Biber et al. (1999). Advances have been made in the manual and automatic corpus annotation at a plethora of linguistic levels (see Garside et al. 1997). There has been much diachronic work, examining both the historical development of English (e.g. Hundt 2004, Biber 2004) and recent change in Modern English, especially grammatical (e.g. Mair et al. 2002, Leech 2004). Synchronic variation has been a major focus of investigation, including variation across text types (e.g. Biber 1988) and dialectal variation (e.g. Sampson 2002). The neo-Firthian tradition is rooted in lexicographical approaches to language, and the essential role of the corpus in contemporary lexicography is due in no small part to Sinclair and colleagues’ efforts leading to the Collins COBUILD dictionaries and the Bank of English monitor corpus. A key advance in our understanding of language arising from within this tradition is the centrality of meaning across context and the concomitant centrality of collocation to an understanding of language. The phenomenon of collocation in particular has been linked to grammar, both in Sinclair’s “Idiom Principle” and in newer work building on this notion (Hunston and Francis 2000, Hoey 2005). Finally, another key achievement in this tradition has been the linking of the study of discourse to the study of lexis, and insights arising from this link (see, for example, Stubbs 1996; Sinclair and Mauranen 2006).</text:span></text:p>
      <text:p text:style-name="P93"><text:span text:style-name="T63">It lies beyond the scope of this relatively brief article to do full justice to the differences between methodologist and neo-Firthian corpus linguists on topics including corpus construction, annotation, and analysis procedures (see chapter 6 of McEnery and Hardie, forthcoming, for a full consideration of these issues and a critical evaluation of neo-Firthian linguistics). Instead, we will focus on a single key point of difference regarding the appropriate role of the corpus in a linguistic analysis. As is implicit in the name, ‘methodologist’ corpus linguists consider corpus techniques to be a method (or rather methodology), which can be applied in different fields of language study, and within different theoretical frameworks. We will dub this idea ‘corpus-as-method’. Some neo-Firthian scholars have argued, by contrast, that corpus linguistics is a separate sub-field of linguistics and that there is no role in corpus linguistics for theories of language, or explanations of linguistic phenomena, that do not emerge from the study of corpus data (for instance, Teubert 2005). To this extent the corpus has a theoretical status; thus we dub this idea ‘corpus-as-theory’.</text:span></text:p>
      <text:p text:style-name="P93"><text:span text:style-name="T63">The effects of the ‘corpus-as-method’ versus ‘corpus-as-theory’ distinction are clearly evident in certain of the publications emerging from the two traditions. An exceptionally comprehensive statement of the neo-Firthian ‘version’ of corpus linguistics is given by Teubert (2005). Teubert’s wide-ranging theses in this paper include the rejection of ‘pre-corpus’ interpretative frameworks, that is, frameworks not emerging from the study of corpus data: </text:span></text:p>
      <text:p text:style-name="P39"/>
      <text:p text:style-name="P67"><text:span text:style-name="T63">It is the discourse itself, and not a language-external taxonomy of linguistic entities, which will have to provide the categories and classifications that are needed to answer a given research question [...] one should be wary of using such [corpus] data merely to find out </text:span><text:soft-page-break/><text:span text:style-name="T63">more about what we know already, since what (we think) we know is often derived from pre-corpus study.</text:span></text:p>
      <text:p text:style-name="P67"><text:span text:style-name="T63">Teubert (2005: 4)</text:span></text:p>
      <text:p text:style-name="P39"/>
      <text:p text:style-name="P21"><text:span text:style-name="T63">Teubert also flatly rejects the traditional concerns of linguistic theory with the nature of the language, that is, the status of language as a cognitive system, as relevant to corpus linguistics, stating that corpus linguistics ‘is not concerned with the psychological aspects of language’(Teubert 2005: 2-3).</text:span></text:p>
      <text:p text:style-name="P93"><text:span text:style-name="T63">In literature from the methodologist tradition, by contrast, corpus data and methods are often employed in an effort to find evidence to support or disprove different theories; conversely, different theoretical frameworks may be used in explaining corpus observations, with whatever theory seems most appropriate for the task at hand – e.g. cognitive, typological, literary or political – adopted as necessary. For example, various forms of functionalist or cognitive linguistic theory</text:span><text:note text:id="ftn41" text:note-class="footnote"><text:note-citation>40</text:note-citation><text:note-body><text:p text:style-name="P194"><text:span text:style-name="footnote_20_reference"/> We use this term in the narrow sense, to refer to the school of linguistic theory exemplified by Langacker (2008) and not in the broader sense which would include Chomskyan formalism as a ‘cognitive’ approach.</text:p><text:p text:style-name="Footnote"/></text:note-body></text:note><text:span text:style-name="T63"> have been used in addressing issues of syntactic analysis (e.g. Gries 2001). Frameworks drawn from stylistics have been used in corpus analysis of the presentation of speech and thought (Semino and Short 2004). Critical Discourse Analysis and related sociologically-oriented theories have been used to frame studies of ideology or attitudes in text (e.g. Mautner 2007); corpus methods have even been applied to questions that are of interest primarily to researchers in other subject areas and only secondarily, if at all, to linguists (e.g. Hardie and McEnery’s 2009 contribution to a problem in the early history of journalism). It is clear, then, that ‘corpus-as-method’ versus ‘corpus-as-theory’ has an impact on the research that is undertaken within the two traditions, as well as distinguishing their conceptual underpinnings.</text:span></text:p>
      <text:p text:style-name="P39"/>
      <text:p text:style-name="P21"><text:span text:style-name="T5">2. The assertion of priority within the field of corpus linguistics</text:span></text:p>
      <text:p text:style-name="P39"/>
      <text:p text:style-name="P21"><text:span text:style-name="T63">A minority of scholars affiliated to the neo-Firthian school have attempted to cast neo-Firthian corpus linguistics as being the original, or only real, form of corpus linguistics, and the methodologist approach as a deviation or degeneration of this </text:span><text:span text:style-name="T85">true</text:span><text:span text:style-name="T63"> corpus linguistics. Numerous passages from the debate that is the subject of this special issue could be cited as examples. For instance, Wolfgang Teubert has said that:</text:span></text:p>
      <text:p text:style-name="P39"/>
      <text:p text:style-name="P67"><text:span text:style-name="T63">[o]ld-fashioned corpus linguists like myself have to accept that the label corpus linguistics has, over the last decade, been hijacked by theoretical linguists of all feathers. What used to be and still is for some of us a radically different, a new way to look at language, has been foreshortened to a bunch of methods, a toolbox to “search for words and patterns.” [...] Stefan Gries’ brand of corpus linguistics may well be our brave new world. It is, however, not John Sinclair’s corpus linguistics.</text:span><text:note text:id="ftn42" text:note-class="footnote"><text:note-citation>41</text:note-citation><text:note-body><text:p text:style-name="P195"><text:span text:style-name="footnote_20_reference"/> Teubert, message # 12237 to Corpora List, 14 August 2008.</text:p><text:p text:style-name="Footnote"/></text:note-body></text:note></text:p>
      <text:p text:style-name="P39"/>
      <text:p text:style-name="P93"><text:span text:style-name="T63">Here, Teubert accurately characterises the methodologist tradition, as exemplified in this case by the work of Gries and colleagues,</text:span><text:note text:id="ftn43" text:note-class="footnote"><text:note-citation>42</text:note-citation><text:note-body><text:p text:style-name="P196"><text:span text:style-name="footnote_20_reference"/> See, for example Stefanowitsch and Gries (2003, 2005), Gries and Stefanowitsch (2004, 2006), Mukherjee and Gries (2009), Gries and Divjak (2009).</text:p><text:p text:style-name="Footnote"/></text:note-body></text:note><text:span text:style-name="T63"> as being built around ‘a bunch of methods, a toolbox’ – or to put it less dismissively, a set of computer-assisted quantitative and qualitative approaches to the analysis of naturally-occurring language data on a very large scale. These methods are, in the case of Gries and colleagues, applied within the framework of cognitive linguistic theory. However, Teubert’s claim for the priority of ‘John Sinclair’s corpus linguistics’ as the way that corpus linguistics ‘used to be’, is rather less uncontroversial. Nor is Teubert the only neo-Firthian to make such an assertion. In a similar vein, Geoffrey Williams comments:</text:span></text:p>
      <text:p text:style-name="P39"><text:soft-page-break/></text:p>
      <text:p text:style-name="P67"><text:span text:style-name="T63">[...] I also know that I am a corpus linguist, I do not do Natural Language Processing, nor Cognitive Linguistics, not because I am not interested, nor because I consider them irrelevant, but because I am primarily interested in language in the corpus. To quote John Sinclair, I « Trust the Text ». Trusting the Text is what corpus linguistics is all about. It is instructive to go back to the writings of Firth who refuted all mentalism.</text:span></text:p>
      <text:p text:style-name="P72"/>
      <text:p text:style-name="P67"><text:span text:style-name="T63">Other approaches have a lot to learn from corpus linguists. If they are prepared to listen. The converse is also true, and we do listen. But that does not mean the discipline should be watered down. Firth, Malinowski and Wittgenstein were great inspirers. Interpreted by Sinclair, Tognini-Bonelli, Teubert, Hoey, Louw and others a highly fruitful approach to language has been developed. It deserves to be allowed to continue to develop without a takeover bid on the name so as to slip in a wholly different paradigm.</text:span><text:note text:id="ftn44" text:note-class="footnote"><text:note-citation>43</text:note-citation><text:note-body><text:p text:style-name="P197"><text:span text:style-name="footnote_20_reference"/> Williams, message # 12265 to Corpora List, 18 August 2008.</text:p><text:p text:style-name="Footnote"/></text:note-body></text:note></text:p>
      <text:p text:style-name="P39"/>
      <text:p text:style-name="P21"><text:span text:style-name="T63">Williams’ comment is most remarkable for the manner in which it elides the methodologist tradition completely from history, and describes the field of corpus linguistics as if it rested solely on the accomplishments of neo-Firthian scholars and the philosophers from whom they draw inspiration. But without question, in the comments of both Teubert and Williams,</text:span><text:note text:id="ftn45" text:note-class="footnote"><text:note-citation>44</text:note-citation><text:note-body><text:p text:style-name="P198"><text:span text:style-name="footnote_20_reference"> Similar sentiments have been expressed within the context of the present debate by, among others, Louw and Tribble.</text:span></text:p><text:p text:style-name="Footnote"/></text:note-body></text:note><text:span text:style-name="T63"> the methodologist tradition is characterised </text:span><text:span text:style-name="T85">explicitly</text:span><text:span text:style-name="T63"> as an attempted ‘hijack’ or ‘watering down’ of the original, true and best form of the discipline epitomised by Sinclair and his famous dictum ‘trust the text’.</text:span></text:p>
      <text:p text:style-name="P93"><text:span text:style-name="T63">We may well ask whether this claim, that ‘corpus linguistics’ is co-terminal to neo-Firthian corpus linguistics, and that methodologically-oriented approaches constitute a ‘foreshortening’ or a ‘takeover bid’ of this pristine corpus linguistics, is sustainable. Temporally, this claim is obviously insupportable. It is clear that the methodologist tradition has at least as long a history as does the neo-Firthian tradition, if we look back to Quirk and Sinclair, respectively, as founder figures. Arguably neo-Firthianism does look back further, to the (non-corpus-linguistic) work of Firth and Malinowski; but equally the methodologist tradition can cite earlier precursors (see McEnery and Wilson 2001: 2-4 for an overview). </text:span></text:p>
      <text:p text:style-name="P93"><text:span text:style-name="T63">The claim of neo-Firthian priority is also unsupportable in terms of what we might call intellectual genealogy. While various work in the methodologist tradition has certainly been influenced by Sinclair and other neo-Firthians, its roots are – as the short outline in the previous section should suffice to indicate – quite separate from those of neo-Firthianism. In no sense, then, is the methodologist approach to corpus linguistics a degeneration or a hijacking of neo-Firthian corpus linguistics. Thus the suggestion that ‘old-fashioned’ corpus linguists must necessarily subscribe to Sinclair’s view of language and the corpus is not only factually incorrect, but also perniciously (and worse, unnecessarily) divisive.</text:span></text:p>
      <text:p text:style-name="P39"/>
      <text:p text:style-name="P21"><text:span text:style-name="T5">3. A bridgeable divide</text:span></text:p>
      <text:p text:style-name="P39"/>
      <text:p text:style-name="P21"><text:span text:style-name="T63">It is easy to overestimate the extent to which the division between two traditions affects work in the field on a day-to-day basis. Far from operating in two separate, hostile camps, researchers from the two traditions interact and collaborate readily on such matters as conferences, journals, corpus tools, and corpus data. ICAME, the leading professional organisation for corpus linguists, is run by scholars from both traditions.</text:span></text:p>
      <text:p text:style-name="P93"><text:span text:style-name="T63">Moreover, the general theoretical openness of the methodologist tradition means that just as it is happy to adopt ideas from functionalist or cognitive linguistics where appropriate, it is equally willing to adopt theoretical concepts from neo-Firthianism as part of the ‘toolbox’. So, for instance, semantic prosody (or discourse prosody) was introduced by Louw (1993) explicitly as an </text:span><text:soft-page-break/><text:span text:style-name="T63">extension of Sinclair’s thinking on collocation. It is clearly a neo-Firthian concept. This has not prevented its adoption by researchers in the methodologist tradition, for example Baker (2006: 87-88; see also Baker et al. 2008, Baker and McEnery 2005), who actually makes use of this concept within another linguistic theory (namely that of Critical Discourse Analysis). Similarly, Deignan’s (2005) analysis of metaphor using corpus data operates largely using neo-Firthian approaches to corpus data (note, for instance, the centrality of concordance-line analysis in her work). Her findings on how literal and metaphorical senses of a word are disambiguated in context, by collocates or by grammatical patterns (see for instance Deignan 2005: 208), are also largely congruent with neo-Firthian views on semantics – especially the core idea that meaning cannot be wholly localised in single words. However, the primary theoretical framework used by Deignan is that of Conceptual Metaphor Theory (CMT), a facet of cognitive linguistics. She concludes that while her data are not inconsistent with CMT, neither are they fully explained by it (Deignan 2005: 164-166, 223). Thus the status of CMT as an all-encompassing account of metaphorical language is problematised by Deignan’s analyses; this exemplifies the invaluable role of the corpus methodology for testing theories about language against actual, natural usage. Many further examples of methodologist work calling on ideas from neo-Firthian theory could be added here. In short, there is substantial overlap, not only of practice, but also increasingly of conceptual apparatus, between the two traditions.</text:span></text:p>
      <text:p text:style-name="P93"><text:span text:style-name="T63">Finally, we would in fact argue that neo-Firthian theory, contrary to the expressed wishes of some neo-Firthian scholars, is actually converging with functional-cognitive theory in ways which reduce the impact of the ‘corpus-as-theory’ idea as a dividing factor between the two traditions of corpus linguistics. Advanced neo-Firthian accounts of grammar – especially Hoey’s (2005) Lexical Priming and Hunston and Francis’ (2000) Pattern Grammar – have arrived at views of the nature of grammar that have a great deal in common with such theories as Functional Grammar (Dik 1997) and Construction Grammar (Goldberg 1995). All these theories are alike in that they see no need to posit a grammatical system independent of the lexicon (in contrast to Generative Grammar and like theories), rather considering usage patterns to be meaningful and associated with, part of, or emergent from the lexicon. Indeed, the Pattern Grammar account of how language is processed – by the chaining together of patterns (Hunston and Francis 2000: 210) – is hardly distinct at all from the Construction Grammar account of constructions with ‘slots’ that may be filled by words and by other constructions.</text:span><text:note text:id="ftn46" text:note-class="footnote"><text:note-citation>45</text:note-citation><text:note-body><text:p text:style-name="P199"><text:span text:style-name="footnote_20_reference"/> Where Pattern Grammar does differ noticeably from Construction Grammar, in our view, is in the meticulous attention it pays to the relationship between patterns and individual words, reflecting the centrality of the study of words in neo-Firthian linguistics.</text:p><text:p text:style-name="Footnote"/></text:note-body></text:note><text:span text:style-name="T63"> Similarly, Hoey’s (2005) work calls explicitly on the cognitive-psychological mechanism of priming as an explanation for collocation, a central neo-Firthian concern; to this extent, Hoey re-engages with the goal in theoretical linguistics of characterising the nature of language in the mind, contrary to Teubert’s (2005) rejection of matters psychological within corpus linguistics. So, in sum, it would seem that neo-Firthian theory is actually drawing nearer to other linguistic theories; and thus a major point of distinction between neo-Firthian and methodologist traditions, the ‘corpus-as-theory’ argument, seems likely to diminish in impact over time. </text:span></text:p>
      <text:p text:style-name="P39"/>
      <text:p text:style-name="P21"><text:span text:style-name="T5">Conclusion</text:span></text:p>
      <text:p text:style-name="P39"/>
      <text:p text:style-name="P21"><text:span text:style-name="T63">In our experience, few corpus linguists, whether they draw upon one tradition, both or neither in their work, are excessively concerned with sifting the orthodox from the unorthodox within the field. Indeed, we would argue that such a process is fruitless at best and counterproductive at worst. It is the remarkable diversity of the uses of corpus data – and the diversity of viewpoints that their use has promoted – that makes corpus linguistics as a field so utterly refreshing. We would argue that, in fact, corpus linguistics like linguistics in general is only diminished when it narrows to doctrinaire positions. While conjunctions and disjunctions in the positions of scholars from the neo-Firthian and methodologist traditions will inevitably provoke debate, it seems to us </text:span><text:soft-page-break/><text:span text:style-name="T63">that a position of open-minded enquiry, adopting theoretical and methodological insights from either tradition as appropriate, is one shared by the great majority of self-identified corpus linguists. By contrast, any suggestion that one of two equally venerable traditions in corpus linguistics should take precedence, or has a better claim to being the </text:span><text:span text:style-name="T85">proper</text:span><text:span text:style-name="T63"> or </text:span><text:span text:style-name="T85">original</text:span><text:span text:style-name="T63"> form of corpus linguistics, is unnecessarily divisive. There is room, within what is after all a widening field, for both traditions, as well as a range of newer research rooted in both. In short, despite our differing ideas of what the field is about, experience – or to put it another way, </text:span><text:span text:style-name="T85">empirical evidence</text:span><text:span text:style-name="T63"> – shows that there is no reason why the two traditions cannot coexist and collaborate in reasonable harmony.</text:span></text:p>
      <text:p text:style-name="P39"/>
      <text:p text:style-name="P21"><text:span text:style-name="T5">References</text:span></text:p>
      <text:p text:style-name="P59"/>
      <text:p text:style-name="P133"><text:span text:style-name="T63">Baker, P. <text:s/>2006. </text:span><text:span text:style-name="T85">Using Corpora in Discourse Analysis</text:span><text:span text:style-name="T63">. London: Continuum.</text:span></text:p>
      <text:p text:style-name="P133"><text:span text:style-name="T63">Baker, P., Gabrielatos, C., Khosravinik, M., Krzyzanowski, M., McEnery, T and Wodak, R. 2008. “A useful methodological synergy? <text:s/>Combining critical discourse analysis and corpus linguistics to examine discourses of refugees and asylum seekers in the UK press.” </text:span><text:span text:style-name="T85">Discourse and Society,</text:span><text:span text:style-name="T63"> 19 (3), 273-306.</text:span></text:p>
      <text:p text:style-name="P133"><text:span text:style-name="T63">Baker, P. and McEnery, A. <text:s/>2005. “A corpus-based approach to discourses of refugees and asylum seekers in UN and newspaper texts.” </text:span><text:span text:style-name="T85">Language and Politics,</text:span><text:span text:style-name="T63"> 4 (2), 197-226.</text:span></text:p>
      <text:p text:style-name="P133"><text:span text:style-name="T63">Biber, D. <text:s/>1988. <text:s/></text:span><text:span text:style-name="T85">Variation across Speech and Writing</text:span><text:span text:style-name="T63">. Cambridge: Cambridge University Press.</text:span></text:p>
      <text:p text:style-name="P133"><text:span text:style-name="T63">Biber, D. <text:s/>2004. <text:s/>“Modal use across registers and time.” <text:s/>In A. Curzan &amp; K Emmons (Eds.), <text:s/></text:span><text:span text:style-name="T85">Studies in the History of the English Language II: Unfolding Conversations</text:span><text:span text:style-name="T63">, <text:s/>Berlin: Mouton de Gruyter, 189-216.</text:span></text:p>
      <text:p text:style-name="P133"><text:span text:style-name="T63">Biber, D., Johansson, S., Leech, G., Conrad, S. &amp; Finegan, E. 1999. </text:span><text:span text:style-name="T87">Longman grammar of spoken and written English</text:span><text:span text:style-name="T63">. <text:s/>London: Longman.</text:span></text:p>
      <text:p text:style-name="P133"><text:span text:style-name="T63">Deignan, A. <text:s/>2005. <text:s/></text:span><text:span text:style-name="T85">Metaphor and corpus linguistics</text:span><text:span text:style-name="T63">. Amsterdam: John Benjamins.</text:span></text:p>
      <text:p text:style-name="P133"><text:span text:style-name="T63">Dik</text:span><text:span text:style-name="T73">, S. <text:s/>1997. <text:s/></text:span><text:span text:style-name="T87">The theory of functional grammar. Part 1: The structure of the clause</text:span><text:span text:style-name="T73"> (2</text:span><text:span text:style-name="T100">nd</text:span><text:span text:style-name="T73"> edition). <text:s/>Kees Hengeveld (Ed.). Berlin: Mouton de Gruyter.</text:span></text:p>
      <text:p text:style-name="P133"><text:span text:style-name="T63">Garside, R., Leech, G. &amp; McEnery, A.M. (Eds). <text:s/>1997. <text:s/></text:span><text:span text:style-name="T85">Corpus Annotation</text:span><text:span text:style-name="T63">. <text:s/>London: Longman.</text:span></text:p>
      <text:p text:style-name="P133"><text:span text:style-name="T63">Goldberg, A. 1995. </text:span><text:span text:style-name="T85">Constructions. A Construction Grammar approach to argument structure</text:span><text:span text:style-name="T63">. Chicago: University of Chicago Press.</text:span></text:p>
      <text:p text:style-name="P133"><text:span text:style-name="T63">Gries, S. Th. 2001. <text:s/>“A multifactorial analysis of syntactic variation: particle movement revisited.” </text:span><text:span text:style-name="T85">Journal of Quantitative Linguistics,</text:span><text:span text:style-name="T63"> 8 (1), 33-50.</text:span></text:p>
      <text:p text:style-name="P133"><text:span text:style-name="T63">Gries, S. Th &amp; Stefanowitsch, A. 2004. <text:s/>“Extending collostructional analysis: a corpus-based perspective on ‘alternations’.” <text:s/></text:span><text:span text:style-name="T85">International Journal of Corpus Linguistics,</text:span><text:span text:style-name="T63"> 9 (1), 97-129.</text:span></text:p>
      <text:p text:style-name="P133"><text:span text:style-name="T63">Gries</text:span><text:span text:style-name="T73">, S. Th. &amp; <text:s/>Stefanowitsch, A. (Eds.). <text:s/>2006. <text:s/></text:span><text:span text:style-name="T87">Corpora in cognitive linguistics: corpus-based approaches to syntax and lexis</text:span><text:span text:style-name="T73">. Berlin, New York: Mouton de Gruyter</text:span></text:p>
      <text:p text:style-name="P133"><text:span text:style-name="T63">Gries, S. Th &amp; Divjak, D. S. 2009. “Behavioural profiles: a corpus-based approach towards cognitive semantic analysis.” In V. Evans &amp; S. Pourcel (Eds.) </text:span><text:span text:style-name="T85">New directions in cognitive linguistics</text:span><text:span text:style-name="T63">, Amsterdam: John Benjamins, 57-75.</text:span></text:p>
      <text:p text:style-name="P133"><text:span text:style-name="T63">Halliday, M. 1995. “A recent view of "missteps" in linguistic theory.” <text:s/>Review of John M. Ellis, “Language, Thought and Logic.” <text:s/>Evanston, Ill.: Northwestern University Press 1993. </text:span><text:span text:style-name="T85">Functions of Language,</text:span><text:span text:style-name="T63"> 2 (2), 249-267.</text:span></text:p>
      <text:p text:style-name="P133"><text:span text:style-name="T63">Hardie, A &amp; McEnery, T. 2009. “Corpus linguistics and historical contexts: text reuse and the expression of bias in early modern English journalism.” <text:s/>In R. Bowen, M. Mobärg &amp; S. Ohlander (Eds) </text:span><text:span text:style-name="T85">Corpora and discourse – and stuff: papers in honour of Karin Aijmer</text:span><text:span text:style-name="T63">, Gothenburg Studies in English 96. Göteborg: Acta Universitatis Gothoburgensis, 59-92.</text:span></text:p>
      <text:p text:style-name="P133"><text:span text:style-name="T63">Hoey, M. 2005. <text:s/></text:span><text:span text:style-name="T85">Lexical priming: a new theory of words and language</text:span><text:span text:style-name="T63">. London: Routledge.</text:span></text:p>
      <text:p text:style-name="P133"><text:span text:style-name="T63">Hundt, M. 2004. “Animacy, agency and the spread of the progressive in eighteenth- and nineteenth-century English.” </text:span><text:span text:style-name="T85">English Language and Linguistics,</text:span><text:span text:style-name="T63"> 8 (1), 47-69.</text:span></text:p>
      <text:p text:style-name="P133"><text:span text:style-name="T63">Hundt, M., Sand, A. &amp; Siemund, R. 1998. </text:span><text:span text:style-name="T87">Manual of information to accompany the Freiburg-LOB Corpus of British English (‘FLOB’)</text:span><text:span text:style-name="T63">. Englisches Seminar, Albert-Ludwigs-Universität Freiburg. Available at </text:span><text:span text:style-name="T120">http://khnt.hit.uib.no/icame/manuals/flob/index.htm</text:span><text:span text:style-name="T63"> .</text:span></text:p>
      <text:p text:style-name="P133"><text:soft-page-break/><text:span text:style-name="T63">Hundt, M., Sand, A. &amp; Skandera, P. 1999. </text:span><text:span text:style-name="T87">Manual of information to accompany the Freiburg-Brown Corpus of American English (‘Frown’)</text:span><text:span text:style-name="T63">. Englisches Seminar, Albert-Ludwigs-Universität Freiburg. Available at </text:span><text:span text:style-name="T120">http://khnt.hit.uib.no/icame/manuals/frown/index.htm</text:span><text:span text:style-name="T63"> .</text:span></text:p>
      <text:p text:style-name="P133"><text:span text:style-name="T63">Hunston, S. 2007. “Semantic prosody revisited.” <text:s/></text:span><text:span text:style-name="T85">International Journal of Corpus Linguistics,</text:span><text:span text:style-name="T63"> 12 (2), 249-268</text:span></text:p>
      <text:p text:style-name="P133"><text:span text:style-name="T63">Hunston, S &amp; Francis, G. 2000. <text:s/></text:span><text:span text:style-name="T85">Pattern Grammar: a corpus-driven approach to the lexical grammar of English</text:span><text:span text:style-name="T63">. Amsterdam: John Benjamins.</text:span></text:p>
      <text:p text:style-name="P133"><text:span text:style-name="T63">Johansson</text:span><text:span text:style-name="T69">, S., Leech, G. &amp; Goodluck, H. 1978. </text:span><text:span text:style-name="T86">Manual of information to accompany the Lancaster-Oslo/Bergen corpus of British English, for use with digital computers</text:span><text:span text:style-name="T69">. Oslo: Department of English, University of Oslo. Available at </text:span><text:span text:style-name="T121">http://khnt.hit.uib.no/icame/manuals/lob/index.htm</text:span><text:span text:style-name="T69"> .</text:span></text:p>
      <text:p text:style-name="P133"><text:span text:style-name="T63">Kučera</text:span><text:span text:style-name="T69">, H &amp; Francis, W. N. (1967). </text:span><text:span text:style-name="T86">Computational analysis of present day American English</text:span><text:span text:style-name="T69">. Providence, </text:span><text:span text:style-name="T63">Rhode Island</text:span><text:span text:style-name="T69">: Brown University Press.</text:span></text:p>
      <text:p text:style-name="P133"><text:span text:style-name="T63">Langacker</text:span><text:span text:style-name="T73">, R.W. 2008. <text:s/></text:span><text:span text:style-name="T87">Cognitive Grammar: a basic introduction</text:span><text:span text:style-name="T73">. Oxford: Oxford University Press.</text:span></text:p>
      <text:p text:style-name="P133"><text:span text:style-name="T63">Leech, G. 2004. “Recent grammatical change in English: data, description, theory.” In K. Aijmer &amp; B. Altenberg (Eds.), </text:span><text:span text:style-name="T85">Advances in Corpus Linguistics: Papers from the 23rd International Conference on English Language Research on Computerized Corpora (ICAME 23) Göteborg 22-26 May 2002</text:span><text:span text:style-name="T63">, Amsterdam: Rodopi, 61-81.</text:span></text:p>
      <text:p text:style-name="P133"><text:span text:style-name="T63">Louw, B. 1993. <text:s/>“Irony in the text or insincerity in the writer? – the diagnostic potential of semantic prosodies.” In M. Baker, G. Francis &amp; E. Tognini-Bonelli </text:span><text:span text:style-name="T85">Text and Technology: in honour of John Sinclair</text:span><text:span text:style-name="T63">, Amsterdam: John Benjamins, 157-176. </text:span></text:p>
      <text:p text:style-name="P133"><text:span text:style-name="T63">Mair, C., Hundt, M., Leech, G. &amp; Smith, N. 2002. “Short term diachronic shifts in part-of-speech frequencies: a comparison of the tagged LOB and F-LOB corpora.” In </text:span><text:span text:style-name="T85">International Journal of Corpus Linguistics,</text:span><text:span text:style-name="T63"> 7 (2), 245-264.</text:span></text:p>
      <text:p text:style-name="P133"><text:span text:style-name="T63">Mautner, G. 2007. <text:s/>“Mining large corpora for social information: the case of elderly.” </text:span><text:span text:style-name="T85">Language in Society,</text:span><text:span text:style-name="T63"> 36 (1), 51-72.</text:span></text:p>
      <text:p text:style-name="P133"><text:span text:style-name="T63">McEnery, T and Hardie, A. (forthcoming). </text:span><text:span text:style-name="T85">Corpora in linguistics</text:span><text:span text:style-name="T63">. Cambridge: Cambridge University Press.</text:span></text:p>
      <text:p text:style-name="P133"><text:span text:style-name="T63">McEnery, T and Wilson, A. 2001. </text:span><text:span text:style-name="T85">Corpus linguistics</text:span><text:span text:style-name="T63"> (2</text:span><text:span text:style-name="T97">nd</text:span><text:span text:style-name="T63"> Ed). Edinburgh: Edinburgh University Press.</text:span></text:p>
      <text:p text:style-name="P133"><text:span text:style-name="T63">Mitchell, T. 1975. <text:s/></text:span><text:span text:style-name="T85">Principles of Firthian linguistics</text:span><text:span text:style-name="T63">. London: Longman.</text:span></text:p>
      <text:p text:style-name="P133"><text:span text:style-name="T63">Mukherjee, J. &amp; Gries. S. Th. <text:s/>2009. <text:s/>“Collostructional nativisation in New Englishes: verb-construction associations in the International Corpus of English.” <text:s/></text:span><text:span text:style-name="T85">English World-Wide,</text:span><text:span text:style-name="T63"> 30 (1), 27-51.</text:span></text:p>
      <text:p text:style-name="P133"><text:span text:style-name="T63">Quirk, R, Greenbaum, S, Leech, G and Svartvik, J. 1985. <text:s/></text:span><text:span text:style-name="T85">A Comprehensive Grammar of the English Language</text:span><text:span text:style-name="T63">. London: Longman.</text:span></text:p>
      <text:p text:style-name="P133"><text:span text:style-name="T63">Sampson, G. 2002. <text:s/>“Regional variation in the English verb qualifier system.” <text:s/></text:span><text:span text:style-name="T85">English Language and Linguistics,</text:span><text:span text:style-name="T63"> 6, 17-30.</text:span></text:p>
      <text:p text:style-name="P133"><text:span text:style-name="T63">Semino, E. &amp; Short, M. 2004. </text:span><text:span text:style-name="T85">Corpus Stylistics: Speech, Writing and Thought Presentation in a Corpus of English Writing</text:span><text:span text:style-name="T63">. London: Routledge.</text:span></text:p>
      <text:p text:style-name="P133"><text:span text:style-name="T63">Sinclair, J. 1991. <text:s/></text:span><text:span text:style-name="T85">Corpus, concordance, collocation</text:span><text:span text:style-name="T63">. Oxford: Oxford University Press.</text:span></text:p>
      <text:p text:style-name="P133"><text:span text:style-name="T63">Sinclair, J. &amp; Mauranen, A. 2006. <text:s/></text:span><text:span text:style-name="T85">Linear unit grammar: integrating speech and writing</text:span><text:span text:style-name="T63">. Amsterdam: John Benjamins.</text:span></text:p>
      <text:p text:style-name="P133"><text:span text:style-name="T63">Stefanowitsch, A &amp; Gries, S. Th. 2003. <text:s/>“Collostructions: investigating the interaction between words and constructions.” </text:span><text:span text:style-name="T85">International Journal of Corpus Linguistics,</text:span><text:span text:style-name="T63"> 8 (2), 209-43.</text:span></text:p>
      <text:p text:style-name="P133"><text:span text:style-name="T63">Stefanowitsch, A &amp; Gries, S. Th. (2005) “Covarying collexemes.” </text:span><text:span text:style-name="T85">Corpus Linguistics and Linguistic Theory,</text:span><text:span text:style-name="T63"> 1 (1), 1-43.</text:span></text:p>
      <text:p text:style-name="P133"><text:span text:style-name="T63">Stubbs, M. 1996. <text:s/></text:span><text:span text:style-name="T85">Text and corpus analysis: computer-assisted studies of language and culture</text:span><text:span text:style-name="T63">. Oxford: Blackwell.</text:span></text:p>
      <text:p text:style-name="P133"><text:span text:style-name="T63">Svartvik, J. (Ed.) 1990. </text:span><text:span text:style-name="T85">The London Corpus of Spoken English: Description and Research</text:span><text:span text:style-name="T63">. <text:s/>Lund Studies in English 82. Lund: Lund University Press. </text:span></text:p>
      <text:p text:style-name="P133"><text:soft-page-break/><text:span text:style-name="T63">Teubert, W. 2005. <text:s/>“My version of corpus linguistics.” </text:span><text:span text:style-name="T85">International Journal of Corpus Linguistics,</text:span><text:span text:style-name="T63"> 10(1): 1-13.</text:span></text:p>
      <text:p text:style-name="P133"><text:span text:style-name="T63">Tognini-Bonelli, E. 2001. <text:s/></text:span><text:span text:style-name="T85">Corpus linguistics at work</text:span><text:span text:style-name="T63">. Amsterdam: John Benjamins.</text:span></text:p>
      <text:p text:style-name="P134"/>
      <text:p text:style-name="P30"/>
      <text:p text:style-name="P87"><text:span text:style-name="T14">My brave old world.</text:span></text:p>
      <text:p text:style-name="P48"/>
      <text:p text:style-name="Standard"><text:span text:style-name="T116">Wolfgang Teubert</text:span></text:p>
      <text:p text:style-name="Standard"><text:span text:style-name="T116">University of Birmingham</text:span></text:p>
      <text:p text:style-name="Standard"><text:span text:style-name="T116">W.Teubert@bham.ac.uk</text:span></text:p>
      <text:p text:style-name="P53"/>
      <text:p text:style-name="Standard"><text:span text:style-name="T116">Dear All,</text:span></text:p>
      <text:p text:style-name="P53"/>
      <text:p text:style-name="P21"><text:span text:style-name="T116">Over a hundred years ago, Ferdinand de Saussure elevated linguistics from the mediocrity of les sciences humaines to the status of a 'hard science'. Sciences are about facts, and about systematic behaviour. Mentalist, cognitive and neuro-linguistics see themselves as on par with physics or chemistry. So there has to be a language system, consisting (for Chomsky but not for Saussure) of eternal, universal and hard-wired laws, like the law of the second law of thermodynamics, laws, that is, that simple no human ingenuity can simply violate. Chomsky used to call them universal rules. But how universal are they? Where are the irrefutable facts on which we could agree? So far, though, no language mechanism has ever been discovered, even though uncountable models have been invented. There also seems to be, particularly when it comes to meaning, a certain scarcity of 'brute facts'. No one has ever been able to give us a credible representation of a mental concept. </text:span></text:p>
      <text:p text:style-name="P150"><text:span text:style-name="T116">Cognitive linguistics, and particularly its illegitimate offspring, NLP, however, seem ideal to uphold the claim to scientificity. Indeed the starting point of the cognitive sciences has been the computational theory of the mind. There was the blueprint for the mind as a hard-wired but programmable mechanism. It only needed to be filled, and there was the heritage of structuralism, the sememes and the semes Greimas and Pottier had invented and an lot of structuralist work done on the old continent. Not shortly thereafter, the cognitivists sold their blueprint back to the computer scientists who had now become interested in NLP, and in MT and AI. Sememes became reified and were called concepts, while semes morphed into semantic primes. Suddenly they were everywhere, in the cognitive literature, in the NLP literature, in transatlantic introductions to the philosophy of language. Here they were merged with the realists' obsession for truth, metaphysical or otherwise, the heritage of the Vienna circle and the staple fare of analytic philosophy. But did it work? One only has to read Alan Melby's devastating account of the early history of MT and why it had to fail (Melby and Warner 1995</text:span>I think it reads slightly better with a n'not' here. <text:s/>Otherwise I find I am reading it as 'should be non-cognitive.</text:p>
      <text:p text:style-name="annotation_20_text">I think? </text:p>
      <text:p text:style-name="annotation_20_text">Perhaps there needs to be an exclamation mark here?</text:p>
      <text:p text:style-name="annotation_20_text">I think?</text:p>
      <text:p text:style-name="annotation_20_text">You are the only person who uses this specific wording but you use it in reply to John Sowa's message so I have referenced that.</text:p>
      <text:p text:style-name="P151"><text:span text:style-name="T116">). That didn't keep interested parties from funding Eurotra, this perfect translation platform for EU documents, or the ultimate solution to all AI problems, CYC, the first conceptual ontology endowed with common sense reasoning, or Verbmobil, the German attaché case translating spoken German into spoken Japanese and vice versa. All great success stories</text:span>I think it reads slightly better with a n'not' here. <text:s/>Otherwise I find I am reading it as 'should be non-cognitive.</text:p>
      <text:p text:style-name="annotation_20_text">I think? </text:p>
      <text:p text:style-name="annotation_20_text">Perhaps there needs to be an exclamation mark here?</text:p>
      <text:p text:style-name="annotation_20_text">I think?</text:p>
      <text:p text:style-name="annotation_20_text">You are the only person who uses this specific wording but you use it in reply to John Sowa's message so I have referenced that.</text:p>
      <text:p text:style-name="P93"><text:span text:style-name="T116">. </text:span></text:p>
      <text:p text:style-name="P93"><text:span text:style-name="T66">What is frequently forgotten as a result of the linguistic revolution brought about by Noam Chomsky is that there is a competing tradition in American thought on language. The</text:span><text:span text:style-name="T114"> </text:span><text:span text:style-name="T66">transatlantic philosophy of language is not as limited as the NLP-focused accounts of it make us believe. There are the contributions of the pragmatists, Charles Peirce, John Dewey, William James, of the behaviourists including Geroge Herbert Mead and Herbert Blumer. There is also the social constructionism of Kenneth Gergen, there is the social epistemologyof Helen Longino, there is Paul Feyerabend and Paul Watzlawick, there is Richard Rorty and the 'internal realism' of Hilary Putnam. Yet their texts are rarely referenced in NSF applications. For all of them, language is not a cognitive mechanism operating not systematically different from a clockwork, but the ever-changing organism of the discourse. It is this symbolic interaction that assigns meaning to the world in which we find ourselves. This discourse is unpredictable, and it is up to us, the people, to set up its rules and to overcome the rules we have set ourselves. Unlike NLP’s mechanical language system, discourse is the contingent result of human activity. Unlike any model of a language system, discourse is real. It is the only reality linguists are competent to deal with. It is this discourse, and not a hypothetical language system, that much of language philosophy outside the Anglo-American scene is concerned with.There is Russian formalism (M. M. Bakhtin/V. N. Volosinov), there is hermeneutics (Hans-Georg Gadamer and Paul Ricoeur), there is post-structuralism, to name but a few. Of course, there is no "tutorial" that tells us all there is to know about these deviations from orthodoxy. We have to deal with them as autodidacts, reading their texts without being told what they mean.</text:span></text:p>
      <text:p text:style-name="P93"><text:span text:style-name="T66">To focus on discourse as symbolic, meaningful interaction is not the preferred solution to the problems seen in cognitively defined conceptual language models by more and more NLP experts. The new gurus don’t see themselves as linguists; they describe themselves as language engineers, and their solution is to do away with meaning altogether and replace it by statistics. Statistical models have the advantage that one can always fine-tune them a bit more, and keep the cashflow from drying up. I am not saying it's senseless. Progress is being made. Speech recognition now can distinguish 'yes' from 'no'. Systran is getting better all the time by attacking errors one by one. Google is working nicely thanks to its complex statistics-driven software. Summarisation relying on frequency is a great success. It is thanks to people like Yorick Wilks and people like him who have a sense of history and look beyond their limited tasks, that this impasse of senseless language engineering does not throw overboard all we have learnt. For he knows that in the end language cannot be reduced to a mechanism, a computer model that would always come up with nice results regardless of how people actually use language and whether they agree with these results. Their fault!, shout the language engineers. They have to change the way they speak. Here is our controlled language. Use it and MT works just perfectly. Should we really hand over our control of discourse to language engineers and have them tell us how we have to speak so that computers will ‘understand’ us? Is this the brave new world to which we are moving? </text:span></text:p>
      <text:p text:style-name="P93"><text:span text:style-name="T66">The goal of NLP, of MT and of AI is to make computers process language and thus to develop applications to make our lives easier. That's fine, and that has to go on. After the demise of the original model, the people working in these fields have found that they need real language data, and a lot of them, to develop better models and turn them into marketable applications. Language engineers have a huge demand for speech corpora, for parallel corpora and for many other kinds of domain-specific corpora. But this does not turn these people in to corpus linguists. Corpus linguistics, as I see it, is a branch of linguistics, not of the NLP sciences. </text:span></text:p>
      <text:p text:style-name="P93"><text:soft-page-break/><text:span text:style-name="T66">Linguistics is the study of real, human language, not the development of useful gadgets simulating the use of language. For me, it therefore belongs to a large extent to the human sciences. The key difference is, for me, that the human sciences are not concerned with 'brute facts' but with interpreting the discourse, everything that has been said and is continually being said. This holds for art history, for anthropology, for theology, for certain branches of social and cultural studies, and, of course, for linguistics as far as it is concerned with meaning. Meaning is not a computational phenomenon. It may be a mental phenomenon, but then we don't have access to the mind. It certainly is a social phenomenon. </text:span></text:p>
      <text:p text:style-name="P152"><text:span text:style-name="T66">Linguists, though, while they may be experts for many things such as phonology, syntax rules, language history, dialectology, are not specialists for meaning. The interpretation of a text, a text segment, a phrase or a word in its context is a task for the whole 'interpretive community' (Fish 1980</text:span>I think it reads slightly better with a n'not' here. <text:s/>Otherwise I find I am reading it as 'should be non-cognitive.</text:p>
      <text:p text:style-name="annotation_20_text">I think? </text:p>
      <text:p text:style-name="annotation_20_text">Perhaps there needs to be an exclamation mark here?</text:p>
      <text:p text:style-name="annotation_20_text">I think?</text:p>
      <text:p text:style-name="annotation_20_text">You are the only person who uses this specific wording but you use it in reply to John Sowa's message so I have referenced that.</text:p>
      <text:p text:style-name="P93"><text:span text:style-name="T66">), and the linguist is welcome to participate in it. But they do not have any privileged knowledge concerning meaning. The meaning of signs is always the (provisional, never final) result of a never-ending negotiation between the sign users. </text:span></text:p>
      <text:p text:style-name="P93"><text:span text:style-name="T66">How do we learn to fall in love? It is, no doubt, an acculturated feeling, as not every ethnicity has it. It is, I believe, what has been communicated to us through TV and movies, but also what we hear from our peers, our parents and our other carers, and what we read about that tells us what you have to do and how it feels and how you are supposed to behave. We learn it. It takes a while. It is, like oysters, an acquired taste. But unlike liking oysters, it is kind of expected from us. If we are twenty five and have never fallen in love, something must be wrong. The pressure is strong. </text:span></text:p>
      <text:p text:style-name="P93"><text:span text:style-name="T66">Do we really know what we feel when we have just fallen in love? How different is it from being excited? How do we know to call what we feel being excited or being in love (Wittgenstein's problem, of course)? We must have heard other people use the word in certain situations and exhibiting certain behaviour. When we were little, we may have tested it out with our carers: "Mom, I'm excited." - "of course, my darling; it's you birthday today." - "Mom. I'm excited." - "No, darling, you are not excited; you are worried because Granma is in hospital." </text:span></text:p>
      <text:p text:style-name="P93"><text:span text:style-name="T66">Our</text:span><text:span text:style-name="T114"> </text:span><text:span text:style-name="T66">mental states including our innermost feelings depend on external input , input from this kind discourse, I would say. Of course with our mental powers (drawing analogies, seeing similarities, looking for cause and effect [Hume springs to mind]) we are able to apply what we have learned to new situations. But what creates our mental states is discourse input, things that have been said, not things for which there are no words. And everything we can ever hope to learn about people’s mental states is what they care to tell us. </text:span></text:p>
      <text:p text:style-name="P93"><text:span text:style-name="T66">For me, whatever is ineffable about an alleged mental state isn't part of language. Language is symbolic interaction. It involves signs. Language is symbolic. A sign is what has been negotiated between sign users. The meaning of a sign is not my (non-symbolic) experience of it. Meanings are not in the head, as Hilary Putnam never got tired of repeating. The meaning of a sign is the way in which the members of a discourse community are using it. It is what happens in the symbolic interactions between people, not in their minds. What a sign means needs to be negotiated between the people using it, actively or passively. Ineffable feelings, which I cannot put into words, are, by definition, non-symbolic. We assign a meaning to them; we can only experience them. But these are not the feelings we talk about, whether or our own or those of other people. These feelings have names signifying what has been said about them. The feelings occurring in discourse are. They are brought about by symbolic input. Ineffable feelings don’t matter. Feelings only matter if they are expressed in some sort of symbolic interaction, in form of our behaviour, or in form of giving testimony of what we think they are. Then, and only then we can talk about them. </text:span></text:p>
      <text:p text:style-name="P93"><text:span text:style-name="T66">This is why I find cognitive linguistics flawed. When we speak, we do not turn thought into language or language into thought. Utterances are not translations of mental representations or of sentences in a language of thought. It may think in us, but no one will ever tell us how thinking works. Linguists should work with real data, such as utterances, Utterances are situated reactions to and interpretations of what others have said before. Utterances are symbolic. They mean. What they mean is determined by negotiations taking place in discourse, not by mental computers processing uninterpreted symbols. <text:s/>A large part of any discourse consists of interpretation, of the assignment of meaning to what has been said. Corpus linguistics provides a methodology to extract this evidence and to submit it to an interpretive community. Corpus linguistics deals with </text:span><text:soft-page-break/><text:span text:style-name="T66">discourse. Discourse is all that is symbolic in human interaction. Discourse has a diachronic dimension; it is contingent and unpredictable. Corpus linguistics helps to make sense of it.</text:span></text:p>
      <text:p text:style-name="P33"/>
      <text:p text:style-name="P21"><text:span text:style-name="T66">Yours</text:span></text:p>
      <text:p text:style-name="P106"><text:span text:style-name="T66">Wolfgang</text:span></text:p>
      <text:p text:style-name="P107"/>
      <text:p text:style-name="P107"/>
      <text:p text:style-name="P106"><text:span text:style-name="T2">References</text:span></text:p>
      <text:p text:style-name="P81"><text:span text:style-name="T66">Melby, A. &amp; Warner, C.T. 1995. </text:span><text:span text:style-name="T83">The Possibility of Language: a Discussion of the Nature of Language with Implication for Human and Machine Translators. <text:s/></text:span><text:span text:style-name="T66">Amsterdam: John Benjamins Pub. Co</text:span><text:span text:style-name="T83">.</text:span></text:p>
      <text:p text:style-name="P81"><text:span text:style-name="T66">Fish, S. 1980.</text:span><text:span text:style-name="T83"> “Interpreting the </text:span><text:span text:style-name="T66">Variorum.” <text:s/>In S. Fish (Ed.) </text:span><text:span text:style-name="T83">Is there a Text in this Class, <text:s/></text:span><text:span text:style-name="T66">USA</text:span><text:span text:style-name="T83">: </text:span><text:span text:style-name="T66">Harvard University Press, 147 -174. </text:span></text:p>
      <text:p text:style-name="Standard"/>
      <text:p text:style-name="P134"/>
      <text:p text:style-name="P134"/>
      <text:p text:style-name="Standard"/>
      <text:p text:style-name="P115"><text:span text:style-name="T3">Many rooms with corpora</text:span></text:p>
      <text:p text:style-name="P113"/>
      <text:p text:style-name="P2"><text:span text:style-name="T67">Geoffrey Williams</text:span></text:p>
      <text:p text:style-name="P2"><text:span text:style-name="T67">Université de Bretagne Sud</text:span></text:p>
      <text:p text:style-name="P2"><text:span text:style-name="T67">geoffrey.williams@univ-ubs.fr</text:span></text:p>
      <text:p text:style-name="P34"/>
      <text:p text:style-name="P34"/>
      <text:p text:style-name="P35"/>
      <text:p text:style-name="P141"><text:span text:style-name="T83">In my Father's house are many mansions: if it were not so, I would have told you. I go to prepare a place for you. John 14 v. 2. King James Bible</text:span></text:p>
      <text:p text:style-name="P35"/>
      <text:p text:style-name="P2"><text:span text:style-name="T66">Linguistics, like all areas of human intellectual endeavour has many schools of thought that operate in a seamless continuum out of which we create so-called disciplines. Once we have isolated the disciplines we like to talk of multidisciplinary research as if disciplines has a real temporal existence. They do not. However, disciplines are necessary in that to understand the world we need to break it down into understandable units. These allow a sense of belonging and also the means to develop a particular aspect of language study. Hence linguistics schools of thought have developed into the various disciplines as pragmatics, sociolinguistics, and corpus linguistics. All of these look at language and interact in different ways. All of these can make use of computers, but they do not necessarily have to become computational sociolinguistics for example. A computer is a mere tool. This is the case with corpus linguistics, a branch of language studies that needs computers to analyse large amounts of authentic data called corpora, the corpus is the object, the computer a tool. Obviously there is considerable overlap between corpus linguistics and natural language processing, but they are not the same thing. Both benefit from their similarities, and their differences. It is the same with other disciplines that use corpora.</text:span></text:p>
      <text:p text:style-name="P117"><text:span text:style-name="T66">Part of the problem lies with the word ‘corpus’. This means many things to many people, including some very traditional linguists who brandish lists of their own thought up sentences as a ‘corpus’, or people who use a single text and declare it a ‘mini-corpus’. Our first task is thus to define what is, in corpus linguistic terms, a corpus. Fortunately, both the corpus linguistic and the language engineering communities saw the necessity for this very early on so that we have John Sinclair’s (1996) definition in EAGLE and his updated discussion of this in Wynne (2005). The latter publication, </text:span><text:span text:style-name="T83">Developing Linguistic Corpora: A guide to good practice</text:span><text:span text:style-name="T66">, presents an excellent bench mark against which to test the validity of a ‘corpus’. Insofar as the </text:span><text:span text:style-name="T108">Corpora List is about corpora, so it seems obvious that there should be a very wide community of users as corpora exist in many forms and for many reasons. It does not however follow that they all practice, or should practice, corpus linguistics</text:span></text:p>
      <text:p text:style-name="P117"><text:span text:style-name="T66">Insofar as we can define the object of study, we then need to find some </text:span><text:span text:style-name="T83">differentiae</text:span><text:span text:style-name="T66"> to compare this young discipline with others. First though we need to address the question as to whether or not corpus linguistics is a discipline, a subject of dissension during the debate. </text:span></text:p>
      <text:p text:style-name="P35"/>
      <text:p text:style-name="P60"/>
      <text:p text:style-name="P2"><text:span text:style-name="T123">1<text:tab/>self primarily a methodologist and CL </text:span><text:span text:style-name="T125">primarily</text:span><text:span text:style-name="T123"> a </text:span><text:span text:style-name="T128">methodology</text:span><text:span text:style-name="T123">, to be applied to whatever theory seems most appr<text:tab/>The Discourse.txt </text:span></text:p>
      <text:p text:style-name="P2"><text:span text:style-name="T122">2<text:tab/> view is that corpus linguistics is </text:span><text:span text:style-name="T124">essentially</text:span><text:span text:style-name="T122"> a </text:span><text:span text:style-name="T127">methodology</text:span><text:span text:style-name="T122">, but one which has provided (and continues to pro<text:tab/>The Discourse.txt </text:span></text:p>
      <text:p text:style-name="P2"><text:span text:style-name="T122">3<text:tab/> I would argue that CL is </text:span><text:span text:style-name="T124">both</text:span><text:span text:style-name="T122"> a discipline and a </text:span><text:span text:style-name="T127">methodology</text:span><text:span text:style-name="T122">...): - must embrace new methods (including, of co<text:tab/>The Discourse.txt </text:span></text:p>
      <text:p text:style-name="P2"><text:span text:style-name="T122">4<text:tab/>its accompanying tools has made corpus linguistic </text:span><text:span text:style-name="T127">methodology</text:span><text:span text:style-name="T122"> available to many </text:span><text:span text:style-name="T124">teachers</text:span><text:span text:style-name="T122">, who have improved the<text:tab/>The Discourse.txt </text:span></text:p>
      <text:p text:style-name="P2"><text:span text:style-name="T122">5<text:tab/> because we can't use a "</text:span><text:span text:style-name="T124">pure</text:span><text:span text:style-name="T122">" corpus linguistics </text:span><text:span text:style-name="T127">methodology</text:span><text:span text:style-name="T122">. <text:s/>Mike Maxwell <text:s/>CASL/ U MD <text:s/>Mike, <text:s/>It looks like <text:tab/>The Discourse.txt</text:span></text:p>
      <text:p text:style-name="P35"/>
      <text:p text:style-name="P2"><text:span text:style-name="T68">Two positions appear, the methodologists and the disciplinists. Is molecular biology a discipline? Is it even worth asking the question? It is obvious that the methodology of one discipline can be used by another, without losing its soul. Thus, I would deny that it is ‘primarily’ or ‘essentially’ a </text:span><text:soft-page-break/><text:span text:style-name="T68">methodology whilst accepting that it can be seen as both and that teachers may adopt a version and that others might similar adopt a less ‘pure’ version.</text:span></text:p>
      <text:p text:style-name="P57"/>
      <text:p text:style-name="P2"><text:span text:style-name="T68">So, what are the tenets of corpus linguistics? To me it is quite clear.</text:span></text:p>
      <text:p text:style-name="P57"/>
      <text:list xml:id="list1990683929" text:style-name="L9">
        <text:list-item>
          <text:p text:style-name="P4"><text:span text:style-name="T68">To take into account the context of culture and the context of situation when discussing language in context</text:span></text:p>
        </text:list-item>
        <text:list-item>
          <text:p text:style-name="P4"><text:span text:style-name="T68">Use of a large balanced corpus of authentic texts that are representative of some aspect of language in use</text:span></text:p>
        </text:list-item>
        <text:list-item>
          <text:p text:style-name="P4"><text:span text:style-name="T68">Use of computers to analyse the data through concordances</text:span></text:p>
        </text:list-item>
        <text:list-item>
          <text:p text:style-name="P4"><text:span text:style-name="T68">Use of collocational patterns as a means to understand meanings</text:span></text:p>
        </text:list-item>
        <text:list-item>
          <text:p text:style-name="P4"><text:span text:style-name="T68">To compare corpora so as to find what typifies and what differentiates a given situation</text:span></text:p>
        </text:list-item>
        <text:list-item>
          <text:p text:style-name="P4"><text:span text:style-name="T68">The acceptance of intuition, but a denial of introspection as a valid source</text:span></text:p>
        </text:list-item>
        <text:list-item>
          <text:p text:style-name="P4"><text:span text:style-name="T68">To use the findings from corpora to build a theoretical position on the nature of language</text:span></text:p>
        </text:list-item>
        <text:list-item>
          <text:p text:style-name="P4"><text:span text:style-name="T68">Theoretical standpoints arise from practical investigations and not the reverse</text:span></text:p>
        </text:list-item>
        <text:list-item>
          <text:p text:style-name="P4"><text:span text:style-name="T68">Investigations concern real language in context and are aimed at questions of applied linguistics, such as, for example, language teaching, translations, lexicography, terminology ….</text:span></text:p>
        </text:list-item>
      </text:list>
      <text:p text:style-name="P57"/>
      <text:p text:style-name="P99"><text:span text:style-name="T68">Going back to basics a corpus linguist should, to quote John Sinclair, “Trust the Text”. Trusting the Text is what corpus linguistics is all about. It is about using corpora that are composed of large volumes of carefully selected data, whether through large samples or, preferably, whole texts in order to enquire into the nature of language through authentic texts, that is to say texts that reflect genuine human interaction. It is also instructive to go back to the writings of Firth who refuted all mentalism in favour of building models from what we really see rather than from introspective ‘knowledge’ of what we think might be happening. To accept a Firthian approach is to eschew cognitive explanations, but does not deny that such explanations cannot also benefit from corpora and may bring insights that complement those of mainstream corpus linguistics, without the need to water down either discipline</text:span></text:p>
      <text:p text:style-name="P99"><text:span text:style-name="T68">Corpus linguists do not claim to have all the truth, but they do have an interesting insight into part of it. Other approaches have a lot to learn from corpus linguists:if they are prepared to listen. The converse is also true, and we do listen. But that does not mean the discipline should be watered down. Firth, Malinowski and Wittgenstein were great inspirers. They set the ground for an approach to language that took text, context and cotext into account at a time when discussions were largely philosophical. In daring to upset the neat introspective apple cart in the pre-computer days, they opened the way for the development of corpus linguistics. Interpreted first by Sinclair, then by researchers such as Hoey, Louw, Stubbs, Teubert, Tognini-Bonelli and others a highly fruitful approach to language has been developed. To begin to understand corpus linguistics, John Sinclair's '</text:span><text:span text:style-name="T84">Corpus, Concordance, Collocation</text:span><text:span text:style-name="T68">' (1991) must remain the first port of call. It has never been bettered in the simple way it introduces the complexities of real language. </text:span></text:p>
      <text:p text:style-name="P99"><text:span text:style-name="T68">Corpus linguistics first demonstrated itself in two areas; lexicography, translation studies and. language teaching. <text:s/>John Sinclair's COBUILD initiative not only revolutionised lexicography, but launched a whole generation of corpus linguists and lexicographers who continue to make them mark felt in taking the discipline forward. It is good that Yorick Wilks</text:span><text:note text:id="ftn47" text:note-class="footnote"><text:note-citation>46</text:note-citation><text:note-body><text:p text:style-name="P200"><text:span text:style-name="footnote_20_reference"/> Wilks, message # 12276 to Corpora List, 19 August 2008.</text:p><text:p text:style-name="Footnote"/></text:note-body></text:note><text:span text:style-name="T68"> sees the furtherance of lexicography as a “fine and worthy’ end as so many NLP applications rely on such bad lexicographical resources that a recognition of the need to produce better dictionaries can only be a good thing. As Michael Rundell, one of our current leading lexicographers, so aptly pointed out , dictionary making goes beyond intuition, and way beyond mechanical solution as only a competent </text:span><text:soft-page-break/><text:span text:style-name="T68">human can do it. This is what corpus linguistics is about, competent humans looking at data using computational tools. The art should be encouraged and not decried as being insufficiently hi-tech. Dictionaries are about language, and language is an important human issue. What Sinclair showed was that language is essentially fuzzy and that this fuzziness is its very wealth. He also showed how, using corpora, language could be partially tamed to be put into dictionaries to better human understanding, and to improve teaching. Another essential and noble task.</text:span></text:p>
      <text:p text:style-name="P99"><text:span text:style-name="T66">As Lou Burnard and Chris Tribble so ably pointed out</text:span><text:note text:id="ftn48" text:note-class="footnote"><text:note-citation>47</text:note-citation><text:note-body><text:p text:style-name="P201"><text:span text:style-name="footnote_20_reference"/> Tribble, message # 12277 to Corpora List, 19 August 2008; Burnard, message # 12285 to Corpora List, 19 August 2008.</text:p><text:p text:style-name="Footnote"/></text:note-body></text:note><text:span text:style-name="T66">, those who teach and translate are not to be looked down on, after all the discipline owes much to the inspiration of teachers. Palmer and Hornby, who did much for lexicographer, taught English, Firth was originally a historian, who found himself teaching English. The Birmingham group, and its off shoots, have been heavily involved in teaching for the greater benefit of the world. The BNC with its accompanying tools has made corpus linguistic methodology available to many teachers, who have improved their skills as a result. In my case, I was introduced to corpora by Peter Roe at Aston. He changed my teaching outlook, and my career. Deeper involvement in corpus linguistics lead to lexicography and a distancing from front-line language teaching. However, without the experience of teaching, the insistence on real usable outcomes would have been lacking. Corpus linguistics requires that you know why you are doing it, it is a practical approach to real world problems, not just some theoretico-philosophical outlook on language. As I have already insisted, theory can only arise from practise.</text:span></text:p>
      <text:p text:style-name="P117"><text:span text:style-name="T66">One who has done much to tackle theoretical issues, and particularly the hidden effects of collocations, is Bill Louw. He gave us semantic prosody, an insight into language which is far from being exhausted as a field of study. It could be said that it is better to have one big idea than none at all, but that does not aply here as Bill has had many brilliant ideas on collocation. Collocation is at the heart of corpus linguistics, it is, as Firth and Sinclair showed, an area central to language and not one to be simply reduced to formulae for the benefit of machine translation tools and dictionaries. Understanding collocation is part of understanding language. That is one of the great lessons of corpus linguistics, and surely that is a useful exercise? </text:span></text:p>
      <text:p text:style-name="P117"><text:span text:style-name="T66">The fact of using corpora does not make a corpus linguist, corpora can be used for many reasons. Many come into the discipline through teaching ESP. Dissatisfied with methods and dictionaries they turn to corpora. Conferences such as Teaching Applications of Language Corpora (TALC) clearly demonstrate the vitality of teaching and corpus linguistics, and show the results in terms of improved methods and practices. These are improvements which inevitably find their way into commercial systems. <text:s/>Much work has been done on giving direct access to corpora as a tool for language learning, should Computer Assisted Language Learning (CALL), an early application and a thriving field, be looked down on as the machine is a mere tool? Should we write it off as not sufficiently interested in the toolbox? </text:span></text:p>
      <text:p text:style-name="P119"><text:span text:style-name="T66">Translators may not necessarily use corpora in their daily lives, but they derive great benefit from the corpus studies on translation. One has only to cite people as Mona Baker, Deborah Kenny and Jennifer Pearson to see the importance of corpus linguistics to translation studies. A translator needs to understand dictionaries, but that does not mean they have to actively do lexicography. The same is true of corpus linguistics. The skills they know about will serve them to be better translators. In far too many institutions 'experts' teach people to translate without corpora and with no understanding of dictionaries, others teach and make use of corpora and dictionaries. Who produces the better translators? The job market will provide the answer. </text:span></text:p>
      <text:p text:style-name="P117"><text:span text:style-name="T66">What is corpus linguistics FOR asks Yorick Wilks?</text:span><text:note text:id="ftn49" text:note-class="footnote"><text:note-citation>48</text:note-citation><text:note-body><text:p text:style-name="P202"><text:span text:style-name="footnote_20_reference"/> Wilks, message # 12276 to Corpora List, 19 August 2008.</text:p><text:p text:style-name="Footnote"/></text:note-body></text:note><text:span text:style-name="T66"> One answer is to look at Susan Hunston's book on </text:span><text:span text:style-name="T83">Corpora in applied linguistics</text:span><text:span text:style-name="T66"> (2002), unless, of course, applied linguistics is not deemed worthy of mention. She details some applications, but there are many more as corpus linguistics is about language in society. I teach people who will manage data, teach, and not only </text:span><text:soft-page-break/><text:span text:style-name="T66">English. I and they believe that corpus linguistics, and my research in the field, does bring something to them, even if they will not become corpus linguists as such. </text:span></text:p>
      <text:p text:style-name="P117"><text:span text:style-name="T66">Many fields of human endeavour are concerned with meaning, no one discipline has the absolute truth. Both medical and legal practitioners have an interest in terminology, a fieId that has greatly benefited from corpus linguistics, but both also have an interest in their own right as numerous medical specialities concerning language and thought can benefit from the hard evidence produced from corpora. Forensic linguistics is a field unto itself. Many teachers of English become integral members of scientific research groups helping with teaching writing skills and adapting dictionaries. Many use corpora. The same can be said for political scientists, politicians, sociologists and historians, all of whom benefit from such ‘philosophical notions’ as semantic prosody when making sense of text and the values that they carry. Meaning is important to them. This does not mean that we have to create,historical, legal or political corpus linguistics. Corpus linguistics is essentially outward looking, concerned to generalise about language from large amounts of data. Looking at the speeches of a given politician, or literary author, is essentially inwards looking as no-one really wants to speak like Margaret Thatcher or write like Jane Austin. Similarly discourse analysis tends to rely on close analysis of single texts or very small groups of texts. Calling these mini-corpora and claiming it is corpus linguistic analysis is a farce. This is just trying to give ‘scientific’ credentials to an essentially qualitative study. There is nothing wrong with qualitative research, it is necessary and complimentary to <text:s/>quantitative. Corpus linguists sits in the middle benefiting from both. Partington (2004) has dubbed a particular form of text analysis Corpus-Assisted Discourse Analysis. This is surely what we should be aiming at, using corpus linguistic methods to assist in another field bringing new insights without watering down either. Corpus-Assisted literary analysis should be the same, using reference corpora to throw new light on literary collections. Expanding, collaborating, respecting the viewpoint and disciplinary concerns of others is what takes science, in its broadest sense, forward, not watering down to let all and sundry leap on a bandwagon that is deemed potentially more sexy that that with which they currently travel.</text:span></text:p>
      <text:p text:style-name="P2"><text:span text:style-name="T66"><text:s/><text:tab/>If multidisciplinary research is of benefit for integrating corpus linguistics into the humanities, then this must surely be so with computer sciences. A corpus linguist does not need to programme, in many cases they might even be wasting their time in doing so as there are others more competent. A small number, such as Mike Scott (WordSmith Tools) and Laurence Anthony (AntConc), do both with aplomb, and what makes their tools unique is that they are concentrated on a corpus linguistic approach that </text:span><text:span text:style-name="T83">Trust the Text</text:span><text:span text:style-name="T66">. Quantitative linguists have other tools. </text:span></text:p>
      <text:p text:style-name="P153"><text:span text:style-name="T66">Other areas of linguistics have clearly benefited, hence an obvious attempt to take over an existing paradigm to bolster up the weaknesses of others. Cognitive linguistics is basically introspective, armchair linguistics (Fillmore 1992). Coupling a cognitive approach with a corpus and good lexicographical practice can have enormous benefits, as demonstrated by FrameNet. However, saying that Cognitive linguist accepts corpus linguistics does sound rather pretentious.</text:span><text:note text:id="ftn50" text:note-class="footnote"><text:note-citation>49</text:note-citation><text:note-body><text:p text:style-name="P203"><text:span text:style-name="footnote_20_reference"/> Sowa, message # 12263 to Corpora List, 17 August 2008.</text:p><text:p text:style-name="Footnote"/></text:note-body></text:note><text:span text:style-name="T66"> I</text:span>I think it reads slightly better with a n'not' here. <text:s/>Otherwise I find I am reading it as 'should be non-cognitive.</text:p>
      <text:p text:style-name="annotation_20_text">I think? </text:p>
      <text:p text:style-name="annotation_20_text">Perhaps there needs to be an exclamation mark here?</text:p>
      <text:p text:style-name="annotation_20_text">I think?</text:p>
      <text:p text:style-name="annotation_20_text">You are the only person who uses this specific wording but you use it in reply to John Sowa's message so I have referenced that.</text:p>
      <text:p text:style-name="P117"><text:span text:style-name="T66"><text:s/>am glad they accept our existence, but saying so sounds a bit like the so-called Unification Church that likes to takes bits from a variety of religions whilst respecting the basic tenets of none. It is far better to be truly ecumenical and accept other denominations without endeavouring to take them over.</text:span></text:p>
      <text:p text:style-name="P2"><text:span text:style-name="T66">Corpora are what we have in common with NLP, but also with other computer research. Funnily enough, it seems to be that those from outside the computational linguistics community are keen on direct contact to overcome problems that the formalising of NLP cannot. </text:span></text:p>
      <text:p text:style-name="P117"><text:span text:style-name="T66">A mathematician as Linas Vepstas</text:span><text:note text:id="ftn51" text:note-class="footnote"><text:note-citation>50</text:note-citation><text:note-body><text:p text:style-name="P204"><text:span text:style-name="footnote_20_reference"/> Vepstas, messages # 12267/12270 to Corpora List, 18 August 2008.</text:p><text:p text:style-name="Footnote"/></text:note-body></text:note><text:span text:style-name="T66"> has turned to corpora because the mentalist parsers failed to work - which is quite normal as, fortunately, language is about a wealth of means of expressions that users have to interpret. This means that meaning is negotiated by use of contextual features. If you do not understand the context, macro - context of culture, or micro - context of situation, you will simply end up with useless chunks. Someone who has given a great deal of thought to meaning is Patrick Hanks (see for example ‘Do word meanings exist' (2000)) as both a corpus linguist and a lexicographer. As the former he studies language for what it is, a means of human communication, for the second he has to 'tame' it to illustrate meaning potentials in a dictionary. </text:span></text:p>
      <text:p text:style-name="P117"><text:span text:style-name="T66">If, on the other hand, pattern extraction is required then neither corpus linguistics nor corpora come into play. The resource is just a mass of data. This will be fine to extract patterns, but will say nothing about meaning, for which the interplay of lexis and syntax in context are essential. There are web-as-corpus tools that allow the control some of the parameters and will bring in vast amounts of data, but the results should not be called a corpus. The output will be flawed as all web corpora suffers from the major deficiency that not all data types are readily available on the web - unless your crawler breaks passwords and gets into the sites of newspapers and journals, but that carries us well beyond the question of copyright and into downright illegality. Admittedly all corpora are flawed, a corpus linguist just has to be aware of the limitations of the corpus. </text:span></text:p>
      <text:p text:style-name="P117"><text:span text:style-name="T66">It is of course much easier to build corpora entirely from web sources, even if it means totally ignoring the many genre that do not exist on the pervasive web. Whilst this may be suitable for many applications io NLP, it is not necessarily so for corpus linguistics. It might even be beneficial for NLP to have a smaller benchmark against which to test their vast amounts of heterogeneous data. Building reference corpora is possible. It is only a question of money, and will power. A third and vital factor though is recognising the need, and this means recognising that corpus linguistic exists and has brought tremendous benefits to the understanding of language, even if it is less sexy that some more fashionable paradigms and high technology.<text:tab/></text:span></text:p>
      <text:p text:style-name="P117"><text:span text:style-name="T66">Coming back to the quotation at the beginning. Let us accept that the term ‘corpus’ means many thing to many people and that therefore a broad field of ‘corpus studies’ may exist. In such a case, corpus linguistics with its very tight and scientific definition of ‘corpus’ should be allowed to be one of the many mansions, on visiting terms with its neighbours, but not subservient to them. This requires a knowledge of where we have come from and why, before pushing in directions that undermine the very basis of the discipline. So doing requires respect for the existing paradigm. </text:span></text:p>
      <text:p text:style-name="P2"><text:span text:style-name="T66">Academic studies can only move forward if there is respect for others view points.</text:span></text:p>
      <text:p text:style-name="P117"><text:soft-page-break/><text:span text:style-name="T66">To sum up, this debate has allowed the airing of very interesting views on what corpora are for, and what corpus linguistics is about. This is after all corpora list and not computational linguistics list, not that I would not be happy to subscribe to that too. <text:s/>Conferences such as the Corpus Linguistic series, or the French corpus linguistics days that we run in Lorient, are unique meeting places where all those working on corpora can assemble and listen to each other. In our case, we aim to bring together people who work with corpora whether they be teachers, translators, linguists or NLP researchers. We believe in sharing ideas rather than claiming that one approach is more useful than another. Like thiose of Corpus Linguistics, our proceedings are on-line</text:span><text:note text:id="ftn52" text:note-class="footnote"><text:note-citation>51</text:note-citation><text:note-body><text:p text:style-name="P205"><text:span text:style-name="footnote_20_reference"/> <text:a xlink:type="simple" xlink:href="http://web.univ-ubs.fr/corpus/publi.html"><text:span text:style-name="Internet_20_link">http://web.univ-ubs.fr/corpus/publi.html</text:span></text:a></text:p><text:p text:style-name="Footnote"/></text:note-body></text:note><text:span text:style-name="T66"> as we also believe in sharing knowledge widely and freely. They are in French, but fortunately corpus linguistics can be done in languages other than English. Conferences like these provide the house within which corpus studies can develop. However, the house must continue to have many mansions, and corpus linguistics is one of these. It deserves to be allowed to continue to develop without a takeover bid in the name of cognitivism or any other branch of linguistics. <text:s/>We need to compare approaches and findings, not arbitrarily consider that one is superior to another. Good fences make good neighbours, but I take a prototypical view of borderlines where you can be central to a discipline, but still take an interest in the periphery as one blends into the other on a continuum of knowledge. </text:span></text:p>
      <text:p text:style-name="P120"/>
      <text:p text:style-name="P120"/>
      <text:p text:style-name="P142"><text:span text:style-name="T4">References</text:span></text:p>
      <text:p text:style-name="P125"/>
      <text:p text:style-name="P123"><text:span text:style-name="T66">Fillmore, C. 1992. “Corpus linguistics” or “Computer-aided armchair linguistics.” <text:s/>Republished in T. Fontenelle, 2008, <text:s/></text:span><text:span text:style-name="T83">Practical lexicography: a reader, </text:span><text:span text:style-name="T66">Oxford: OUP, 105-122.</text:span></text:p>
      <text:p text:style-name="P123"><text:span text:style-name="T66">Hanks, P. 2000. “Do word meanings exist?” <text:s/>Republished in T. Fontenelle, 2008, <text:s/></text:span><text:span text:style-name="T83">Practical lexicography: a reader.</text:span><text:span text:style-name="T66"> Oxford: OUP, 125-134.</text:span></text:p>
      <text:p text:style-name="P123"><text:span text:style-name="T66">Hunston, S. 2002. </text:span><text:span text:style-name="T83">Corpora in applied linguistics.</text:span><text:span text:style-name="T66"> Cambridge: CUP.</text:span></text:p>
      <text:p text:style-name="P123"><text:span text:style-name="T66">Partington, A. 2003. </text:span><text:span text:style-name="T83">The Linguistics of Political Argument</text:span><text:span text:style-name="T66">. <text:s/>London: Routledge.</text:span></text:p>
      <text:p text:style-name="P123"><text:span text:style-name="T66">Sinclair J. 1996. EAGLES recommendations. <text:s/>Available online at </text:span><text:a xlink:type="simple" xlink:href="http://www.ilc.cnr.it/EAGLES96/home.html"><text:span text:style-name="T129">http://www.ilc.cnr.it/EAGLES96/home.html</text:span></text:a><text:span text:style-name="T66">.</text:span></text:p>
      <text:p text:style-name="P123"><text:span text:style-name="T68">Sinclair, J. 1991. </text:span><text:span text:style-name="T84">Corpus, concordance, collocation. </text:span><text:span text:style-name="T68">Oxford: OUP</text:span></text:p>
      <text:p text:style-name="P123"><text:span text:style-name="T66">Wynne, M. (Ed). 2005. </text:span><text:span text:style-name="T83">Developing Linguistic Corpora.</text:span><text:span text:style-name="T66"> (AHDS). <text:s/>Available online at <text:s/></text:span><text:a xlink:type="simple" xlink:href="http://ahds.ac.uk/creating/guides/linguistic-corpora/chapter1.htm"><text:span text:style-name="T129">http://ahds.ac.uk/creating/guides/linguistic-corpora/chapter1.htm</text:span></text:a><text:span text:style-name="T66"> </text:span></text:p>
      <text:p text:style-name="Standard"/>
      <text:p text:style-name="P90"><text:span text:style-name="T20">Corpus linguistics and computational linguistics.</text:span></text:p>
      <text:p text:style-name="P19"/>
      <text:p text:style-name="P2"><text:span text:style-name="T61">Yorick Wilks</text:span></text:p>
      <text:p text:style-name="P2"><text:span text:style-name="T61">University of Oxford</text:span></text:p>
      <text:p text:style-name="P2"><text:span text:style-name="T61">Y.Wilks@dcs.shef.ac.uk</text:span></text:p>
      <text:p text:style-name="P19"/>
      <text:p text:style-name="P2"><text:span text:style-name="T61">I tried for a long time to stay out of the debate on corpora and computation, and meaning and representation – all issues that do not need the terms “mentalist” or “cognitive”, which, I felt, only muddled the debate further. <text:s/>However, Wolfgang's and Geoffrey’s <text:s/>pieces</text:span><text:note text:id="ftn53" text:note-class="footnote"><text:note-citation>52</text:note-citation><text:note-body><text:p text:style-name="P206"><text:span text:style-name="footnote_20_reference"/> Teubert, message # 12274 to Corpora List, 19 August 2008; Williams, message # 12275 to Corpora List, 19 August 2008. </text:p><text:p text:style-name="Footnote"/></text:note-body></text:note><text:span text:style-name="T61"> <text:s/>broke my resolve and made me feel that there are still misunderstandings not only of, but by, "corpus linguists" to be cleared up. Dan Melamed is a talented man in the statistical tradition of language processing, and he can believe what he likes about meaning or its absence,</text:span><text:note text:id="ftn54" text:note-class="footnote"><text:note-citation>53</text:note-citation><text:note-body><text:p text:style-name="P207"><text:span text:style-name="footnote_20_reference"/> “I once was told by Dan Melamed that as far as he is concerned, meaning is an illusion.” Teubert, message # 12274 to Corpora List, 19 August 2008.</text:p><text:p text:style-name="Footnote"/></text:note-body></text:note><text:span text:style-name="T61"> but many researchers in computational linguistics/NLP are very much interested in meaning and always have been. I would claim at least 45 years of interest in their intersection. When Geoffrey writes of the failure of "mentalist parsers" I have no idea what he means: corpus-based statistical parsers now work pretty well even for English, always one of the hardest languages to parse effectively: Charniak's (eg. 1993) methods have been the best so far overall. I used to think that parsers had failed for English, but I have had to revise that view, even though the successes have been obtained in part by changing the definition of success! Nonetheless, there has been progress; the only problem is “so what?”. The problem with parsers is not now whether they work or not, but what they are FOR, if any kind of meaning extraction/representation is one's goal. </text:span></text:p>
      <text:p text:style-name="P95"><text:span text:style-name="T61">Some of my best friends are corpus linguists: one of my former students (Patrick Hanks) was mentioned as an excellent corpus linguist and lexicographer</text:span><text:note text:id="ftn55" text:note-class="footnote"><text:note-citation>54</text:note-citation><text:note-body><text:p text:style-name="P208"><text:span text:style-name="footnote_20_reference"/> Williams, message # 12275 to Corpora List, 19 August 2008.</text:p><text:p text:style-name="Footnote"/></text:note-body></text:note><text:span text:style-name="T61">, and all that is true, but what I have never seen able to see is what corpus linguistics (in the sense in which the phrase is owned by the main contributors to the debate) is FOR, except the production of better dictionaries. That is a fine and worthy end, except, paradoxically for the corpus linguist, dictionaries are never more than compendia of intuitions, because the lexicographer’s corpus, no matter what its size, can never generate a dictionary! That is always a matter of judgment and intuition; Hanks did famously say that a dictionary could be produced consisting only of citations, but I have never been quite clear what he meant by that, attractive and tantalizing though its sentiment is.</text:span></text:p>
      <text:p text:style-name="P95"><text:span text:style-name="T61">The low-level anti-representational empiricism of </text:span><text:span text:style-name="T34">corpling</text:span><text:span text:style-name="T61"> (Corpus Linguistics) must, it has always seemed to me, inhibit it from really carrying out any real task, in the sense in which mainstream CL/NLP does carry out many tasks with corpora on a vast scale (hence the web-as-corpus movement, a resource now available to any competent graduate student). The debate so far has not convinced me that many corplingers know much about CL/NLP: I think they are a bit frightened of it as representing “real computation” and prefer to tinker with small "toolboxes" to no clear end, while muttering the incantation "trust the text" (eg: Sinclair 2004).</text:span></text:p>
      <text:p text:style-name="P91"><text:span text:style-name="T61">Whatever that last phrase meant to John Sinclair when he wrote it, or to corplingers now, it can only have sense with respect to small "viewable" texts, since it plainly comes from the tradition of literary criticism, and owes a lot, I still believe, to the assumptions of "Scrutiny", and the Thirties of Empson’s and Richard’s beliefs that linked only to superficial aspects of what Wittgenstein was saying at the time. What can "trust the text" mean of a corpus of 1.8 billion words (our standard reference corpus for English experiments at Sheffield) let alone the whole accessible English web? I was a great admirer of John, argued with him over many years and worked with him on the EAGLES project, but I do not believe that mantra has any precise sense at all beyond the mere commonsense – except perhaps "beware of theory". It is certainly not </text:span><text:soft-page-break/><text:span text:style-name="T61">substantial enough to prop up a movement, and its constant repetition in the debate certainly had cult overtones, as some contributors <text:s/>noticed.</text:span></text:p>
      <text:p text:style-name="P95"><text:span text:style-name="T61">I think corplingers should get out more and find out what CL/NLP is actually doing – Hanks has certainly done that in his seminal work with Ken Church (1991) – and even though CL/NLP is actually in rather a sterile state at the moment; it is at the end of the pure-statistics paradigm that started in 1989 and now waiting for the tide to turn. Another, and quite different place to look, is what is happening in the Semantic Web movement, which is now starting to pay off in real practical terms, and which seeks to link high-level representations of science (and everything else) to their grounding in corpora via the annotation movement that came from the humanities, of course, and is the foundation of all current CL/NLP and HTML, XML et al.  The same representational processes, deriving from corpora, are used for the automatic induction of ontologies from corpora. I would claim that these processes are much more language-centred than the Semantic Web's founders <text:s/>– like Tim Berners-Lee – intended; those computational researchers were <text:s/>not much interested in language as such, but <text:s/>did not realize that, to convert the vast existing world-wide-web of texts to one of representations that is what they would need (see Wilks 2008).</text:span></text:p>
      <text:p text:style-name="P95"><text:span text:style-name="T61">I confessed above that CL/NLP is having a dull patch as a whole at the moment, but that is not true of machine translation, which is having a mini-renaissance, with methods sometimes called statistical (following Brown, Mercer and Jelinek) and sometimes example-based (following Nagao). In fact there is no deep difference between them, at least as far as our discussions are concerned, and both rest on corpus data provided by human translators, whose skill their algorithms attempt to learn, and with increasing success, as any user of free internet <text:s/>translators knows. There is no clear dividing line here at all between the parts of this large field; only, it seems, bad feelings.</text:span></text:p>
      <text:p text:style-name="P95"><text:span text:style-name="T61">I hope it is obvious that nothing I wrote above is with any intended disrespect to the study of corpora in language teaching and translation; both are activities of which I think highly, of course. Christopher Tribble's contribution</text:span><text:note text:id="ftn56" text:note-class="footnote"><text:note-citation>55</text:note-citation><text:note-body><text:p text:style-name="P209"><text:span text:style-name="footnote_20_reference"/> Tribble, message # 12285 to Corpora List, 19 August 2008.</text:p><text:p text:style-name="Footnote"/></text:note-body></text:note><text:span text:style-name="T61"> was the clearest reference to the practice of using corpora in these activities, and I would maintain it is, however much improved and refined, a traditional activity known for centuries; and, of course, it requires corpora to be humanly "viewable”. That activity seems to me a long way from computing over very large corpora that are not humanly viewable or assimilatable or even readable in many human lifetimes: it is that activity that both computational linguistics and corpus linguistics claim to be involved in, and it is there that the source of the negativity in this discussion seems to be. Our long discussion was full of little remarks by corplingers pulling their skirts tight about them and saying how they don’t want to read or know about, let alone do, what computational linguists do with corpora. It is that reaction that I still find puzzling; why does anyone care what consenting adults do with corpora in the privacy of their computers? Such activity either produces demonstrable results, or useful artifacts, or it does not – what else is there to say? Wolfgang Teubert has questioned the value and success rate of language technology,</text:span><text:note text:id="ftn57" text:note-class="footnote"><text:note-citation>56</text:note-citation><text:note-body><text:p text:style-name="P210"><text:span text:style-name="footnote_20_reference"/> Teubert, message # 12330 to Corpora List, 29 August 2008.</text:p><text:p text:style-name="Footnote"/></text:note-body></text:note><text:span text:style-name="T61"> but I would argue that not only MT now but also Verbmobil in Germany were great successes. Eurotra of course should never have been funded, but it was an EC management failure – there are many!—not an intellectual one. Speech recognition is not recognizing “yes” vs. “no”, as Wolfgang suggests, but can transcribe 98% of what you say to your laptop (try "Naturally speaking" for yourself for about $100) quickly and directly, and it is becoming a great success.</text:span></text:p>
      <text:p text:style-name="P95"><text:span text:style-name="T61">Some contributors to the discussion have argued against the relevance of CL/NLP by saying "computers are deterministic". This phrase really captures nothing since von-Neumann-style machines (i.e. conventional digital computers) can perfectly well have access to a random number generator to make choices, after which they are certainly not deterministic in any sense. I tried to stay out of (honestly!) much of the endless autodidact philosophy of language stuff (i.e. about what/where is meaning, if anywhere?) that <text:s/>crept into the exchanges. There are many </text:span><text:soft-page-break/><text:span text:style-name="T61">straightforward tutorials on the basics of the philosophy of language: my own modest contribution (that does link philosophy directly to corpora/linguistics etc. <text:s/>– which most tutorials do not – is in Wilks et al., 1996) – it's not really out of date because the basic issues do not change much. Sorry for the testy tone of this section – put it down to age! In the end, I think the difference between Wolfgang and me may <text:s/>not be that I undervalue the other linguistic sources and methods that he cites—much wider of course than contemporary linguistic discourse in English and he is so right about the importance of that –but that I believe we also learn a lot about language from the computational successes above. I firmly believe the computational metaphor has brought great benefit to linguistic studies, just as it has to psychology, philosophy and many other disciplines. I think Wolfgang does not believe that: he seems to <text:s/>think them just practical engineering and no more.. And that is a real and deep difference.</text:span></text:p>
      <text:p text:style-name="P19"/>
      <text:p text:style-name="P2"><text:span text:style-name="T33">References</text:span></text:p>
      <text:p text:style-name="P14"/>
      <text:p text:style-name="P84"><text:span text:style-name="T131">Charniak, E. 1993</text:span><text:span text:style-name="T92">. <text:s/>Statistical Language Learning.</text:span><text:span text:style-name="T131"> <text:s/>Cambridge: MIT Press.</text:span></text:p>
      <text:p text:style-name="P84"><text:span text:style-name="T131">Church, K., &amp; Hanks, P. 1991. <text:s/>“Word association norms, mutual information and lexicography.”</text:span><text:span text:style-name="T92"> <text:s/>Computational Linguistics,</text:span><text:span text:style-name="T131"> 16 (1), 22-29</text:span><text:span text:style-name="T92">.</text:span></text:p>
      <text:p text:style-name="P84"><text:span text:style-name="T131">Sinclair, J. 2004.</text:span><text:span text:style-name="T92"> <text:s/>Trust the Text: Language, Corpus and Discourse.</text:span><text:span text:style-name="T131"> <text:s/>London and New York: Routledge. <text:s/></text:span></text:p>
      <text:p text:style-name="P84"><text:span text:style-name="T61">Wilks, Y., Guthrie, L. &amp; Slator, B. 1996. <text:s/></text:span><text:span text:style-name="T49">Electric Words: dictionaries, computers and meanings.</text:span><text:span text:style-name="T61"> Cambridge, MA: MIT Press</text:span></text:p>
      <text:p text:style-name="P84"><text:span text:style-name="T62">Wilks, Y. 2006. <text:s/>“Getting Meaning into the Machine.” </text:span><text:a xlink:type="simple" xlink:href="http://www.informatik.uni-trier.de/~ley/db/journals/expert/expert21.html"><text:span text:style-name="T50">IEEE Intelligent Systems</text:span></text:a><text:a xlink:type="simple" xlink:href="http://www.informatik.uni-trier.de/~ley/db/journals/expert/expert21.html"><text:span text:style-name="T62">, 21</text:span></text:a><text:span text:style-name="T130"> </text:span><text:span text:style-name="T62">(3), 70-71 </text:span></text:p>
      <text:p text:style-name="P84"><text:span text:style-name="T61">Wilks, Y. 2008. “</text:span><text:span text:style-name="T62">The Semantic Web: Apotheosis of Annotation, but What Are Its Semantics?” </text:span><text:a xlink:type="simple" xlink:href="http://www.informatik.uni-trier.de/~ley/db/journals/expert/expert23.html"><text:span text:style-name="T50">IEEE Intelligent Systems</text:span></text:a><text:a xlink:type="simple" xlink:href="http://www.informatik.uni-trier.de/~ley/db/journals/expert/expert23.html"><text:span text:style-name="T62">, 23</text:span></text:a><text:span text:style-name="T130"> </text:span><text:span text:style-name="T62">(3), 41-49. </text:span></text:p>
      <text:p text:style-name="P2"><text:span text:style-name="T61">.</text:span></text:p>
      <text:p text:style-name="P2"><text:span text:style-name="T61"><text:s/></text:span></text:p>
      <text:p text:style-name="P19"/>
      <text:p text:style-name="P18"/>
      <text:p text:style-name="Standard"/>
      <text:p text:style-name="P87"><text:span text:style-name="T18">More than a peephole: using large and diverse online corpora</text:span></text:p>
      <text:p text:style-name="P13"/>
      <text:p text:style-name="Standard"><text:span text:style-name="T55">Mark Davies</text:span></text:p>
      <text:p text:style-name="Standard"><text:span text:style-name="T55">Brigham Young University, Utah.</text:span></text:p>
      <text:p text:style-name="Standard"><text:span text:style-name="T55">Mark_Davies@byu.edu</text:span></text:p>
      <text:p text:style-name="P7"/>
      <text:p text:style-name="Standard"><text:span text:style-name="T52">My two posts to the “Boot Camp” on the Corpora List thread were in response to two other posts by the computational linguist, Linas Vepstas. In his first post, he responded to Bill Louw’s comments about large corpora like the Bank of English by saying:</text:span></text:p>
      <text:p text:style-name="P7"/>
      <text:p text:style-name="P66"><text:span text:style-name="T52">Except that the damned thing is not actually publically available! It consists of copyrighted text. <text:s/>Damn! <text:s/>Those of us who actually need to do do things outside of its limited, proscribed "allowed" usage are shit-outa-luck, and are reduced to analyzing Wikipedia, Project Gutenberg, and arxiv.org. I'd like to have access to a larger body of text that is more varied and diverse.</text:span><text:note text:id="ftn58" text:note-class="footnote"><text:note-citation>57</text:note-citation><text:note-body><text:p text:style-name="P211"><text:span text:style-name="footnote_20_reference"/> Vesptas, message # 12267, 18 August 2008.</text:p><text:p text:style-name="Footnote"/></text:note-body></text:note></text:p>
      <text:p text:style-name="P7"/>
      <text:p text:style-name="Standard"><text:span text:style-name="T52">I then sent a very short message to the List suggesting that Linas Vepstas take a look at the Corpus of Contemporary American English (COCA), which had been released a few months before in early 2008, and which contained (at that time) nearly 400 million words from a wide range of genres. He then replied:</text:span></text:p>
      <text:p text:style-name="P7"/>
      <text:p text:style-name="P66"><text:span text:style-name="T52">I need access to the original source, so that I can run it through my tools. <text:s/>I suppose that exploring the landscape by looking through a peephole in a wall is appropriate for some approaches, but clearly fails if what you need is not visible in the peephole.</text:span><text:note text:id="ftn59" text:note-class="footnote"><text:note-citation>58</text:note-citation><text:note-body><text:p text:style-name="P212"><text:span text:style-name="footnote_20_reference"/> Vesptas, message # 12270, 18 August 2008</text:p><text:p text:style-name="Footnote"/></text:note-body></text:note></text:p>
      <text:p text:style-name="P7"/>
      <text:p text:style-name="Standard"><text:span text:style-name="T52">I then responded:</text:span></text:p>
      <text:p text:style-name="P7"/>
      <text:p text:style-name="P74"><text:span text:style-name="T52">I'm sure you're aware of copyright issues. That's the main reason that there are restrictions on access. Sure, we could give everyone full-text access, but then we'd probably end up in prison. But these interfaces certainly aren't "peepholes" – far from it. Tens of thousands of people use them each month for an extremely wide range of research topics.</text:span><text:note text:id="ftn60" text:note-class="footnote"><text:note-citation>59</text:note-citation><text:note-body><text:p text:style-name="P213"><text:span text:style-name="footnote_20_reference"/> Davies, message # 12271, 18 August 2008</text:p><text:p text:style-name="Footnote"/></text:note-body></text:note></text:p>
      <text:p text:style-name="P46"/>
      <text:p text:style-name="P91"><text:span text:style-name="T52">In this short paper, I would like to expand on two issues raised in this thread. The first is a short discussion of copyright, and why it creates problems in terms of what can be made available with online corpora. The second and perhaps more important and interesting issue is to go straight at the point that online corpora – such as those that I and others have created – are just a “peephole” into the language. I will argue that these corpora are of immense value for a wide range of other researchers, such as linguists who are interested in looking at language variation and change, as well as language teachers and learners. No resource is going to meet the needs of all possible users, but the point is to create as useful of tools as is possible for the largest number of researchers. Some online corpora do this quite well, we would argue, and these are resources that really are much more than “peepholes” into a language.</text:span></text:p>
      <text:p text:style-name="P7"/>
      <text:p text:style-name="Standard"><text:span text:style-name="T30">1. Copyright issues or “the travails of online corpora”</text:span></text:p>
      <text:p text:style-name="P7"/>
      <text:p text:style-name="Standard"><text:span text:style-name="T52">The computational linguist is correct in stating that there seems to be a choice between two types of texts. On the one hand, users can have full-text access to “public domain” materials like Project Gutenberg, Wikipedia, or even “Web as Corpus”. Yet these are problematic in that either there are </text:span><text:soft-page-break/><text:span text:style-name="T52">not a wide range of genres (Gutenberg, Wikipedia), or else it is difficult or impossible to separate the genres (Web as Corpus). As a result, these texts do a very poor job of representing the full range of what is contained in the language. On the other hand, text corpora like the British National Corpus, the Bank of English, of the Corpus of Contemporary American English do provide a much more balanced corpus, and therefore a much more realistic and also nuanced view of the language. However, these texts often do not come from public domain sources and are therefore problematic in terms of copyright and access. </text:span></text:p>
      <text:p text:style-name="P91"><text:span text:style-name="T52">For those who believe in creating corpora that are as representative of the “real world” language as possible, what are the options in terms of copyright and making the texts available to end users? In the examples that follow (which is based on material in Davies [in press b] ), I provide examples of three different ways in which things can play out. I do so with the goal of showing real-world approaches to creating public domain resources. This will enable us to move beyond the call to ‘make it all available, and completely for free’ (and make it really large and quite balanced too, please), which seems to be the overly-simplistic mantra of some in the NLP or corpus linguistic community.</text:span></text:p>
      <text:p text:style-name="P91"><text:span text:style-name="T52">The first scenario in corpus creation is that there is generous ‘seed money’ from a sponsoring institution. As a real-world example, we might consider the British National Corpus (which received millions of dollars in seed money from the Oxford University Press) or the Bank of English (which received millions of dollars in support from Collins-Cobuild). Publishers are enticed to be part of a consortium (in the case of the BNC), or the consortium is one large publisher. These publishers participate because of the commercial value that they see in such an arrangement, and they provide the texts and the copyright permission to use the texts in the corpus.</text:span></text:p>
      <text:p text:style-name="P91"><text:span text:style-name="T52">The second way things can play out is what happened with the American National Corpus. There was no rich institution to provide seed money. Attempts were made to form a consortium, but this failed. Very few texts became available, what is there is not balanced in terms of sources or genres, and the corpus has not been completed.</text:span></text:p>
      <text:p text:style-name="P91"><text:span text:style-name="T52">The third approach is the one that we have taken in the creation of several other large corpora (see http://corpus.byu.edu). Because we knew that we did not have the millions of dollars that were used to create the BNC and the Bank of English, and wanting to avoid the fate of the ANC, we opted for a different plan. Copyrighted texts would be used as the basis of the corpus, but no copyright permission was requested or obtained from the copyright holders. <text:s/></text:span></text:p>
      <text:p text:style-name="P91"><text:span text:style-name="T52">Without copyright permission we cannot ever release the full-text version of the corpus into the public domain. It is available, however, to search and access the corpus via a web-based interface that allows for an extremely wide range of queries. KWIC displays are limited to more or less what one sees on Google or in Google Books – the node word(s) surrounded by 40-60 words (180-200 words in expanded view). U.S. copyright law does allow for the use of copyrighted material, as long as (among other conditions) the end user does not have access to more than a certain percentage of the original text, and cannot ‘re-create’ the original text by stringing together different pieces of the text. We have been criticized by some for not allowing full-text access to these corpora, but there simply is no legal alternative – none whatsoever.</text:span></text:p>
      <text:p text:style-name="P91"><text:span text:style-name="T52">We have dwelt on this final approach at some length because this is probably the most realistic scenario of the three for others contemplating the creation of corpora. Well-funded corpora like the BNC or the Bank of English are the exception, not the rule. Some other lucky individuals may be part of some large government-funded plan to create a ‘national corpus’ of a given language. But by and large, there is little if any money available to obtain copyright permissions, or to entice publishers to be part of a consortium. In this case, the only option is to use copyrighted materials, and then restrict access to the end users in some way. So while this does not provide the complete access to the texts in the way that some in the NLP community might want, it is in fact the only realistic option in many cases.</text:span></text:p>
      <text:p text:style-name="P7"/>
      <text:p text:style-name="Standard"><text:span text:style-name="T30">2. <text:s/>More than a peephole</text:span></text:p>
      <text:p text:style-name="P7"/>
      <text:p text:style-name="Standard"><text:soft-page-break/><text:span text:style-name="T52">Now that we have briefly consider </text:span><text:span text:style-name="T43">why</text:span><text:span text:style-name="T52"> there may be some limits in terms of end-user access to online corpora, let us now discuss whether this handicaps the corpora to such a point that they end up being nothing more than “peepholes” – forcing us to miss out on wide, expansive vistas into the full landscape of what is happening in the language.</text:span></text:p>
      <text:p text:style-name="P91"><text:span text:style-name="T52">In the discussion that follows, we will focus on the types of data that one can obtain from the architecture and interface that are used for the corpora from corpus.byu.edu – the Corpus of Contemporary American English (400 million words, 1990-2009+), the Corpus of Historical American English (400 million words, 1810s-2000s), the TIME Corpus (100 million words, 1920s-2000s), BYU-BNC (our interface to the British National Corpus), and other corpora of Spanish and Portuguese. Some of these types of searches are also available from other online corpus interfaces, such as BNCweb, Sketch Engine, and other approaches that are based on the IMS Corpus Workbench, as well as alternate approaches such as VISL and PIE – although only the full range of searches discussed below can be found via our interface (see Davies 2009 for more details).</text:span></text:p>
      <text:p text:style-name="P91"><text:span text:style-name="T52">At the most basic level, users of these corpora can search by word (</text:span><text:a xlink:type="simple" xlink:href="javascript:x(0,79,'mysterious','0','0','0','0','0','0','0','0','0','0','0','0','100','0','1','0','0','0','0')"><text:span text:style-name="T43">mysterious</text:span></text:a><text:span text:style-name="T52">), phrase </text:span><text:a xlink:type="simple" xlink:href="javascript:x(0,79,'nooks%20and%20crannies','0','0','0','0','0','0','0','0','0','0','0','0','100','0','1','0','0','0','0')"><text:span text:style-name="T43">(nooks and crannies</text:span></text:a><text:span text:style-name="T52"> or </text:span><text:a xlink:type="simple" xlink:href="javascript:x(0,79,'faint%20%5bn*%5d','1','0','0','0','0','0','0','0','0','0','0','0','100','0','1','0','0','0','0')"><text:span text:style-name="T43">faint</text:span></text:a><text:a xlink:type="simple" xlink:href="javascript:x(0,79,'faint%20%5bn*%5d','1','0','0','0','0','0','0','0','0','0','0','0','100','0','1','0','0','0','0')"><text:span text:style-name="T52"> + noun</text:span></text:a><text:span text:style-name="T52">), lemmas (all forms of words, like </text:span><text:a xlink:type="simple" xlink:href="javascript:x(0,79,'%5bsing%5d','1','0','0','0','0','0','0','0','0','0','0','0','100','0','1','0','0','0','0')"><text:span text:style-name="T43">sing</text:span></text:a><text:span text:style-name="T52"> or </text:span><text:a xlink:type="simple" xlink:href="javascript:x(0,79,'%5btall%5d','1','0','0','0','0','0','0','0','0','0','0','0','100','0','1','0','0','0','0')"><text:span text:style-name="T43">tall</text:span></text:a><text:span text:style-name="T52">), wildcards (</text:span><text:a xlink:type="simple" xlink:href="javascript:x(0,79,'un*ly','1','0','0','0','0','0','0','0','0','0','0','0','100','0','1','0','0','0','0')">un*ly</text:a><text:span text:style-name="T52"> or </text:span><text:a xlink:type="simple" xlink:href="javascript:x(0,79,'r?n*','1','0','0','0','0','0','0','0','0','0','0','0','100','0','1','0','0','0','0')">r?n*</text:a><text:span text:style-name="T52">), and more complex searches such as </text:span><text:a xlink:type="simple" xlink:href="javascript:x(0,79,'un*ed.%5bj*%5d','1','0','0','0','0','0','0','0','0','0','0','0','100','0','1','0','0','0','0')">un-X-ed adjectives</text:a><text:span text:style-name="T52"> (</text:span><text:span text:style-name="T43">unexpected, unlimited</text:span><text:span text:style-name="T52">) or </text:span><text:a xlink:type="simple" xlink:href="javascript:x(0,79,'%5bvv*%5d%20*%20%5bground%5d','1','0','0','0','0','0','0','0','0','0','0','0','100','0','1','0','0','0','0')">verb + any word + a form of </text:a><text:a xlink:type="simple" xlink:href="javascript:x(0,79,'%5bvv*%5d%20*%20%5bground%5d','1','0','0','0','0','0','0','0','0','0','0','0','100','0','1','0','0','0','0')"><text:span text:style-name="T43">ground</text:span></text:a><text:span text:style-name="T52"> (</text:span><text:span text:style-name="T43">hit the ground, breaking new ground</text:span><text:span text:style-name="T52">). Besides seeing the "frequency results" window, users can of course see the word or phrase in context – up to about 90-100 words to the left and 90-100 words to the right. This is of course a limitation based on the fact that these are copyrighted texts, as discussed above.</text:span></text:p>
      <text:p text:style-name="P91"><text:span text:style-name="T52">Besides choosing to see a list of all the individual matching strings, users can also see a chart display that shows the total frequency of all strings in the five "macro" registers (spoken, fiction, popular magazines, newspapers, and academic journals), or (in historical corpora) across the different centuries or decades in the corpus. Via the chart display, users can also see the frequency of the word or phrase in sub-registers as well, such as movie scripts, children's fiction, women's magazines, or medical journals (or even year by year, such as each of the 200 years in the Corpus of Historical American English, 1810-2009).<text:tab/>Via the web interface, users can search for collocates, which of course provide insight into the meaning and usage of words and phrases. For example, users can search for the most common </text:span><text:a xlink:type="simple" xlink:href="javascript:x(0,79,'%5bthick%5d','1','0','%5bn*%5d','0','4','0','0','0','10','0','1','0','100','0','1','0','0','0','0')">nouns near </text:a><text:a xlink:type="simple" xlink:href="javascript:x(0,79,'%5bthick%5d','1','0','%5bn*%5d','0','4','0','0','0','10','0','1','0','100','0','1','0','0','0','0')"><text:span text:style-name="T43">thick</text:span></text:a><text:span text:style-name="T52"> (</text:span><text:span text:style-name="T43">hair, glasses, smoke</text:span><text:span text:style-name="T52">), </text:span><text:a xlink:type="simple" xlink:href="javascript:x(0,79,'smile.%5bn*%5d','1','1','%5bj*%5d','5','5','0','0','0','5','0','1','0','100','0','1','0','0','0','0')">adjectives near </text:a><text:a xlink:type="simple" xlink:href="javascript:x(0,79,'smile.%5bn*%5d','1','1','%5bj*%5d','5','5','0','0','0','5','0','1','0','100','0','1','0','0','0','0')"><text:span text:style-name="T43">smile</text:span></text:a><text:span text:style-name="T52"> (sorted by </text:span><text:a xlink:type="simple" xlink:href="http://www.americancorpus.org/help/sorting_e.asp">Mutual</text:a><text:span text:style-name="T52"> Information score; </text:span><text:span text:style-name="T43">wry, rueful, toothy</text:span><text:span text:style-name="T52">), nouns after </text:span><text:a xlink:type="simple" xlink:href="javascript:x(0,79,'look%20into','1','0','%5bn*%5d','0','5','0','0','0','5','0','1','0','100','0','1','0','0','0','0')"><text:span text:style-name="T43">look into</text:span></text:a><text:span text:style-name="T52"> (</text:span><text:span text:style-name="T43">eyes, future, matter</text:span><text:span text:style-name="T52">), or words starting with </text:span><text:a xlink:type="simple" xlink:href="javascript:x(0,79,'eyes','1','0','clos*','5','5','0','0','0','0','0','0','0','100','0','1','0','0','0','0')"><text:span text:style-name="T43">clos*</text:span></text:a><text:a xlink:type="simple" xlink:href="javascript:x(0,79,'eyes','1','0','clos*','5','5','0','0','0','0','0','0','0','100','0','1','0','0','0','0')"><text:span text:style-name="T52"> near </text:span></text:a><text:a xlink:type="simple" xlink:href="javascript:x(0,79,'eyes','1','0','clos*','5','5','0','0','0','0','0','0','0','100','0','1','0','0','0','0')"><text:span text:style-name="T43">eyes</text:span></text:a><text:span text:style-name="T52"> (</text:span><text:span text:style-name="T41">closing my eyes, their eyes were closed</text:span><text:span text:style-name="T52">). </text:span></text:p>
      <text:p text:style-name="P91"><text:span text:style-name="T52">Users can also include information about genre or a specific time period directly as part of the query.  This allows them to see how words and phrases vary across speech and many different types of written texts.  For example, they can easily find which words and phrases occur much more frequently in one register than another, such as </text:span><text:a xlink:type="simple" xlink:href="javascript:x(0,79,'good%20%5bn*%5d','1','0','0','0','0','0','3','0','0','0','0','0','100','0','1','0','0','0','0')"><text:span text:style-name="T43">faint</text:span></text:a><text:a xlink:type="simple" xlink:href="javascript:x(0,79,'good%20%5bn*%5d','1','0','0','0','0','0','3','0','0','0','0','0','100','0','1','0','0','0','0')"><text:span text:style-name="T52"> + [noun] in fiction</text:span></text:a><text:span text:style-name="T52"> (</text:span><text:span text:style-name="T43">smile, light, sound</text:span><text:span text:style-name="T52">), or verbs in the slot [</text:span><text:a xlink:type="simple" xlink:href="javascript:x(0,79,'we%20%5bvv*%5d%20that','1','0','0','0','0','0','6','0','0','0','0','0','100','0','1','0','0','0','0')"><text:span text:style-name="T43">we * that</text:span></text:a><text:a xlink:type="simple" xlink:href="javascript:x(0,79,'we%20%5bvv*%5d%20that','1','0','0','0','0','0','6','0','0','0','0','0','100','0','1','0','0','0','0')"><text:span text:style-name="T52">] in academic writing</text:span></text:a><text:span text:style-name="T52"> (</text:span><text:span text:style-name="T43">hypothesize, assume, suggest</text:span><text:span text:style-name="T52">). They can also apply this to collocates, such as </text:span><text:a xlink:type="simple" xlink:href="javascript:x(0,79,'%5bbreak%5d.%5bv*%5d','1','0','%5bn*%5d','4','4','0','5','0','3','0','1','0','100','0','1','0','0','0','0')">nouns with the verb</text:a><text:a xlink:type="simple" xlink:href="javascript:x(0,79,'%5bbreak%5d.%5bv*%5d','1','0','%5bn*%5d','4','4','0','5','0','3','0','1','0','100','0','1','0','0','0','0')"><text:span text:style-name="T43"> break</text:span></text:a><text:span text:style-name="T52"> in newspapers (</text:span><text:span text:style-name="T43">record, law, ground</text:span><text:span text:style-name="T52">) or </text:span><text:a xlink:type="simple" xlink:href="javascript:x(0,79,'woman','1','0','%5bj*%5d','4','4','0','3','0','3','0','1','0','100','0','1','0','0','0','0')">adjectives with </text:a><text:a xlink:type="simple" xlink:href="javascript:x(0,79,'woman','1','0','%5bj*%5d','4','4','0','3','0','3','0','1','0','100','0','1','0','0','0','0')"><text:span text:style-name="T43">woman</text:span></text:a><text:a xlink:type="simple" xlink:href="javascript:x(0,79,'woman','1','0','%5bj*%5d','4','4','0','3','0','3','0','1','0','100','0','1','0','0','0','0')"><text:span text:style-name="T52"> in fiction</text:span></text:a><text:span text:style-name="T52"> texts (</text:span><text:span text:style-name="T43">young, beautiful</text:span><text:span text:style-name="T52">). Finally, they can compare one section to another, such as nouns near </text:span><text:span text:style-name="T43">chair</text:span><text:span text:style-name="T52"> in (in </text:span><text:a xlink:type="simple" xlink:href="javascript:x(0,77,'chair','1','0','%5bn*%5d','4','4','0','6','3','10','4','1','1','100','0','1','0','0','0','0')">academic (</text:a><text:a xlink:type="simple" xlink:href="javascript:x(0,77,'chair','1','0','%5bn*%5d','4','4','0','6','3','10','4','1','1','100','0','1','0','0','0','0')"><text:span text:style-name="T43">department, committee)</text:span></text:a><text:a xlink:type="simple" xlink:href="javascript:x(0,77,'chair','1','0','%5bn*%5d','4','4','0','6','3','10','4','1','1','100','0','1','0','0','0','0')"><text:span text:style-name="T52"> vs fiction (</text:span></text:a><text:a xlink:type="simple" xlink:href="javascript:x(0,77,'chair','1','0','%5bn*%5d','4','4','0','6','3','10','4','1','1','100','0','1','0','0','0','0')"><text:span text:style-name="T43">back, table</text:span></text:a><text:a xlink:type="simple" xlink:href="javascript:x(0,77,'chair','1','0','%5bn*%5d','4','4','0','6','3','10','4','1','1','100','0','1','0','0','0','0')"><text:span text:style-name="T52">))</text:span></text:a><text:span text:style-name="T52">, nouns with </text:span><text:span text:style-name="T43">passionate</text:span><text:span text:style-name="T52"> (in </text:span><text:a xlink:type="simple" xlink:href="javascript:x(0,79,'passionate','1','1','%5bn*%5d','4','4','0','3','5','3','0','1','0','100','0','1','0','0','0','0')">fiction (</text:a><text:a xlink:type="simple" xlink:href="javascript:x(0,79,'passionate','1','1','%5bn*%5d','4','4','0','3','5','3','0','1','0','100','0','1','0','0','0','0')"><text:span text:style-name="T43">kiss, lovemaking</text:span></text:a><text:a xlink:type="simple" xlink:href="javascript:x(0,79,'passionate','1','1','%5bn*%5d','4','4','0','3','5','3','0','1','0','100','0','1','0','0','0','0')"><text:span text:style-name="T52">) vs newspaper</text:span></text:a><text:span text:style-name="T52"> (</text:span><text:span text:style-name="T43">fans, game</text:span><text:span text:style-name="T52">)), </text:span><text:a xlink:type="simple" xlink:href="javascript:x(0,79,'%5bj*%5d','1','1','0','0','0','0','57','6','20','2','1','1','100','0','1','0','0','0','0')">adjectives in medical journals</text:a><text:span text:style-name="T52"> compared to other journals (</text:span><text:span text:style-name="T43">preoperative, histopathologic</text:span><text:span text:style-name="T52">), or </text:span><text:a xlink:type="simple" xlink:href="javascript:x(0,79,'%5bvvi%5d','1','1','0','0','0','0','34','4','20','2','1','1','100','0','1','0','0','0','0')">verbs in sports magazines</text:a><text:span text:style-name="T52"> compared to other magazines (</text:span><text:span text:style-name="T43">ski, blitz, punt</text:span><text:span text:style-name="T52">). </text:span></text:p>
      <text:p text:style-name="P91"><text:span text:style-name="T52">Finally, users can easily carry out semantically-oriented searches.  For example, they can compare nouns that appear with </text:span><text:a xlink:type="simple" xlink:href="javascript:x(0,79,'small','little','5','%5bnn*%5d','0','3','0','0','0','10','4','1','1','100','0','1','0','0','0','0')"><text:span text:style-name="T43">small</text:span></text:a><text:a xlink:type="simple" xlink:href="javascript:x(0,79,'small','little','5','%5bnn*%5d','0','3','0','0','0','10','4','1','1','100','0','1','0','0','0','0')"><text:span text:style-name="T52"> (</text:span></text:a><text:a xlink:type="simple" xlink:href="javascript:x(0,79,'small','little','5','%5bnn*%5d','0','3','0','0','0','10','4','1','1','100','0','1','0','0','0','0')"><text:span text:style-name="T43">percentage, fraction</text:span></text:a><text:a xlink:type="simple" xlink:href="javascript:x(0,79,'small','little','5','%5bnn*%5d','0','3','0','0','0','10','4','1','1','100','0','1','0','0','0','0')"><text:span text:style-name="T52">) and </text:span></text:a><text:a xlink:type="simple" xlink:href="javascript:x(0,79,'small','little','5','%5bnn*%5d','0','3','0','0','0','10','4','1','1','100','0','1','0','0','0','0')"><text:span text:style-name="T43">little</text:span></text:a><text:span text:style-name="T52"> (</text:span><text:span text:style-name="T43">brother, attention</text:span><text:span text:style-name="T52">), verbs with </text:span><text:a xlink:type="simple" xlink:href="javascript:x(0,79,'men','women','5','%5bj*%5d','3','0','0','0','0','10','4','1','1','100','0','1','0','0','0','0')"><text:span text:style-name="T43">he</text:span></text:a><text:a xlink:type="simple" xlink:href="javascript:x(0,79,'men','women','5','%5bj*%5d','3','0','0','0','0','10','4','1','1','100','0','1','0','0','0','0')"><text:span text:style-name="T56"> / </text:span></text:a><text:a xlink:type="simple" xlink:href="javascript:x(0,79,'men','women','5','%5bj*%5d','3','0','0','0','0','10','4','1','1','100','0','1','0','0','0','0')"><text:span text:style-name="T43">she</text:span></text:a><text:a xlink:type="simple" xlink:href="javascript:x(0,79,'men','women','5','%5bj*%5d','3','0','0','0','0','10','4','1','1','100','0','1','0','0','0','0')"><text:span text:style-name="T52"> (</text:span></text:a><text:a xlink:type="simple" xlink:href="javascript:x(0,79,'men','women','5','%5bj*%5d','3','0','0','0','0','10','4','1','1','100','0','1','0','0','0','0')"><text:span text:style-name="T43">bombed, campaigned </text:span></text:a><text:a xlink:type="simple" xlink:href="javascript:x(0,79,'men','women','5','%5bj*%5d','3','0','0','0','0','10','4','1','1','100','0','1','0','0','0','0')"><text:span text:style-name="T52">vs</text:span></text:a><text:a xlink:type="simple" xlink:href="javascript:x(0,79,'men','women','5','%5bj*%5d','3','0','0','0','0','10','4','1','1','100','0','1','0','0','0','0')"><text:span text:style-name="T43"> </text:span></text:a><text:span text:style-name="T43">sniffled, giggled</text:span><text:span text:style-name="T52">), adjectives with </text:span><text:a xlink:type="simple" xlink:href="javascript:x(0,79,'democrats','republicans','5','%5bj*%5d','5','5','0','0','0','5','0','1','0','100','0','1','0','0','0','0')"><text:span text:style-name="T43">Democrats </text:span></text:a><text:a xlink:type="simple" xlink:href="javascript:x(0,79,'democrats','republicans','5','%5bj*%5d','5','5','0','0','0','5','0','1','0','100','0','1','0','0','0','0')"><text:span text:style-name="T52">(</text:span></text:a><text:a xlink:type="simple" xlink:href="javascript:x(0,79,'democrats','republicans','5','%5bj*%5d','5','5','0','0','0','5','0','1','0','100','0','1','0','0','0','0')"><text:span text:style-name="T43">electable, fun</text:span></text:a><text:a xlink:type="simple" xlink:href="javascript:x(0,79,'democrats','republicans','5','%5bj*%5d','5','5','0','0','0','5','0','1','0','100','0','1','0','0','0','0')"><text:span text:style-name="T52">)</text:span></text:a><text:a xlink:type="simple" xlink:href="javascript:x(0,79,'democrats','republicans','5','%5bj*%5d','5','5','0','0','0','5','0','1','0','100','0','1','0','0','0','0')"><text:span text:style-name="T43"> </text:span></text:a><text:a xlink:type="simple" xlink:href="javascript:x(0,79,'democrats','republicans','5','%5bj*%5d','5','5','0','0','0','5','0','1','0','100','0','1','0','0','0','0')"><text:span text:style-name="T56">and</text:span></text:a><text:a xlink:type="simple" xlink:href="javascript:x(0,79,'democrats','republicans','5','%5bj*%5d','5','5','0','0','0','5','0','1','0','100','0','1','0','0','0','0')"><text:span text:style-name="T43"> Republicans</text:span></text:a><text:span text:style-name="T43"> </text:span><text:span text:style-name="T52">(</text:span><text:span text:style-name="T43">extremist, mean-spirited</text:span><text:span text:style-name="T52">), or verbs with </text:span><text:span text:style-name="T43">Bush</text:span><text:span text:style-name="T52"> (</text:span><text:span text:style-name="T43">drill, deploy</text:span><text:span text:style-name="T52">) and </text:span><text:a xlink:type="simple" xlink:href="javascript:x(0,79,'bush.%5bnp*%5d','clinton.%5bnp*%5d','5','%5bv*%5d','5','5','0','0','0','5','0','1','0','100','0','1','0','0','0','0')"><text:span text:style-name="T43">Clinton</text:span></text:a><text:a xlink:type="simple" xlink:href="javascript:x(0,79,'bush.%5bnp*%5d','clinton.%5bnp*%5d','5','%5bv*%5d','5','5','0','0','0','5','0','1','0','100','0','1','0','0','0','0')"><text:span text:style-name="T52"> (</text:span></text:a><text:a xlink:type="simple" xlink:href="javascript:x(0,79,'bush.%5bnp*%5d','clinton.%5bnp*%5d','5','%5bv*%5d','5','5','0','0','0','5','0','1','0','100','0','1','0','0','0','0')"><text:span text:style-name="T43">grope, inhale</text:span></text:a><text:a xlink:type="simple" xlink:href="javascript:x(0,79,'bush.%5bnp*%5d','clinton.%5bnp*%5d','5','%5bv*%5d','5','5','0','0','0','5','0','1','0','100','0','1','0','0','0','0')"><text:span text:style-name="T52">)</text:span></text:a><text:span text:style-name="T52">.  They can also find the frequency and distribution of synonyms of a given word, such as </text:span><text:a xlink:type="simple" xlink:href="javascript:x(0,79,'%5b=beautiful%5d','1','0','0','0','0','1','0','0','0','0','0','0','100','0','1','0','0','0','0')"><text:span text:style-name="T43">beautiful</text:span></text:a><text:span text:style-name="T52"> or the verb </text:span><text:a xlink:type="simple" xlink:href="javascript:x(0,79,'%5b=clean%5d.%5bv*%5d','1','0','0','0','0','1','0','0','0','0','0','0','100','0','1','0','0','0','0')"><text:span text:style-name="T43">clean</text:span></text:a><text:span text:style-name="T52">, see which synonyms are more frequent in competing registers (such as synonyms of </text:span><text:a xlink:type="simple" xlink:href="javascript:x(0,79,'%5b=strong%5d','1','1','0','0','0','0','3','6','10','2','1','1','100','0','1','0','0','0','0')"><text:span text:style-name="T43">strong</text:span></text:a><text:a xlink:type="simple" xlink:href="javascript:x(0,79,'%5b=strong%5d','1','1','0','0','0','0','3','6','10','2','1','1','100','0','1','0','0','0','0')"><text:span text:style-name="T52"> in fiction (</text:span></text:a><text:a xlink:type="simple" xlink:href="javascript:x(0,79,'%5b=strong%5d','1','1','0','0','0','0','3','6','10','2','1','1','100','0','1','0','0','0','0')"><text:span text:style-name="T43">beefy, burly</text:span></text:a><text:a xlink:type="simple" xlink:href="javascript:x(0,79,'%5b=strong%5d','1','1','0','0','0','0','3','6','10','2','1','1','100','0','1','0','0','0','0')"><text:span text:style-name="T52">) and academic</text:span></text:a><text:span text:style-name="T52"> (</text:span><text:span text:style-name="T43">effective, deep-seated</text:span><text:span text:style-name="T52">)), and they can use synonyms as part of a more complex query (such as all synonyms of </text:span><text:a xlink:type="simple" xlink:href="javascript:x(0,79,'%5b%5b=clean%5d%5d.%5bv*%5d%20the%20%5bn*%5d','1','0','0','0','0','0','0','0','0','0','0','0','100','0','1','0','0','0','0')"><text:span text:style-name="T43">clean</text:span></text:a><text:a xlink:type="simple" xlink:href="javascript:x(0,79,'%5b%5b=clean%5d%5d.%5bv*%5d%20the%20%5bn*%5d','1','0','0','0','0','0','0','0','0','0','0','0','100','0','1','0','0','0','0')"><text:span text:style-name="T52"> with any noun</text:span></text:a><text:span text:style-name="T52">; </text:span><text:span text:style-name="T43">clean the house, wipe the sweat, mopping the floor</text:span><text:span text:style-name="T52">). Finally, they can create "</text:span><text:a xlink:type="simple" xlink:href="http://www.americancorpus.org/help/custom_e.asp">customized </text:a><text:soft-page-break/><text:a xlink:type="simple" xlink:href="http://www.americancorpus.org/help/custom_e.asp">lists</text:a><text:span text:style-name="T52">" for any category that interests them, and then re-use these in subsequent queries (such as </text:span><text:a xlink:type="simple" xlink:href="javascript:x(0,79,'%5bdavies:colors%5d%20%5bdavies:clothes%5d','1','0','0','0','0','0','0','0','0','0','0','0','100','0','1','0','0','0','0')">colors + clothes</text:a><text:span text:style-name="T52">, or words related to </text:span><text:a xlink:type="simple" xlink:href="javascript:x(0,79,'%5bdavies:beautiful-syn%5d%20%5bwoman%5d','1','0','0','0','0','0','0','0','0','0','0','0','100','0','1','0','0','0','0')"><text:span text:style-name="T43">beautiful</text:span></text:a><text:a xlink:type="simple" xlink:href="javascript:x(0,79,'%5bdavies:beautiful-syn%5d%20%5bwoman%5d','1','0','0','0','0','0','0','0','0','0','0','0','100','0','1','0','0','0','0')"><text:span text:style-name="T52"> + synonyms of </text:span></text:a><text:a xlink:type="simple" xlink:href="javascript:x(0,79,'%5bdavies:beautiful-syn%5d%20%5bwoman%5d','1','0','0','0','0','0','0','0','0','0','0','0','100','0','1','0','0','0','0')"><text:span text:style-name="T43">woman</text:span></text:a><text:span text:style-name="T52">).</text:span></text:p>
      <text:p text:style-name="P91"><text:span text:style-name="T52">As a more focused example of the range of queries and how they can be used to look at language variation and change, consider the following questions dealing with current change in English (see Davies [in press, a] for more details). All of these questions – as with all of the queries above – can be answered with just one click after filling out the simple web-based search form:</text:span></text:p>
      <text:p text:style-name="P7"/>
      <text:list xml:id="list1710615721" text:style-name="L10">
        <text:list-item>
          <text:p text:style-name="P143"><text:span text:style-name="T57">Lexical change: What is the frequency of </text:span><text:a xlink:type="simple" xlink:href="http://www.americancorpus.org/x1.asp?h=y&amp;c=coca&amp;q=105"><text:span text:style-name="T45">morph</text:span></text:a><text:span text:style-name="T57">, </text:span><text:a xlink:type="simple" xlink:href="http://www.americancorpus.org/x1.asp?h=y&amp;c=coca&amp;q=106"><text:span text:style-name="T45">old-school</text:span></text:a><text:span text:style-name="T57">, </text:span><text:a xlink:type="simple" xlink:href="http://www.americancorpus.org/x1.asp?h=y&amp;c=coca&amp;q=124"><text:span text:style-name="T45">gift</text:span></text:a><text:span text:style-name="T57"> (as a verb), </text:span><text:a xlink:type="simple" xlink:href="http://www.americancorpus.org/x1.asp?h=y&amp;c=coca&amp;q=126"><text:span text:style-name="T45">freak out</text:span></text:a><text:span text:style-name="T57">, </text:span><text:a xlink:type="simple" xlink:href="http://www.americancorpus.org/x1.asp?h=y&amp;c=coca&amp;q=107">perfect storm</text:a><text:span text:style-name="T45">, (think) </text:span><text:a xlink:type="simple" xlink:href="http://www.americancorpus.org/x1.asp?h=y&amp;c=coca&amp;q=155">outside the box</text:a><text:span text:style-name="T45">, </text:span><text:span text:style-name="T57">or</text:span><text:span text:style-name="T45"> </text:span><text:a xlink:type="simple" xlink:href="http://www.americancorpus.org/x1.asp?h=y&amp;c=coca&amp;q=122">political* correct*</text:a><text:span text:style-name="T57"> over time? What </text:span><text:a xlink:type="simple" xlink:href="http://www.americancorpus.org/x1.asp?h=y&amp;c=coca&amp;q=110">verbs</text:a><text:span text:style-name="T57"> or </text:span><text:a xlink:type="simple" xlink:href="http://www.americancorpus.org/x1.asp?h=y&amp;c=coca&amp;q=108">nouns</text:a><text:span text:style-name="T57"> or </text:span><text:a xlink:type="simple" xlink:href="http://www.americancorpus.org/x1.asp?h=y&amp;c=coca&amp;q=109">adjectives</text:a><text:span text:style-name="T57"> or </text:span><text:a xlink:type="simple" xlink:href="http://www.americancorpus.org/x1.asp?h=y&amp;c=coca&amp;q=125">phrasal verbs with </text:a><text:a xlink:type="simple" xlink:href="http://www.americancorpus.org/x1.asp?h=y&amp;c=coca&amp;q=125"><text:span text:style-name="T45">up</text:span></text:a><text:span text:style-name="T57"> are used a lot more in 2005-09 than in 1990-94? </text:span></text:p>
        </text:list-item>
        <text:list-item>
          <text:p text:style-name="P143"><text:span text:style-name="T57">Morphological change: Are words with the suffix </text:span><text:a xlink:type="simple" xlink:href="http://www.americancorpus.org/x1.asp?h=y&amp;c=coca&amp;q=111">-</text:a><text:a xlink:type="simple" xlink:href="http://www.americancorpus.org/x1.asp?h=y&amp;c=coca&amp;q=111"><text:span text:style-name="T45">gate</text:span></text:a><text:span text:style-name="T57"> (indicating "scandal") and the suffix </text:span><text:a xlink:type="simple" xlink:href="http://www.americancorpus.org/x1.asp?h=y&amp;c=coca&amp;q=112"><text:span text:style-name="T45">-friendly</text:span></text:a><text:span text:style-name="T57"> more frequent in the 1990s or the 2000s? What is the frequency of </text:span><text:a xlink:type="simple" xlink:href="http://www.americancorpus.org/x1.asp?h=y&amp;c=coca&amp;q=127">words ending in -</text:a><text:a xlink:type="simple" xlink:href="http://www.americancorpus.org/x1.asp?h=y&amp;c=coca&amp;q=127"><text:span text:style-name="T45">ism</text:span></text:a><text:span text:style-name="T57"> (e.g. </text:span><text:span text:style-name="T45">communism, terrorism</text:span><text:span text:style-name="T57">) in each time period since the early 1990s, and </text:span><text:a xlink:type="simple" xlink:href="http://www.americancorpus.org/x1.asp?h=y&amp;c=coca&amp;q=128">which -</text:a><text:a xlink:type="simple" xlink:href="http://www.americancorpus.org/x1.asp?h=y&amp;c=coca&amp;q=128"><text:span text:style-name="T45">ism</text:span></text:a><text:a xlink:type="simple" xlink:href="http://www.americancorpus.org/x1.asp?h=y&amp;c=coca&amp;q=128"><text:span text:style-name="T57"> words</text:span></text:a><text:span text:style-name="T57"> are more common in the 2000s than the 1990s (and vice versa)? </text:span></text:p>
        </text:list-item>
        <text:list-item>
          <text:p text:style-name="P143"><text:span text:style-name="T57">Syntactic change: Are the following increasing or decreasing (and when): </text:span><text:a xlink:type="simple" xlink:href="http://www.americancorpus.org/x1.asp?h=y&amp;c=coca&amp;q=113">end up V-ing</text:a><text:span text:style-name="T57">, </text:span><text:a xlink:type="simple" xlink:href="http://www.americancorpus.org/x1.asp?h=y&amp;c=coca&amp;q=123"><text:span text:style-name="T45">get </text:span></text:a><text:a xlink:type="simple" xlink:href="http://www.americancorpus.org/x1.asp?h=y&amp;c=coca&amp;q=123"><text:span text:style-name="T57">passive</text:span></text:a><text:span text:style-name="T57"> (</text:span><text:span text:style-name="T45">got hired</text:span><text:span text:style-name="T57">),  "</text:span><text:a xlink:type="simple" xlink:href="http://www.americancorpus.org/x1.asp?h=y&amp;c=coca&amp;q=114">quotative </text:a><text:a xlink:type="simple" xlink:href="http://www.americancorpus.org/x1.asp?h=y&amp;c=coca&amp;q=114"><text:span text:style-name="T45">like</text:span></text:a><text:span text:style-name="T57">" (</text:span><text:span text:style-name="T45">he's like, I'm not going</text:span><text:span text:style-name="T57">), </text:span><text:a xlink:type="simple" xlink:href="http://www.americancorpus.org/x1.asp?h=y&amp;c=coca&amp;q=115"><text:span text:style-name="T45">so not</text:span></text:a><text:a xlink:type="simple" xlink:href="http://www.americancorpus.org/x1.asp?h=y&amp;c=coca&amp;q=115"><text:span text:style-name="T57"> ADJ</text:span></text:a><text:span text:style-name="T57"> (</text:span><text:span text:style-name="T45">I'm so not interested in her</text:span><text:span text:style-name="T57">) </text:span></text:p>
        </text:list-item>
        <text:list-item>
          <text:p text:style-name="P143"><text:span text:style-name="T57">Semantic change: Changes over time with collocates (nearby words) can often indicate changes in meaning or the usage of a given word. See if this is true for the following words: </text:span><text:a xlink:type="simple" xlink:href="http://www.americancorpus.org/x1.asp?h=y&amp;c=coca&amp;q=116"><text:span text:style-name="T45">green</text:span></text:a><text:span text:style-name="T57">, </text:span><text:a xlink:type="simple" xlink:href="http://www.americancorpus.org/x1.asp?h=y&amp;c=coca&amp;q=117"><text:span text:style-name="T45">web</text:span></text:a><text:span text:style-name="T57">, </text:span><text:a xlink:type="simple" xlink:href="http://www.americancorpus.org/x1.asp?h=y&amp;c=coca&amp;q=118"><text:span text:style-name="T45">engine</text:span></text:a><text:span text:style-name="T57">. </text:span></text:p>
        </text:list-item>
        <text:list-item>
          <text:p text:style-name="P143"><text:span text:style-name="T57">Discourse analysis ("what are we saying about X?") Compare the collocates for the given words in the 1990s and the 2000s: </text:span><text:a xlink:type="simple" xlink:href="http://www.americancorpus.org/x1.asp?h=y&amp;c=coca&amp;q=119"><text:span text:style-name="T45">crisis</text:span></text:a><text:span text:style-name="T57">, </text:span><text:a xlink:type="simple" xlink:href="http://www.americancorpus.org/x1.asp?h=y&amp;c=coca&amp;q=129"><text:span text:style-name="T45">terror</text:span></text:a><text:span text:style-name="T57">, </text:span><text:a xlink:type="simple" xlink:href="http://www.americancorpus.org/x1.asp?h=y&amp;c=coca&amp;q=120"><text:span text:style-name="T45">gay</text:span></text:a><text:span text:style-name="T57">, </text:span><text:a xlink:type="simple" xlink:href="http://www.americancorpus.org/x1.asp?h=y&amp;c=coca&amp;q=121"><text:span text:style-name="T45">religion</text:span></text:a><text:span text:style-name="T57">. Or look at the collocates of </text:span><text:a xlink:type="simple" xlink:href="http://www.americancorpus.org/x1.asp?h=y&amp;c=coca&amp;q=130"><text:span text:style-name="T45">nuclear</text:span></text:a><text:span text:style-name="T57"> and </text:span><text:a xlink:type="simple" xlink:href="http://www.americancorpus.org/x1.asp?h=y&amp;c=coca&amp;q=131"><text:span text:style-name="T45">crisis</text:span></text:a><text:span text:style-name="T57"> in each time period since the early 1990s. </text:span></text:p>
        </text:list-item>
      </text:list>
      <text:p text:style-name="P7"/>
      <text:p text:style-name="P91"><text:span text:style-name="T52">Note that these queries deal with just the last twenty years of American English (1990-2009). When the 400 million word Corpus of Historical American English (1810s-2000s) comes online in Summer 2010, it will be possible to carry out queries like this with the same degree of ease, to look at a wide range of changes during the past two hundred years, with much more precision than with any other resource – whether it be web-based corpora or text archives like Google Books or Project Gutenberg.</text:span></text:p>
      <text:p text:style-name="P91"><text:span text:style-name="T52">While we have focused here on using online corpora to look at language variation and change, they are of course also very useful for language teachers, language learners, and materials developers. For example, language learners can move far beyond a typical thesaurus, to compare the overall frequency and the usage of two competing synonyms, to see the full range of collocates that occur with all of the synonyms in a particular semantic field, or so see which synonyms are used in different genres – all with one click of the mouse. With the ability to have the corpus generate lists of words that are much more common in one genre than another (or sub-genre, like Academic-technology or Newspaper-Sports), students and developers can quickly and easily create materials for English for Specific Purposes.</text:span></text:p>
      <text:p text:style-name="P91"><text:span text:style-name="T52">To conclude, however, we should recognize that even with all of the types of searches that are possible via the web-based interface, what many in the NLP community still need and want is access to the raw texts themselves. As we have discussed, this is not possible in many cases, because of copyright issues. Nevertheless, in many cases it is still possible to obtain large amounts of word frequency and n-gram information from these corpora, since that data would not violate copyright law (at least US Copyright Law). </text:span></text:p>
      <text:p text:style-name="P91"><text:span text:style-name="T52">For example, we recently released the </text:span><text:span text:style-name="T43">Frequency Dictionary of American English: Word Sketches, Collocates, and Thematic Lists</text:span><text:span text:style-name="T56"> (Davies and Gardner, 2010)</text:span><text:span text:style-name="T52">, and</text:span><text:span text:style-name="T43"> </text:span><text:span text:style-name="T52">much more data is available in machine-readable format than what is available in the printed book. These data contain the top 150-200 collocates for each of the top 20,000 lemmas of English, with frequency and Mutual Information score, and one can optionally get frequency lists that show the frequency by genre as well. Finally, we have n-grams data on all 2-grams and 3-grams in the entire 400 million word Corpus of Contemporary American English. While not as large as the Google n-grams </text:span><text:soft-page-break/><text:span text:style-name="T52">database, it does contain data from a wide range of identifiable genres, which is of course not possible with the Google web data.</text:span></text:p>
      <text:p text:style-name="P91"><text:span text:style-name="T52">With all of the preceding as examples of what can be done with these web-based corpora, as well as the frequency and n-grams data that is available offline, is it fair to say that these corpora only provide a small “peephole” into the language? We believe that it provides much, much more than that.</text:span></text:p>
      <text:p text:style-name="P7"/>
      <text:p text:style-name="P13"/>
      <text:p text:style-name="Standard"><text:span text:style-name="T31">References</text:span></text:p>
      <text:p text:style-name="P7"/>
      <text:p text:style-name="P80"><text:span text:style-name="T52">Davies, M. (in press, a) "The Corpus of Contemporary American English as the First Reliable Monitor Corpus of English". </text:span><text:span text:style-name="T41">Literary and Linguistic Computing. </text:span></text:p>
      <text:p text:style-name="P80"><text:span text:style-name="T52">Davies, M. <text:s/>(in press, b) "Corpus Linguistics Questions and Answers". In G. Barnbrook &amp; V. Viana (Eds.), </text:span><text:span text:style-name="T41">Perspectives on Corpus Linguistics</text:span><text:span text:style-name="T52">, Amsterdam: John Benjamins. </text:span></text:p>
      <text:p text:style-name="P80"><text:span text:style-name="T52">Davies, M. 2009. "The 385+ Million Word Corpus of Contemporary American English (1990-2008+): Design, Architecture, and Linguistic Insights". </text:span><text:span text:style-name="T41">International Journal of Corpus Linguistics</text:span><text:span text:style-name="T52">, 14 (2), 159-90.</text:span></text:p>
      <text:p text:style-name="P80"><text:span text:style-name="T52">Davies, M. and Gardner, D. 2010. <text:s/></text:span><text:span text:style-name="T41">A Frequency Dictionary of American English: Word Sketches, Collocates, and Thematic Lists</text:span><text:span text:style-name="T52">. London: Routledge. </text:span></text:p>
      <text:p text:style-name="P7"/>
      <text:p text:style-name="P7"/>
      <text:p text:style-name="Standard"/>
      <text:p text:style-name="P87"><text:span text:style-name="T13">Balancing form and function in corpus research </text:span></text:p>
      <text:p text:style-name="P49"/>
      <text:p text:style-name="Standard">Serge Sharoff </text:p>
      <text:p text:style-name="Standard">Centre for Translation Studies </text:p>
      <text:p text:style-name="Standard">University of Leeds</text:p>
      <text:p text:style-name="Standard">S.Sharoff@leeds.ac.uk</text:p>
      <text:p text:style-name="Standard"><text:s/></text:p>
      <text:list xml:id="list1148016143" text:style-name="L11">
        <text:list-item>
          <text:p text:style-name="P109"><text:span text:style-name="T7"><text:s text:c="2"/>Introduction</text:span></text:p>
        </text:list-item>
      </text:list>
      <text:p text:style-name="P137"/>
      <text:p text:style-name="Standard">In my short remark to the original discussion I wanted to draw attention to a problem which is rarely discussed in corpus linguistics. Nevertheless it is important to understand it to avoid possible false inferences. It is also related to issues discussed in classic philosophy of mind. </text:p>
      <text:p text:style-name="Standard">The problem concerns the relationship between the form and function (what lies behind a simple statement ’X means Y’) and the inventory of meanings (the “storage” for all the meanings of an individual language or sublanguage). In the following two sections I will present my perspective and link it to the position expressed by Edmund Husserl in his project of phenomenology as rigorous science, primarily what is known as “Ideas II” (Husserl, 1952). </text:p>
      <text:p text:style-name="Standard"/>
      <text:list xml:id="list474297857" text:continue-numbering="true" text:style-name="L11">
        <text:list-item>
          <text:p text:style-name="P109"><text:span text:style-name="T7"><text:s/>Form and function in corpus linguistics </text:span></text:p>
        </text:list-item>
      </text:list>
      <text:p text:style-name="Standard"/>
      <text:p text:style-name="Standard">Corpora store words, while researchers in corpus linguistics are more interested in meanings that lie behind the uses. This means that our queries producing concordance lines and collocation lists are based on forms, whereas we have to interpret the results of queries using our own intuition. This results in certain subjectivity of our analyses, ultimately limiting the famous Sinclair’s claim “Trust the text”. I will refer to this situation as the Form-In-the-Query-Function-In-the-Mind (FIQ-FIM) model. <text:tab/></text:p>
      <text:p text:style-name="P91">The problem is aggravated by decontextualisation of our analyses. A word is normally used with a certain purpose in the context of its entire text, while in a concordance line this context is reduced down to something like 60 characters. As a result, to interpret a pattern we need to rely on our intuition more than in case when we analyse an individual text.<text:note text:id="ftn61" text:note-class="footnote"><text:note-citation>60</text:note-citation><text:note-body><text:p text:style-name="P214"><text:span text:style-name="footnote_20_reference"/> I agree that we get more evidence from concordance lines than from a single text. No doubt the concordance lines are useful, but my task in this issue is to draw attention to the price we pay for using them.</text:p><text:p text:style-name="Footnote"/></text:note-body></text:note><text:span text:style-name="T93"> </text:span>The situation with collocation lists is even worse: the variety of uses is reduced to statistics of word bigrams or trigrams. One of the common direct objects of <text:span text:style-name="T78">visit </text:span>in the BNC is <text:span text:style-name="T78">union</text:span>, but we need to interpret it as <text:span text:style-name="T78">the Soviet Union</text:span>, while the same <text:span text:style-name="T78">union </text:span>as the collocate of <text:span text:style-name="T78">join </text:span>is more likely to be interpreted as <text:span text:style-name="T78">trade unions</text:span>. </text:p>
      <text:p text:style-name="P91">In a sense, the FIQ-FIM situation is not too distressing, as it reflects the semiotics of interaction. Human communication is always based on interpretation. There is no way of putting an idea from the head of the speaker to that of the listener other than by encoding it in some (linguistic) form, which needs to be interpreted by the listener, who assigns some (not necessarily the same) meanings to the forms of the utterance (Sharoff, 2006). Given that the listener has access to the same set of linguistic resources and the context of situation (with obvious variations in the history of their language acquisition), the result of interpretation normally matches the intentions of the speaker. This gives some hope that our linguistic analysis of concordance lines and collocation lists can be also accepted by the community of researchers, but a new community of researchers in 2050 might challenge our trust in the evidence obtained from our concordance lines. </text:p>
      <text:p text:style-name="P91">A possible counterargument to the FIQ-FIM model concerns the possibility of having more than word forms in a corpus. Corpora can be annotated with information on lemmas, part-of-speech tags, shallow parsing, as in Sketchengine (Kilgarriff et al., 2004), or a full parse, as in pukWac (Ferraresi et al., 2008). However, any annotation adds an interpretation (Leech, 1993), <text:soft-page-break/>which needs to be taken with a certain degree of skepticism. In practical terms, automatic annotation is useful, but it comes with limitations with respect to its accuracy as well as the decisions made in designing the annotation tagset or the tagger. </text:p>
      <text:p text:style-name="P91">The impressive accuracy of 96.7% reported for POS tagging for English (Brants, 2000) still means that there is a mistake per every 30 words on average, and even this level of accuracy is misleading, as it has been achieved with tests carried out on the same text type as the training corpus, e.g., <text:span text:style-name="T78">The Wall Street Journal </text:span>for (Brants, 2000), while the taggers are normally applied to a much wider range of texts. In the end, the accuracy of TnT on random web texts drops down to 92.7%, and even to 85.7% for some genres, as reported in (Giesbrecht and Evert, 2009).<text:note text:id="ftn62" text:note-class="footnote"><text:note-citation>61</text:note-citation><text:note-body><text:p text:style-name="P215"><text:span text:style-name="footnote_20_reference"/> This accuracy is reported for German using a manually annotated portion of deWaC (Baroni and Kilgarriff, 2006), but the reported accuracy for TnT on a German corpus (TIGER) with cross-validation is even higher, 96.9% (Giesbrecht and Evert, 2009).</text:p><text:p text:style-name="footnote_20_text"/><text:p text:style-name="Footnote"/></text:note-body></text:note><text:span text:style-name="T93"> </text:span><text:s/>The accuracy for other languages is often a bit lower, e.g., 95% for Russian (Sharoff et al., 2008), partly because of the greater number of POS tags in a morphologically rich language (about 500), partly because of the importance of long-distance dependencies, which are not captured in a trigram model.</text:p>
      <text:p text:style-name="P91">Apart from the reliability, POS tagging and lemmatisation produce interpretations which are not necessarily compatible with the analyses we want to make. For example, is <text:span text:style-name="T78">reduced </text:span>in <text:span text:style-name="T78">reduced fat </text:span>an adjective or a participle? How about <text:span text:style-name="T78">unwanted</text:span>? Is this a participle (with the lemma ‘unwant’) or an adjective? We can prefer either choice (depending on our goals), but the POS tagger annotating the corpus makes a choice before we start our research. Lemmatisation and tokenisation are also not theory-neutral; lemmatisation unifying words to the lower case could destroy unusual creative spelling, e.g., <text:span text:style-name="T78">uNioN</text:span>. Given that there are no spaces between orthographic words in Chinese, tokenisation depends on the assumptions made by the tokeniser, e.g., <text:span text:style-name="T132">联合国安全理事会</text:span> (‘the UN Security Council’ in one word) or <text:span text:style-name="T132">联合国</text:span> (‘UN’) <text:span text:style-name="T113">安全</text:span> (‘security’) <text:span text:style-name="T113">理事会</text:span> (‘council’). </text:p>
      <text:p text:style-name="P43"/>
      <text:list xml:id="list2162937930" text:continue-numbering="true" text:style-name="L11">
        <text:list-item>
          <text:p text:style-name="P109"><text:span text:style-name="T7"><text:s/>Producing and reproducing meaning</text:span></text:p>
        </text:list-item>
      </text:list>
      <text:p text:style-name="P137"><text:span text:style-name="T7"><text:s/></text:span></text:p>
      <text:p text:style-name="Standard">Even after taking care of the fragile link between the form and function, we can run into problems with identifying the set of functions or meanings. A Wordnet-like model assumes that all meanings can be enumerated and mapped to all forms. When two forms can express the same meaning, this is a case of synonymy; when one form can express two meanings, this is a case of polysemy. This model is either explicitly taken or implicitly assumed in many cases of corpus research. However, the crucial questions for this model are: </text:p>
      <text:p text:style-name="Standard"/>
      <text:list xml:id="list812755861" text:style-name="L12">
        <text:list-item>
          <text:p text:style-name="P110">How do we know which sense inventory is better? Wordnet is commonly used in computational research, but its system of senses is considerably different from other machine-readable dictionaries like LDOCE or Roget’s thesaurus. Which system is the “right” one? </text:p>
        </text:list-item>
      </text:list>
      <text:p text:style-name="Standard"/>
      <text:list xml:id="list1535586885" text:continue-numbering="true" text:style-name="L12">
        <text:list-item>
          <text:p text:style-name="P110">How do senses transform in a given context? Semcor (Miller, 1990) is an example of a corpus marked with senses taken from WordNet, but there is a considerable disagreement between the annotators on whether the synset in Semcor was chosen correctly or not. </text:p>
        </text:list-item>
      </text:list>
      <text:p text:style-name="Standard"/>
      <text:list xml:id="list475608926" text:continue-numbering="true" text:style-name="L12">
        <text:list-item>
          <text:p text:style-name="P110"><text:soft-page-break/>How do new concepts appear? Compare the history of uses of such words like <text:span text:style-name="T78">icon </text:span>or <text:span text:style-name="T78">ﬁle</text:span>. We cannot take any existing set of synsets for granted</text:p>
        </text:list-item>
      </text:list>
      <text:p text:style-name="Standard">. </text:p>
      <text:list xml:id="list467747196" text:continue-numbering="true" text:style-name="L12">
        <text:list-item>
          <text:p text:style-name="P110">How do sublanguage communities co-exist and interact? One example is the use of <text:span text:style-name="T78">parallel </text:span>texts by translators and computational linguists, with translators assuming that “parallel” texts are texts in different languages having the same communicative function (Bowker, 2000). The usage in the translation community has developed independently along a different metaphor (“parallel” means that there is no direct intersection between the two texts), but we can learn and understand ‘synsets’ used in other communities. </text:p>
        </text:list-item>
      </text:list>
      <text:p text:style-name="P66"/>
      <text:p text:style-name="P97">The Wordnet model is reasonable for many applications, but the ultimate answer to these questions lies in a more dynamic model which takes into account the process in which meanings are dynamically generated from interpretation of forms in a given situation.<text:note text:id="ftn63" text:note-class="footnote"><text:note-citation>62</text:note-citation><text:note-body><text:p text:style-name="P216"><text:span text:style-name="footnote_20_reference"/> Similar criticisms are raised in (Kilgarriff, 1997).</text:p><text:p text:style-name="Footnote"/></text:note-body></text:note><text:span text:style-name="T93"> </text:span>A possible computational implementation of this model is closer to the distributional semantics hypothesis: words occurring in similar contexts tend to have similar meanings, so that the following similarity class of <text:span text:style-name="T78">experience </text:span>is <text:span text:style-name="T78">knowledge, opportunity, life, encounter, skill, feeling, reality, sensation, dream, vision, learning, perception</text:span>, (see Sharoff et al., 2006, and further references there). Meanings that are regularly encountered in speciﬁc contexts can be “sedimented” into a core, which is evoked when the context is right. When more texts are appearing with usages in other contexts (<text:span text:style-name="T78">icon </text:span>as referring to small signs on the computer screen), the set of default associations changes to accommodate the new meaning. </text:p>
      <text:p text:style-name="P97">The opposition of the static Wordnet model and the dynamic meaning development model relates to the opposition of the static Platonic realm of ideas vs. the Heraclytian ﬂux, which has been known in the philosophy of mind for millenia. One of the instantiations of the second line of thought is Edmund Husserl’s phenomenology, which can have many different interpretations, but what is relevant to our research is the concept of the “meaning-endowing acts” which need to accompany any case of interpretation of signs (Smith, 1990). The second relevant concept from Husserl’s phenomenology is the intersubjectivity of the life world. Our image of the world is recreated in daily experiences of interacting with it, including other living beings. In other words, the reason for the stability (and even “objectivity”) of this image lies in the repeated reliable process of meaning constitution, and not in the fact that we have privileged access to the universal Platonic realm of concepts (or WordNet). Getting<text:span text:style-name="T133"> </text:span>back to computational linguistics, various distributional similarity methods also take different approaches to interpreting the similarity in corpora, but they often end up with fairly robust “intersubjective” interpretations. <text:s/>For example, the two other methods for producing distributional synonyms for <text:span text:style-name="T78">experience </text:span>generated <text:span text:style-name="T78">knowledge, skill, practice </text:span>(in Sketchengine) and <text:span text:style-name="T78">skill, ability, knowledge </text:span>(in Infomap), which is not too different from the method used by us, which follows Rapp (2004). </text:p>
      <text:p text:style-name="P97"/>
      <text:p text:style-name="P97"/>
      <text:p text:style-name="Standard"><text:span text:style-name="T7">References </text:span></text:p>
      <text:p text:style-name="Standard"/>
      <text:p text:style-name="P80">Baroni, M. &amp; Kilgarriff, A. 2006. “Large linguistically-processed Web corpora for multiple languages.” In <text:span text:style-name="T78">Companion Volume to Proceedings of the European Association of Computational Linguistics</text:span>, Trento, 87-90</text:p>
      <text:p text:style-name="P80">Bowker, L. 2000. “Towards a methodology for exploiting specialized target language corpora as translation resources.” <text:span text:style-name="T78">International Journal of Corpus Linguistics</text:span>, 5 (1), 17–52. </text:p>
      <text:p text:style-name="P80"><text:soft-page-break/>Brants, T. 2000. “TnT -a statistical part-of-speech tagger.” <text:s/>In <text:span text:style-name="T78">Proceedings of 6th Applied Natural Language Processing Conference</text:span>. <text:s/>Seattle, 224-231.</text:p>
      <text:p text:style-name="P80">Ferraresi, A., Zanchetta, E., Bernardini, S., and Baroni, M. 2008.” Introducing and evaluating ukWaC, a very large web-derived corpus of English.” In <text:span text:style-name="T78">The 4th Web as Corpus Workshop: Can we beat Google? (at LREC 2008)</text:span>, Marrakech.</text:p>
      <text:p text:style-name="P80">Giesbrecht, E. &amp; Evert, S. 2009. “Part-of-Speech (POS) Tagging -a solved task? An evaluation of POS taggers for the Web as corpus.” <text:s text:c="2"/>In <text:span text:style-name="T78">Proceedings of the Fifth Web as Corpus Workshop (WAC5)</text:span>, Donostia-San Sebastián, 27-35.</text:p>
      <text:p text:style-name="P80">Husserl, E. 1952. <text:span text:style-name="T78">Ideen zu einer reinen Phänomenologie und phänomenologischen Philosophie, Zweites Buch: phänomenologische Untersuchungen zur Konstitution</text:span>. Martinus Nijhoff &amp; Den Haag ( Eds.). <text:s/>Marly Biemel, English translation, <text:s/><text:span text:style-name="T78">Ideas II: Studies in the phenomenology of constitution, <text:s/></text:span>Schuwer. </text:p>
      <text:p text:style-name="P80">Kilgarriff, A. (1997). “I don’t believe in word senses”. <text:span text:style-name="T78">Computers and the Humanities</text:span>, 31 (2), <text:s/>91–113.</text:p>
      <text:p text:style-name="P80">Kilgarriff, A., Rychly, P., Smrz, P., and Tugwell, D. 2004. “The Sketch Engine.” <text:s/>In <text:span text:style-name="T78">Proceedings of Euralex 2004</text:span>, Lorient, France, 105-116. </text:p>
      <text:p text:style-name="P80">Leech, G. <text:s/>1993. “Corpus annotation schemes.” <text:s/><text:span text:style-name="T78">Literary and Linguistic Computing</text:span>, 8 (4), 275–281. </text:p>
      <text:p text:style-name="P80">Miller, G. 1990. “WordNet: an online lexical database.” <text:s/><text:span text:style-name="T78">International Journal of Lexicography</text:span>, 3 (4). </text:p>
      <text:p text:style-name="P80">Rapp, R. 2004. “A freely available automatically generated thesaurus of related words.” In <text:span text:style-name="T78">Proceedings of the Forth Language Resources and Evaluation Conference, LREC 2004</text:span>, Lisbon, 395-398.</text:p>
      <text:p text:style-name="P80">Sharoff, S. 2006. <text:s/>“How to handle lexical semantics in SFL: a corpus study of purposes for using size adjectives.” <text:s/>In G.Thompson &amp; S. Hunston (Eds.) <text:s/><text:span text:style-name="T78">System and Corpus: exploring connections</text:span>, <text:s/>London, Oakville: Equinox, 184-205.</text:p>
      <text:p text:style-name="P80">Sharoff, S., Babych, B., &amp; Hartley, A. 2006. “Using comparable corpora to solve problems difﬁcult for human translators.” <text:s/>In <text:span text:style-name="T78">Proceedings of International Conference on Computational Linguistics and Association of Computational Linguistics, COLING-ACL 2006</text:span>, Sydney, 739-746.</text:p>
      <text:p text:style-name="P80">Sharoff, S., Kopotev, <text:s/>M., Erjavec, T., Feldman, A., &amp; Divjak, D. 2008. “Designing and evaluating a Russian tagset.” <text:s/>In <text:span text:style-name="T78">Proceedings of the Sixth Language Resources and Evaluation Conference, LREC 2008</text:span>, Marrakech. </text:p>
      <text:p text:style-name="P80">Smith, B. 1990. “Towards a history of speech act theory.” In A. Burkhardt (Ed.) <text:span text:style-name="T78">Speech Acts, Meanings and Intentions. Critical Approaches to the Philosophy of John R. Searle</text:span>, <text:s/>Berline: de Gruyter, 29-61. </text:p>
      <text:p text:style-name="Standard"/>
      <text:p text:style-name="Standard"/>
      <text:p text:style-name="P87"><text:span text:style-name="T15">Virtual relationships.</text:span></text:p>
      <text:p text:style-name="P51"/>
      <text:p text:style-name="Standard"><text:span text:style-name="T134">Martin</text:span><text:span text:style-name="T111"> </text:span><text:span text:style-name="T134">Wynne</text:span></text:p>
      <text:p text:style-name="Standard"><text:span text:style-name="T134">Oxford University Computing Services</text:span></text:p>
      <text:p text:style-name="Standard"><text:span text:style-name="T134">martin.wynne@oucs.ox.ac.uk</text:span></text:p>
      <text:p text:style-name="P61"/>
      <text:p text:style-name="Standard"><text:span text:style-name="T134">The opportunity to discuss the nature of corpus linguistics and its relation to various academic disciplines is most welcome.</text:span></text:p>
      <text:p text:style-name="P91"><text:span text:style-name="T134">My immediate impression of the 'Bootcamp' discussion was that people from rather different academic disciplines were discussing <text:s/>theory, methods, resources with each other as if they were all from one discipline, with one goal. What academic community this rather disparate group of people might constitute, however, was most unclear to me. The discussion would be more productive if we were more sensitive to recognising the different disciplinary backgrounds of the participants to the discussion, and their differing concerns. In my opinion, scholarly discussion in corpus linguistics in general would benefit from recognising the interdisciplinary nature of the forums and collaborations, with appropriate sensitivity and respect towards different backgrounds and goals of the participants.</text:span></text:p>
      <text:p text:style-name="P91"><text:span text:style-name="T134">All participants in this discussion were subscribers to the Corpora List, which unites them some sort of virtual relationship. And this subscription further implies an interest in corpus linguistics in some sense. But there is certainly a wide variety in the types of institutional backgrounds, disciplinary affiliations and research interests. For example, there may be participants in this discussion whose main research involves:</text:span></text:p>
      <text:p text:style-name="P61"/>
      <text:p text:style-name="Standard"><text:span text:style-name="T134">- analysis of collocations in poems;</text:span></text:p>
      <text:p text:style-name="Standard"><text:span text:style-name="T134">- finding co-occurrence patterns in texts;</text:span></text:p>
      <text:p text:style-name="Standard"><text:span text:style-name="T134">- revealing the ways in which meanings are created in texts;</text:span></text:p>
      <text:p text:style-name="Standard"><text:span text:style-name="T134">- building corpora;</text:span></text:p>
      <text:p text:style-name="Standard"><text:span text:style-name="T134">- developing artificial intelligence applications; </text:span></text:p>
      <text:p text:style-name="Standard"><text:span text:style-name="T134">- finding evidence for psychological phenomena in verbal behaviour;</text:span></text:p>
      <text:p text:style-name="Standard"><text:span text:style-name="T134">- second language acquisition.</text:span></text:p>
      <text:p text:style-name="P61"/>
      <text:p text:style-name="Standard"><text:span text:style-name="T134">And all of the above may relate to various languages and time periods.</text:span></text:p>
      <text:p text:style-name="P91"><text:span text:style-name="T134">So it seems to that we have a debate which is clouded and confused by the fact that literary critics, mathematicians, sociolinguists, data providers, computer scientists, and language teachers (among others) are arguing about the nature of 'our' discipline. From this perspective, it seems to me highly unlikely that we will find common cause in what we think corpora and corpus analysis are for, how we should use them, or what a course in using corpora should include.<text:tab/></text:span></text:p>
      <text:p text:style-name="P91"><text:span text:style-name="T134">That does not mean that there is no such thing as corpus linguistics. So what might it be? I don't think that we should be deceived into believing that the necessity of the use of computers and electronic resources to do corpus linguistics somehow turns it into a branch of computer science. There is at least one type of corpus linguistics which is a branch of linguistics, a humanistic discipline examining and analysing the nature and role of language in human communication and society. Corpus linguistics is the branch of linguistics which takes advantage of the possibilities of computational resources and tools to examine the data of real language in use. I don't believe that it matters for the purposes of this discussion whether we think corpus linguistics is a discipline, sub-discipline, a methodology or a community of practice. The important point for me is that it is at root about increasing the sum of human knowledge about the use of human language.</text:span></text:p>
      <text:p text:style-name="P91"><text:span text:style-name="T134">The issue is confused by the fact that other approaches, which might more accurately be defined as sub-branches of computer science, cognitive science or statistics also call what they are doing corpus linguistics. And cross-disciplinary work takes place, not easily confined within the boundaries of the usual methods, research practices and professional and institutional boundaries of one discipline. And interdisciplinary work takes place as well, where research questions in more </text:span><text:soft-page-break/><text:span text:style-name="T134">than one discipline are addressed within the framework of a single research project or series of projects.</text:span></text:p>
      <text:p text:style-name="P91"><text:span text:style-name="T134">Further confusion might also follow from the fact that corpora and corpus analysis techniques are used in other areas, for example in the social sciences, in literary studies, in teaching and in psychiatry. Do such activities count as corpus linguistics?</text:span></text:p>
      <text:p text:style-name="P91"><text:span text:style-name="T134">None of this means of course that computer scientists, mathematicians, psychologists, teachers and others do not contribute a lot to corpus linguistics. The 'Bootcamp' may well have provided useful training in valuable statistical tests. But knowing how to make reliable wordlists from a variety of corpora, doesn't necessarily amount to 'doing corpus linguistics'. It sounds to me more like a useful set of techniques that those skilled in mathematics in other disciplines can teach to linguists, and which should be appraised critically as potential additions to the toolkit of methods for corpus analysis. But development of these techniques and their implementation are part of mathematics and computer science, or ideally, part of an inter-disciplinary enterprise also involving researchers in language.</text:span></text:p>
      <text:p text:style-name="P91"><text:span text:style-name="T134">In summary, I believe that 'Bootcamp' revealed that fact that there are people who think that they are doing corpus linguistics who are working in disparate disciplines, with different traditions of scholarship, and asking dissimilar research questions, although they do share some resources, tools and methods, and share some virtual spaces.</text:span></text:p>
      <text:p text:style-name="P91"><text:span text:style-name="T134">We have a lot to learn from each other, potentially. But it is a precondition for successful and effective interdisciplinary research that we acknowledge that researchers in other disciplines to one's own have different practices, traditions, assumptions and pre-occupations, and different strengths and weaknesses, and that we don't all share the same view of what 'corpus linguistics' is</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face style:name="Wingdings" svg:font-family="Wingdings"/>
    <style:font-face style:name="Times New Roman1" svg:font-family="'Times New Roman'" style:font-family-generic="roman"/>
    <style:font-face style:name="Courier New1" svg:font-family="'Courier New'" style:font-adornments="Normal"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svg:font-family="Cambria"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Liberation Serif1" svg:font-family="'Liberation Serif'" style:font-family-generic="system" style:font-pitch="variable"/>
    <style:font-face style:name="MS Mincho" svg:font-family="'MS Mincho'" style:font-family-generic="system" style:font-pitch="variable"/>
    <style:font-face style:name="OpenSymbol" svg:font-family="OpenSymbol" style:font-family-generic="system" style:font-pitch="variable"/>
    <style:font-face style:name="PMingLiU" svg:font-family="PMingLiU"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Verdana" svg:font-family="Verdan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DejaVu Sans" style:font-size-asian="12pt" style:language-asian="en" style:country-asian="US" style:font-name-complex="Times New Roman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language="en" fo:country="US" style:font-name-asian="Times New Roman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footnote_20_text" style:display-name="footnote text" style:family="paragraph" style:parent-style-name="Standard">
      <style:text-properties fo:font-size="10pt" style:font-size-asian="10pt" style:font-size-complex="10pt"/>
    </style:style>
    <style:style style:name="annotation_20_text" style:display-name="annotation text" style:family="paragraph" style:parent-style-name="Standard">
      <style:paragraph-properties fo:text-align="justify" style:justify-single-word="false" fo:orphans="2" fo:widows="2" fo:hyphenation-ladder-count="no-limit"/>
      <style:text-properties fo:font-size="10pt" fo:language="en" fo:country="US" style:font-name-asian="Arial Unicode MS" style:font-size-asian="10pt" style:font-name-complex="Tahoma" style:font-size-complex="10pt" style:language-complex="en" style:country-complex="US" fo:hyphenate="false" fo:hyphenation-remain-char-count="2" fo:hyphenation-push-char-count="2"/>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US" style:font-name-asian="Arial Unicode MS" style:font-size-asian="10pt" style:font-name-complex="Tahoma" style:font-size-complex="10pt" style:language-complex="en" style:country-complex="US"/>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ody_20_Text_20_Char" style:display-name="Body Text Char" style:family="text" style:parent-style-name="Default_20_Paragraph_20_Font">
      <style:text-properties fo:language="en" fo:country="US" style:font-name-asian="Times New Roman2"/>
    </style:style>
    <style:style style:name="Endnote_20_Symbol" style:display-name="Endnote Symbol" style:family="text"/>
    <style:style style:name="ListLabel_20_1" style:display-name="ListLabel 1" style:family="text">
      <style:text-properties style:font-name-complex="OpenSymbol"/>
    </style:style>
    <style:style style:name="ListLabel_20_2" style:display-name="ListLabel 2" style:family="text">
      <style:text-properties style:font-name-complex="Courier New2"/>
    </style:style>
    <style:style style:name="ListLabel_20_3" style:display-name="ListLabel 3" style:family="text">
      <style:text-properties fo:font-size="10pt" style:font-size-asian="10pt"/>
    </style:style>
    <style:style style:name="ListLabel_20_4" style:display-name="ListLabel 4" style:family="text">
      <style:text-properties fo:font-weight="bold" style:font-weight-asian="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master-page-name="Converted69">
      <style:paragraph-properties style:page-number="auto">
        <style:tab-stops>
          <style:tab-stop style:position="3.1339in" style:type="center"/>
          <style:tab-stop style:position="3.25in" style:type="center"/>
          <style:tab-stop style:position="6.2681in" style:type="right"/>
          <style:tab-stop style:position="6.5in" style:type="right"/>
        </style:tab-stops>
      </style:paragraph-properties>
    </style:style>
    <style:style style:name="MP2" style:family="paragraph" style:parent-style-name="Footer" style:master-page-name="Converted70">
      <style:paragraph-properties fo:text-align="end" style:justify-single-word="false" style:page-number="auto"/>
    </style:style>
    <style:style style:name="MP3" style:family="paragraph" style:parent-style-name="Header">
      <style:paragraph-properties fo:text-align="center" style:justify-single-word="false">
        <style:tab-stops>
          <style:tab-stop style:position="3.1339in" style:type="center"/>
          <style:tab-stop style:position="3.25in" style:type="center"/>
          <style:tab-stop style:position="6.2681in" style:type="right"/>
          <style:tab-stop style:position="6.5in" style:type="right"/>
        </style:tab-stops>
      </style:paragraph-properties>
    </style:style>
    <style:page-layout style:name="Mpm1">
      <style:page-layout-properties fo:page-width="8.5in" fo:page-height="11in" style:num-format="1" style:print-orientation="portrait" fo:margin-top="0.7in" fo:margin-bottom="0.7in" fo:margin-left="1.1811in" fo:margin-right="1.1811in" style:writing-mode="lr-tb" style:layout-grid-color="#c0c0c0" style:layout-grid-lines="2438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11in" fo:margin-left="0in" fo:margin-right="0in" fo:margin-bottom="0.4417in" style:dynamic-spacing="true"/>
      </style:header-style>
      <style:footer-style>
        <style:header-footer-properties fo:min-height="0.4811in" fo:margin-left="0in" fo:margin-right="0in" fo:margin-top="0.4417in" style:dynamic-spacing="true"/>
      </style:footer-style>
    </style:page-layout>
    <style:page-layout style:name="Mpm2">
      <style:page-layout-properties fo:page-width="8.5in" fo:page-height="10.978in" style:num-format="1" style:print-orientation="portrait" fo:margin-top="1in" fo:margin-bottom="1in" fo:margin-left="1.25in" fo:margin-right="1.25in" style:writing-mode="lr-tb" style:layout-grid-color="#c0c0c0" style:layout-grid-lines="22803"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1</text:page-number></text:p>
        <text:p text:style-name="MP3"/>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atherine Worlock Pope</meta:initial-creator>
    <dc:creator>Catherine Worlock Pope</dc:creator>
    <meta:editing-cycles>3</meta:editing-cycles>
    <meta:creation-date>2010-04-02T18:01:00</meta:creation-date>
    <dc:date>2010-04-02T18:21:00</dc:date>
    <meta:editing-duration>PT00H00M17S</meta:editing-duration>
    <meta:generator>OpenOffice.org/3.0$Linux OpenOffice.org_project/300m15$Build-9379</meta:generator>
    <meta:document-statistic meta:page-count="83" meta:word-count="36608" meta:character-count="208666" meta:paragraph-count="489"/>
    <meta:template xlink:type="simple" xlink:actuate="onRequest" xlink:title="Normal" xlink:href=""/>
  </office:meta>
</office:document-meta>
</file>